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82cm"/>
    </style:style>
    <style:style style:name="co2" style:family="table-column">
      <style:table-column-properties fo:break-before="auto" style:column-width="0.947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20.179cm"/>
    </style:style>
    <style:style style:name="co5" style:family="table-column">
      <style:table-column-properties fo:break-before="auto" style:column-width="10.827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3.695cm"/>
    </style:style>
    <style:style style:name="co8" style:family="table-column">
      <style:table-column-properties fo:break-before="auto" style:column-width="2.584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0.921cm"/>
    </style:style>
    <style:style style:name="co11" style:family="table-column">
      <style:table-column-properties fo:break-before="auto" style:column-width="1.363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226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1.586cm"/>
    </style:style>
    <style:style style:name="co16" style:family="table-column">
      <style:table-column-properties fo:break-before="auto" style:column-width="2.002cm"/>
    </style:style>
    <style:style style:name="co17" style:family="table-column">
      <style:table-column-properties fo:break-before="auto" style:column-width="1.252cm"/>
    </style:style>
    <style:style style:name="co18" style:family="table-column">
      <style:table-column-properties fo:break-before="auto" style:column-width="1.281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style:font-name="Arial" fo:font-size="10pt" fo:language="pl" fo:country="PL" style:font-size-asian="10pt" style:language-asian="pl" style:country-asian="PL" style:font-size-complex="10pt" style:language-complex="pl" style:country-complex="PL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formula="oooc:=CONCATENATE(&quot;INSERT INTO adresy_src(&quot;;[.B1];&quot;,&quot;;[.C1];&quot;,&quot;;[.D1];&quot;,&quot;;[.E1];&quot;,&quot;;[.F1];&quot;,&quot;;[.G1];&quot;,&quot;;[.H1];&quot;,&quot;;[.I1];&quot;,&quot;;[.J1];&quot;,&quot;;[.O1];&quot;)&quot;)" office:value-type="string" office:string-value="INSERT INTO adresy_src(id_a,Symbol,Nazwa,Adres,Kod,Miasto,NIP,Tel_kier,Tel_1,Firma)">
            <text:p>INSERT INTO adresy_src(id_a,Symbol,Nazwa,Adres,Kod,Miasto,NIP,Tel_kier,Tel_1,Firma)</text:p>
          </table:table-cell>
          <table:table-cell office:value-type="string">
            <text:p>id_a</text:p>
          </table:table-cell>
          <table:table-cell office:value-type="string">
            <text:p>Symbol</text:p>
          </table:table-cell>
          <table:table-cell office:value-type="string">
            <text:p>Nazwa</text:p>
          </table:table-cell>
          <table:table-cell office:value-type="string">
            <text:p>Adres</text:p>
          </table:table-cell>
          <table:table-cell office:value-type="string">
            <text:p>Kod</text:p>
          </table:table-cell>
          <table:table-cell office:value-type="string">
            <text:p>Miasto</text:p>
          </table:table-cell>
          <table:table-cell office:value-type="string">
            <text:p>NIP</text:p>
          </table:table-cell>
          <table:table-cell office:value-type="string">
            <text:p>Tel_kier</text:p>
          </table:table-cell>
          <table:table-cell office:value-type="string">
            <text:p>Tel_1</text:p>
          </table:table-cell>
          <table:table-cell office:value-type="string">
            <text:p>Tel. 2</text:p>
          </table:table-cell>
          <table:table-cell office:value-type="string">
            <text:p>Fax</text:p>
          </table:table-cell>
          <table:table-cell office:value-type="string">
            <text:p>Osoba</text:p>
          </table:table-cell>
          <table:table-cell office:value-type="string">
            <text:p>E-mail</text:p>
          </table:table-cell>
          <table:table-cell office:value-type="string">
            <text:p>Firma</text:p>
          </table:table-cell>
          <table:table-cell office:value-type="string">
            <text:p>Ceny</text:p>
          </table:table-cell>
          <table:table-cell office:value-type="string">
            <text:p>Rabat%</text:p>
          </table:table-cell>
          <table:table-cell office:value-type="string">
            <text:p>Bank</text:p>
          </table:table-cell>
          <table:table-cell office:value-type="string">
            <text:p>Konto</text:p>
          </table:table-cell>
          <table:table-cell office:value-type="string">
            <text:p>Uwagi</text:p>
          </table:table-cell>
        </table:table-row>
        <table:table-row table:style-name="ro1">
          <table:table-cell table:formula="oooc:=CONCATENATE(&quot;VALUES(&quot;;[.B2];&quot;,'&quot;;[.C2];&quot;','&quot;;[.D2];&quot;','&quot;;[.E2];&quot;','&quot;;[.F2];&quot;','&quot;;[.G2];&quot;','&quot;;[.H2];&quot;','&quot;;[.I2];&quot;','&quot;;[.J2];&quot;','&quot;;[.O2];&quot;'),&quot;)" office:value-type="string" office:string-value="VALUES(522,'ADMIR','ADMIR Mirosław Mojsiuk','ul. Baranowicka 99','15-544','Białystok','966-139-03-79','','','NIE'),">
            <text:p>VALUES(522,'ADMIR','ADMIR Mirosław Mojsiuk','ul. Baranowicka 99','15-544','Białystok','966-139-03-79','','','NIE'),</text:p>
          </table:table-cell>
          <table:table-cell office:value-type="float" office:value="522">
            <text:p>522</text:p>
          </table:table-cell>
          <table:table-cell office:value-type="string">
            <text:p>ADMIR</text:p>
          </table:table-cell>
          <table:table-cell office:value-type="string">
            <text:p>ADMIR Mirosław Mojsiuk</text:p>
          </table:table-cell>
          <table:table-cell office:value-type="string">
            <text:p>ul. Baranowicka 99</text:p>
          </table:table-cell>
          <table:table-cell office:value-type="string">
            <text:p>15-544</text:p>
          </table:table-cell>
          <table:table-cell office:value-type="string">
            <text:p>Białystok</text:p>
          </table:table-cell>
          <table:table-cell office:value-type="string">
            <text:p>966-139-03-79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];&quot;,'&quot;;[.C3];&quot;','&quot;;[.D3];&quot;','&quot;;[.E3];&quot;','&quot;;[.F3];&quot;','&quot;;[.G3];&quot;','&quot;;[.H3];&quot;','&quot;;[.I3];&quot;','&quot;;[.J3];&quot;','&quot;;[.O3];&quot;'),&quot;)" office:value-type="string" office:string-value="(331,'adw. Violetta E. Cylwik','Kancelaria Adwokacka  adw. Violetta E. Cylwik','ul. Grodzieńska 18','16-100','Sokółka','966-029-32-14','','','TAK'),">
            <text:p>(331,'adw. Violetta E. Cylwik','Kancelaria Adwokacka <text:s/>adw. Violetta E. Cylwik','ul. Grodzieńska 18','16-100','Sokółka','966-029-32-14','','','TAK'),</text:p>
          </table:table-cell>
          <table:table-cell office:value-type="float" office:value="331">
            <text:p>331</text:p>
          </table:table-cell>
          <table:table-cell office:value-type="string">
            <text:p>adw. Violetta E. Cylwik</text:p>
          </table:table-cell>
          <table:table-cell office:value-type="string">
            <text:p>Kancelaria Adwokacka <text:s/>adw. Violetta E. Cylwik</text:p>
          </table:table-cell>
          <table:table-cell office:value-type="string">
            <text:p>ul. Grodzieńska 18</text:p>
          </table:table-cell>
          <table:table-cell office:value-type="string">
            <text:p>16-100</text:p>
          </table:table-cell>
          <table:table-cell office:value-type="string">
            <text:p>Sokółka</text:p>
          </table:table-cell>
          <table:table-cell office:value-type="string">
            <text:p>966-029-32-14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];&quot;,'&quot;;[.C4];&quot;','&quot;;[.D4];&quot;','&quot;;[.E4];&quot;','&quot;;[.F4];&quot;','&quot;;[.G4];&quot;','&quot;;[.H4];&quot;','&quot;;[.I4];&quot;','&quot;;[.J4];&quot;','&quot;;[.O4];&quot;'),&quot;)" office:value-type="string" office:string-value="(334,'Agatki 2','Chmielak Sylwester','ul. Agatki 2','15-156','Białystok','','','','NIE'),">
            <text:p>(334,'Agatki 2','Chmielak Sylwester','ul. Agatki 2','15-156','Białystok','','','','NIE'),</text:p>
          </table:table-cell>
          <table:table-cell office:value-type="float" office:value="334">
            <text:p>334</text:p>
          </table:table-cell>
          <table:table-cell office:value-type="string">
            <text:p>Agatki 2</text:p>
          </table:table-cell>
          <table:table-cell office:value-type="string">
            <text:p>Chmielak Sylwester</text:p>
          </table:table-cell>
          <table:table-cell office:value-type="string">
            <text:p>ul. Agatki 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];&quot;,'&quot;;[.C5];&quot;','&quot;;[.D5];&quot;','&quot;;[.E5];&quot;','&quot;;[.F5];&quot;','&quot;;[.G5];&quot;','&quot;;[.H5];&quot;','&quot;;[.I5];&quot;','&quot;;[.J5];&quot;','&quot;;[.O5];&quot;'),&quot;)" office:value-type="string" office:string-value="(315,'Agatki 2a','Markowski Grzegorz','ul. Agatki 2a','15-156','Białystok','','','','NIE'),">
            <text:p>(315,'Agatki 2a','Markowski Grzegorz','ul. Agatki 2a','15-156','Białystok','','','','NIE'),</text:p>
          </table:table-cell>
          <table:table-cell office:value-type="float" office:value="315">
            <text:p>315</text:p>
          </table:table-cell>
          <table:table-cell office:value-type="string">
            <text:p>Agatki 2a</text:p>
          </table:table-cell>
          <table:table-cell office:value-type="string">
            <text:p>Markowski Grzegorz</text:p>
          </table:table-cell>
          <table:table-cell office:value-type="string">
            <text:p>ul. Agatki 2a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];&quot;,'&quot;;[.C6];&quot;','&quot;;[.D6];&quot;','&quot;;[.E6];&quot;','&quot;;[.F6];&quot;','&quot;;[.G6];&quot;','&quot;;[.H6];&quot;','&quot;;[.I6];&quot;','&quot;;[.J6];&quot;','&quot;;[.O6];&quot;'),&quot;)" office:value-type="string" office:string-value="(162,'Agatki 4','Gurtat Robert','ul. Agatki 4','15-156','Białystok','','','','NIE'),">
            <text:p>(162,'Agatki 4','Gurtat Robert','ul. Agatki 4','15-156','Białystok','','','','NIE'),</text:p>
          </table:table-cell>
          <table:table-cell office:value-type="float" office:value="162">
            <text:p>162</text:p>
          </table:table-cell>
          <table:table-cell office:value-type="string">
            <text:p>Agatki 4</text:p>
          </table:table-cell>
          <table:table-cell office:value-type="string">
            <text:p>Gurtat Robert</text:p>
          </table:table-cell>
          <table:table-cell office:value-type="string">
            <text:p>ul. Agatki 4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7];&quot;,'&quot;;[.C7];&quot;','&quot;;[.D7];&quot;','&quot;;[.E7];&quot;','&quot;;[.F7];&quot;','&quot;;[.G7];&quot;','&quot;;[.H7];&quot;','&quot;;[.I7];&quot;','&quot;;[.J7];&quot;','&quot;;[.O7];&quot;'),&quot;)" office:value-type="string" office:string-value="(262,'Agatki 6','Kragiel Mieczysław','ul. Agatki 6','15-156','Białystok','','','','NIE'),">
            <text:p>(262,'Agatki 6','Kragiel Mieczysław','ul. Agatki 6','15-156','Białystok','','','','NIE'),</text:p>
          </table:table-cell>
          <table:table-cell office:value-type="float" office:value="262">
            <text:p>262</text:p>
          </table:table-cell>
          <table:table-cell office:value-type="string">
            <text:p>Agatki 6</text:p>
          </table:table-cell>
          <table:table-cell office:value-type="string">
            <text:p>Kragiel Mieczysław</text:p>
          </table:table-cell>
          <table:table-cell office:value-type="string">
            <text:p>ul. Agatki 6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8];&quot;,'&quot;;[.C8];&quot;','&quot;;[.D8];&quot;','&quot;;[.E8];&quot;','&quot;;[.F8];&quot;','&quot;;[.G8];&quot;','&quot;;[.H8];&quot;','&quot;;[.I8];&quot;','&quot;;[.J8];&quot;','&quot;;[.O8];&quot;'),&quot;)" office:value-type="string" office:string-value="(236,'AKCES','OŚRODEK SZKOLENIA KIEROWCÓW  \&quot;AKCES\&quot;\&quot;\&quot;\&quot;','ul. Lawendowa 62','15-642','Białystok','542-103-77-24','','','NIE'),">
            <text:p>(236,'AKCES','OŚRODEK SZKOLENIA KIEROWCÓW <text:s/>\"AKCES\"\"\"\"','ul. Lawendowa 62','15-642','Białystok','542-103-77-24','','','NIE'),</text:p>
          </table:table-cell>
          <table:table-cell office:value-type="float" office:value="236">
            <text:p>236</text:p>
          </table:table-cell>
          <table:table-cell office:value-type="string">
            <text:p>AKCES</text:p>
          </table:table-cell>
          <table:table-cell office:value-type="string">
            <text:p>OŚRODEK SZKOLENIA KIEROWCÓW <text:s/>\"AKCES\"\"\"\"</text:p>
          </table:table-cell>
          <table:table-cell office:value-type="string">
            <text:p>ul. Lawendowa 62</text:p>
          </table:table-cell>
          <table:table-cell office:value-type="string">
            <text:p>15-642</text:p>
          </table:table-cell>
          <table:table-cell office:value-type="string">
            <text:p>Białystok</text:p>
          </table:table-cell>
          <table:table-cell office:value-type="string">
            <text:p>542-103-77-24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9];&quot;,'&quot;;[.C9];&quot;','&quot;;[.D9];&quot;','&quot;;[.E9];&quot;','&quot;;[.F9];&quot;','&quot;;[.G9];&quot;','&quot;;[.H9];&quot;','&quot;;[.I9];&quot;','&quot;;[.J9];&quot;','&quot;;[.O9];&quot;'),&quot;)" office:value-type="string" office:string-value="(613,'akces-piomar','AKCES-PIOMAR S.C. Andrzej Sural, Wiesław Pińczuk Usługi Przewozowe','ul. Lawendowa 62','15-642','Białystok','542-27-86-095','','','TAK'),">
            <text:p>(613,'akces-piomar','AKCES-PIOMAR S.C. Andrzej Sural, Wiesław Pińczuk Usługi Przewozowe','ul. Lawendowa 62','15-642','Białystok','542-27-86-095','','','TAK'),</text:p>
          </table:table-cell>
          <table:table-cell office:value-type="float" office:value="613">
            <text:p>613</text:p>
          </table:table-cell>
          <table:table-cell office:value-type="string">
            <text:p>akces-piomar</text:p>
          </table:table-cell>
          <table:table-cell office:value-type="string">
            <text:p>AKCES-PIOMAR S.C. Andrzej Sural, Wiesław Pińczuk Usługi Przewozowe</text:p>
          </table:table-cell>
          <table:table-cell office:value-type="string">
            <text:p>ul. Lawendowa 62</text:p>
          </table:table-cell>
          <table:table-cell office:value-type="string">
            <text:p>15-642</text:p>
          </table:table-cell>
          <table:table-cell office:value-type="string">
            <text:p>Białystok</text:p>
          </table:table-cell>
          <table:table-cell office:value-type="string">
            <text:p>542-27-86-095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0];&quot;,'&quot;;[.C10];&quot;','&quot;;[.D10];&quot;','&quot;;[.E10];&quot;','&quot;;[.F10];&quot;','&quot;;[.G10];&quot;','&quot;;[.H10];&quot;','&quot;;[.I10];&quot;','&quot;;[.J10];&quot;','&quot;;[.O10];&quot;'),&quot;)" office:value-type="string" office:string-value="(14,'Aleksander Tarasiuk','Aleksander Tarasiuk','ul. Piastowska 13b m 69','15-207','Białystok','','','','NIE'),">
            <text:p>(14,'Aleksander Tarasiuk','Aleksander Tarasiuk','ul. Piastowska 13b m 69','15-207','Białystok','','','','NIE'),</text:p>
          </table:table-cell>
          <table:table-cell office:value-type="float" office:value="14">
            <text:p>14</text:p>
          </table:table-cell>
          <table:table-cell office:value-type="string">
            <text:p>Aleksander Tarasiuk</text:p>
          </table:table-cell>
          <table:table-cell office:value-type="string">
            <text:p>Aleksander Tarasiuk</text:p>
          </table:table-cell>
          <table:table-cell office:value-type="string">
            <text:p>ul. Piastowska 13b m 69</text:p>
          </table:table-cell>
          <table:table-cell office:value-type="string">
            <text:p>15-20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1];&quot;,'&quot;;[.C11];&quot;','&quot;;[.D11];&quot;','&quot;;[.E11];&quot;','&quot;;[.F11];&quot;','&quot;;[.G11];&quot;','&quot;;[.H11];&quot;','&quot;;[.I11];&quot;','&quot;;[.J11];&quot;','&quot;;[.O11];&quot;'),&quot;)" office:value-type="string" office:string-value="(48,'Alina Czeszczewik','USŁUGI POŚREDNICTWA UBEZPIECZENIOWEGO Alina Czeszczewik','ul. Gajowa 70/13','15-794','Białystok','542-117-56-56','','','TAK'),">
            <text:p>(48,'Alina Czeszczewik','USŁUGI POŚREDNICTWA UBEZPIECZENIOWEGO Alina Czeszczewik','ul. Gajowa 70/13','15-794','Białystok','542-117-56-56','','','TAK'),</text:p>
          </table:table-cell>
          <table:table-cell office:value-type="float" office:value="48">
            <text:p>48</text:p>
          </table:table-cell>
          <table:table-cell office:value-type="string">
            <text:p>Alina Czeszczewik</text:p>
          </table:table-cell>
          <table:table-cell office:value-type="string">
            <text:p>USŁUGI POŚREDNICTWA UBEZPIECZENIOWEGO Alina Czeszczewik</text:p>
          </table:table-cell>
          <table:table-cell office:value-type="string">
            <text:p>ul. Gajowa 70/13</text:p>
          </table:table-cell>
          <table:table-cell office:value-type="string">
            <text:p>15-794</text:p>
          </table:table-cell>
          <table:table-cell office:value-type="string">
            <text:p>Białystok</text:p>
          </table:table-cell>
          <table:table-cell office:value-type="string">
            <text:p>542-117-56-56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2];&quot;,'&quot;;[.C12];&quot;','&quot;;[.D12];&quot;','&quot;;[.E12];&quot;','&quot;;[.F12];&quot;','&quot;;[.G12];&quot;','&quot;;[.H12];&quot;','&quot;;[.I12];&quot;','&quot;;[.J12];&quot;','&quot;;[.O12];&quot;'),&quot;)" office:value-type="string" office:string-value="(191,'Aliny 1','Kalińska Maria Grażyna','ul. Aliny 1','15-160','Białystok','','','','NIE'),">
            <text:p>(191,'Aliny 1','Kalińska Maria Grażyna','ul. Aliny 1','15-160','Białystok','','','','NIE'),</text:p>
          </table:table-cell>
          <table:table-cell office:value-type="float" office:value="191">
            <text:p>191</text:p>
          </table:table-cell>
          <table:table-cell office:value-type="string">
            <text:p>Aliny 1</text:p>
          </table:table-cell>
          <table:table-cell office:value-type="string">
            <text:p>Kalińska Maria Grażyna</text:p>
          </table:table-cell>
          <table:table-cell office:value-type="string">
            <text:p>ul. Aliny 1</text:p>
          </table:table-cell>
          <table:table-cell office:value-type="string">
            <text:p>15-16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3];&quot;,'&quot;;[.C13];&quot;','&quot;;[.D13];&quot;','&quot;;[.E13];&quot;','&quot;;[.F13];&quot;','&quot;;[.G13];&quot;','&quot;;[.H13];&quot;','&quot;;[.I13];&quot;','&quot;;[.J13];&quot;','&quot;;[.O13];&quot;'),&quot;)" office:value-type="string" office:string-value="(524,'Aliny 2','Dyda Iwona','ul. Aliny 2','15-160','Białystok','','','','NIE'),">
            <text:p>(524,'Aliny 2','Dyda Iwona','ul. Aliny 2','15-160','Białystok','','','','NIE'),</text:p>
          </table:table-cell>
          <table:table-cell office:value-type="float" office:value="524">
            <text:p>524</text:p>
          </table:table-cell>
          <table:table-cell office:value-type="string">
            <text:p>Aliny 2</text:p>
          </table:table-cell>
          <table:table-cell office:value-type="string">
            <text:p>Dyda Iwona</text:p>
          </table:table-cell>
          <table:table-cell office:value-type="string">
            <text:p>ul. Aliny 2</text:p>
          </table:table-cell>
          <table:table-cell office:value-type="string">
            <text:p>15-16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4];&quot;,'&quot;;[.C14];&quot;','&quot;;[.D14];&quot;','&quot;;[.E14];&quot;','&quot;;[.F14];&quot;','&quot;;[.G14];&quot;','&quot;;[.H14];&quot;','&quot;;[.I14];&quot;','&quot;;[.J14];&quot;','&quot;;[.O14];&quot;'),&quot;)" office:value-type="string" office:string-value="(245,'Aliny 5','Droń Izabela','ul. Aliny 5','15-160','Białystok','','','','NIE'),">
            <text:p>(245,'Aliny 5','Droń Izabela','ul. Aliny 5','15-160','Białystok','','','','NIE'),</text:p>
          </table:table-cell>
          <table:table-cell office:value-type="float" office:value="245">
            <text:p>245</text:p>
          </table:table-cell>
          <table:table-cell office:value-type="string">
            <text:p>Aliny 5</text:p>
          </table:table-cell>
          <table:table-cell office:value-type="string">
            <text:p>Droń Izabela</text:p>
          </table:table-cell>
          <table:table-cell office:value-type="string">
            <text:p>ul. Aliny 5</text:p>
          </table:table-cell>
          <table:table-cell office:value-type="string">
            <text:p>15-16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5];&quot;,'&quot;;[.C15];&quot;','&quot;;[.D15];&quot;','&quot;;[.E15];&quot;','&quot;;[.F15];&quot;','&quot;;[.G15];&quot;','&quot;;[.H15];&quot;','&quot;;[.I15];&quot;','&quot;;[.J15];&quot;','&quot;;[.O15];&quot;'),&quot;)" office:value-type="string" office:string-value="(328,'Armii Ludowej 16','Reszuta Andrzej Jacek','ul. Armii Ludowej 16','15-170','Białystok','','','','NIE'),">
            <text:p>(328,'Armii Ludowej 16','Reszuta Andrzej Jacek','ul. Armii Ludowej 16','15-170','Białystok','','','','NIE'),</text:p>
          </table:table-cell>
          <table:table-cell office:value-type="float" office:value="328">
            <text:p>328</text:p>
          </table:table-cell>
          <table:table-cell office:value-type="string">
            <text:p>Armii Ludowej 16</text:p>
          </table:table-cell>
          <table:table-cell office:value-type="string">
            <text:p>Reszuta Andrzej Jacek</text:p>
          </table:table-cell>
          <table:table-cell office:value-type="string">
            <text:p>ul. Armii Ludowej 16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6];&quot;,'&quot;;[.C16];&quot;','&quot;;[.D16];&quot;','&quot;;[.E16];&quot;','&quot;;[.F16];&quot;','&quot;;[.G16];&quot;','&quot;;[.H16];&quot;','&quot;;[.I16];&quot;','&quot;;[.J16];&quot;','&quot;;[.O16];&quot;'),&quot;)" office:value-type="string" office:string-value="(611,'Armii Ludowej 17','mgr Piotr Tokajuk Tłumacz Przysięgły Języka Rosyjskiego','ul. Św.Wojciecha 12/15','15-202','Białystok','966-132-12-89','','','NIE'),">
            <text:p>(611,'Armii Ludowej 17','mgr Piotr Tokajuk Tłumacz Przysięgły Języka Rosyjskiego','ul. Św.Wojciecha 12/15','15-202','Białystok','966-132-12-89','','','NIE'),</text:p>
          </table:table-cell>
          <table:table-cell office:value-type="float" office:value="611">
            <text:p>611</text:p>
          </table:table-cell>
          <table:table-cell office:value-type="string">
            <text:p>Armii Ludowej 17</text:p>
          </table:table-cell>
          <table:table-cell office:value-type="string">
            <text:p>mgr Piotr Tokajuk Tłumacz Przysięgły Języka Rosyjskiego</text:p>
          </table:table-cell>
          <table:table-cell office:value-type="string">
            <text:p>ul. Św.Wojciecha 12/15</text:p>
          </table:table-cell>
          <table:table-cell office:value-type="string">
            <text:p>15-202</text:p>
          </table:table-cell>
          <table:table-cell office:value-type="string">
            <text:p>Białystok</text:p>
          </table:table-cell>
          <table:table-cell office:value-type="string">
            <text:p>966-132-12-89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7];&quot;,'&quot;;[.C17];&quot;','&quot;;[.D17];&quot;','&quot;;[.E17];&quot;','&quot;;[.F17];&quot;','&quot;;[.G17];&quot;','&quot;;[.H17];&quot;','&quot;;[.I17];&quot;','&quot;;[.J17];&quot;','&quot;;[.O17];&quot;'),&quot;)" office:value-type="string" office:string-value="(485,'Armii Ludowej 1a','3-SKI Janusz R.Skibicki','ul. Armii Ludowej 1A','15-170','Białystok','542-157-77-39','','','NIE'),">
            <text:p>(485,'Armii Ludowej 1a','3-SKI Janusz R.Skibicki','ul. Armii Ludowej 1A','15-170','Białystok','542-157-77-39','','','NIE'),</text:p>
          </table:table-cell>
          <table:table-cell office:value-type="float" office:value="485">
            <text:p>485</text:p>
          </table:table-cell>
          <table:table-cell office:value-type="string">
            <text:p>Armii Ludowej 1a</text:p>
          </table:table-cell>
          <table:table-cell office:value-type="string">
            <text:p>3-SKI Janusz R.Skibicki</text:p>
          </table:table-cell>
          <table:table-cell office:value-type="string">
            <text:p>ul. Armii Ludowej 1A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office:value-type="string">
            <text:p>542-157-77-39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8];&quot;,'&quot;;[.C18];&quot;','&quot;;[.D18];&quot;','&quot;;[.E18];&quot;','&quot;;[.F18];&quot;','&quot;;[.G18];&quot;','&quot;;[.H18];&quot;','&quot;;[.I18];&quot;','&quot;;[.J18];&quot;','&quot;;[.O18];&quot;'),&quot;)" office:value-type="string" office:string-value="(356,'Armii Ludowej 24','Mocarski Marek','ul. Armii Ludowej 24','15-170','Białystok','','','','NIE'),">
            <text:p>(356,'Armii Ludowej 24','Mocarski Marek','ul. Armii Ludowej 24','15-170','Białystok','','','','NIE'),</text:p>
          </table:table-cell>
          <table:table-cell office:value-type="float" office:value="356">
            <text:p>356</text:p>
          </table:table-cell>
          <table:table-cell office:value-type="string">
            <text:p>Armii Ludowej 24</text:p>
          </table:table-cell>
          <table:table-cell office:value-type="string">
            <text:p>Mocarski Marek</text:p>
          </table:table-cell>
          <table:table-cell office:value-type="string">
            <text:p>ul. Armii Ludowej 24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9];&quot;,'&quot;;[.C19];&quot;','&quot;;[.D19];&quot;','&quot;;[.E19];&quot;','&quot;;[.F19];&quot;','&quot;;[.G19];&quot;','&quot;;[.H19];&quot;','&quot;;[.I19];&quot;','&quot;;[.J19];&quot;','&quot;;[.O19];&quot;'),&quot;)" office:value-type="string" office:string-value="(73,'Armii Ludowej 26','Kędzierski Eryk','ul. Armii Ludowej 26','15-170','Białystok','','','','NIE'),">
            <text:p>(73,'Armii Ludowej 26','Kędzierski Eryk','ul. Armii Ludowej 26','15-170','Białystok','','','','NIE'),</text:p>
          </table:table-cell>
          <table:table-cell office:value-type="float" office:value="73">
            <text:p>73</text:p>
          </table:table-cell>
          <table:table-cell office:value-type="string">
            <text:p>Armii Ludowej 26</text:p>
          </table:table-cell>
          <table:table-cell office:value-type="string">
            <text:p>Kędzierski Eryk</text:p>
          </table:table-cell>
          <table:table-cell office:value-type="string">
            <text:p>ul. Armii Ludowej 26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0];&quot;,'&quot;;[.C20];&quot;','&quot;;[.D20];&quot;','&quot;;[.E20];&quot;','&quot;;[.F20];&quot;','&quot;;[.G20];&quot;','&quot;;[.H20];&quot;','&quot;;[.I20];&quot;','&quot;;[.J20];&quot;','&quot;;[.O20];&quot;'),&quot;)" office:value-type="string" office:string-value="(201,'Armii Ludowej 28/a','Denis Wanda','ul. Armii Ludowej 28','15-170','Białystok','','','','NIE'),">
            <text:p>(201,'Armii Ludowej 28/a','Denis Wanda','ul. Armii Ludowej 28','15-170','Białystok','','','','NIE'),</text:p>
          </table:table-cell>
          <table:table-cell office:value-type="float" office:value="201">
            <text:p>201</text:p>
          </table:table-cell>
          <table:table-cell office:value-type="string">
            <text:p>Armii Ludowej 28/a</text:p>
          </table:table-cell>
          <table:table-cell office:value-type="string">
            <text:p>Denis Wanda</text:p>
          </table:table-cell>
          <table:table-cell office:value-type="string">
            <text:p>ul. Armii Ludowej 28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21];&quot;,'&quot;;[.C21];&quot;','&quot;;[.D21];&quot;','&quot;;[.E21];&quot;','&quot;;[.F21];&quot;','&quot;;[.G21];&quot;','&quot;;[.H21];&quot;','&quot;;[.I21];&quot;','&quot;;[.J21];&quot;','&quot;;[.O21];&quot;'),&quot;)" office:value-type="string" office:string-value="(204,'Armii Ludowej 28/b','Sobolewski Marek','ul. Armii Ludowej 28','15-170','Białystok','542-102-76-83','','','NIE'),">
            <text:p>(204,'Armii Ludowej 28/b','Sobolewski Marek','ul. Armii Ludowej 28','15-170','Białystok','542-102-76-83','','','NIE'),</text:p>
          </table:table-cell>
          <table:table-cell office:value-type="float" office:value="204">
            <text:p>204</text:p>
          </table:table-cell>
          <table:table-cell office:value-type="string">
            <text:p>Armii Ludowej 28/b</text:p>
          </table:table-cell>
          <table:table-cell office:value-type="string">
            <text:p>Sobolewski Marek</text:p>
          </table:table-cell>
          <table:table-cell office:value-type="string">
            <text:p>ul. Armii Ludowej 28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office:value-type="string">
            <text:p>542-102-76-83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2];&quot;,'&quot;;[.C22];&quot;','&quot;;[.D22];&quot;','&quot;;[.E22];&quot;','&quot;;[.F22];&quot;','&quot;;[.G22];&quot;','&quot;;[.H22];&quot;','&quot;;[.I22];&quot;','&quot;;[.J22];&quot;','&quot;;[.O22];&quot;'),&quot;)" office:value-type="string" office:string-value="(145,'Armii Ludowej 29','Romanowska Marianna','ul. Armii Ludowej 29','15-170','Białystok','','','','NIE'),">
            <text:p>(145,'Armii Ludowej 29','Romanowska Marianna','ul. Armii Ludowej 29','15-170','Białystok','','','','NIE'),</text:p>
          </table:table-cell>
          <table:table-cell office:value-type="float" office:value="145">
            <text:p>145</text:p>
          </table:table-cell>
          <table:table-cell office:value-type="string">
            <text:p>Armii Ludowej 29</text:p>
          </table:table-cell>
          <table:table-cell office:value-type="string">
            <text:p>Romanowska Marianna</text:p>
          </table:table-cell>
          <table:table-cell office:value-type="string">
            <text:p>ul. Armii Ludowej 29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23];&quot;,'&quot;;[.C23];&quot;','&quot;;[.D23];&quot;','&quot;;[.E23];&quot;','&quot;;[.F23];&quot;','&quot;;[.G23];&quot;','&quot;;[.H23];&quot;','&quot;;[.I23];&quot;','&quot;;[.J23];&quot;','&quot;;[.O23];&quot;'),&quot;)" office:value-type="string" office:string-value="(390,'Armii Ludowej 32','Jodłowski Wiesław','ul. Armii Ludowej 32','15-170','Białystok','','','','NIE'),">
            <text:p>(390,'Armii Ludowej 32','Jodłowski Wiesław','ul. Armii Ludowej 32','15-170','Białystok','','','','NIE'),</text:p>
          </table:table-cell>
          <table:table-cell office:value-type="float" office:value="390">
            <text:p>390</text:p>
          </table:table-cell>
          <table:table-cell office:value-type="string">
            <text:p>Armii Ludowej 32</text:p>
          </table:table-cell>
          <table:table-cell office:value-type="string">
            <text:p>Jodłowski Wiesław</text:p>
          </table:table-cell>
          <table:table-cell office:value-type="string">
            <text:p>ul. Armii Ludowej 32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4];&quot;,'&quot;;[.C24];&quot;','&quot;;[.D24];&quot;','&quot;;[.E24];&quot;','&quot;;[.F24];&quot;','&quot;;[.G24];&quot;','&quot;;[.H24];&quot;','&quot;;[.I24];&quot;','&quot;;[.J24];&quot;','&quot;;[.O24];&quot;'),&quot;)" office:value-type="string" office:string-value="(98,'Armii Ludowej 33','Szulżyk Andrzej Szulżyk Anna','ul. Armii Ludowej 33','15-177','Białystok','','','','NIE'),">
            <text:p>(98,'Armii Ludowej 33','Szulżyk Andrzej Szulżyk Anna','ul. Armii Ludowej 33','15-177','Białystok','','','','NIE'),</text:p>
          </table:table-cell>
          <table:table-cell office:value-type="float" office:value="98">
            <text:p>98</text:p>
          </table:table-cell>
          <table:table-cell office:value-type="string">
            <text:p>Armii Ludowej 33</text:p>
          </table:table-cell>
          <table:table-cell office:value-type="string">
            <text:p>Szulżyk Andrzej Szulżyk Anna</text:p>
          </table:table-cell>
          <table:table-cell office:value-type="string">
            <text:p>ul. Armii Ludowej 33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5];&quot;,'&quot;;[.C25];&quot;','&quot;;[.D25];&quot;','&quot;;[.E25];&quot;','&quot;;[.F25];&quot;','&quot;;[.G25];&quot;','&quot;;[.H25];&quot;','&quot;;[.I25];&quot;','&quot;;[.J25];&quot;','&quot;;[.O25];&quot;'),&quot;)" office:value-type="string" office:string-value="(211,'Armii Ludowej 34','Jasiuk Tomek','ul. Armii Ludowej 34','15-170','Białystok','','','','NIE'),">
            <text:p>(211,'Armii Ludowej 34','Jasiuk Tomek','ul. Armii Ludowej 34','15-170','Białystok','','','','NIE'),</text:p>
          </table:table-cell>
          <table:table-cell office:value-type="float" office:value="211">
            <text:p>211</text:p>
          </table:table-cell>
          <table:table-cell office:value-type="string">
            <text:p>Armii Ludowej 34</text:p>
          </table:table-cell>
          <table:table-cell office:value-type="string">
            <text:p>Jasiuk Tomek</text:p>
          </table:table-cell>
          <table:table-cell office:value-type="string">
            <text:p>ul. Armii Ludowej 34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6];&quot;,'&quot;;[.C26];&quot;','&quot;;[.D26];&quot;','&quot;;[.E26];&quot;','&quot;;[.F26];&quot;','&quot;;[.G26];&quot;','&quot;;[.H26];&quot;','&quot;;[.I26];&quot;','&quot;;[.J26];&quot;','&quot;;[.O26];&quot;'),&quot;)" office:value-type="string" office:string-value="(150,'Armii Ludowej 36','Filipiuk Jolanta Filipiuk Marek','ul. Armii Ludowej 36','15-170','Białystok','','','','NIE'),">
            <text:p>(150,'Armii Ludowej 36','Filipiuk Jolanta Filipiuk Marek','ul. Armii Ludowej 36','15-170','Białystok','','','','NIE'),</text:p>
          </table:table-cell>
          <table:table-cell office:value-type="float" office:value="150">
            <text:p>150</text:p>
          </table:table-cell>
          <table:table-cell office:value-type="string">
            <text:p>Armii Ludowej 36</text:p>
          </table:table-cell>
          <table:table-cell office:value-type="string">
            <text:p>Filipiuk Jolanta Filipiuk Marek</text:p>
          </table:table-cell>
          <table:table-cell office:value-type="string">
            <text:p>ul. Armii Ludowej 36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7];&quot;,'&quot;;[.C27];&quot;','&quot;;[.D27];&quot;','&quot;;[.E27];&quot;','&quot;;[.F27];&quot;','&quot;;[.G27];&quot;','&quot;;[.H27];&quot;','&quot;;[.I27];&quot;','&quot;;[.J27];&quot;','&quot;;[.O27];&quot;'),&quot;)" office:value-type="string" office:string-value="(311,'Armii Ludowej 39','Świeżak Anna','ul. Armii Ludowej 39','15-177','Białystok','','','','NIE'),">
            <text:p>(311,'Armii Ludowej 39','Świeżak Anna','ul. Armii Ludowej 39','15-177','Białystok','','','','NIE'),</text:p>
          </table:table-cell>
          <table:table-cell office:value-type="float" office:value="311">
            <text:p>311</text:p>
          </table:table-cell>
          <table:table-cell office:value-type="string">
            <text:p>Armii Ludowej 39</text:p>
          </table:table-cell>
          <table:table-cell office:value-type="string">
            <text:p>Świeżak Anna</text:p>
          </table:table-cell>
          <table:table-cell office:value-type="string">
            <text:p>ul. Armii Ludowej 39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8];&quot;,'&quot;;[.C28];&quot;','&quot;;[.D28];&quot;','&quot;;[.E28];&quot;','&quot;;[.F28];&quot;','&quot;;[.G28];&quot;','&quot;;[.H28];&quot;','&quot;;[.I28];&quot;','&quot;;[.J28];&quot;','&quot;;[.O28];&quot;'),&quot;)" office:value-type="string" office:string-value="(280,'Armii Ludowej 39a','Ryżykow Dariusz','ul. Armii Ludowej 39','15-170','Białystok','','','','NIE'),">
            <text:p>(280,'Armii Ludowej 39a','Ryżykow Dariusz','ul. Armii Ludowej 39','15-170','Białystok','','','','NIE'),</text:p>
          </table:table-cell>
          <table:table-cell office:value-type="float" office:value="280">
            <text:p>280</text:p>
          </table:table-cell>
          <table:table-cell office:value-type="string">
            <text:p>Armii Ludowej 39a</text:p>
          </table:table-cell>
          <table:table-cell office:value-type="string">
            <text:p>Ryżykow Dariusz</text:p>
          </table:table-cell>
          <table:table-cell office:value-type="string">
            <text:p>ul. Armii Ludowej 39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9];&quot;,'&quot;;[.C29];&quot;','&quot;;[.D29];&quot;','&quot;;[.E29];&quot;','&quot;;[.F29];&quot;','&quot;;[.G29];&quot;','&quot;;[.H29];&quot;','&quot;;[.I29];&quot;','&quot;;[.J29];&quot;','&quot;;[.O29];&quot;'),&quot;)" office:value-type="string" office:string-value="(276,'Armii Ludowej 42','Majewski Mamaj Piotr','ul. Armii Ludowej 42','15-170','Białystok','','','','NIE'),">
            <text:p>(276,'Armii Ludowej 42','Majewski Mamaj Piotr','ul. Armii Ludowej 42','15-170','Białystok','','','','NIE'),</text:p>
          </table:table-cell>
          <table:table-cell office:value-type="float" office:value="276">
            <text:p>276</text:p>
          </table:table-cell>
          <table:table-cell office:value-type="string">
            <text:p>Armii Ludowej 42</text:p>
          </table:table-cell>
          <table:table-cell office:value-type="string">
            <text:p>Majewski Mamaj Piotr</text:p>
          </table:table-cell>
          <table:table-cell office:value-type="string">
            <text:p>ul. Armii Ludowej 42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0];&quot;,'&quot;;[.C30];&quot;','&quot;;[.D30];&quot;','&quot;;[.E30];&quot;','&quot;;[.F30];&quot;','&quot;;[.G30];&quot;','&quot;;[.H30];&quot;','&quot;;[.I30];&quot;','&quot;;[.J30];&quot;','&quot;;[.O30];&quot;'),&quot;)" office:value-type="string" office:string-value="(151,'Armii Ludowej 46','Usługi Transportowe Jarosław Łukasiak','ul. Armii Ludowej 46','15-170','Białystok','542-030-67-77','','','TAK'),">
            <text:p>(151,'Armii Ludowej 46','Usługi Transportowe Jarosław Łukasiak','ul. Armii Ludowej 46','15-170','Białystok','542-030-67-77','','','TAK'),</text:p>
          </table:table-cell>
          <table:table-cell office:value-type="float" office:value="151">
            <text:p>151</text:p>
          </table:table-cell>
          <table:table-cell office:value-type="string">
            <text:p>Armii Ludowej 46</text:p>
          </table:table-cell>
          <table:table-cell office:value-type="string">
            <text:p>Usługi Transportowe Jarosław Łukasiak</text:p>
          </table:table-cell>
          <table:table-cell office:value-type="string">
            <text:p>ul. Armii Ludowej 46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office:value-type="string">
            <text:p>542-030-67-77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1];&quot;,'&quot;;[.C31];&quot;','&quot;;[.D31];&quot;','&quot;;[.E31];&quot;','&quot;;[.F31];&quot;','&quot;;[.G31];&quot;','&quot;;[.H31];&quot;','&quot;;[.I31];&quot;','&quot;;[.J31];&quot;','&quot;;[.O31];&quot;'),&quot;)" office:value-type="string" office:string-value="(347,'Armii Ludowej 48','Radziwoński Krzysztof','ul. Armii Ludowej 48','15-170','Białystok','','','','NIE'),">
            <text:p>(347,'Armii Ludowej 48','Radziwoński Krzysztof','ul. Armii Ludowej 48','15-170','Białystok','','','','NIE'),</text:p>
          </table:table-cell>
          <table:table-cell office:value-type="float" office:value="347">
            <text:p>347</text:p>
          </table:table-cell>
          <table:table-cell office:value-type="string">
            <text:p>Armii Ludowej 48</text:p>
          </table:table-cell>
          <table:table-cell office:value-type="string">
            <text:p>Radziwoński Krzysztof</text:p>
          </table:table-cell>
          <table:table-cell office:value-type="string">
            <text:p>ul. Armii Ludowej 48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2];&quot;,'&quot;;[.C32];&quot;','&quot;;[.D32];&quot;','&quot;;[.E32];&quot;','&quot;;[.F32];&quot;','&quot;;[.G32];&quot;','&quot;;[.H32];&quot;','&quot;;[.I32];&quot;','&quot;;[.J32];&quot;','&quot;;[.O32];&quot;'),&quot;)" office:value-type="string" office:string-value="(336,'Armii Ludowej 56','Tywończuk Andrzej','ul. Armii Ludowej 56','15-156','Białystok','','','','NIE'),">
            <text:p>(336,'Armii Ludowej 56','Tywończuk Andrzej','ul. Armii Ludowej 56','15-156','Białystok','','','','NIE'),</text:p>
          </table:table-cell>
          <table:table-cell office:value-type="float" office:value="336">
            <text:p>336</text:p>
          </table:table-cell>
          <table:table-cell office:value-type="string">
            <text:p>Armii Ludowej 56</text:p>
          </table:table-cell>
          <table:table-cell office:value-type="string">
            <text:p>Tywończuk Andrzej</text:p>
          </table:table-cell>
          <table:table-cell office:value-type="string">
            <text:p>ul. Armii Ludowej 56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3];&quot;,'&quot;;[.C33];&quot;','&quot;;[.D33];&quot;','&quot;;[.E33];&quot;','&quot;;[.F33];&quot;','&quot;;[.G33];&quot;','&quot;;[.H33];&quot;','&quot;;[.I33];&quot;','&quot;;[.J33];&quot;','&quot;;[.O33];&quot;'),&quot;)" office:value-type="string" office:string-value="(358,'Armii Ludowej 58','\&quot;PROJEKT\&quot;\&quot;\&quot;  Jacek Łazewski\&quot;','ul. Armii Ludowej 58','15-170','Białystok','966-084-74-86','','','TAK'),">
            <text:p>(358,'Armii Ludowej 58','\"PROJEKT\"\"\" <text:s/>Jacek Łazewski\"','ul. Armii Ludowej 58','15-170','Białystok','966-084-74-86','','','TAK'),</text:p>
          </table:table-cell>
          <table:table-cell office:value-type="float" office:value="358">
            <text:p>358</text:p>
          </table:table-cell>
          <table:table-cell office:value-type="string">
            <text:p>Armii Ludowej 58</text:p>
          </table:table-cell>
          <table:table-cell office:value-type="string">
            <text:p>\"PROJEKT\"\"\" <text:s/>Jacek Łazewski\"</text:p>
          </table:table-cell>
          <table:table-cell office:value-type="string">
            <text:p>ul. Armii Ludowej 58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office:value-type="string">
            <text:p>966-084-74-86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4];&quot;,'&quot;;[.C34];&quot;','&quot;;[.D34];&quot;','&quot;;[.E34];&quot;','&quot;;[.F34];&quot;','&quot;;[.G34];&quot;','&quot;;[.H34];&quot;','&quot;;[.I34];&quot;','&quot;;[.J34];&quot;','&quot;;[.O34];&quot;'),&quot;)" office:value-type="string" office:string-value="(461,'Armii Ludowej 60','Łuczycka Ewa','ul. Armii Ludowej 60','15-170','Białystok','','','','NIE'),">
            <text:p>(461,'Armii Ludowej 60','Łuczycka Ewa','ul. Armii Ludowej 60','15-170','Białystok','','','','NIE'),</text:p>
          </table:table-cell>
          <table:table-cell office:value-type="float" office:value="461">
            <text:p>461</text:p>
          </table:table-cell>
          <table:table-cell office:value-type="string">
            <text:p>Armii Ludowej 60</text:p>
          </table:table-cell>
          <table:table-cell office:value-type="string">
            <text:p>Łuczycka Ewa</text:p>
          </table:table-cell>
          <table:table-cell office:value-type="string">
            <text:p>ul. Armii Ludowej 60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5];&quot;,'&quot;;[.C35];&quot;','&quot;;[.D35];&quot;','&quot;;[.E35];&quot;','&quot;;[.F35];&quot;','&quot;;[.G35];&quot;','&quot;;[.H35];&quot;','&quot;;[.I35];&quot;','&quot;;[.J35];&quot;','&quot;;[.O35];&quot;'),&quot;)" office:value-type="string" office:string-value="(324,'Armii Ludowej 62/1','Siatkowska Aldona','ul. Armii Ludowej 62/1','15-170','Białystok','','','','NIE'),">
            <text:p>(324,'Armii Ludowej 62/1','Siatkowska Aldona','ul. Armii Ludowej 62/1','15-170','Białystok','','','','NIE'),</text:p>
          </table:table-cell>
          <table:table-cell office:value-type="float" office:value="324">
            <text:p>324</text:p>
          </table:table-cell>
          <table:table-cell office:value-type="string">
            <text:p>Armii Ludowej 62/1</text:p>
          </table:table-cell>
          <table:table-cell office:value-type="string">
            <text:p>Siatkowska Aldona</text:p>
          </table:table-cell>
          <table:table-cell office:value-type="string">
            <text:p>ul. Armii Ludowej 62/1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6];&quot;,'&quot;;[.C36];&quot;','&quot;;[.D36];&quot;','&quot;;[.E36];&quot;','&quot;;[.F36];&quot;','&quot;;[.G36];&quot;','&quot;;[.H36];&quot;','&quot;;[.I36];&quot;','&quot;;[.J36];&quot;','&quot;;[.O36];&quot;'),&quot;)" office:value-type="string" office:string-value="(343,'Armii Ludowej 64','Milkamanowicz Ewa','ul. Armii Ludowej 64','15-170','Białystok','','','','NIE'),">
            <text:p>(343,'Armii Ludowej 64','Milkamanowicz Ewa','ul. Armii Ludowej 64','15-170','Białystok','','','','NIE'),</text:p>
          </table:table-cell>
          <table:table-cell office:value-type="float" office:value="343">
            <text:p>343</text:p>
          </table:table-cell>
          <table:table-cell office:value-type="string">
            <text:p>Armii Ludowej 64</text:p>
          </table:table-cell>
          <table:table-cell office:value-type="string">
            <text:p>Milkamanowicz Ewa</text:p>
          </table:table-cell>
          <table:table-cell office:value-type="string">
            <text:p>ul. Armii Ludowej 64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7];&quot;,'&quot;;[.C37];&quot;','&quot;;[.D37];&quot;','&quot;;[.E37];&quot;','&quot;;[.F37];&quot;','&quot;;[.G37];&quot;','&quot;;[.H37];&quot;','&quot;;[.I37];&quot;','&quot;;[.J37];&quot;','&quot;;[.O37];&quot;'),&quot;)" office:value-type="string" office:string-value="(575,'Armii Ludowej 72','Justyna Semborska','ul. Armii Ludowej 72','15-170','Białystok','','','','NIE'),">
            <text:p>(575,'Armii Ludowej 72','Justyna Semborska','ul. Armii Ludowej 72','15-170','Białystok','','','','NIE'),</text:p>
          </table:table-cell>
          <table:table-cell office:value-type="float" office:value="575">
            <text:p>575</text:p>
          </table:table-cell>
          <table:table-cell office:value-type="string">
            <text:p>Armii Ludowej 72</text:p>
          </table:table-cell>
          <table:table-cell office:value-type="string">
            <text:p>Justyna Semborska</text:p>
          </table:table-cell>
          <table:table-cell office:value-type="string">
            <text:p>ul. Armii Ludowej 72</text:p>
          </table:table-cell>
          <table:table-cell office:value-type="string">
            <text:p>15-1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8];&quot;,'&quot;;[.C38];&quot;','&quot;;[.D38];&quot;','&quot;;[.E38];&quot;','&quot;;[.F38];&quot;','&quot;;[.G38];&quot;','&quot;;[.H38];&quot;','&quot;;[.I38];&quot;','&quot;;[.J38];&quot;','&quot;;[.O38];&quot;'),&quot;)" office:value-type="string" office:string-value="(621,'automor-br','Auto Motor Bogusław Rochalski','ul. Kujawska 73/1','15-548','Białystok','966-066-36-51','','','NIE'),">
            <text:p>(621,'automor-br','Auto Motor Bogusław Rochalski','ul. Kujawska 73/1','15-548','Białystok','966-066-36-51','','','NIE'),</text:p>
          </table:table-cell>
          <table:table-cell office:value-type="float" office:value="621">
            <text:p>621</text:p>
          </table:table-cell>
          <table:table-cell office:value-type="string">
            <text:p>automor-br</text:p>
          </table:table-cell>
          <table:table-cell office:value-type="string">
            <text:p>Auto Motor Bogusław Rochalski</text:p>
          </table:table-cell>
          <table:table-cell office:value-type="string">
            <text:p>ul. Kujawska 73/1</text:p>
          </table:table-cell>
          <table:table-cell office:value-type="string">
            <text:p>15-548</text:p>
          </table:table-cell>
          <table:table-cell office:value-type="string">
            <text:p>Białystok</text:p>
          </table:table-cell>
          <table:table-cell office:value-type="string">
            <text:p>966-066-36-51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9];&quot;,'&quot;;[.C39];&quot;','&quot;;[.D39];&quot;','&quot;;[.E39];&quot;','&quot;;[.F39];&quot;','&quot;;[.G39];&quot;','&quot;;[.H39];&quot;','&quot;;[.I39];&quot;','&quot;;[.J39];&quot;','&quot;;[.O39];&quot;'),&quot;)" office:value-type="string" office:string-value="(594,'automotor','Auto Motor Grzegorz Rochalski','ul. Kujawska 73/1','15-548','Białystok','966-108-53-86','','','NIE'),">
            <text:p>(594,'automotor','Auto Motor Grzegorz Rochalski','ul. Kujawska 73/1','15-548','Białystok','966-108-53-86','','','NIE'),</text:p>
          </table:table-cell>
          <table:table-cell office:value-type="float" office:value="594">
            <text:p>594</text:p>
          </table:table-cell>
          <table:table-cell office:value-type="string">
            <text:p>automotor</text:p>
          </table:table-cell>
          <table:table-cell office:value-type="string">
            <text:p>Auto Motor Grzegorz Rochalski</text:p>
          </table:table-cell>
          <table:table-cell office:value-type="string">
            <text:p>ul. Kujawska 73/1</text:p>
          </table:table-cell>
          <table:table-cell office:value-type="string">
            <text:p>15-548</text:p>
          </table:table-cell>
          <table:table-cell office:value-type="string">
            <text:p>Białystok</text:p>
          </table:table-cell>
          <table:table-cell office:value-type="string">
            <text:p>966-108-53-86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0];&quot;,'&quot;;[.C40];&quot;','&quot;;[.D40];&quot;','&quot;;[.E40];&quot;','&quot;;[.F40];&quot;','&quot;;[.G40];&quot;','&quot;;[.H40];&quot;','&quot;;[.I40];&quot;','&quot;;[.J40];&quot;','&quot;;[.O40];&quot;'),&quot;)" office:value-type="string" office:string-value="(586,'Balladyny 10','Ejsmont Aneta Teresa','ul. Balladyny 10','15-169','Białystok','','','','NIE'),">
            <text:p>(586,'Balladyny 10','Ejsmont Aneta Teresa','ul. Balladyny 10','15-169','Białystok','','','','NIE'),</text:p>
          </table:table-cell>
          <table:table-cell office:value-type="float" office:value="586">
            <text:p>586</text:p>
          </table:table-cell>
          <table:table-cell office:value-type="string">
            <text:p>Balladyny 10</text:p>
          </table:table-cell>
          <table:table-cell office:value-type="string">
            <text:p>Ejsmont Aneta Teresa</text:p>
          </table:table-cell>
          <table:table-cell office:value-type="string">
            <text:p>ul. Balladyny 10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style-name="ce2" table:formula="oooc:=SUBSTITUTE([.D40];a;b;1)" office:value-type="string" office:string-value="#NAZWA?">
            <text:p>#NAZWA?</text:p>
          </table:table-cell>
          <table:table-cell table:number-columns-repeated="2"/>
        </table:table-row>
        <table:table-row table:style-name="ro2">
          <table:table-cell table:formula="oooc:=CONCATENATE(&quot;(&quot;;[.B41];&quot;,'&quot;;[.C41];&quot;','&quot;;[.D41];&quot;','&quot;;[.E41];&quot;','&quot;;[.F41];&quot;','&quot;;[.G41];&quot;','&quot;;[.H41];&quot;','&quot;;[.I41];&quot;','&quot;;[.J41];&quot;','&quot;;[.O41];&quot;'),&quot;)" office:value-type="string" office:string-value="(316,'Balladyny 14','METPO SERWIS Paweł Popławski','ul. Balladyny 14','15-169','Białystok','966-163-15-87','','','NIE'),">
            <text:p>(316,'Balladyny 14','METPO SERWIS Paweł Popławski','ul. Balladyny 14','15-169','Białystok','966-163-15-87','','','NIE'),</text:p>
          </table:table-cell>
          <table:table-cell office:value-type="float" office:value="316">
            <text:p>316</text:p>
          </table:table-cell>
          <table:table-cell office:value-type="string">
            <text:p>Balladyny 14</text:p>
          </table:table-cell>
          <table:table-cell office:value-type="string">
            <text:p>METPO SERWIS Paweł Popławski</text:p>
          </table:table-cell>
          <table:table-cell office:value-type="string">
            <text:p>ul. Balladyny 14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office:value-type="string">
            <text:p>966-163-15-87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2];&quot;,'&quot;;[.C42];&quot;','&quot;;[.D42];&quot;','&quot;;[.E42];&quot;','&quot;;[.F42];&quot;','&quot;;[.G42];&quot;','&quot;;[.H42];&quot;','&quot;;[.I42];&quot;','&quot;;[.J42];&quot;','&quot;;[.O42];&quot;'),&quot;)" office:value-type="string" office:string-value="(59,'Balladyny 16','Żabik Adam','ul. Balladyny 16','15-169','Białystok','','','','NIE'),">
            <text:p>(59,'Balladyny 16','Żabik Adam','ul. Balladyny 16','15-169','Białystok','','','','NIE'),</text:p>
          </table:table-cell>
          <table:table-cell office:value-type="float" office:value="59">
            <text:p>59</text:p>
          </table:table-cell>
          <table:table-cell office:value-type="string">
            <text:p>Balladyny 16</text:p>
          </table:table-cell>
          <table:table-cell office:value-type="string">
            <text:p>Żabik Adam</text:p>
          </table:table-cell>
          <table:table-cell office:value-type="string">
            <text:p>ul. Balladyny 16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3];&quot;,'&quot;;[.C43];&quot;','&quot;;[.D43];&quot;','&quot;;[.E43];&quot;','&quot;;[.F43];&quot;','&quot;;[.G43];&quot;','&quot;;[.H43];&quot;','&quot;;[.I43];&quot;','&quot;;[.J43];&quot;','&quot;;[.O43];&quot;'),&quot;)" office:value-type="string" office:string-value="(284,'Balladyny 2','Mońko Leszek','ul. Balladyny 2','15-169','Białystok','','','','NIE'),">
            <text:p>(284,'Balladyny 2','Mońko Leszek','ul. Balladyny 2','15-169','Białystok','','','','NIE'),</text:p>
          </table:table-cell>
          <table:table-cell office:value-type="float" office:value="284">
            <text:p>284</text:p>
          </table:table-cell>
          <table:table-cell office:value-type="string">
            <text:p>Balladyny 2</text:p>
          </table:table-cell>
          <table:table-cell office:value-type="string">
            <text:p>Mońko Leszek</text:p>
          </table:table-cell>
          <table:table-cell office:value-type="string">
            <text:p>ul. Balladyny 2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4];&quot;,'&quot;;[.C44];&quot;','&quot;;[.D44];&quot;','&quot;;[.E44];&quot;','&quot;;[.F44];&quot;','&quot;;[.G44];&quot;','&quot;;[.H44];&quot;','&quot;;[.I44];&quot;','&quot;;[.J44];&quot;','&quot;;[.O44];&quot;'),&quot;)" office:value-type="string" office:string-value="(417,'Balladyny 22','Polecka Małgorzata','ul. Balladyny 22','15-169','Białystok','','','','NIE'),">
            <text:p>(417,'Balladyny 22','Polecka Małgorzata','ul. Balladyny 22','15-169','Białystok','','','','NIE'),</text:p>
          </table:table-cell>
          <table:table-cell office:value-type="float" office:value="417">
            <text:p>417</text:p>
          </table:table-cell>
          <table:table-cell office:value-type="string">
            <text:p>Balladyny 22</text:p>
          </table:table-cell>
          <table:table-cell office:value-type="string">
            <text:p>Polecka Małgorzata</text:p>
          </table:table-cell>
          <table:table-cell office:value-type="string">
            <text:p>ul. Balladyny 22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5];&quot;,'&quot;;[.C45];&quot;','&quot;;[.D45];&quot;','&quot;;[.E45];&quot;','&quot;;[.F45];&quot;','&quot;;[.G45];&quot;','&quot;;[.H45];&quot;','&quot;;[.I45];&quot;','&quot;;[.J45];&quot;','&quot;;[.O45];&quot;'),&quot;)" office:value-type="string" office:string-value="(133,'Balladyny 26','Zawistowski Bartłomiej','ul. Balladyny 26','15-169','Białystok','','','','NIE'),">
            <text:p>(133,'Balladyny 26','Zawistowski Bartłomiej','ul. Balladyny 26','15-169','Białystok','','','','NIE'),</text:p>
          </table:table-cell>
          <table:table-cell office:value-type="float" office:value="133">
            <text:p>133</text:p>
          </table:table-cell>
          <table:table-cell office:value-type="string">
            <text:p>Balladyny 26</text:p>
          </table:table-cell>
          <table:table-cell office:value-type="string">
            <text:p>Zawistowski Bartłomiej</text:p>
          </table:table-cell>
          <table:table-cell office:value-type="string">
            <text:p>ul. Balladyny 26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6];&quot;,'&quot;;[.C46];&quot;','&quot;;[.D46];&quot;','&quot;;[.E46];&quot;','&quot;;[.F46];&quot;','&quot;;[.G46];&quot;','&quot;;[.H46];&quot;','&quot;;[.I46];&quot;','&quot;;[.J46];&quot;','&quot;;[.O46];&quot;'),&quot;)" office:value-type="string" office:string-value="(436,'Balladyny 30 ','Wszeborowski Łukasz','ul. Mikołaja Kopernika 46','19-200','Białaszewo','','','','NIE'),">
            <text:p>(436,'Balladyny 30 ','Wszeborowski Łukasz','ul. Mikołaja Kopernika 46','19-200','Białaszewo','','','','NIE'),</text:p>
          </table:table-cell>
          <table:table-cell office:value-type="float" office:value="436">
            <text:p>436</text:p>
          </table:table-cell>
          <table:table-cell office:value-type="string">
            <text:p>Balladyny 30 </text:p>
          </table:table-cell>
          <table:table-cell office:value-type="string">
            <text:p>Wszeborowski Łukasz</text:p>
          </table:table-cell>
          <table:table-cell office:value-type="string">
            <text:p>ul. Mikołaja Kopernika 46</text:p>
          </table:table-cell>
          <table:table-cell office:value-type="string">
            <text:p>19-200</text:p>
          </table:table-cell>
          <table:table-cell office:value-type="string">
            <text:p>Białaszewo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7];&quot;,'&quot;;[.C47];&quot;','&quot;;[.D47];&quot;','&quot;;[.E47];&quot;','&quot;;[.F47];&quot;','&quot;;[.G47];&quot;','&quot;;[.H47];&quot;','&quot;;[.I47];&quot;','&quot;;[.J47];&quot;','&quot;;[.O47];&quot;'),&quot;)" office:value-type="string" office:string-value="(132,'Balladyny 32','Stankiewicz Danuta','ul. Balladyny 32','15-169','Białystok','','','','NIE'),">
            <text:p>(132,'Balladyny 32','Stankiewicz Danuta','ul. Balladyny 32','15-169','Białystok','','','','NIE'),</text:p>
          </table:table-cell>
          <table:table-cell office:value-type="float" office:value="132">
            <text:p>132</text:p>
          </table:table-cell>
          <table:table-cell office:value-type="string">
            <text:p>Balladyny 32</text:p>
          </table:table-cell>
          <table:table-cell office:value-type="string">
            <text:p>Stankiewicz Danuta</text:p>
          </table:table-cell>
          <table:table-cell office:value-type="string">
            <text:p>ul. Balladyny 32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8];&quot;,'&quot;;[.C48];&quot;','&quot;;[.D48];&quot;','&quot;;[.E48];&quot;','&quot;;[.F48];&quot;','&quot;;[.G48];&quot;','&quot;;[.H48];&quot;','&quot;;[.I48];&quot;','&quot;;[.J48];&quot;','&quot;;[.O48];&quot;'),&quot;)" office:value-type="string" office:string-value="(320,'Balladyny 34','Domańska Anna Ewa','ul. Balladyny 34','15-169','Białystok','','','','NIE'),">
            <text:p>(320,'Balladyny 34','Domańska Anna Ewa','ul. Balladyny 34','15-169','Białystok','','','','NIE'),</text:p>
          </table:table-cell>
          <table:table-cell office:value-type="float" office:value="320">
            <text:p>320</text:p>
          </table:table-cell>
          <table:table-cell office:value-type="string">
            <text:p>Balladyny 34</text:p>
          </table:table-cell>
          <table:table-cell office:value-type="string">
            <text:p>Domańska Anna Ewa</text:p>
          </table:table-cell>
          <table:table-cell office:value-type="string">
            <text:p>ul. Balladyny 34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9];&quot;,'&quot;;[.C49];&quot;','&quot;;[.D49];&quot;','&quot;;[.E49];&quot;','&quot;;[.F49];&quot;','&quot;;[.G49];&quot;','&quot;;[.H49];&quot;','&quot;;[.I49];&quot;','&quot;;[.J49];&quot;','&quot;;[.O49];&quot;'),&quot;)" office:value-type="string" office:string-value="(103,'Baśniowa 17','Suprunowicz Krzysztof','ul. Baśniowa 17','15-169','Białystok','','','','NIE'),">
            <text:p>(103,'Baśniowa 17','Suprunowicz Krzysztof','ul. Baśniowa 17','15-169','Białystok','','','','NIE'),</text:p>
          </table:table-cell>
          <table:table-cell office:value-type="float" office:value="103">
            <text:p>103</text:p>
          </table:table-cell>
          <table:table-cell office:value-type="string">
            <text:p>Baśniowa 17</text:p>
          </table:table-cell>
          <table:table-cell office:value-type="string">
            <text:p>Suprunowicz Krzysztof</text:p>
          </table:table-cell>
          <table:table-cell office:value-type="string">
            <text:p>ul. Baśniowa 17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0];&quot;,'&quot;;[.C50];&quot;','&quot;;[.D50];&quot;','&quot;;[.E50];&quot;','&quot;;[.F50];&quot;','&quot;;[.G50];&quot;','&quot;;[.H50];&quot;','&quot;;[.I50];&quot;','&quot;;[.J50];&quot;','&quot;;[.O50];&quot;'),&quot;)" office:value-type="string" office:string-value="(465,'Baśniowa 2','Gryncewicz Dorota Małgorzata','ul. Baśniowa 2','15-157','Białystok','','','','NIE'),">
            <text:p>(465,'Baśniowa 2','Gryncewicz Dorota Małgorzata','ul. Baśniowa 2','15-157','Białystok','','','','NIE'),</text:p>
          </table:table-cell>
          <table:table-cell office:value-type="float" office:value="465">
            <text:p>465</text:p>
          </table:table-cell>
          <table:table-cell office:value-type="string">
            <text:p>Baśniowa 2</text:p>
          </table:table-cell>
          <table:table-cell office:value-type="string">
            <text:p>Gryncewicz Dorota Małgorzata</text:p>
          </table:table-cell>
          <table:table-cell office:value-type="string">
            <text:p>ul. Baśniowa 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1];&quot;,'&quot;;[.C51];&quot;','&quot;;[.D51];&quot;','&quot;;[.E51];&quot;','&quot;;[.F51];&quot;','&quot;;[.G51];&quot;','&quot;;[.H51];&quot;','&quot;;[.I51];&quot;','&quot;;[.J51];&quot;','&quot;;[.O51];&quot;'),&quot;)" office:value-type="string" office:string-value="(458,'Baśniowa 29','Meclik Karol','ul. Baśniowa 29','15-157','Białystok','','','','NIE'),">
            <text:p>(458,'Baśniowa 29','Meclik Karol','ul. Baśniowa 29','15-157','Białystok','','','','NIE'),</text:p>
          </table:table-cell>
          <table:table-cell office:value-type="float" office:value="458">
            <text:p>458</text:p>
          </table:table-cell>
          <table:table-cell office:value-type="string">
            <text:p>Baśniowa 29</text:p>
          </table:table-cell>
          <table:table-cell office:value-type="string">
            <text:p>Meclik Karol</text:p>
          </table:table-cell>
          <table:table-cell office:value-type="string">
            <text:p>ul. Baśniowa 2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2];&quot;,'&quot;;[.C52];&quot;','&quot;;[.D52];&quot;','&quot;;[.E52];&quot;','&quot;;[.F52];&quot;','&quot;;[.G52];&quot;','&quot;;[.H52];&quot;','&quot;;[.I52];&quot;','&quot;;[.J52];&quot;','&quot;;[.O52];&quot;'),&quot;)" office:value-type="string" office:string-value="(291,'Baśniowa 35','Sprzedaż Artykułów Przemysłowych Kuczakowska Fajfer Jadwiga','ul. Baśniowa 35','15-157','Białystok','966-036-97-33','','','NIE'),">
            <text:p>(291,'Baśniowa 35','Sprzedaż Artykułów Przemysłowych Kuczakowska Fajfer Jadwiga','ul. Baśniowa 35','15-157','Białystok','966-036-97-33','','','NIE'),</text:p>
          </table:table-cell>
          <table:table-cell office:value-type="float" office:value="291">
            <text:p>291</text:p>
          </table:table-cell>
          <table:table-cell office:value-type="string">
            <text:p>Baśniowa 35</text:p>
          </table:table-cell>
          <table:table-cell office:value-type="string">
            <text:p>Sprzedaż Artykułów Przemysłowych Kuczakowska Fajfer Jadwiga</text:p>
          </table:table-cell>
          <table:table-cell office:value-type="string">
            <text:p>ul. Baśniowa 3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966-036-97-33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3];&quot;,'&quot;;[.C53];&quot;','&quot;;[.D53];&quot;','&quot;;[.E53];&quot;','&quot;;[.F53];&quot;','&quot;;[.G53];&quot;','&quot;;[.H53];&quot;','&quot;;[.I53];&quot;','&quot;;[.J53];&quot;','&quot;;[.O53];&quot;'),&quot;)" office:value-type="string" office:string-value="(476,'Baśniowa 37','Świderski Paweł Świderska Małgorzata Elżbieta','ul. Baśniowa 37','15-157','Białystok','','','','NIE'),">
            <text:p>(476,'Baśniowa 37','Świderski Paweł Świderska Małgorzata Elżbieta','ul. Baśniowa 37','15-157','Białystok','','','','NIE'),</text:p>
          </table:table-cell>
          <table:table-cell office:value-type="float" office:value="476">
            <text:p>476</text:p>
          </table:table-cell>
          <table:table-cell office:value-type="string">
            <text:p>Baśniowa 37</text:p>
          </table:table-cell>
          <table:table-cell office:value-type="string">
            <text:p>Świderski Paweł Świderska Małgorzata Elżbieta</text:p>
          </table:table-cell>
          <table:table-cell office:value-type="string">
            <text:p>ul. Baśniowa 37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4];&quot;,'&quot;;[.C54];&quot;','&quot;;[.D54];&quot;','&quot;;[.E54];&quot;','&quot;;[.F54];&quot;','&quot;;[.G54];&quot;','&quot;;[.H54];&quot;','&quot;;[.I54];&quot;','&quot;;[.J54];&quot;','&quot;;[.O54];&quot;'),&quot;)" office:value-type="string" office:string-value="(495,'Baśniowa 40','\&quot;AD SERWICE\&quot;\&quot;\&quot; Piotr Raszkiewicz\&quot;','ul. Baśniowa 40','15-157','Białystok','966-128-87-06','','','NIE'),">
            <text:p>(495,'Baśniowa 40','\"AD SERWICE\"\"\" Piotr Raszkiewicz\"','ul. Baśniowa 40','15-157','Białystok','966-128-87-06','','','NIE'),</text:p>
          </table:table-cell>
          <table:table-cell office:value-type="float" office:value="495">
            <text:p>495</text:p>
          </table:table-cell>
          <table:table-cell office:value-type="string">
            <text:p>Baśniowa 40</text:p>
          </table:table-cell>
          <table:table-cell office:value-type="string">
            <text:p>\"AD SERWICE\"\"\" Piotr Raszkiewicz\"</text:p>
          </table:table-cell>
          <table:table-cell office:value-type="string">
            <text:p>ul. Baśniowa 40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966-128-87-06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5];&quot;,'&quot;;[.C55];&quot;','&quot;;[.D55];&quot;','&quot;;[.E55];&quot;','&quot;;[.F55];&quot;','&quot;;[.G55];&quot;','&quot;;[.H55];&quot;','&quot;;[.I55];&quot;','&quot;;[.J55];&quot;','&quot;;[.O55];&quot;'),&quot;)" office:value-type="string" office:string-value="(47,'Baśniowa 42','Bałuk Zbigniew','ul. Baśniowa 42','15-157','Białystok','','','','NIE'),">
            <text:p>(47,'Baśniowa 42','Bałuk Zbigniew','ul. Baśniowa 42','15-157','Białystok','','','','NIE'),</text:p>
          </table:table-cell>
          <table:table-cell office:value-type="float" office:value="47">
            <text:p>47</text:p>
          </table:table-cell>
          <table:table-cell office:value-type="string">
            <text:p>Baśniowa 42</text:p>
          </table:table-cell>
          <table:table-cell office:value-type="string">
            <text:p>Bałuk Zbigniew</text:p>
          </table:table-cell>
          <table:table-cell office:value-type="string">
            <text:p>ul. Baśniowa 4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6];&quot;,'&quot;;[.C56];&quot;','&quot;;[.D56];&quot;','&quot;;[.E56];&quot;','&quot;;[.F56];&quot;','&quot;;[.G56];&quot;','&quot;;[.H56];&quot;','&quot;;[.I56];&quot;','&quot;;[.J56];&quot;','&quot;;[.O56];&quot;'),&quot;)" office:value-type="string" office:string-value="(466,'Baśniowa 43','Aleksiejuk Grażyna','ul. Baśniowa 43','15-157','Białystok','','','','NIE'),">
            <text:p>(466,'Baśniowa 43','Aleksiejuk Grażyna','ul. Baśniowa 43','15-157','Białystok','','','','NIE'),</text:p>
          </table:table-cell>
          <table:table-cell office:value-type="float" office:value="466">
            <text:p>466</text:p>
          </table:table-cell>
          <table:table-cell office:value-type="string">
            <text:p>Baśniowa 43</text:p>
          </table:table-cell>
          <table:table-cell office:value-type="string">
            <text:p>Aleksiejuk Grażyna</text:p>
          </table:table-cell>
          <table:table-cell office:value-type="string">
            <text:p>ul. Baśniowa 4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7];&quot;,'&quot;;[.C57];&quot;','&quot;;[.D57];&quot;','&quot;;[.E57];&quot;','&quot;;[.F57];&quot;','&quot;;[.G57];&quot;','&quot;;[.H57];&quot;','&quot;;[.I57];&quot;','&quot;;[.J57];&quot;','&quot;;[.O57];&quot;'),&quot;)" office:value-type="string" office:string-value="(176,'Baśniowa 70','Onopiuk Paweł','ul. Baśniowa 70','15-157','Białystok','','','','NIE'),">
            <text:p>(176,'Baśniowa 70','Onopiuk Paweł','ul. Baśniowa 70','15-157','Białystok','','','','NIE'),</text:p>
          </table:table-cell>
          <table:table-cell office:value-type="float" office:value="176">
            <text:p>176</text:p>
          </table:table-cell>
          <table:table-cell office:value-type="string">
            <text:p>Baśniowa 70</text:p>
          </table:table-cell>
          <table:table-cell office:value-type="string">
            <text:p>Onopiuk Paweł</text:p>
          </table:table-cell>
          <table:table-cell office:value-type="string">
            <text:p>ul. Baśniowa 70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8];&quot;,'&quot;;[.C58];&quot;','&quot;;[.D58];&quot;','&quot;;[.E58];&quot;','&quot;;[.F58];&quot;','&quot;;[.G58];&quot;','&quot;;[.H58];&quot;','&quot;;[.I58];&quot;','&quot;;[.J58];&quot;','&quot;;[.O58];&quot;'),&quot;)" office:value-type="string" office:string-value="(425,'Baśniowa 9','Gromak Alicja','ul. Baśniowa 9','15-157','Białystok','','','','NIE'),">
            <text:p>(425,'Baśniowa 9','Gromak Alicja','ul. Baśniowa 9','15-157','Białystok','','','','NIE'),</text:p>
          </table:table-cell>
          <table:table-cell office:value-type="float" office:value="425">
            <text:p>425</text:p>
          </table:table-cell>
          <table:table-cell office:value-type="string">
            <text:p>Baśniowa 9</text:p>
          </table:table-cell>
          <table:table-cell office:value-type="string">
            <text:p>Gromak Alicja</text:p>
          </table:table-cell>
          <table:table-cell office:value-type="string">
            <text:p>ul. Baśniowa 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9];&quot;,'&quot;;[.C59];&quot;','&quot;;[.D59];&quot;','&quot;;[.E59];&quot;','&quot;;[.F59];&quot;','&quot;;[.G59];&quot;','&quot;;[.H59];&quot;','&quot;;[.I59];&quot;','&quot;;[.J59];&quot;','&quot;;[.O59];&quot;'),&quot;)" office:value-type="string" office:string-value="(501,'Bema 87/28','Kalenda Grzegorz','ul. Bema 87 m28','15-370','Białystok','','','','NIE'),">
            <text:p>(501,'Bema 87/28','Kalenda Grzegorz','ul. Bema 87 m28','15-370','Białystok','','','','NIE'),</text:p>
          </table:table-cell>
          <table:table-cell office:value-type="float" office:value="501">
            <text:p>501</text:p>
          </table:table-cell>
          <table:table-cell office:value-type="string">
            <text:p>Bema 87/28</text:p>
          </table:table-cell>
          <table:table-cell office:value-type="string">
            <text:p>Kalenda Grzegorz</text:p>
          </table:table-cell>
          <table:table-cell office:value-type="string">
            <text:p>ul. Bema 87 m28</text:p>
          </table:table-cell>
          <table:table-cell office:value-type="string">
            <text:p>15-3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0];&quot;,'&quot;;[.C60];&quot;','&quot;;[.D60];&quot;','&quot;;[.E60];&quot;','&quot;;[.F60];&quot;','&quot;;[.G60];&quot;','&quot;;[.H60];&quot;','&quot;;[.I60];&quot;','&quot;;[.J60];&quot;','&quot;;[.O60];&quot;'),&quot;)" office:value-type="string" office:string-value="(619,'Bema 89a/31','Białous Cezary','ul. Bema 89a/31','15-370','Białystok','','','','NIE'),">
            <text:p>(619,'Bema 89a/31','Białous Cezary','ul. Bema 89a/31','15-370','Białystok','','','','NIE'),</text:p>
          </table:table-cell>
          <table:table-cell office:value-type="float" office:value="619">
            <text:p>619</text:p>
          </table:table-cell>
          <table:table-cell office:value-type="string">
            <text:p>Bema 89a/31</text:p>
          </table:table-cell>
          <table:table-cell office:value-type="string">
            <text:p>Białous Cezary</text:p>
          </table:table-cell>
          <table:table-cell office:value-type="string">
            <text:p>ul. Bema 89a/31</text:p>
          </table:table-cell>
          <table:table-cell office:value-type="string">
            <text:p>15-3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1];&quot;,'&quot;;[.C61];&quot;','&quot;;[.D61];&quot;','&quot;;[.E61];&quot;','&quot;;[.F61];&quot;','&quot;;[.G61];&quot;','&quot;;[.H61];&quot;','&quot;;[.I61];&quot;','&quot;;[.J61];&quot;','&quot;;[.O61];&quot;'),&quot;)" office:value-type="string" office:string-value="(568,'Bema 89a/99','Julita Płoszczuk','ul. Bema 89a/99','15-370','Białystok','','','','NIE'),">
            <text:p>(568,'Bema 89a/99','Julita Płoszczuk','ul. Bema 89a/99','15-370','Białystok','','','','NIE'),</text:p>
          </table:table-cell>
          <table:table-cell office:value-type="float" office:value="568">
            <text:p>568</text:p>
          </table:table-cell>
          <table:table-cell office:value-type="string">
            <text:p>Bema 89a/99</text:p>
          </table:table-cell>
          <table:table-cell office:value-type="string">
            <text:p>Julita Płoszczuk</text:p>
          </table:table-cell>
          <table:table-cell office:value-type="string">
            <text:p>ul. Bema 89a/99</text:p>
          </table:table-cell>
          <table:table-cell office:value-type="string">
            <text:p>15-37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2];&quot;,'&quot;;[.C62];&quot;','&quot;;[.D62];&quot;','&quot;;[.E62];&quot;','&quot;;[.F62];&quot;','&quot;;[.G62];&quot;','&quot;;[.H62];&quot;','&quot;;[.I62];&quot;','&quot;;[.J62];&quot;','&quot;;[.O62];&quot;'),&quot;)" office:value-type="string" office:string-value="(578,'Biebrzańska','Aszurkiewicz Piotr','ul. Biebrzańska 15','15-161','Białystok','','','','NIE'),">
            <text:p>(578,'Biebrzańska','Aszurkiewicz Piotr','ul. Biebrzańska 15','15-161','Białystok','','','','NIE'),</text:p>
          </table:table-cell>
          <table:table-cell office:value-type="float" office:value="578">
            <text:p>578</text:p>
          </table:table-cell>
          <table:table-cell office:value-type="string">
            <text:p>Biebrzańska</text:p>
          </table:table-cell>
          <table:table-cell office:value-type="string">
            <text:p>Aszurkiewicz Piotr</text:p>
          </table:table-cell>
          <table:table-cell office:value-type="string">
            <text:p>ul. Biebrzańska 15</text:p>
          </table:table-cell>
          <table:table-cell office:value-type="string">
            <text:p>15-16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3];&quot;,'&quot;;[.C63];&quot;','&quot;;[.D63];&quot;','&quot;;[.E63];&quot;','&quot;;[.F63];&quot;','&quot;;[.G63];&quot;','&quot;;[.H63];&quot;','&quot;;[.I63];&quot;','&quot;;[.J63];&quot;','&quot;;[.O63];&quot;'),&quot;)" office:value-type="string" office:string-value="(497,'Błękitna 2','Dariusz Łoniewski','ul. Błękitna 2','15-124','Białystok','','','','NIE'),">
            <text:p>(497,'Błękitna 2','Dariusz Łoniewski','ul. Błękitna 2','15-124','Białystok','','','','NIE'),</text:p>
          </table:table-cell>
          <table:table-cell office:value-type="float" office:value="497">
            <text:p>497</text:p>
          </table:table-cell>
          <table:table-cell office:value-type="string">
            <text:p>Błękitna 2</text:p>
          </table:table-cell>
          <table:table-cell office:value-type="string">
            <text:p>Dariusz Łoniewski</text:p>
          </table:table-cell>
          <table:table-cell office:value-type="string">
            <text:p>ul. Błękitna 2</text:p>
          </table:table-cell>
          <table:table-cell office:value-type="string">
            <text:p>15-12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4];&quot;,'&quot;;[.C64];&quot;','&quot;;[.D64];&quot;','&quot;;[.E64];&quot;','&quot;;[.F64];&quot;','&quot;;[.G64];&quot;','&quot;;[.H64];&quot;','&quot;;[.I64];&quot;','&quot;;[.J64];&quot;','&quot;;[.O64];&quot;'),&quot;)" office:value-type="string" office:string-value="(272,'Bohaterów Monte Cas.','....................................................................','ul. Bohaterów Monte Cassino 19m71','15-873','Białystok','','','','NIE'),">
            <text:p>(272,'Bohaterów Monte Cas.','....................................................................','ul. Bohaterów Monte Cassino 19m71','15-873','Białystok','','','','NIE'),</text:p>
          </table:table-cell>
          <table:table-cell office:value-type="float" office:value="272">
            <text:p>272</text:p>
          </table:table-cell>
          <table:table-cell office:value-type="string">
            <text:p>Bohaterów Monte Cas.</text:p>
          </table:table-cell>
          <table:table-cell office:value-type="string">
            <text:p>....................................................................</text:p>
          </table:table-cell>
          <table:table-cell office:value-type="string">
            <text:p>ul. Bohaterów Monte Cassino 19m71</text:p>
          </table:table-cell>
          <table:table-cell office:value-type="string">
            <text:p>15-87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5];&quot;,'&quot;;[.C65];&quot;','&quot;;[.D65];&quot;','&quot;;[.E65];&quot;','&quot;;[.F65];&quot;','&quot;;[.G65];&quot;','&quot;;[.H65];&quot;','&quot;;[.I65];&quot;','&quot;;[.J65];&quot;','&quot;;[.O65];&quot;'),&quot;)" office:value-type="string" office:string-value="(596,'Boruty 1','ZAKŁAD MECHANIKI POJAZDOWEJ Dariusz Wieczeryński','ul. Boruty 1','15-157','Białystok','966-062-85-60','','','NIE'),">
            <text:p>(596,'Boruty 1','ZAKŁAD MECHANIKI POJAZDOWEJ Dariusz Wieczeryński','ul. Boruty 1','15-157','Białystok','966-062-85-60','','','NIE'),</text:p>
          </table:table-cell>
          <table:table-cell office:value-type="float" office:value="596">
            <text:p>596</text:p>
          </table:table-cell>
          <table:table-cell office:value-type="string">
            <text:p>Boruty 1</text:p>
          </table:table-cell>
          <table:table-cell office:value-type="string">
            <text:p>ZAKŁAD MECHANIKI POJAZDOWEJ Dariusz Wieczeryński</text:p>
          </table:table-cell>
          <table:table-cell office:value-type="string">
            <text:p>ul. Boruty 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966-062-85-60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6];&quot;,'&quot;;[.C66];&quot;','&quot;;[.D66];&quot;','&quot;;[.E66];&quot;','&quot;;[.F66];&quot;','&quot;;[.G66];&quot;','&quot;;[.H66];&quot;','&quot;;[.I66];&quot;','&quot;;[.J66];&quot;','&quot;;[.O66];&quot;'),&quot;)" office:value-type="string" office:string-value="(286,'Boruty 10','Samul Mirosław','ul. Boruty 10','15-157','Białystok','','','','NIE'),">
            <text:p>(286,'Boruty 10','Samul Mirosław','ul. Boruty 10','15-157','Białystok','','','','NIE'),</text:p>
          </table:table-cell>
          <table:table-cell office:value-type="float" office:value="286">
            <text:p>286</text:p>
          </table:table-cell>
          <table:table-cell office:value-type="string">
            <text:p>Boruty 10</text:p>
          </table:table-cell>
          <table:table-cell office:value-type="string">
            <text:p>Samul Mirosław</text:p>
          </table:table-cell>
          <table:table-cell office:value-type="string">
            <text:p>ul. Boruty 10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7];&quot;,'&quot;;[.C67];&quot;','&quot;;[.D67];&quot;','&quot;;[.E67];&quot;','&quot;;[.F67];&quot;','&quot;;[.G67];&quot;','&quot;;[.H67];&quot;','&quot;;[.I67];&quot;','&quot;;[.J67];&quot;','&quot;;[.O67];&quot;'),&quot;)" office:value-type="string" office:string-value="(305,'Boruty 13','Klimowicz Radosław','ul. Boruty 13 ','15-157','Białystok','','','','NIE'),">
            <text:p>(305,'Boruty 13','Klimowicz Radosław','ul. Boruty 13 ','15-157','Białystok','','','','NIE'),</text:p>
          </table:table-cell>
          <table:table-cell office:value-type="float" office:value="305">
            <text:p>305</text:p>
          </table:table-cell>
          <table:table-cell office:value-type="string">
            <text:p>Boruty 13</text:p>
          </table:table-cell>
          <table:table-cell office:value-type="string">
            <text:p>Klimowicz Radosław</text:p>
          </table:table-cell>
          <table:table-cell office:value-type="string">
            <text:p>ul. Boruty 13 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8];&quot;,'&quot;;[.C68];&quot;','&quot;;[.D68];&quot;','&quot;;[.E68];&quot;','&quot;;[.F68];&quot;','&quot;;[.G68];&quot;','&quot;;[.H68];&quot;','&quot;;[.I68];&quot;','&quot;;[.J68];&quot;','&quot;;[.O68];&quot;'),&quot;)" office:value-type="string" office:string-value="(536,'Boruty 14','Gudalewski Bartłomiej','ul. Boruty 14','15-157','Białystok','','','','NIE'),">
            <text:p>(536,'Boruty 14','Gudalewski Bartłomiej','ul. Boruty 14','15-157','Białystok','','','','NIE'),</text:p>
          </table:table-cell>
          <table:table-cell office:value-type="float" office:value="536">
            <text:p>536</text:p>
          </table:table-cell>
          <table:table-cell office:value-type="string">
            <text:p>Boruty 14</text:p>
          </table:table-cell>
          <table:table-cell office:value-type="string">
            <text:p>Gudalewski Bartłomiej</text:p>
          </table:table-cell>
          <table:table-cell office:value-type="string">
            <text:p>ul. Boruty 14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69];&quot;,'&quot;;[.C69];&quot;','&quot;;[.D69];&quot;','&quot;;[.E69];&quot;','&quot;;[.F69];&quot;','&quot;;[.G69];&quot;','&quot;;[.H69];&quot;','&quot;;[.I69];&quot;','&quot;;[.J69];&quot;','&quot;;[.O69];&quot;'),&quot;)" office:value-type="string" office:string-value="(429,'Boruty 22','Chojnowski Krzysztof','ul. Boruty 22','15-157','Białystok','','','','NIE'),">
            <text:p>(429,'Boruty 22','Chojnowski Krzysztof','ul. Boruty 22','15-157','Białystok','','','','NIE'),</text:p>
          </table:table-cell>
          <table:table-cell office:value-type="float" office:value="429">
            <text:p>429</text:p>
          </table:table-cell>
          <table:table-cell office:value-type="string">
            <text:p>Boruty 22</text:p>
          </table:table-cell>
          <table:table-cell office:value-type="string">
            <text:p>Chojnowski Krzysztof</text:p>
          </table:table-cell>
          <table:table-cell office:value-type="string">
            <text:p>ul. Boruty 2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70];&quot;,'&quot;;[.C70];&quot;','&quot;;[.D70];&quot;','&quot;;[.E70];&quot;','&quot;;[.F70];&quot;','&quot;;[.G70];&quot;','&quot;;[.H70];&quot;','&quot;;[.I70];&quot;','&quot;;[.J70];&quot;','&quot;;[.O70];&quot;'),&quot;)" office:value-type="string" office:string-value="(565,'Boruty 27','Kruk Mirosław','ul. Boruty 27','15-157','Białystok','','','','NIE'),">
            <text:p>(565,'Boruty 27','Kruk Mirosław','ul. Boruty 27','15-157','Białystok','','','','NIE'),</text:p>
          </table:table-cell>
          <table:table-cell office:value-type="float" office:value="565">
            <text:p>565</text:p>
          </table:table-cell>
          <table:table-cell office:value-type="string">
            <text:p>Boruty 27</text:p>
          </table:table-cell>
          <table:table-cell office:value-type="string">
            <text:p>Kruk Mirosław</text:p>
          </table:table-cell>
          <table:table-cell office:value-type="string">
            <text:p>ul. Boruty 27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71];&quot;,'&quot;;[.C71];&quot;','&quot;;[.D71];&quot;','&quot;;[.E71];&quot;','&quot;;[.F71];&quot;','&quot;;[.G71];&quot;','&quot;;[.H71];&quot;','&quot;;[.I71];&quot;','&quot;;[.J71];&quot;','&quot;;[.O71];&quot;'),&quot;)" office:value-type="string" office:string-value="(593,'Boruty 27b','Maksymiuk Walery','ul. Blokowa 14 m16','15-788','Białystok','','','','NIE'),">
            <text:p>(593,'Boruty 27b','Maksymiuk Walery','ul. Blokowa 14 m16','15-788','Białystok','','','','NIE'),</text:p>
          </table:table-cell>
          <table:table-cell office:value-type="float" office:value="593">
            <text:p>593</text:p>
          </table:table-cell>
          <table:table-cell office:value-type="string">
            <text:p>Boruty 27b</text:p>
          </table:table-cell>
          <table:table-cell office:value-type="string">
            <text:p>Maksymiuk Walery</text:p>
          </table:table-cell>
          <table:table-cell office:value-type="string">
            <text:p>ul. Blokowa 14 m16</text:p>
          </table:table-cell>
          <table:table-cell office:value-type="string">
            <text:p>15-788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72];&quot;,'&quot;;[.C72];&quot;','&quot;;[.D72];&quot;','&quot;;[.E72];&quot;','&quot;;[.F72];&quot;','&quot;;[.G72];&quot;','&quot;;[.H72];&quot;','&quot;;[.I72];&quot;','&quot;;[.J72];&quot;','&quot;;[.O72];&quot;'),&quot;)" office:value-type="string" office:string-value="(591,'Boruty 3','PPHU KOALA II R.J. Jodkowska-Mazurczyk','ul. Boruty 3','15-157','Białystok','','','','NIE'),">
            <text:p>(591,'Boruty 3','PPHU KOALA II R.J. Jodkowska-Mazurczyk','ul. Boruty 3','15-157','Białystok','','','','NIE'),</text:p>
          </table:table-cell>
          <table:table-cell office:value-type="float" office:value="591">
            <text:p>591</text:p>
          </table:table-cell>
          <table:table-cell office:value-type="string">
            <text:p>Boruty 3</text:p>
          </table:table-cell>
          <table:table-cell office:value-type="string">
            <text:p>PPHU KOALA II R.J. Jodkowska-Mazurczyk</text:p>
          </table:table-cell>
          <table:table-cell office:value-type="string">
            <text:p>ul. Boruty 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73];&quot;,'&quot;;[.C73];&quot;','&quot;;[.D73];&quot;','&quot;;[.E73];&quot;','&quot;;[.F73];&quot;','&quot;;[.G73];&quot;','&quot;;[.H73];&quot;','&quot;;[.I73];&quot;','&quot;;[.J73];&quot;','&quot;;[.O73];&quot;'),&quot;)" office:value-type="string" office:string-value="(540,'Boruty 5','Korycki Daniel','ul. Boruty 5','15-157','Białystok','','','','NIE'),">
            <text:p>(540,'Boruty 5','Korycki Daniel','ul. Boruty 5','15-157','Białystok','','','','NIE'),</text:p>
          </table:table-cell>
          <table:table-cell office:value-type="float" office:value="540">
            <text:p>540</text:p>
          </table:table-cell>
          <table:table-cell office:value-type="string">
            <text:p>Boruty 5</text:p>
          </table:table-cell>
          <table:table-cell office:value-type="string">
            <text:p>Korycki Daniel</text:p>
          </table:table-cell>
          <table:table-cell office:value-type="string">
            <text:p>ul. Boruty 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74];&quot;,'&quot;;[.C74];&quot;','&quot;;[.D74];&quot;','&quot;;[.E74];&quot;','&quot;;[.F74];&quot;','&quot;;[.G74];&quot;','&quot;;[.H74];&quot;','&quot;;[.I74];&quot;','&quot;;[.J74];&quot;','&quot;;[.O74];&quot;'),&quot;)" office:value-type="string" office:string-value="(463,'Boruty 9','Marek Chodakiewicz','ul. Karłowicza 14','15-192','Białystok','','','','NIE'),">
            <text:p>(463,'Boruty 9','Marek Chodakiewicz','ul. Karłowicza 14','15-192','Białystok','','','','NIE'),</text:p>
          </table:table-cell>
          <table:table-cell office:value-type="float" office:value="463">
            <text:p>463</text:p>
          </table:table-cell>
          <table:table-cell office:value-type="string">
            <text:p>Boruty 9</text:p>
          </table:table-cell>
          <table:table-cell office:value-type="string">
            <text:p>Marek Chodakiewicz</text:p>
          </table:table-cell>
          <table:table-cell office:value-type="string">
            <text:p>ul. Karłowicza 14</text:p>
          </table:table-cell>
          <table:table-cell office:value-type="string">
            <text:p>15-192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75];&quot;,'&quot;;[.C75];&quot;','&quot;;[.D75];&quot;','&quot;;[.E75];&quot;','&quot;;[.F75];&quot;','&quot;;[.G75];&quot;','&quot;;[.H75];&quot;','&quot;;[.I75];&quot;','&quot;;[.J75];&quot;','&quot;;[.O75];&quot;'),&quot;)" office:value-type="string" office:string-value="(614,'Bursztynowa 15','Bubrzycki Wojciech','ul. Bursztynowa 15','15-157','Białystok','','','','NIE'),">
            <text:p>(614,'Bursztynowa 15','Bubrzycki Wojciech','ul. Bursztynowa 15','15-157','Białystok','','','','NIE'),</text:p>
          </table:table-cell>
          <table:table-cell office:value-type="float" office:value="614">
            <text:p>614</text:p>
          </table:table-cell>
          <table:table-cell office:value-type="string">
            <text:p>Bursztynowa 15</text:p>
          </table:table-cell>
          <table:table-cell office:value-type="string">
            <text:p>Bubrzycki Wojciech</text:p>
          </table:table-cell>
          <table:table-cell office:value-type="string">
            <text:p>ul. Bursztynowa 1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76];&quot;,'&quot;;[.C76];&quot;','&quot;;[.D76];&quot;','&quot;;[.E76];&quot;','&quot;;[.F76];&quot;','&quot;;[.G76];&quot;','&quot;;[.H76];&quot;','&quot;;[.I76];&quot;','&quot;;[.J76];&quot;','&quot;;[.O76];&quot;'),&quot;)" office:value-type="string" office:string-value="(392,'Bursztynowa 22','Grabowski Adam','ul. Bursztynowa 22','15-157','Białystok','','','','NIE'),">
            <text:p>(392,'Bursztynowa 22','Grabowski Adam','ul. Bursztynowa 22','15-157','Białystok','','','','NIE'),</text:p>
          </table:table-cell>
          <table:table-cell office:value-type="float" office:value="392">
            <text:p>392</text:p>
          </table:table-cell>
          <table:table-cell office:value-type="string">
            <text:p>Bursztynowa 22</text:p>
          </table:table-cell>
          <table:table-cell office:value-type="string">
            <text:p>Grabowski Adam</text:p>
          </table:table-cell>
          <table:table-cell office:value-type="string">
            <text:p>ul. Bursztynowa 2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77];&quot;,'&quot;;[.C77];&quot;','&quot;;[.D77];&quot;','&quot;;[.E77];&quot;','&quot;;[.F77];&quot;','&quot;;[.G77];&quot;','&quot;;[.H77];&quot;','&quot;;[.I77];&quot;','&quot;;[.J77];&quot;','&quot;;[.O77];&quot;'),&quot;)" office:value-type="string" office:string-value="(344,'Bursztynowa 23','Wałuszko Marta','ul. Bursztynowa 23','15-157','Białystok','','','','NIE'),">
            <text:p>(344,'Bursztynowa 23','Wałuszko Marta','ul. Bursztynowa 23','15-157','Białystok','','','','NIE'),</text:p>
          </table:table-cell>
          <table:table-cell office:value-type="float" office:value="344">
            <text:p>344</text:p>
          </table:table-cell>
          <table:table-cell office:value-type="string">
            <text:p>Bursztynowa 23</text:p>
          </table:table-cell>
          <table:table-cell office:value-type="string">
            <text:p>Wałuszko Marta</text:p>
          </table:table-cell>
          <table:table-cell office:value-type="string">
            <text:p>ul. Bursztynowa 2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78];&quot;,'&quot;;[.C78];&quot;','&quot;;[.D78];&quot;','&quot;;[.E78];&quot;','&quot;;[.F78];&quot;','&quot;;[.G78];&quot;','&quot;;[.H78];&quot;','&quot;;[.I78];&quot;','&quot;;[.J78];&quot;','&quot;;[.O78];&quot;'),&quot;)" office:value-type="string" office:string-value="(623,'Bursztynowa 23a','Utko Anna','ul. Bursztynowa 23','15-157','Białystok','','','','NIE'),">
            <text:p>(623,'Bursztynowa 23a','Utko Anna','ul. Bursztynowa 23','15-157','Białystok','','','','NIE'),</text:p>
          </table:table-cell>
          <table:table-cell office:value-type="float" office:value="623">
            <text:p>623</text:p>
          </table:table-cell>
          <table:table-cell office:value-type="string">
            <text:p>Bursztynowa 23a</text:p>
          </table:table-cell>
          <table:table-cell office:value-type="string">
            <text:p>Utko Anna</text:p>
          </table:table-cell>
          <table:table-cell office:value-type="string">
            <text:p>ul. Bursztynowa 2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79];&quot;,'&quot;;[.C79];&quot;','&quot;;[.D79];&quot;','&quot;;[.E79];&quot;','&quot;;[.F79];&quot;','&quot;;[.G79];&quot;','&quot;;[.H79];&quot;','&quot;;[.I79];&quot;','&quot;;[.J79];&quot;','&quot;;[.O79];&quot;'),&quot;)" office:value-type="string" office:string-value="(414,'Bursztynowa 24','Kochańska Renata','ul. Bursztynowa 24','15-157','Białystok','','','','NIE'),">
            <text:p>(414,'Bursztynowa 24','Kochańska Renata','ul. Bursztynowa 24','15-157','Białystok','','','','NIE'),</text:p>
          </table:table-cell>
          <table:table-cell office:value-type="float" office:value="414">
            <text:p>414</text:p>
          </table:table-cell>
          <table:table-cell office:value-type="string">
            <text:p>Bursztynowa 24</text:p>
          </table:table-cell>
          <table:table-cell office:value-type="string">
            <text:p>Kochańska Renata</text:p>
          </table:table-cell>
          <table:table-cell office:value-type="string">
            <text:p>ul. Bursztynowa 24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80];&quot;,'&quot;;[.C80];&quot;','&quot;;[.D80];&quot;','&quot;;[.E80];&quot;','&quot;;[.F80];&quot;','&quot;;[.G80];&quot;','&quot;;[.H80];&quot;','&quot;;[.I80];&quot;','&quot;;[.J80];&quot;','&quot;;[.O80];&quot;'),&quot;)" office:value-type="string" office:string-value="(223,'Bursztynowa 3','Mirkowicz Teresa','ul. Bursztynowa 3','15-157','Białystok','','','','NIE'),">
            <text:p>(223,'Bursztynowa 3','Mirkowicz Teresa','ul. Bursztynowa 3','15-157','Białystok','','','','NIE'),</text:p>
          </table:table-cell>
          <table:table-cell office:value-type="float" office:value="223">
            <text:p>223</text:p>
          </table:table-cell>
          <table:table-cell office:value-type="string">
            <text:p>Bursztynowa 3</text:p>
          </table:table-cell>
          <table:table-cell office:value-type="string">
            <text:p>Mirkowicz Teresa</text:p>
          </table:table-cell>
          <table:table-cell office:value-type="string">
            <text:p>ul. Bursztynowa 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81];&quot;,'&quot;;[.C81];&quot;','&quot;;[.D81];&quot;','&quot;;[.E81];&quot;','&quot;;[.F81];&quot;','&quot;;[.G81];&quot;','&quot;;[.H81];&quot;','&quot;;[.I81];&quot;','&quot;;[.J81];&quot;','&quot;;[.O81];&quot;'),&quot;)" office:value-type="string" office:string-value="(290,'Bursztynowa 5','Muszyński Jan','ul. Bursztynowa 5','15-157','Białystok','','','','NIE'),">
            <text:p>(290,'Bursztynowa 5','Muszyński Jan','ul. Bursztynowa 5','15-157','Białystok','','','','NIE'),</text:p>
          </table:table-cell>
          <table:table-cell office:value-type="float" office:value="290">
            <text:p>290</text:p>
          </table:table-cell>
          <table:table-cell office:value-type="string">
            <text:p>Bursztynowa 5</text:p>
          </table:table-cell>
          <table:table-cell office:value-type="string">
            <text:p>Muszyński Jan</text:p>
          </table:table-cell>
          <table:table-cell office:value-type="string">
            <text:p>ul. Bursztynowa 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82];&quot;,'&quot;;[.C82];&quot;','&quot;;[.D82];&quot;','&quot;;[.E82];&quot;','&quot;;[.F82];&quot;','&quot;;[.G82];&quot;','&quot;;[.H82];&quot;','&quot;;[.I82];&quot;','&quot;;[.J82];&quot;','&quot;;[.O82];&quot;'),&quot;)" office:value-type="string" office:string-value="(202,'Bursztynowa 6','\&quot;STUDIO M5\&quot;\&quot;\&quot;  Marzena Poniatowicz\&quot;','ul. Bursztynowa 6','15-157','Białystok','542-125-03-00','','','NIE'),">
            <text:p>(202,'Bursztynowa 6','\"STUDIO M5\"\"\" <text:s/>Marzena Poniatowicz\"','ul. Bursztynowa 6','15-157','Białystok','542-125-03-00','','','NIE'),</text:p>
          </table:table-cell>
          <table:table-cell office:value-type="float" office:value="202">
            <text:p>202</text:p>
          </table:table-cell>
          <table:table-cell office:value-type="string">
            <text:p>Bursztynowa 6</text:p>
          </table:table-cell>
          <table:table-cell office:value-type="string">
            <text:p>\"STUDIO M5\"\"\" <text:s/>Marzena Poniatowicz\"</text:p>
          </table:table-cell>
          <table:table-cell office:value-type="string">
            <text:p>ul. Bursztynowa 6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542-125-03-00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83];&quot;,'&quot;;[.C83];&quot;','&quot;;[.D83];&quot;','&quot;;[.E83];&quot;','&quot;;[.F83];&quot;','&quot;;[.G83];&quot;','&quot;;[.H83];&quot;','&quot;;[.I83];&quot;','&quot;;[.J83];&quot;','&quot;;[.O83];&quot;'),&quot;)" office:value-type="string" office:string-value="(287,'Bursztynowa 7','Tyszka Henryk','ul. Bursztynowa 7','15-157','Białystok','','','','NIE'),">
            <text:p>(287,'Bursztynowa 7','Tyszka Henryk','ul. Bursztynowa 7','15-157','Białystok','','','','NIE'),</text:p>
          </table:table-cell>
          <table:table-cell office:value-type="float" office:value="287">
            <text:p>287</text:p>
          </table:table-cell>
          <table:table-cell office:value-type="string">
            <text:p>Bursztynowa 7</text:p>
          </table:table-cell>
          <table:table-cell office:value-type="string">
            <text:p>Tyszka Henryk</text:p>
          </table:table-cell>
          <table:table-cell office:value-type="string">
            <text:p>ul. Bursztynowa 7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84];&quot;,'&quot;;[.C84];&quot;','&quot;;[.D84];&quot;','&quot;;[.E84];&quot;','&quot;;[.F84];&quot;','&quot;;[.G84];&quot;','&quot;;[.H84];&quot;','&quot;;[.I84];&quot;','&quot;;[.J84];&quot;','&quot;;[.O84];&quot;'),&quot;)" office:value-type="string" office:string-value="(70,'Bursztynowa 8','ZAJAZD \&quot;TANONA\&quot;\&quot;\&quot;  Andrzej Tanona\&quot;','ul. Bursztynowa 8','15-157','Białystok','542-194-80-06','','','NIE'),">
            <text:p>(70,'Bursztynowa 8','ZAJAZD \"TANONA\"\"\" <text:s/>Andrzej Tanona\"','ul. Bursztynowa 8','15-157','Białystok','542-194-80-06','','','NIE'),</text:p>
          </table:table-cell>
          <table:table-cell office:value-type="float" office:value="70">
            <text:p>70</text:p>
          </table:table-cell>
          <table:table-cell office:value-type="string">
            <text:p>Bursztynowa 8</text:p>
          </table:table-cell>
          <table:table-cell office:value-type="string">
            <text:p>ZAJAZD \"TANONA\"\"\" <text:s/>Andrzej Tanona\"</text:p>
          </table:table-cell>
          <table:table-cell office:value-type="string">
            <text:p>ul. Bursztynowa 8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542-194-80-06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85];&quot;,'&quot;;[.C85];&quot;','&quot;;[.D85];&quot;','&quot;;[.E85];&quot;','&quot;;[.F85];&quot;','&quot;;[.G85];&quot;','&quot;;[.H85];&quot;','&quot;;[.I85];&quot;','&quot;;[.J85];&quot;','&quot;;[.O85];&quot;'),&quot;)" office:value-type="string" office:string-value="(563,'cardinal','CARDINAL S.C. Andrzej Kardyński, Krystyna Kardyńska','ul. Wiosenna 15','15-694','Białystok-Fasty','542-10-09-403','','','NIE'),">
            <text:p>(563,'cardinal','CARDINAL S.C. Andrzej Kardyński, Krystyna Kardyńska','ul. Wiosenna 15','15-694','Białystok-Fasty','542-10-09-403','','','NIE'),</text:p>
          </table:table-cell>
          <table:table-cell office:value-type="float" office:value="563">
            <text:p>563</text:p>
          </table:table-cell>
          <table:table-cell office:value-type="string">
            <text:p>cardinal</text:p>
          </table:table-cell>
          <table:table-cell office:value-type="string">
            <text:p>CARDINAL S.C. Andrzej Kardyński, Krystyna Kardyńska</text:p>
          </table:table-cell>
          <table:table-cell office:value-type="string">
            <text:p>ul. Wiosenna 15</text:p>
          </table:table-cell>
          <table:table-cell office:value-type="string">
            <text:p>15-694</text:p>
          </table:table-cell>
          <table:table-cell office:value-type="string">
            <text:p>Białystok-Fasty</text:p>
          </table:table-cell>
          <table:table-cell office:value-type="string">
            <text:p>542-10-09-403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86];&quot;,'&quot;;[.C86];&quot;','&quot;;[.D86];&quot;','&quot;;[.E86];&quot;','&quot;;[.F86];&quot;','&quot;;[.G86];&quot;','&quot;;[.H86];&quot;','&quot;;[.I86];&quot;','&quot;;[.J86];&quot;','&quot;;[.O86];&quot;'),&quot;)" office:value-type="string" office:string-value="(529,'Choroszczańska 24 ','WIM GRZEGDALA, KUBIŃSKI, GŁOWACKI Spółka Jawna','ul. Choroszczańska 24 ','15-732','Białystok','113-23-13-647','','','NIE'),">
            <text:p>(529,'Choroszczańska 24 ','WIM GRZEGDALA, KUBIŃSKI, GŁOWACKI Spółka Jawna','ul. Choroszczańska 24 ','15-732','Białystok','113-23-13-647','','','NIE'),</text:p>
          </table:table-cell>
          <table:table-cell office:value-type="float" office:value="529">
            <text:p>529</text:p>
          </table:table-cell>
          <table:table-cell office:value-type="string">
            <text:p>Choroszczańska 24 </text:p>
          </table:table-cell>
          <table:table-cell office:value-type="string">
            <text:p>WIM GRZEGDALA, KUBIŃSKI, GŁOWACKI Spółka Jawna</text:p>
          </table:table-cell>
          <table:table-cell office:value-type="string">
            <text:p>ul. Choroszczańska 24 </text:p>
          </table:table-cell>
          <table:table-cell office:value-type="string">
            <text:p>15-732</text:p>
          </table:table-cell>
          <table:table-cell office:value-type="string">
            <text:p>Białystok</text:p>
          </table:table-cell>
          <table:table-cell office:value-type="string">
            <text:p>113-23-13-647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87];&quot;,'&quot;;[.C87];&quot;','&quot;;[.D87];&quot;','&quot;;[.E87];&quot;','&quot;;[.F87];&quot;','&quot;;[.G87];&quot;','&quot;;[.H87];&quot;','&quot;;[.I87];&quot;','&quot;;[.J87];&quot;','&quot;;[.O87];&quot;'),&quot;)" office:value-type="string" office:string-value="(354,'Cicha 16','Ustymowicz Agnieszka','ul. Cicha 16','15-177','Białystok','','','','NIE'),">
            <text:p>(354,'Cicha 16','Ustymowicz Agnieszka','ul. Cicha 16','15-177','Białystok','','','','NIE'),</text:p>
          </table:table-cell>
          <table:table-cell office:value-type="float" office:value="354">
            <text:p>354</text:p>
          </table:table-cell>
          <table:table-cell office:value-type="string">
            <text:p>Cicha 16</text:p>
          </table:table-cell>
          <table:table-cell office:value-type="string">
            <text:p>Ustymowicz Agnieszka</text:p>
          </table:table-cell>
          <table:table-cell office:value-type="string">
            <text:p>ul. Cicha 16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88];&quot;,'&quot;;[.C88];&quot;','&quot;;[.D88];&quot;','&quot;;[.E88];&quot;','&quot;;[.F88];&quot;','&quot;;[.G88];&quot;','&quot;;[.H88];&quot;','&quot;;[.I88];&quot;','&quot;;[.J88];&quot;','&quot;;[.O88];&quot;'),&quot;)" office:value-type="string" office:string-value="(512,'Cicha 6','Rutkowski Andrzej','ul. Cicha 6','15-177','Białystok','','','','NIE'),">
            <text:p>(512,'Cicha 6','Rutkowski Andrzej','ul. Cicha 6','15-177','Białystok','','','','NIE'),</text:p>
          </table:table-cell>
          <table:table-cell office:value-type="float" office:value="512">
            <text:p>512</text:p>
          </table:table-cell>
          <table:table-cell office:value-type="string">
            <text:p>Cicha 6</text:p>
          </table:table-cell>
          <table:table-cell office:value-type="string">
            <text:p>Rutkowski Andrzej</text:p>
          </table:table-cell>
          <table:table-cell office:value-type="string">
            <text:p>ul. Cicha 6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89];&quot;,'&quot;;[.C89];&quot;','&quot;;[.D89];&quot;','&quot;;[.E89];&quot;','&quot;;[.F89];&quot;','&quot;;[.G89];&quot;','&quot;;[.H89];&quot;','&quot;;[.I89];&quot;','&quot;;[.J89];&quot;','&quot;;[.O89];&quot;'),&quot;)" office:value-type="string" office:string-value="(517,'cls','CLS Sp. z o.o.','ul. Odolańska 17','02-562','Warszawa','897-16-71-675','','','NIE'),">
            <text:p>(517,'cls','CLS Sp. z o.o.','ul. Odolańska 17','02-562','Warszawa','897-16-71-675','','','NIE'),</text:p>
          </table:table-cell>
          <table:table-cell office:value-type="float" office:value="517">
            <text:p>517</text:p>
          </table:table-cell>
          <table:table-cell office:value-type="string">
            <text:p>cls</text:p>
          </table:table-cell>
          <table:table-cell office:value-type="string">
            <text:p>CLS Sp. z o.o.</text:p>
          </table:table-cell>
          <table:table-cell office:value-type="string">
            <text:p>ul. Odolańska 17</text:p>
          </table:table-cell>
          <table:table-cell office:value-type="string">
            <text:p>02-562</text:p>
          </table:table-cell>
          <table:table-cell office:value-type="string">
            <text:p>Warszawa</text:p>
          </table:table-cell>
          <table:table-cell office:value-type="string">
            <text:p>897-16-71-675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90];&quot;,'&quot;;[.C90];&quot;','&quot;;[.D90];&quot;','&quot;;[.E90];&quot;','&quot;;[.F90];&quot;','&quot;;[.G90];&quot;','&quot;;[.H90];&quot;','&quot;;[.I90];&quot;','&quot;;[.J90];&quot;','&quot;;[.O90];&quot;'),&quot;)" office:value-type="string" office:string-value="(413,'Cypiska 1','Zawadzki Józef','ul. Cypiska 1','15-156','Białystok','','','','NIE'),">
            <text:p>(413,'Cypiska 1','Zawadzki Józef','ul. Cypiska 1','15-156','Białystok','','','','NIE'),</text:p>
          </table:table-cell>
          <table:table-cell office:value-type="float" office:value="413">
            <text:p>413</text:p>
          </table:table-cell>
          <table:table-cell office:value-type="string">
            <text:p>Cypiska 1</text:p>
          </table:table-cell>
          <table:table-cell office:value-type="string">
            <text:p>Zawadzki Józef</text:p>
          </table:table-cell>
          <table:table-cell office:value-type="string">
            <text:p>ul. Cypiska 1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91];&quot;,'&quot;;[.C91];&quot;','&quot;;[.D91];&quot;','&quot;;[.E91];&quot;','&quot;;[.F91];&quot;','&quot;;[.G91];&quot;','&quot;;[.H91];&quot;','&quot;;[.I91];&quot;','&quot;;[.J91];&quot;','&quot;;[.O91];&quot;'),&quot;)" office:value-type="string" office:string-value="(475,'Cypiska 2','Backiel Waldemar','ul. Cypiska 2','15-156','Białystok','','','','NIE'),">
            <text:p>(475,'Cypiska 2','Backiel Waldemar','ul. Cypiska 2','15-156','Białystok','','','','NIE'),</text:p>
          </table:table-cell>
          <table:table-cell office:value-type="float" office:value="475">
            <text:p>475</text:p>
          </table:table-cell>
          <table:table-cell office:value-type="string">
            <text:p>Cypiska 2</text:p>
          </table:table-cell>
          <table:table-cell office:value-type="string">
            <text:p>Backiel Waldemar</text:p>
          </table:table-cell>
          <table:table-cell office:value-type="string">
            <text:p>ul. Cypiska 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92];&quot;,'&quot;;[.C92];&quot;','&quot;;[.D92];&quot;','&quot;;[.E92];&quot;','&quot;;[.F92];&quot;','&quot;;[.G92];&quot;','&quot;;[.H92];&quot;','&quot;;[.I92];&quot;','&quot;;[.J92];&quot;','&quot;;[.O92];&quot;'),&quot;)" office:value-type="string" office:string-value="(450,'Cypiska 3','Darpol Dariusz Gąska','ul. Cypiska 3','15-156','Białystok','542-158-43-72','','','TAK'),">
            <text:p>(450,'Cypiska 3','Darpol Dariusz Gąska','ul. Cypiska 3','15-156','Białystok','542-158-43-72','','','TAK'),</text:p>
          </table:table-cell>
          <table:table-cell office:value-type="float" office:value="450">
            <text:p>450</text:p>
          </table:table-cell>
          <table:table-cell office:value-type="string">
            <text:p>Cypiska 3</text:p>
          </table:table-cell>
          <table:table-cell office:value-type="string">
            <text:p>Darpol Dariusz Gąska</text:p>
          </table:table-cell>
          <table:table-cell office:value-type="string">
            <text:p>ul. Cypiska 3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office:value-type="string">
            <text:p>542-158-43-72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93];&quot;,'&quot;;[.C93];&quot;','&quot;;[.D93];&quot;','&quot;;[.E93];&quot;','&quot;;[.F93];&quot;','&quot;;[.G93];&quot;','&quot;;[.H93];&quot;','&quot;;[.I93];&quot;','&quot;;[.J93];&quot;','&quot;;[.O93];&quot;'),&quot;)" office:value-type="string" office:string-value="(168,'Cypiska 4','Utko Wiesława','ul. Cypiska 4','15-156','Białystok','','','','NIE'),">
            <text:p>(168,'Cypiska 4','Utko Wiesława','ul. Cypiska 4','15-156','Białystok','','','','NIE'),</text:p>
          </table:table-cell>
          <table:table-cell office:value-type="float" office:value="168">
            <text:p>168</text:p>
          </table:table-cell>
          <table:table-cell office:value-type="string">
            <text:p>Cypiska 4</text:p>
          </table:table-cell>
          <table:table-cell office:value-type="string">
            <text:p>Utko Wiesława</text:p>
          </table:table-cell>
          <table:table-cell office:value-type="string">
            <text:p>ul. Cypiska 4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94];&quot;,'&quot;;[.C94];&quot;','&quot;;[.D94];&quot;','&quot;;[.E94];&quot;','&quot;;[.F94];&quot;','&quot;;[.G94];&quot;','&quot;;[.H94];&quot;','&quot;;[.I94];&quot;','&quot;;[.J94];&quot;','&quot;;[.O94];&quot;'),&quot;)" office:value-type="string" office:string-value="(241,'Cypiska 6','Kliwer-Bis Halina Klimowicz','ul. Cypiska 6','15-156','Białystok','966-090-37-82','','','NIE'),">
            <text:p>(241,'Cypiska 6','Kliwer-Bis Halina Klimowicz','ul. Cypiska 6','15-156','Białystok','966-090-37-82','','','NIE'),</text:p>
          </table:table-cell>
          <table:table-cell office:value-type="float" office:value="241">
            <text:p>241</text:p>
          </table:table-cell>
          <table:table-cell office:value-type="string">
            <text:p>Cypiska 6</text:p>
          </table:table-cell>
          <table:table-cell office:value-type="string">
            <text:p>Kliwer-Bis Halina Klimowicz</text:p>
          </table:table-cell>
          <table:table-cell office:value-type="string">
            <text:p>ul. Cypiska 6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office:value-type="string">
            <text:p>966-090-37-82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95];&quot;,'&quot;;[.C95];&quot;','&quot;;[.D95];&quot;','&quot;;[.E95];&quot;','&quot;;[.F95];&quot;','&quot;;[.G95];&quot;','&quot;;[.H95];&quot;','&quot;;[.I95];&quot;','&quot;;[.J95];&quot;','&quot;;[.O95];&quot;'),&quot;)" office:value-type="string" office:string-value="(163,'Cypiska 8','Wasilewski Adam','ul. Cypiska 8','15-156','Białystok','','','','NIE'),">
            <text:p>(163,'Cypiska 8','Wasilewski Adam','ul. Cypiska 8','15-156','Białystok','','','','NIE'),</text:p>
          </table:table-cell>
          <table:table-cell office:value-type="float" office:value="163">
            <text:p>163</text:p>
          </table:table-cell>
          <table:table-cell office:value-type="string">
            <text:p>Cypiska 8</text:p>
          </table:table-cell>
          <table:table-cell office:value-type="string">
            <text:p>Wasilewski Adam</text:p>
          </table:table-cell>
          <table:table-cell office:value-type="string">
            <text:p>ul. Cypiska 8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96];&quot;,'&quot;;[.C96];&quot;','&quot;;[.D96];&quot;','&quot;;[.E96];&quot;','&quot;;[.F96];&quot;','&quot;;[.G96];&quot;','&quot;;[.H96];&quot;','&quot;;[.I96];&quot;','&quot;;[.J96];&quot;','&quot;;[.O96];&quot;'),&quot;)" office:value-type="string" office:string-value="(184,'Czerwonego Kapturka 10','Aleksiejczuk Zofia','ul. Czerwonego Kapturka 10','15-156','Białystok','','','','NIE'),">
            <text:p>(184,'Czerwonego Kapturka 10','Aleksiejczuk Zofia','ul. Czerwonego Kapturka 10','15-156','Białystok','','','','NIE'),</text:p>
          </table:table-cell>
          <table:table-cell office:value-type="float" office:value="184">
            <text:p>184</text:p>
          </table:table-cell>
          <table:table-cell office:value-type="string">
            <text:p>Czerwonego Kapturka 10</text:p>
          </table:table-cell>
          <table:table-cell office:value-type="string">
            <text:p>Aleksiejczuk Zofia</text:p>
          </table:table-cell>
          <table:table-cell office:value-type="string">
            <text:p>ul. Czerwonego Kapturka 10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97];&quot;,'&quot;;[.C97];&quot;','&quot;;[.D97];&quot;','&quot;;[.E97];&quot;','&quot;;[.F97];&quot;','&quot;;[.G97];&quot;','&quot;;[.H97];&quot;','&quot;;[.I97];&quot;','&quot;;[.J97];&quot;','&quot;;[.O97];&quot;'),&quot;)" office:value-type="string" office:string-value="(557,'Czerwonego Kapturka 12','Kruszewska Maria','ul. Czerwonego Kapturka 12','15-156','Białystok','','','','NIE'),">
            <text:p>(557,'Czerwonego Kapturka 12','Kruszewska Maria','ul. Czerwonego Kapturka 12','15-156','Białystok','','','','NIE'),</text:p>
          </table:table-cell>
          <table:table-cell office:value-type="float" office:value="557">
            <text:p>557</text:p>
          </table:table-cell>
          <table:table-cell office:value-type="string">
            <text:p>Czerwonego Kapturka 12</text:p>
          </table:table-cell>
          <table:table-cell office:value-type="string">
            <text:p>Kruszewska Maria</text:p>
          </table:table-cell>
          <table:table-cell office:value-type="string">
            <text:p>ul. Czerwonego Kapturka 1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98];&quot;,'&quot;;[.C98];&quot;','&quot;;[.D98];&quot;','&quot;;[.E98];&quot;','&quot;;[.F98];&quot;','&quot;;[.G98];&quot;','&quot;;[.H98];&quot;','&quot;;[.I98];&quot;','&quot;;[.J98];&quot;','&quot;;[.O98];&quot;'),&quot;)" office:value-type="string" office:string-value="(555,'Czerwonego Kapturka 12A','Kundzicz Marcin','ul. Czerwonego Kapturka 12A','15-156','Białystok','','','','NIE'),">
            <text:p>(555,'Czerwonego Kapturka 12A','Kundzicz Marcin','ul. Czerwonego Kapturka 12A','15-156','Białystok','','','','NIE'),</text:p>
          </table:table-cell>
          <table:table-cell office:value-type="float" office:value="555">
            <text:p>555</text:p>
          </table:table-cell>
          <table:table-cell office:value-type="string">
            <text:p>Czerwonego Kapturka 12A</text:p>
          </table:table-cell>
          <table:table-cell office:value-type="string">
            <text:p>Kundzicz Marcin</text:p>
          </table:table-cell>
          <table:table-cell office:value-type="string">
            <text:p>ul. Czerwonego Kapturka 12A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99];&quot;,'&quot;;[.C99];&quot;','&quot;;[.D99];&quot;','&quot;;[.E99];&quot;','&quot;;[.F99];&quot;','&quot;;[.G99];&quot;','&quot;;[.H99];&quot;','&quot;;[.I99];&quot;','&quot;;[.J99];&quot;','&quot;;[.O99];&quot;'),&quot;)" office:value-type="string" office:string-value="(248,'Czerwonego Kapturka 13','Stankiewicz Stanisław','ul. Czerwonego Kapturka 13','15-156','Białystok','','','','NIE'),">
            <text:p>(248,'Czerwonego Kapturka 13','Stankiewicz Stanisław','ul. Czerwonego Kapturka 13','15-156','Białystok','','','','NIE'),</text:p>
          </table:table-cell>
          <table:table-cell office:value-type="float" office:value="248">
            <text:p>248</text:p>
          </table:table-cell>
          <table:table-cell office:value-type="string">
            <text:p>Czerwonego Kapturka 13</text:p>
          </table:table-cell>
          <table:table-cell office:value-type="string">
            <text:p>Stankiewicz Stanisław</text:p>
          </table:table-cell>
          <table:table-cell office:value-type="string">
            <text:p>ul. Czerwonego Kapturka 13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00];&quot;,'&quot;;[.C100];&quot;','&quot;;[.D100];&quot;','&quot;;[.E100];&quot;','&quot;;[.F100];&quot;','&quot;;[.G100];&quot;','&quot;;[.H100];&quot;','&quot;;[.I100];&quot;','&quot;;[.J100];&quot;','&quot;;[.O100];&quot;'),&quot;)" office:value-type="string" office:string-value="(243,'Czerwonego Kapturka 15','Martonik Irena','ul. Czerwonego Kapturka 15','15-156','Białystok','','','','NIE'),">
            <text:p>(243,'Czerwonego Kapturka 15','Martonik Irena','ul. Czerwonego Kapturka 15','15-156','Białystok','','','','NIE'),</text:p>
          </table:table-cell>
          <table:table-cell office:value-type="float" office:value="243">
            <text:p>243</text:p>
          </table:table-cell>
          <table:table-cell office:value-type="string">
            <text:p>Czerwonego Kapturka 15</text:p>
          </table:table-cell>
          <table:table-cell office:value-type="string">
            <text:p>Martonik Irena</text:p>
          </table:table-cell>
          <table:table-cell office:value-type="string">
            <text:p>ul. Czerwonego Kapturka 15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01];&quot;,'&quot;;[.C101];&quot;','&quot;;[.D101];&quot;','&quot;;[.E101];&quot;','&quot;;[.F101];&quot;','&quot;;[.G101];&quot;','&quot;;[.H101];&quot;','&quot;;[.I101];&quot;','&quot;;[.J101];&quot;','&quot;;[.O101];&quot;'),&quot;)" office:value-type="string" office:string-value="(234,'Czerwonego Kapturka 19','Jadwiga Tajgunow','ul. Czerwonego Kapturka 19','15-156','Białystok','','','','NIE'),">
            <text:p>(234,'Czerwonego Kapturka 19','Jadwiga Tajgunow','ul. Czerwonego Kapturka 19','15-156','Białystok','','','','NIE'),</text:p>
          </table:table-cell>
          <table:table-cell office:value-type="float" office:value="234">
            <text:p>234</text:p>
          </table:table-cell>
          <table:table-cell office:value-type="string">
            <text:p>Czerwonego Kapturka 19</text:p>
          </table:table-cell>
          <table:table-cell office:value-type="string">
            <text:p>Jadwiga Tajgunow</text:p>
          </table:table-cell>
          <table:table-cell office:value-type="string">
            <text:p>ul. Czerwonego Kapturka 19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02];&quot;,'&quot;;[.C102];&quot;','&quot;;[.D102];&quot;','&quot;;[.E102];&quot;','&quot;;[.F102];&quot;','&quot;;[.G102];&quot;','&quot;;[.H102];&quot;','&quot;;[.I102];&quot;','&quot;;[.J102];&quot;','&quot;;[.O102];&quot;'),&quot;)" office:value-type="string" office:string-value="(192,'Czerwonego Kapturka 2','Sulikowski Dawid','ul. Czerwonego Kapturka 2','15-156','Białystok','','','','NIE'),">
            <text:p>(192,'Czerwonego Kapturka 2','Sulikowski Dawid','ul. Czerwonego Kapturka 2','15-156','Białystok','','','','NIE'),</text:p>
          </table:table-cell>
          <table:table-cell office:value-type="float" office:value="192">
            <text:p>192</text:p>
          </table:table-cell>
          <table:table-cell office:value-type="string">
            <text:p>Czerwonego Kapturka 2</text:p>
          </table:table-cell>
          <table:table-cell office:value-type="string">
            <text:p>Sulikowski Dawid</text:p>
          </table:table-cell>
          <table:table-cell office:value-type="string">
            <text:p>ul. Czerwonego Kapturka 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03];&quot;,'&quot;;[.C103];&quot;','&quot;;[.D103];&quot;','&quot;;[.E103];&quot;','&quot;;[.F103];&quot;','&quot;;[.G103];&quot;','&quot;;[.H103];&quot;','&quot;;[.I103];&quot;','&quot;;[.J103];&quot;','&quot;;[.O103];&quot;'),&quot;)" office:value-type="string" office:string-value="(57,'Czerwonego Kapturka 2/1','Wojewódko Anna','ul. Czerwonego Kapturka 2/1','15-156','Białystok','','','','NIE'),">
            <text:p>(57,'Czerwonego Kapturka 2/1','Wojewódko Anna','ul. Czerwonego Kapturka 2/1','15-156','Białystok','','','','NIE'),</text:p>
          </table:table-cell>
          <table:table-cell office:value-type="float" office:value="57">
            <text:p>57</text:p>
          </table:table-cell>
          <table:table-cell office:value-type="string">
            <text:p>Czerwonego Kapturka 2/1</text:p>
          </table:table-cell>
          <table:table-cell office:value-type="string">
            <text:p>Wojewódko Anna</text:p>
          </table:table-cell>
          <table:table-cell office:value-type="string">
            <text:p>ul. Czerwonego Kapturka 2/1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04];&quot;,'&quot;;[.C104];&quot;','&quot;;[.D104];&quot;','&quot;;[.E104];&quot;','&quot;;[.F104];&quot;','&quot;;[.G104];&quot;','&quot;;[.H104];&quot;','&quot;;[.I104];&quot;','&quot;;[.J104];&quot;','&quot;;[.O104];&quot;'),&quot;)" office:value-type="string" office:string-value="(384,'Czerwonego Kapturka 22','Gilewska Beata','ul. Czerwonego Kapturka 22','15-156','Białystok','','','','NIE'),">
            <text:p>(384,'Czerwonego Kapturka 22','Gilewska Beata','ul. Czerwonego Kapturka 22','15-156','Białystok','','','','NIE'),</text:p>
          </table:table-cell>
          <table:table-cell office:value-type="float" office:value="384">
            <text:p>384</text:p>
          </table:table-cell>
          <table:table-cell office:value-type="string">
            <text:p>Czerwonego Kapturka 22</text:p>
          </table:table-cell>
          <table:table-cell office:value-type="string">
            <text:p>Gilewska Beata</text:p>
          </table:table-cell>
          <table:table-cell office:value-type="string">
            <text:p>ul. Czerwonego Kapturka 2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05];&quot;,'&quot;;[.C105];&quot;','&quot;;[.D105];&quot;','&quot;;[.E105];&quot;','&quot;;[.F105];&quot;','&quot;;[.G105];&quot;','&quot;;[.H105];&quot;','&quot;;[.I105];&quot;','&quot;;[.J105];&quot;','&quot;;[.O105];&quot;'),&quot;)" office:value-type="string" office:string-value="(25,'Czerwonego Kapturka 23','Anatol Frankowski','ul. Czerwonego Kapturka 23','15-156','Białystok','','','','NIE'),">
            <text:p>(25,'Czerwonego Kapturka 23','Anatol Frankowski','ul. Czerwonego Kapturka 23','15-156','Białystok','','','','NIE'),</text:p>
          </table:table-cell>
          <table:table-cell office:value-type="float" office:value="25">
            <text:p>25</text:p>
          </table:table-cell>
          <table:table-cell office:value-type="string">
            <text:p>Czerwonego Kapturka 23</text:p>
          </table:table-cell>
          <table:table-cell office:value-type="string">
            <text:p>Anatol Frankowski</text:p>
          </table:table-cell>
          <table:table-cell office:value-type="string">
            <text:p>ul. Czerwonego Kapturka 23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06];&quot;,'&quot;;[.C106];&quot;','&quot;;[.D106];&quot;','&quot;;[.E106];&quot;','&quot;;[.F106];&quot;','&quot;;[.G106];&quot;','&quot;;[.H106];&quot;','&quot;;[.I106];&quot;','&quot;;[.J106];&quot;','&quot;;[.O106];&quot;'),&quot;)" office:value-type="string" office:string-value="(393,'Czerwonego Kapturka 24','Opolski Wiesław','ul. Czerwonego Kapturka 24','15-156','Białystok','','','','NIE'),">
            <text:p>(393,'Czerwonego Kapturka 24','Opolski Wiesław','ul. Czerwonego Kapturka 24','15-156','Białystok','','','','NIE'),</text:p>
          </table:table-cell>
          <table:table-cell office:value-type="float" office:value="393">
            <text:p>393</text:p>
          </table:table-cell>
          <table:table-cell office:value-type="string">
            <text:p>Czerwonego Kapturka 24</text:p>
          </table:table-cell>
          <table:table-cell office:value-type="string">
            <text:p>Opolski Wiesław</text:p>
          </table:table-cell>
          <table:table-cell office:value-type="string">
            <text:p>ul. Czerwonego Kapturka 24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07];&quot;,'&quot;;[.C107];&quot;','&quot;;[.D107];&quot;','&quot;;[.E107];&quot;','&quot;;[.F107];&quot;','&quot;;[.G107];&quot;','&quot;;[.H107];&quot;','&quot;;[.I107];&quot;','&quot;;[.J107];&quot;','&quot;;[.O107];&quot;'),&quot;)" office:value-type="string" office:string-value="(52,'Czerwonego Kapturka 28','Krejza Elżbieta Krystyna','ul. Czerwonego Kapturka 28','15-156','Białystok','','','','NIE'),">
            <text:p>(52,'Czerwonego Kapturka 28','Krejza Elżbieta Krystyna','ul. Czerwonego Kapturka 28','15-156','Białystok','','','','NIE'),</text:p>
          </table:table-cell>
          <table:table-cell office:value-type="float" office:value="52">
            <text:p>52</text:p>
          </table:table-cell>
          <table:table-cell office:value-type="string">
            <text:p>Czerwonego Kapturka 28</text:p>
          </table:table-cell>
          <table:table-cell office:value-type="string">
            <text:p>Krejza Elżbieta Krystyna</text:p>
          </table:table-cell>
          <table:table-cell office:value-type="string">
            <text:p>ul. Czerwonego Kapturka 28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08];&quot;,'&quot;;[.C108];&quot;','&quot;;[.D108];&quot;','&quot;;[.E108];&quot;','&quot;;[.F108];&quot;','&quot;;[.G108];&quot;','&quot;;[.H108];&quot;','&quot;;[.I108];&quot;','&quot;;[.J108];&quot;','&quot;;[.O108];&quot;'),&quot;)" office:value-type="string" office:string-value="(487,'Czerwonego Kapturka 29','Radziszewski Krzysztof','ul. Czerwonego Kapturka 29','15-156','Białystok','','','','NIE'),">
            <text:p>(487,'Czerwonego Kapturka 29','Radziszewski Krzysztof','ul. Czerwonego Kapturka 29','15-156','Białystok','','','','NIE'),</text:p>
          </table:table-cell>
          <table:table-cell office:value-type="float" office:value="487">
            <text:p>487</text:p>
          </table:table-cell>
          <table:table-cell office:value-type="string">
            <text:p>Czerwonego Kapturka 29</text:p>
          </table:table-cell>
          <table:table-cell office:value-type="string">
            <text:p>Radziszewski Krzysztof</text:p>
          </table:table-cell>
          <table:table-cell office:value-type="string">
            <text:p>ul. Czerwonego Kapturka 29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09];&quot;,'&quot;;[.C109];&quot;','&quot;;[.D109];&quot;','&quot;;[.E109];&quot;','&quot;;[.F109];&quot;','&quot;;[.G109];&quot;','&quot;;[.H109];&quot;','&quot;;[.I109];&quot;','&quot;;[.J109];&quot;','&quot;;[.O109];&quot;'),&quot;)" office:value-type="string" office:string-value="(225,'Czerwonego Kapturka 30','Smuga Krystyna','ul. Czerwonego Kapturka 30','15-156','Białystok','','','','NIE'),">
            <text:p>(225,'Czerwonego Kapturka 30','Smuga Krystyna','ul. Czerwonego Kapturka 30','15-156','Białystok','','','','NIE'),</text:p>
          </table:table-cell>
          <table:table-cell office:value-type="float" office:value="225">
            <text:p>225</text:p>
          </table:table-cell>
          <table:table-cell office:value-type="string">
            <text:p>Czerwonego Kapturka 30</text:p>
          </table:table-cell>
          <table:table-cell office:value-type="string">
            <text:p>Smuga Krystyna</text:p>
          </table:table-cell>
          <table:table-cell office:value-type="string">
            <text:p>ul. Czerwonego Kapturka 30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10];&quot;,'&quot;;[.C110];&quot;','&quot;;[.D110];&quot;','&quot;;[.E110];&quot;','&quot;;[.F110];&quot;','&quot;;[.G110];&quot;','&quot;;[.H110];&quot;','&quot;;[.I110];&quot;','&quot;;[.J110];&quot;','&quot;;[.O110];&quot;'),&quot;)" office:value-type="string" office:string-value="(65,'Czerwonego Kapturka 32','Tworkowski Wiesław','ul. Czerwonego Kapturka 32','15-156','Białystok','','','','NIE'),">
            <text:p>(65,'Czerwonego Kapturka 32','Tworkowski Wiesław','ul. Czerwonego Kapturka 32','15-156','Białystok','','','','NIE'),</text:p>
          </table:table-cell>
          <table:table-cell office:value-type="float" office:value="65">
            <text:p>65</text:p>
          </table:table-cell>
          <table:table-cell office:value-type="string">
            <text:p>Czerwonego Kapturka 32</text:p>
          </table:table-cell>
          <table:table-cell office:value-type="string">
            <text:p>Tworkowski Wiesław</text:p>
          </table:table-cell>
          <table:table-cell office:value-type="string">
            <text:p>ul. Czerwonego Kapturka 3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11];&quot;,'&quot;;[.C111];&quot;','&quot;;[.D111];&quot;','&quot;;[.E111];&quot;','&quot;;[.F111];&quot;','&quot;;[.G111];&quot;','&quot;;[.H111];&quot;','&quot;;[.I111];&quot;','&quot;;[.J111];&quot;','&quot;;[.O111];&quot;'),&quot;)" office:value-type="string" office:string-value="(282,'Czerwonego Kapturka 34','Bogdański Andrzej Bogdańska Grażyna Jolanta','ul. Czerwonego Kapturka 34','15-156','Białystok','','','','NIE'),">
            <text:p>(282,'Czerwonego Kapturka 34','Bogdański Andrzej Bogdańska Grażyna Jolanta','ul. Czerwonego Kapturka 34','15-156','Białystok','','','','NIE'),</text:p>
          </table:table-cell>
          <table:table-cell office:value-type="float" office:value="282">
            <text:p>282</text:p>
          </table:table-cell>
          <table:table-cell office:value-type="string">
            <text:p>Czerwonego Kapturka 34</text:p>
          </table:table-cell>
          <table:table-cell office:value-type="string">
            <text:p>Bogdański Andrzej Bogdańska Grażyna Jolanta</text:p>
          </table:table-cell>
          <table:table-cell office:value-type="string">
            <text:p>ul. Czerwonego Kapturka 34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12];&quot;,'&quot;;[.C112];&quot;','&quot;;[.D112];&quot;','&quot;;[.E112];&quot;','&quot;;[.F112];&quot;','&quot;;[.G112];&quot;','&quot;;[.H112];&quot;','&quot;;[.I112];&quot;','&quot;;[.J112];&quot;','&quot;;[.O112];&quot;'),&quot;)" office:value-type="string" office:string-value="(288,'Czerwonego Kapturka 36','Cymbor Edward','ul. Czerwonego Kapturka 36','15-156','Białystok','','','','NIE'),">
            <text:p>(288,'Czerwonego Kapturka 36','Cymbor Edward','ul. Czerwonego Kapturka 36','15-156','Białystok','','','','NIE'),</text:p>
          </table:table-cell>
          <table:table-cell office:value-type="float" office:value="288">
            <text:p>288</text:p>
          </table:table-cell>
          <table:table-cell office:value-type="string">
            <text:p>Czerwonego Kapturka 36</text:p>
          </table:table-cell>
          <table:table-cell office:value-type="string">
            <text:p>Cymbor Edward</text:p>
          </table:table-cell>
          <table:table-cell office:value-type="string">
            <text:p>ul. Czerwonego Kapturka 36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13];&quot;,'&quot;;[.C113];&quot;','&quot;;[.D113];&quot;','&quot;;[.E113];&quot;','&quot;;[.F113];&quot;','&quot;;[.G113];&quot;','&quot;;[.H113];&quot;','&quot;;[.I113];&quot;','&quot;;[.J113];&quot;','&quot;;[.O113];&quot;'),&quot;)" office:value-type="string" office:string-value="(215,'Czerwonego Kapturka 38','Bruszewski Wiesław','ul. Czerwonego Kapturka 38','15-156','Białystok','','','','NIE'),">
            <text:p>(215,'Czerwonego Kapturka 38','Bruszewski Wiesław','ul. Czerwonego Kapturka 38','15-156','Białystok','','','','NIE'),</text:p>
          </table:table-cell>
          <table:table-cell office:value-type="float" office:value="215">
            <text:p>215</text:p>
          </table:table-cell>
          <table:table-cell office:value-type="string">
            <text:p>Czerwonego Kapturka 38</text:p>
          </table:table-cell>
          <table:table-cell office:value-type="string">
            <text:p>Bruszewski Wiesław</text:p>
          </table:table-cell>
          <table:table-cell office:value-type="string">
            <text:p>ul. Czerwonego Kapturka 38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14];&quot;,'&quot;;[.C114];&quot;','&quot;;[.D114];&quot;','&quot;;[.E114];&quot;','&quot;;[.F114];&quot;','&quot;;[.G114];&quot;','&quot;;[.H114];&quot;','&quot;;[.I114];&quot;','&quot;;[.J114];&quot;','&quot;;[.O114];&quot;'),&quot;)" office:value-type="string" office:string-value="(86,'Czerwonego Kapturka 4','USŁUGI TRANSPORTOWE  Dariusz Samsonik','ul. Czerwonego Kapturka 4','15-156','Białystok','542-154-00-50','','','TAK'),">
            <text:p>(86,'Czerwonego Kapturka 4','USŁUGI TRANSPORTOWE <text:s/>Dariusz Samsonik','ul. Czerwonego Kapturka 4','15-156','Białystok','542-154-00-50','','','TAK'),</text:p>
          </table:table-cell>
          <table:table-cell office:value-type="float" office:value="86">
            <text:p>86</text:p>
          </table:table-cell>
          <table:table-cell office:value-type="string">
            <text:p>Czerwonego Kapturka 4</text:p>
          </table:table-cell>
          <table:table-cell office:value-type="string">
            <text:p>USŁUGI TRANSPORTOWE <text:s/>Dariusz Samsonik</text:p>
          </table:table-cell>
          <table:table-cell office:value-type="string">
            <text:p>ul. Czerwonego Kapturka 4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office:value-type="string">
            <text:p>542-154-00-50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15];&quot;,'&quot;;[.C115];&quot;','&quot;;[.D115];&quot;','&quot;;[.E115];&quot;','&quot;;[.F115];&quot;','&quot;;[.G115];&quot;','&quot;;[.H115];&quot;','&quot;;[.I115];&quot;','&quot;;[.J115];&quot;','&quot;;[.O115];&quot;'),&quot;)" office:value-type="string" office:string-value="(87,'Czerwonego Kapturka 40','Gryko Jarosław','ul. Czerwonego Kapturka 40','15-156','Białystok','','','','NIE'),">
            <text:p>(87,'Czerwonego Kapturka 40','Gryko Jarosław','ul. Czerwonego Kapturka 40','15-156','Białystok','','','','NIE'),</text:p>
          </table:table-cell>
          <table:table-cell office:value-type="float" office:value="87">
            <text:p>87</text:p>
          </table:table-cell>
          <table:table-cell office:value-type="string">
            <text:p>Czerwonego Kapturka 40</text:p>
          </table:table-cell>
          <table:table-cell office:value-type="string">
            <text:p>Gryko Jarosław</text:p>
          </table:table-cell>
          <table:table-cell office:value-type="string">
            <text:p>ul. Czerwonego Kapturka 40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16];&quot;,'&quot;;[.C116];&quot;','&quot;;[.D116];&quot;','&quot;;[.E116];&quot;','&quot;;[.F116];&quot;','&quot;;[.G116];&quot;','&quot;;[.H116];&quot;','&quot;;[.I116];&quot;','&quot;;[.J116];&quot;','&quot;;[.O116];&quot;'),&quot;)" office:value-type="string" office:string-value="(88,'Czerwonego Kapturka 42','Danuta Pacewicz','ul. Czerwonego Kapturka 42','15-156','Białystok','','','','NIE'),">
            <text:p>(88,'Czerwonego Kapturka 42','Danuta Pacewicz','ul. Czerwonego Kapturka 42','15-156','Białystok','','','','NIE'),</text:p>
          </table:table-cell>
          <table:table-cell office:value-type="float" office:value="88">
            <text:p>88</text:p>
          </table:table-cell>
          <table:table-cell office:value-type="string">
            <text:p>Czerwonego Kapturka 42</text:p>
          </table:table-cell>
          <table:table-cell office:value-type="string">
            <text:p>Danuta Pacewicz</text:p>
          </table:table-cell>
          <table:table-cell office:value-type="string">
            <text:p>ul. Czerwonego Kapturka 4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17];&quot;,'&quot;;[.C117];&quot;','&quot;;[.D117];&quot;','&quot;;[.E117];&quot;','&quot;;[.F117];&quot;','&quot;;[.G117];&quot;','&quot;;[.H117];&quot;','&quot;;[.I117];&quot;','&quot;;[.J117];&quot;','&quot;;[.O117];&quot;'),&quot;)" office:value-type="string" office:string-value="(382,'Czerwonego Kapturka 43','Strzymińska Elżbieta','ul. Czerwonego Kapturka 43','15-156','Białystok','','','','NIE'),">
            <text:p>(382,'Czerwonego Kapturka 43','Strzymińska Elżbieta','ul. Czerwonego Kapturka 43','15-156','Białystok','','','','NIE'),</text:p>
          </table:table-cell>
          <table:table-cell office:value-type="float" office:value="382">
            <text:p>382</text:p>
          </table:table-cell>
          <table:table-cell office:value-type="string">
            <text:p>Czerwonego Kapturka 43</text:p>
          </table:table-cell>
          <table:table-cell office:value-type="string">
            <text:p>Strzymińska Elżbieta</text:p>
          </table:table-cell>
          <table:table-cell office:value-type="string">
            <text:p>ul. Czerwonego Kapturka 43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18];&quot;,'&quot;;[.C118];&quot;','&quot;;[.D118];&quot;','&quot;;[.E118];&quot;','&quot;;[.F118];&quot;','&quot;;[.G118];&quot;','&quot;;[.H118];&quot;','&quot;;[.I118];&quot;','&quot;;[.J118];&quot;','&quot;;[.O118];&quot;'),&quot;)" office:value-type="string" office:string-value="(147,'Czerwonego Kapturka 44','Sobiecki Marcin','ul. Czerwonego Kapturka 44','15-156','Białystok','','','','NIE'),">
            <text:p>(147,'Czerwonego Kapturka 44','Sobiecki Marcin','ul. Czerwonego Kapturka 44','15-156','Białystok','','','','NIE'),</text:p>
          </table:table-cell>
          <table:table-cell office:value-type="float" office:value="147">
            <text:p>147</text:p>
          </table:table-cell>
          <table:table-cell office:value-type="string">
            <text:p>Czerwonego Kapturka 44</text:p>
          </table:table-cell>
          <table:table-cell office:value-type="string">
            <text:p>Sobiecki Marcin</text:p>
          </table:table-cell>
          <table:table-cell office:value-type="string">
            <text:p>ul. Czerwonego Kapturka 44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19];&quot;,'&quot;;[.C119];&quot;','&quot;;[.D119];&quot;','&quot;;[.E119];&quot;','&quot;;[.F119];&quot;','&quot;;[.G119];&quot;','&quot;;[.H119];&quot;','&quot;;[.I119];&quot;','&quot;;[.J119];&quot;','&quot;;[.O119];&quot;'),&quot;)" office:value-type="string" office:string-value="(432,'Czerwonego Kapturka 45','Wasilczuk Krzysztof Wasilczuk Marta Anna','ul. Czerwonego Kapturka 45','15-156','Białystok','','','','NIE'),">
            <text:p>(432,'Czerwonego Kapturka 45','Wasilczuk Krzysztof Wasilczuk Marta Anna','ul. Czerwonego Kapturka 45','15-156','Białystok','','','','NIE'),</text:p>
          </table:table-cell>
          <table:table-cell office:value-type="float" office:value="432">
            <text:p>432</text:p>
          </table:table-cell>
          <table:table-cell office:value-type="string">
            <text:p>Czerwonego Kapturka 45</text:p>
          </table:table-cell>
          <table:table-cell office:value-type="string">
            <text:p>Wasilczuk Krzysztof Wasilczuk Marta Anna</text:p>
          </table:table-cell>
          <table:table-cell office:value-type="string">
            <text:p>ul. Czerwonego Kapturka 45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20];&quot;,'&quot;;[.C120];&quot;','&quot;;[.D120];&quot;','&quot;;[.E120];&quot;','&quot;;[.F120];&quot;','&quot;;[.G120];&quot;','&quot;;[.H120];&quot;','&quot;;[.I120];&quot;','&quot;;[.J120];&quot;','&quot;;[.O120];&quot;'),&quot;)" office:value-type="string" office:string-value="(128,'Czerwonego Kapturka 46','Karpińska Paula','ul. Czerwonego Kapturka 46','15-156','Białystok','','','','NIE'),">
            <text:p>(128,'Czerwonego Kapturka 46','Karpińska Paula','ul. Czerwonego Kapturka 46','15-156','Białystok','','','','NIE'),</text:p>
          </table:table-cell>
          <table:table-cell office:value-type="float" office:value="128">
            <text:p>128</text:p>
          </table:table-cell>
          <table:table-cell office:value-type="string">
            <text:p>Czerwonego Kapturka 46</text:p>
          </table:table-cell>
          <table:table-cell office:value-type="string">
            <text:p>Karpińska Paula</text:p>
          </table:table-cell>
          <table:table-cell office:value-type="string">
            <text:p>ul. Czerwonego Kapturka 46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21];&quot;,'&quot;;[.C121];&quot;','&quot;;[.D121];&quot;','&quot;;[.E121];&quot;','&quot;;[.F121];&quot;','&quot;;[.G121];&quot;','&quot;;[.H121];&quot;','&quot;;[.I121];&quot;','&quot;;[.J121];&quot;','&quot;;[.O121];&quot;'),&quot;)" office:value-type="string" office:string-value="(364,'Czerwonego Kapturka 51','Zaniewska Dorota','ul. Czerwonego Kapturka 51','15-157','Białystok','','','','NIE'),">
            <text:p>(364,'Czerwonego Kapturka 51','Zaniewska Dorota','ul. Czerwonego Kapturka 51','15-157','Białystok','','','','NIE'),</text:p>
          </table:table-cell>
          <table:table-cell office:value-type="float" office:value="364">
            <text:p>364</text:p>
          </table:table-cell>
          <table:table-cell office:value-type="string">
            <text:p>Czerwonego Kapturka 51</text:p>
          </table:table-cell>
          <table:table-cell office:value-type="string">
            <text:p>Zaniewska Dorota</text:p>
          </table:table-cell>
          <table:table-cell office:value-type="string">
            <text:p>ul. Czerwonego Kapturka 5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22];&quot;,'&quot;;[.C122];&quot;','&quot;;[.D122];&quot;','&quot;;[.E122];&quot;','&quot;;[.F122];&quot;','&quot;;[.G122];&quot;','&quot;;[.H122];&quot;','&quot;;[.I122];&quot;','&quot;;[.J122];&quot;','&quot;;[.O122];&quot;'),&quot;)" office:value-type="string" office:string-value="(13,'Czerwonego Kapturka 52','Botuliński Bartłomiej','ul. Sukienna 2c/7','15-881','Białystok','','','','NIE'),">
            <text:p>(13,'Czerwonego Kapturka 52','Botuliński Bartłomiej','ul. Sukienna 2c/7','15-881','Białystok','','','','NIE'),</text:p>
          </table:table-cell>
          <table:table-cell office:value-type="float" office:value="13">
            <text:p>13</text:p>
          </table:table-cell>
          <table:table-cell office:value-type="string">
            <text:p>Czerwonego Kapturka 52</text:p>
          </table:table-cell>
          <table:table-cell office:value-type="string">
            <text:p>Botuliński Bartłomiej</text:p>
          </table:table-cell>
          <table:table-cell office:value-type="string">
            <text:p>ul. Sukienna 2c/7</text:p>
          </table:table-cell>
          <table:table-cell office:value-type="string">
            <text:p>15-88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23];&quot;,'&quot;;[.C123];&quot;','&quot;;[.D123];&quot;','&quot;;[.E123];&quot;','&quot;;[.F123];&quot;','&quot;;[.G123];&quot;','&quot;;[.H123];&quot;','&quot;;[.I123];&quot;','&quot;;[.J123];&quot;','&quot;;[.O123];&quot;'),&quot;)" office:value-type="string" office:string-value="(298,'Czerwonego Kapturka 55','Piotrowski Henryk','ul. Czerwonego Kapturka 55','15-156','Białystok','','','','NIE'),">
            <text:p>(298,'Czerwonego Kapturka 55','Piotrowski Henryk','ul. Czerwonego Kapturka 55','15-156','Białystok','','','','NIE'),</text:p>
          </table:table-cell>
          <table:table-cell office:value-type="float" office:value="298">
            <text:p>298</text:p>
          </table:table-cell>
          <table:table-cell office:value-type="string">
            <text:p>Czerwonego Kapturka 55</text:p>
          </table:table-cell>
          <table:table-cell office:value-type="string">
            <text:p>Piotrowski Henryk</text:p>
          </table:table-cell>
          <table:table-cell office:value-type="string">
            <text:p>ul. Czerwonego Kapturka 55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24];&quot;,'&quot;;[.C124];&quot;','&quot;;[.D124];&quot;','&quot;;[.E124];&quot;','&quot;;[.F124];&quot;','&quot;;[.G124];&quot;','&quot;;[.H124];&quot;','&quot;;[.I124];&quot;','&quot;;[.J124];&quot;','&quot;;[.O124];&quot;'),&quot;)" office:value-type="string" office:string-value="(63,'Czerwonego Kapturka 57','Kowalczuk Irena','ul. Czerwonego Kapturka 57','15-156','Białystok','','','','NIE'),">
            <text:p>(63,'Czerwonego Kapturka 57','Kowalczuk Irena','ul. Czerwonego Kapturka 57','15-156','Białystok','','','','NIE'),</text:p>
          </table:table-cell>
          <table:table-cell office:value-type="float" office:value="63">
            <text:p>63</text:p>
          </table:table-cell>
          <table:table-cell office:value-type="string">
            <text:p>Czerwonego Kapturka 57</text:p>
          </table:table-cell>
          <table:table-cell office:value-type="string">
            <text:p>Kowalczuk Irena</text:p>
          </table:table-cell>
          <table:table-cell office:value-type="string">
            <text:p>ul. Czerwonego Kapturka 57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25];&quot;,'&quot;;[.C125];&quot;','&quot;;[.D125];&quot;','&quot;;[.E125];&quot;','&quot;;[.F125];&quot;','&quot;;[.G125];&quot;','&quot;;[.H125];&quot;','&quot;;[.I125];&quot;','&quot;;[.J125];&quot;','&quot;;[.O125];&quot;'),&quot;)" office:value-type="string" office:string-value="(109,'Czerwonego Kapturka 6','Filipowicz Regina Wiesława','ul. Czerwonego Kapturka 6','15-156','Białystok','','','','NIE'),">
            <text:p>(109,'Czerwonego Kapturka 6','Filipowicz Regina Wiesława','ul. Czerwonego Kapturka 6','15-156','Białystok','','','','NIE'),</text:p>
          </table:table-cell>
          <table:table-cell office:value-type="float" office:value="109">
            <text:p>109</text:p>
          </table:table-cell>
          <table:table-cell office:value-type="string">
            <text:p>Czerwonego Kapturka 6</text:p>
          </table:table-cell>
          <table:table-cell office:value-type="string">
            <text:p>Filipowicz Regina Wiesława</text:p>
          </table:table-cell>
          <table:table-cell office:value-type="string">
            <text:p>ul. Czerwonego Kapturka 6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26];&quot;,'&quot;;[.C126];&quot;','&quot;;[.D126];&quot;','&quot;;[.E126];&quot;','&quot;;[.F126];&quot;','&quot;;[.G126];&quot;','&quot;;[.H126];&quot;','&quot;;[.I126];&quot;','&quot;;[.J126];&quot;','&quot;;[.O126];&quot;'),&quot;)" office:value-type="string" office:string-value="(36,'Czerwonego Kapturka 60','P.U. \&quot;ELEKTRON\&quot;\&quot;\&quot;   INSTALACJE ELEKTRYCZNE Andrzej Andrejuk\&quot;','ul. Czerwonego Kapturka 60','15-156','Białystok','966-004-90-23','','','TAK'),">
            <text:p>(36,'Czerwonego Kapturka 60','P.U. \"ELEKTRON\"\"\" <text:s text:c="2"/>INSTALACJE ELEKTRYCZNE Andrzej Andrejuk\"','ul. Czerwonego Kapturka 60','15-156','Białystok','966-004-90-23','','','TAK'),</text:p>
          </table:table-cell>
          <table:table-cell office:value-type="float" office:value="36">
            <text:p>36</text:p>
          </table:table-cell>
          <table:table-cell office:value-type="string">
            <text:p>Czerwonego Kapturka 60</text:p>
          </table:table-cell>
          <table:table-cell office:value-type="string">
            <text:p>P.U. \"ELEKTRON\"\"\" <text:s text:c="2"/>INSTALACJE ELEKTRYCZNE Andrzej Andrejuk\"</text:p>
          </table:table-cell>
          <table:table-cell office:value-type="string">
            <text:p>ul. Czerwonego Kapturka 60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office:value-type="string">
            <text:p>966-004-90-23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27];&quot;,'&quot;;[.C127];&quot;','&quot;;[.D127];&quot;','&quot;;[.E127];&quot;','&quot;;[.F127];&quot;','&quot;;[.G127];&quot;','&quot;;[.H127];&quot;','&quot;;[.I127];&quot;','&quot;;[.J127];&quot;','&quot;;[.O127];&quot;'),&quot;)" office:value-type="string" office:string-value="(394,'Czerwonego Kapturka 62','Mickiewicz Wiesław','ul. Czerwonego Kapturka 62','15-156','Białystok','','','','NIE'),">
            <text:p>(394,'Czerwonego Kapturka 62','Mickiewicz Wiesław','ul. Czerwonego Kapturka 62','15-156','Białystok','','','','NIE'),</text:p>
          </table:table-cell>
          <table:table-cell office:value-type="float" office:value="394">
            <text:p>394</text:p>
          </table:table-cell>
          <table:table-cell office:value-type="string">
            <text:p>Czerwonego Kapturka 62</text:p>
          </table:table-cell>
          <table:table-cell office:value-type="string">
            <text:p>Mickiewicz Wiesław</text:p>
          </table:table-cell>
          <table:table-cell office:value-type="string">
            <text:p>ul. Czerwonego Kapturka 6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28];&quot;,'&quot;;[.C128];&quot;','&quot;;[.D128];&quot;','&quot;;[.E128];&quot;','&quot;;[.F128];&quot;','&quot;;[.G128];&quot;','&quot;;[.H128];&quot;','&quot;;[.I128];&quot;','&quot;;[.J128];&quot;','&quot;;[.O128];&quot;'),&quot;)" office:value-type="string" office:string-value="(477,'Czerwonego Kapturka 64','Walczuk Marian','ul. Czerwonego Kapturka 64','15-156','Białystok','','','','NIE'),">
            <text:p>(477,'Czerwonego Kapturka 64','Walczuk Marian','ul. Czerwonego Kapturka 64','15-156','Białystok','','','','NIE'),</text:p>
          </table:table-cell>
          <table:table-cell office:value-type="float" office:value="477">
            <text:p>477</text:p>
          </table:table-cell>
          <table:table-cell office:value-type="string">
            <text:p>Czerwonego Kapturka 64</text:p>
          </table:table-cell>
          <table:table-cell office:value-type="string">
            <text:p>Walczuk Marian</text:p>
          </table:table-cell>
          <table:table-cell office:value-type="string">
            <text:p>ul. Czerwonego Kapturka 64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29];&quot;,'&quot;;[.C129];&quot;','&quot;;[.D129];&quot;','&quot;;[.E129];&quot;','&quot;;[.F129];&quot;','&quot;;[.G129];&quot;','&quot;;[.H129];&quot;','&quot;;[.I129];&quot;','&quot;;[.J129];&quot;','&quot;;[.O129];&quot;'),&quot;)" office:value-type="string" office:string-value="(299,'Czerwonego Kapturka 65','Acewicz Mirosław','ul. Czerwonego K. 65','15-156','Białystok','','','','NIE'),">
            <text:p>(299,'Czerwonego Kapturka 65','Acewicz Mirosław','ul. Czerwonego K. 65','15-156','Białystok','','','','NIE'),</text:p>
          </table:table-cell>
          <table:table-cell office:value-type="float" office:value="299">
            <text:p>299</text:p>
          </table:table-cell>
          <table:table-cell office:value-type="string">
            <text:p>Czerwonego Kapturka 65</text:p>
          </table:table-cell>
          <table:table-cell office:value-type="string">
            <text:p>Acewicz Mirosław</text:p>
          </table:table-cell>
          <table:table-cell office:value-type="string">
            <text:p>ul. Czerwonego K. 65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30];&quot;,'&quot;;[.C130];&quot;','&quot;;[.D130];&quot;','&quot;;[.E130];&quot;','&quot;;[.F130];&quot;','&quot;;[.G130];&quot;','&quot;;[.H130];&quot;','&quot;;[.I130];&quot;','&quot;;[.J130];&quot;','&quot;;[.O130];&quot;'),&quot;)" office:value-type="string" office:string-value="(82,'Czerwonego Kapturka 66','Charkiewicz Wiktor','ul. Czerwonego Kapturka 66','15-156','Białystok','','','','NIE'),">
            <text:p>(82,'Czerwonego Kapturka 66','Charkiewicz Wiktor','ul. Czerwonego Kapturka 66','15-156','Białystok','','','','NIE'),</text:p>
          </table:table-cell>
          <table:table-cell office:value-type="float" office:value="82">
            <text:p>82</text:p>
          </table:table-cell>
          <table:table-cell office:value-type="string">
            <text:p>Czerwonego Kapturka 66</text:p>
          </table:table-cell>
          <table:table-cell office:value-type="string">
            <text:p>Charkiewicz Wiktor</text:p>
          </table:table-cell>
          <table:table-cell office:value-type="string">
            <text:p>ul. Czerwonego Kapturka 66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31];&quot;,'&quot;;[.C131];&quot;','&quot;;[.D131];&quot;','&quot;;[.E131];&quot;','&quot;;[.F131];&quot;','&quot;;[.G131];&quot;','&quot;;[.H131];&quot;','&quot;;[.I131];&quot;','&quot;;[.J131];&quot;','&quot;;[.O131];&quot;'),&quot;)" office:value-type="string" office:string-value="(4,'Czerwonego Kapturka 67','Maksymiuk Andrzej','ul. Czerwonego Kapturka 67','15-156','Białystok','','','','NIE'),">
            <text:p>(4,'Czerwonego Kapturka 67','Maksymiuk Andrzej','ul. Czerwonego Kapturka 67','15-156','Białystok','','','','NIE'),</text:p>
          </table:table-cell>
          <table:table-cell office:value-type="float" office:value="4">
            <text:p>4</text:p>
          </table:table-cell>
          <table:table-cell office:value-type="string">
            <text:p>Czerwonego Kapturka 67</text:p>
          </table:table-cell>
          <table:table-cell office:value-type="string">
            <text:p>Maksymiuk Andrzej</text:p>
          </table:table-cell>
          <table:table-cell office:value-type="string">
            <text:p>ul. Czerwonego Kapturka 67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32];&quot;,'&quot;;[.C132];&quot;','&quot;;[.D132];&quot;','&quot;;[.E132];&quot;','&quot;;[.F132];&quot;','&quot;;[.G132];&quot;','&quot;;[.H132];&quot;','&quot;;[.I132];&quot;','&quot;;[.J132];&quot;','&quot;;[.O132];&quot;'),&quot;)" office:value-type="string" office:string-value="(395,'Czerwonego Kapturka 68','Gryko Dariusz','ul. Czerwonego Kapturka 68','15-156','Białystok','','','','NIE'),">
            <text:p>(395,'Czerwonego Kapturka 68','Gryko Dariusz','ul. Czerwonego Kapturka 68','15-156','Białystok','','','','NIE'),</text:p>
          </table:table-cell>
          <table:table-cell office:value-type="float" office:value="395">
            <text:p>395</text:p>
          </table:table-cell>
          <table:table-cell office:value-type="string">
            <text:p>Czerwonego Kapturka 68</text:p>
          </table:table-cell>
          <table:table-cell office:value-type="string">
            <text:p>Gryko Dariusz</text:p>
          </table:table-cell>
          <table:table-cell office:value-type="string">
            <text:p>ul. Czerwonego Kapturka 68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33];&quot;,'&quot;;[.C133];&quot;','&quot;;[.D133];&quot;','&quot;;[.E133];&quot;','&quot;;[.F133];&quot;','&quot;;[.G133];&quot;','&quot;;[.H133];&quot;','&quot;;[.I133];&quot;','&quot;;[.J133];&quot;','&quot;;[.O133];&quot;'),&quot;)" office:value-type="string" office:string-value="(10,'Czerwonego Kapturka 69','PHU HURT-DETAL \&quot;JBB\&quot;\&quot;\&quot;  Bożena Bolesta-Wrona\&quot;','ul. Składowa 7','15-399','Białystok','966-050-90-16','','','TAK'),">
            <text:p>(10,'Czerwonego Kapturka 69','PHU HURT-DETAL \"JBB\"\"\" <text:s/>Bożena Bolesta-Wrona\"','ul. Składowa 7','15-399','Białystok','966-050-90-16','','','TAK'),</text:p>
          </table:table-cell>
          <table:table-cell office:value-type="float" office:value="10">
            <text:p>10</text:p>
          </table:table-cell>
          <table:table-cell office:value-type="string">
            <text:p>Czerwonego Kapturka 69</text:p>
          </table:table-cell>
          <table:table-cell office:value-type="string">
            <text:p>PHU HURT-DETAL \"JBB\"\"\" <text:s/>Bożena Bolesta-Wrona\"</text:p>
          </table:table-cell>
          <table:table-cell office:value-type="string">
            <text:p>ul. Składowa 7</text:p>
          </table:table-cell>
          <table:table-cell office:value-type="string">
            <text:p>15-399</text:p>
          </table:table-cell>
          <table:table-cell office:value-type="string">
            <text:p>Białystok</text:p>
          </table:table-cell>
          <table:table-cell office:value-type="string">
            <text:p>966-050-90-16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34];&quot;,'&quot;;[.C134];&quot;','&quot;;[.D134];&quot;','&quot;;[.E134];&quot;','&quot;;[.F134];&quot;','&quot;;[.G134];&quot;','&quot;;[.H134];&quot;','&quot;;[.I134];&quot;','&quot;;[.J134];&quot;','&quot;;[.O134];&quot;'),&quot;)" office:value-type="string" office:string-value="(16,'Czerwonego Kapturka 75','Iwaniuk Anna','ul. Czerwonego Kapturka 75','15-156','Białystok','','','','NIE'),">
            <text:p>(16,'Czerwonego Kapturka 75','Iwaniuk Anna','ul. Czerwonego Kapturka 75','15-156','Białystok','','','','NIE'),</text:p>
          </table:table-cell>
          <table:table-cell office:value-type="float" office:value="16">
            <text:p>16</text:p>
          </table:table-cell>
          <table:table-cell office:value-type="string">
            <text:p>Czerwonego Kapturka 75</text:p>
          </table:table-cell>
          <table:table-cell office:value-type="string">
            <text:p>Iwaniuk Anna</text:p>
          </table:table-cell>
          <table:table-cell office:value-type="string">
            <text:p>ul. Czerwonego Kapturka 75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35];&quot;,'&quot;;[.C135];&quot;','&quot;;[.D135];&quot;','&quot;;[.E135];&quot;','&quot;;[.F135];&quot;','&quot;;[.G135];&quot;','&quot;;[.H135];&quot;','&quot;;[.I135];&quot;','&quot;;[.J135];&quot;','&quot;;[.O135];&quot;'),&quot;)" office:value-type="string" office:string-value="(75,'Czerwonego Kapturka 77','Nazarko Zinada','ul. Czerwonego Kapturka 77','15-156','Białystok','','','','NIE'),">
            <text:p>(75,'Czerwonego Kapturka 77','Nazarko Zinada','ul. Czerwonego Kapturka 77','15-156','Białystok','','','','NIE'),</text:p>
          </table:table-cell>
          <table:table-cell office:value-type="float" office:value="75">
            <text:p>75</text:p>
          </table:table-cell>
          <table:table-cell office:value-type="string">
            <text:p>Czerwonego Kapturka 77</text:p>
          </table:table-cell>
          <table:table-cell office:value-type="string">
            <text:p>Nazarko Zinada</text:p>
          </table:table-cell>
          <table:table-cell office:value-type="string">
            <text:p>ul. Czerwonego Kapturka 77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36];&quot;,'&quot;;[.C136];&quot;','&quot;;[.D136];&quot;','&quot;;[.E136];&quot;','&quot;;[.F136];&quot;','&quot;;[.G136];&quot;','&quot;;[.H136];&quot;','&quot;;[.I136];&quot;','&quot;;[.J136];&quot;','&quot;;[.O136];&quot;'),&quot;)" office:value-type="string" office:string-value="(362,'Czerwonego Kapturka 79','Gacuta Adela','ul. Czerwonego Kapturka 79','15-156','Białystok','','','','NIE'),">
            <text:p>(362,'Czerwonego Kapturka 79','Gacuta Adela','ul. Czerwonego Kapturka 79','15-156','Białystok','','','','NIE'),</text:p>
          </table:table-cell>
          <table:table-cell office:value-type="float" office:value="362">
            <text:p>362</text:p>
          </table:table-cell>
          <table:table-cell office:value-type="string">
            <text:p>Czerwonego Kapturka 79</text:p>
          </table:table-cell>
          <table:table-cell office:value-type="string">
            <text:p>Gacuta Adela</text:p>
          </table:table-cell>
          <table:table-cell office:value-type="string">
            <text:p>ul. Czerwonego Kapturka 79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37];&quot;,'&quot;;[.C137];&quot;','&quot;;[.D137];&quot;','&quot;;[.E137];&quot;','&quot;;[.F137];&quot;','&quot;;[.G137];&quot;','&quot;;[.H137];&quot;','&quot;;[.I137];&quot;','&quot;;[.J137];&quot;','&quot;;[.O137];&quot;'),&quot;)" office:value-type="string" office:string-value="(96,'Czerwonego Kapturka 8','Chilińska Jolanta','ul. Czerwonego Kapturka 8','15-157','Białystok','','','','NIE'),">
            <text:p>(96,'Czerwonego Kapturka 8','Chilińska Jolanta','ul. Czerwonego Kapturka 8','15-157','Białystok','','','','NIE'),</text:p>
          </table:table-cell>
          <table:table-cell office:value-type="float" office:value="96">
            <text:p>96</text:p>
          </table:table-cell>
          <table:table-cell office:value-type="string">
            <text:p>Czerwonego Kapturka 8</text:p>
          </table:table-cell>
          <table:table-cell office:value-type="string">
            <text:p>Chilińska Jolanta</text:p>
          </table:table-cell>
          <table:table-cell office:value-type="string">
            <text:p>ul. Czerwonego Kapturka 8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38];&quot;,'&quot;;[.C138];&quot;','&quot;;[.D138];&quot;','&quot;;[.E138];&quot;','&quot;;[.F138];&quot;','&quot;;[.G138];&quot;','&quot;;[.H138];&quot;','&quot;;[.I138];&quot;','&quot;;[.J138];&quot;','&quot;;[.O138];&quot;'),&quot;)" office:value-type="string" office:string-value="(78,'Czerwonego Kapturka 91','Tarasiuk Krystyna','ul. Czerwonego Kapturka 91','15-156','Białystok','','','','NIE'),">
            <text:p>(78,'Czerwonego Kapturka 91','Tarasiuk Krystyna','ul. Czerwonego Kapturka 91','15-156','Białystok','','','','NIE'),</text:p>
          </table:table-cell>
          <table:table-cell office:value-type="float" office:value="78">
            <text:p>78</text:p>
          </table:table-cell>
          <table:table-cell office:value-type="string">
            <text:p>Czerwonego Kapturka 91</text:p>
          </table:table-cell>
          <table:table-cell office:value-type="string">
            <text:p>Tarasiuk Krystyna</text:p>
          </table:table-cell>
          <table:table-cell office:value-type="string">
            <text:p>ul. Czerwonego Kapturka 91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39];&quot;,'&quot;;[.C139];&quot;','&quot;;[.D139];&quot;','&quot;;[.E139];&quot;','&quot;;[.F139];&quot;','&quot;;[.G139];&quot;','&quot;;[.H139];&quot;','&quot;;[.I139];&quot;','&quot;;[.J139];&quot;','&quot;;[.O139];&quot;'),&quot;)" office:value-type="string" office:string-value="(22,'Czerwonego Kapturka 93','USŁUGI BIUROWE  Krystyna Rogaczewska','ul. Czerwonego Kapturka 93','15-156','Białystok','966-014-40-75','','','TAK'),">
            <text:p>(22,'Czerwonego Kapturka 93','USŁUGI BIUROWE <text:s/>Krystyna Rogaczewska','ul. Czerwonego Kapturka 93','15-156','Białystok','966-014-40-75','','','TAK'),</text:p>
          </table:table-cell>
          <table:table-cell office:value-type="float" office:value="22">
            <text:p>22</text:p>
          </table:table-cell>
          <table:table-cell office:value-type="string">
            <text:p>Czerwonego Kapturka 93</text:p>
          </table:table-cell>
          <table:table-cell office:value-type="string">
            <text:p>USŁUGI BIUROWE <text:s/>Krystyna Rogaczewska</text:p>
          </table:table-cell>
          <table:table-cell office:value-type="string">
            <text:p>ul. Czerwonego Kapturka 93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office:value-type="string">
            <text:p>966-014-40-75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40];&quot;,'&quot;;[.C140];&quot;','&quot;;[.D140];&quot;','&quot;;[.E140];&quot;','&quot;;[.F140];&quot;','&quot;;[.G140];&quot;','&quot;;[.H140];&quot;','&quot;;[.I140];&quot;','&quot;;[.J140];&quot;','&quot;;[.O140];&quot;'),&quot;)" office:value-type="string" office:string-value="(398,'Czerwonego Kapturka 97','Kormiluk Magdalena','ul. Czerwonego Kapturka 97','15-156','Białystok','','','','NIE'),">
            <text:p>(398,'Czerwonego Kapturka 97','Kormiluk Magdalena','ul. Czerwonego Kapturka 97','15-156','Białystok','','','','NIE'),</text:p>
          </table:table-cell>
          <table:table-cell office:value-type="float" office:value="398">
            <text:p>398</text:p>
          </table:table-cell>
          <table:table-cell office:value-type="string">
            <text:p>Czerwonego Kapturka 97</text:p>
          </table:table-cell>
          <table:table-cell office:value-type="string">
            <text:p>Kormiluk Magdalena</text:p>
          </table:table-cell>
          <table:table-cell office:value-type="string">
            <text:p>ul. Czerwonego Kapturka 97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41];&quot;,'&quot;;[.C141];&quot;','&quot;;[.D141];&quot;','&quot;;[.E141];&quot;','&quot;;[.F141];&quot;','&quot;;[.G141];&quot;','&quot;;[.H141];&quot;','&quot;;[.I141];&quot;','&quot;;[.J141];&quot;','&quot;;[.O141];&quot;'),&quot;)" office:value-type="string" office:string-value="(51,'Czerwonego Kapturka 99','Marta Baczyńska','ul. Czerwonego Kapturka 99','15-156','Białystok','','','','NIE'),">
            <text:p>(51,'Czerwonego Kapturka 99','Marta Baczyńska','ul. Czerwonego Kapturka 99','15-156','Białystok','','','','NIE'),</text:p>
          </table:table-cell>
          <table:table-cell office:value-type="float" office:value="51">
            <text:p>51</text:p>
          </table:table-cell>
          <table:table-cell office:value-type="string">
            <text:p>Czerwonego Kapturka 99</text:p>
          </table:table-cell>
          <table:table-cell office:value-type="string">
            <text:p>Marta Baczyńska</text:p>
          </table:table-cell>
          <table:table-cell office:value-type="string">
            <text:p>ul. Czerwonego Kapturka 99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42];&quot;,'&quot;;[.C142];&quot;','&quot;;[.D142];&quot;','&quot;;[.E142];&quot;','&quot;;[.F142];&quot;','&quot;;[.G142];&quot;','&quot;;[.H142];&quot;','&quot;;[.I142];&quot;','&quot;;[.J142];&quot;','&quot;;[.O142];&quot;'),&quot;)" office:value-type="string" office:string-value="(459,'CzK97-lipa','Kormiluk Magdalena','ul. Czerwonego Kapturka 97','15-156','Białystok','','','','NIE'),">
            <text:p>(459,'CzK97-lipa','Kormiluk Magdalena','ul. Czerwonego Kapturka 97','15-156','Białystok','','','','NIE'),</text:p>
          </table:table-cell>
          <table:table-cell office:value-type="float" office:value="459">
            <text:p>459</text:p>
          </table:table-cell>
          <table:table-cell office:value-type="string">
            <text:p>CzK97-lipa</text:p>
          </table:table-cell>
          <table:table-cell office:value-type="string">
            <text:p>Kormiluk Magdalena</text:p>
          </table:table-cell>
          <table:table-cell office:value-type="string">
            <text:p>ul. Czerwonego Kapturka 97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43];&quot;,'&quot;;[.C143];&quot;','&quot;;[.D143];&quot;','&quot;;[.E143];&quot;','&quot;;[.F143];&quot;','&quot;;[.G143];&quot;','&quot;;[.H143];&quot;','&quot;;[.I143];&quot;','&quot;;[.J143];&quot;','&quot;;[.O143];&quot;'),&quot;)" office:value-type="string" office:string-value="(177,'Daleka 1A m 8','Ornowski Przemysław','ul. Daleka 1A m 8','15-037','Białystok','','','','NIE'),">
            <text:p>(177,'Daleka 1A m 8','Ornowski Przemysław','ul. Daleka 1A m 8','15-037','Białystok','','','','NIE'),</text:p>
          </table:table-cell>
          <table:table-cell office:value-type="float" office:value="177">
            <text:p>177</text:p>
          </table:table-cell>
          <table:table-cell office:value-type="string">
            <text:p>Daleka 1A m 8</text:p>
          </table:table-cell>
          <table:table-cell office:value-type="string">
            <text:p>Ornowski Przemysław</text:p>
          </table:table-cell>
          <table:table-cell office:value-type="string">
            <text:p>ul. Daleka 1A m 8</text:p>
          </table:table-cell>
          <table:table-cell office:value-type="string">
            <text:p>15-03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44];&quot;,'&quot;;[.C144];&quot;','&quot;;[.D144];&quot;','&quot;;[.E144];&quot;','&quot;;[.F144];&quot;','&quot;;[.G144];&quot;','&quot;;[.H144];&quot;','&quot;;[.I144];&quot;','&quot;;[.J144];&quot;','&quot;;[.O144];&quot;'),&quot;)" office:value-type="string" office:string-value="(20,'Domejki 8','Żółtko Artur','ul. Domejki 8','15-171','Białystok','','','','NIE'),">
            <text:p>(20,'Domejki 8','Żółtko Artur','ul. Domejki 8','15-171','Białystok','','','','NIE'),</text:p>
          </table:table-cell>
          <table:table-cell office:value-type="float" office:value="20">
            <text:p>20</text:p>
          </table:table-cell>
          <table:table-cell office:value-type="string">
            <text:p>Domejki 8</text:p>
          </table:table-cell>
          <table:table-cell office:value-type="string">
            <text:p>Żółtko Artur</text:p>
          </table:table-cell>
          <table:table-cell office:value-type="string">
            <text:p>ul. Domejki 8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45];&quot;,'&quot;;[.C145];&quot;','&quot;;[.D145];&quot;','&quot;;[.E145];&quot;','&quot;;[.F145];&quot;','&quot;;[.G145];&quot;','&quot;;[.H145];&quot;','&quot;;[.I145];&quot;','&quot;;[.J145];&quot;','&quot;;[.O145];&quot;'),&quot;)" office:value-type="string" office:string-value="(579,'Domeyki 24','Jolanta Grabala','ul. Domeyki 24','15-171','Białystok','','','','NIE'),">
            <text:p>(579,'Domeyki 24','Jolanta Grabala','ul. Domeyki 24','15-171','Białystok','','','','NIE'),</text:p>
          </table:table-cell>
          <table:table-cell office:value-type="float" office:value="579">
            <text:p>579</text:p>
          </table:table-cell>
          <table:table-cell office:value-type="string">
            <text:p>Domeyki 24</text:p>
          </table:table-cell>
          <table:table-cell office:value-type="string">
            <text:p>Jolanta Grabala</text:p>
          </table:table-cell>
          <table:table-cell office:value-type="string">
            <text:p>ul. Domeyki 24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46];&quot;,'&quot;;[.C146];&quot;','&quot;;[.D146];&quot;','&quot;;[.E146];&quot;','&quot;;[.F146];&quot;','&quot;;[.G146];&quot;','&quot;;[.H146];&quot;','&quot;;[.I146];&quot;','&quot;;[.J146];&quot;','&quot;;[.O146];&quot;'),&quot;)" office:value-type="string" office:string-value="(523,'Domeyki 26','Konopko Paweł','ul. Domeyki 26','15-171','Białystok','','','','NIE'),">
            <text:p>(523,'Domeyki 26','Konopko Paweł','ul. Domeyki 26','15-171','Białystok','','','','NIE'),</text:p>
          </table:table-cell>
          <table:table-cell office:value-type="float" office:value="523">
            <text:p>523</text:p>
          </table:table-cell>
          <table:table-cell office:value-type="string">
            <text:p>Domeyki 26</text:p>
          </table:table-cell>
          <table:table-cell office:value-type="string">
            <text:p>Konopko Paweł</text:p>
          </table:table-cell>
          <table:table-cell office:value-type="string">
            <text:p>ul. Domeyki 26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47];&quot;,'&quot;;[.C147];&quot;','&quot;;[.D147];&quot;','&quot;;[.E147];&quot;','&quot;;[.F147];&quot;','&quot;;[.G147];&quot;','&quot;;[.H147];&quot;','&quot;;[.I147];&quot;','&quot;;[.J147];&quot;','&quot;;[.O147];&quot;'),&quot;)" office:value-type="string" office:string-value="(205,'DROMADER','\&quot;DROMADER\&quot;\&quot;\&quot; S.j. Wasileski  Wysocki  Jankowski\&quot;','ul. Noniewicza 93B','16-400','Suwałki','844-20-80-980','','','NIE'),">
            <text:p>(205,'DROMADER','\"DROMADER\"\"\" S.j. Wasileski <text:s/>Wysocki <text:s/>Jankowski\"','ul. Noniewicza 93B','16-400','Suwałki','844-20-80-980','','','NIE'),</text:p>
          </table:table-cell>
          <table:table-cell office:value-type="float" office:value="205">
            <text:p>205</text:p>
          </table:table-cell>
          <table:table-cell office:value-type="string">
            <text:p>DROMADER</text:p>
          </table:table-cell>
          <table:table-cell office:value-type="string">
            <text:p>\"DROMADER\"\"\" S.j. Wasileski <text:s/>Wysocki <text:s/>Jankowski\"</text:p>
          </table:table-cell>
          <table:table-cell office:value-type="string">
            <text:p>ul. Noniewicza 93B</text:p>
          </table:table-cell>
          <table:table-cell office:value-type="string">
            <text:p>16-400</text:p>
          </table:table-cell>
          <table:table-cell office:value-type="string">
            <text:p>Suwałki</text:p>
          </table:table-cell>
          <table:table-cell office:value-type="string">
            <text:p>844-20-80-980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48];&quot;,'&quot;;[.C148];&quot;','&quot;;[.D148];&quot;','&quot;;[.E148];&quot;','&quot;;[.F148];&quot;','&quot;;[.G148];&quot;','&quot;;[.H148];&quot;','&quot;;[.I148];&quot;','&quot;;[.J148];&quot;','&quot;;[.O148];&quot;'),&quot;)" office:value-type="string" office:string-value="(350,'Dungusowa 10','Pruszyński Jacek','ul. Dyngusowa 10','15-156','Białystok','','','','NIE'),">
            <text:p>(350,'Dungusowa 10','Pruszyński Jacek','ul. Dyngusowa 10','15-156','Białystok','','','','NIE'),</text:p>
          </table:table-cell>
          <table:table-cell office:value-type="float" office:value="350">
            <text:p>350</text:p>
          </table:table-cell>
          <table:table-cell office:value-type="string">
            <text:p>Dungusowa 10</text:p>
          </table:table-cell>
          <table:table-cell office:value-type="string">
            <text:p>Pruszyński Jacek</text:p>
          </table:table-cell>
          <table:table-cell office:value-type="string">
            <text:p>ul. Dyngusowa 10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49];&quot;,'&quot;;[.C149];&quot;','&quot;;[.D149];&quot;','&quot;;[.E149];&quot;','&quot;;[.F149];&quot;','&quot;;[.G149];&quot;','&quot;;[.H149];&quot;','&quot;;[.I149];&quot;','&quot;;[.J149];&quot;','&quot;;[.O149];&quot;'),&quot;)" office:value-type="string" office:string-value="(407,'Dyngusowa 22','Owczarczuk Jolanta','ul. Dyngusowa 22','15-156','Białystok','','','','NIE'),">
            <text:p>(407,'Dyngusowa 22','Owczarczuk Jolanta','ul. Dyngusowa 22','15-156','Białystok','','','','NIE'),</text:p>
          </table:table-cell>
          <table:table-cell office:value-type="float" office:value="407">
            <text:p>407</text:p>
          </table:table-cell>
          <table:table-cell office:value-type="string">
            <text:p>Dyngusowa 22</text:p>
          </table:table-cell>
          <table:table-cell office:value-type="string">
            <text:p>Owczarczuk Jolanta</text:p>
          </table:table-cell>
          <table:table-cell office:value-type="string">
            <text:p>ul. Dyngusowa 2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50];&quot;,'&quot;;[.C150];&quot;','&quot;;[.D150];&quot;','&quot;;[.E150];&quot;','&quot;;[.F150];&quot;','&quot;;[.G150];&quot;','&quot;;[.H150];&quot;','&quot;;[.I150];&quot;','&quot;;[.J150];&quot;','&quot;;[.O150];&quot;'),&quot;)" office:value-type="string" office:string-value="(532,'Dyngusowa 7','Lipski Maciej','ul. Dyngusowa 7','15-156','Białystok','','','','NIE'),">
            <text:p>(532,'Dyngusowa 7','Lipski Maciej','ul. Dyngusowa 7','15-156','Białystok','','','','NIE'),</text:p>
          </table:table-cell>
          <table:table-cell office:value-type="float" office:value="532">
            <text:p>532</text:p>
          </table:table-cell>
          <table:table-cell office:value-type="string">
            <text:p>Dyngusowa 7</text:p>
          </table:table-cell>
          <table:table-cell office:value-type="string">
            <text:p>Lipski Maciej</text:p>
          </table:table-cell>
          <table:table-cell office:value-type="string">
            <text:p>ul. Dyngusowa 7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51];&quot;,'&quot;;[.C151];&quot;','&quot;;[.D151];&quot;','&quot;;[.E151];&quot;','&quot;;[.F151];&quot;','&quot;;[.G151];&quot;','&quot;;[.H151];&quot;','&quot;;[.I151];&quot;','&quot;;[.J151];&quot;','&quot;;[.O151];&quot;'),&quot;)" office:value-type="string" office:string-value="(294,'Dyngusowa 9/c','Jurguć Anna','ul. Dyngusowa 9c','15-156','Białystok','','','','NIE'),">
            <text:p>(294,'Dyngusowa 9/c','Jurguć Anna','ul. Dyngusowa 9c','15-156','Białystok','','','','NIE'),</text:p>
          </table:table-cell>
          <table:table-cell office:value-type="float" office:value="294">
            <text:p>294</text:p>
          </table:table-cell>
          <table:table-cell office:value-type="string">
            <text:p>Dyngusowa 9/c</text:p>
          </table:table-cell>
          <table:table-cell office:value-type="string">
            <text:p>Jurguć Anna</text:p>
          </table:table-cell>
          <table:table-cell office:value-type="string">
            <text:p>ul. Dyngusowa 9c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52];&quot;,'&quot;;[.C152];&quot;','&quot;;[.D152];&quot;','&quot;;[.E152];&quot;','&quot;;[.F152];&quot;','&quot;;[.G152];&quot;','&quot;;[.H152];&quot;','&quot;;[.I152];&quot;','&quot;;[.J152];&quot;','&quot;;[.O152];&quot;'),&quot;)" office:value-type="string" office:string-value="(279,'Dyngusowa 9c','Sawicki Grzegorz','ul. Dyngusowa 9c','15-156','Białystok','','','','NIE'),">
            <text:p>(279,'Dyngusowa 9c','Sawicki Grzegorz','ul. Dyngusowa 9c','15-156','Białystok','','','','NIE'),</text:p>
          </table:table-cell>
          <table:table-cell office:value-type="float" office:value="279">
            <text:p>279</text:p>
          </table:table-cell>
          <table:table-cell office:value-type="string">
            <text:p>Dyngusowa 9c</text:p>
          </table:table-cell>
          <table:table-cell office:value-type="string">
            <text:p>Sawicki Grzegorz</text:p>
          </table:table-cell>
          <table:table-cell office:value-type="string">
            <text:p>ul. Dyngusowa 9c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53];&quot;,'&quot;;[.C153];&quot;','&quot;;[.D153];&quot;','&quot;;[.E153];&quot;','&quot;;[.F153];&quot;','&quot;;[.G153];&quot;','&quot;;[.H153];&quot;','&quot;;[.I153];&quot;','&quot;;[.J153];&quot;','&quot;;[.O153];&quot;'),&quot;)" office:value-type="string" office:string-value="(136,'Dziewińska 24','Mocarski jacek','ul. Dziewińska 24','','Białystok','','','','NIE'),">
            <text:p>(136,'Dziewińska 24','Mocarski jacek','ul. Dziewińska 24','','Białystok','','','','NIE'),</text:p>
          </table:table-cell>
          <table:table-cell office:value-type="float" office:value="136">
            <text:p>136</text:p>
          </table:table-cell>
          <table:table-cell office:value-type="string">
            <text:p>Dziewińska 24</text:p>
          </table:table-cell>
          <table:table-cell office:value-type="string">
            <text:p>Mocarski jacek</text:p>
          </table:table-cell>
          <table:table-cell office:value-type="string">
            <text:p>ul. Dziewińska 24</text:p>
          </table:table-cell>
          <table:table-cell/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54];&quot;,'&quot;;[.C154];&quot;','&quot;;[.D154];&quot;','&quot;;[.E154];&quot;','&quot;;[.F154];&quot;','&quot;;[.G154];&quot;','&quot;;[.H154];&quot;','&quot;;[.I154];&quot;','&quot;;[.J154];&quot;','&quot;;[.O154];&quot;'),&quot;)" office:value-type="string" office:string-value="(15,'Ewa Rutkowska Rege','Ewa Rutkowska Rege','ul. Starosielce 12/1','15-670','Białystok','542-217-33-69','','','NIE'),">
            <text:p>(15,'Ewa Rutkowska Rege','Ewa Rutkowska Rege','ul. Starosielce 12/1','15-670','Białystok','542-217-33-69','','','NIE'),</text:p>
          </table:table-cell>
          <table:table-cell office:value-type="float" office:value="15">
            <text:p>15</text:p>
          </table:table-cell>
          <table:table-cell office:value-type="string">
            <text:p>Ewa Rutkowska Rege</text:p>
          </table:table-cell>
          <table:table-cell office:value-type="string">
            <text:p>Ewa Rutkowska Rege</text:p>
          </table:table-cell>
          <table:table-cell office:value-type="string">
            <text:p>ul. Starosielce 12/1</text:p>
          </table:table-cell>
          <table:table-cell office:value-type="string">
            <text:p>15-670</text:p>
          </table:table-cell>
          <table:table-cell office:value-type="string">
            <text:p>Białystok</text:p>
          </table:table-cell>
          <table:table-cell office:value-type="string">
            <text:p>542-217-33-69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55];&quot;,'&quot;;[.C155];&quot;','&quot;;[.D155];&quot;','&quot;;[.E155];&quot;','&quot;;[.F155];&quot;','&quot;;[.G155];&quot;','&quot;;[.H155];&quot;','&quot;;[.I155];&quot;','&quot;;[.J155];&quot;','&quot;;[.O155];&quot;'),&quot;)" office:value-type="string" office:string-value="(543,'Ewa Wysocka','Ewa Wysocka','ul. Gajna 6','16-010','Studzianki','','','','NIE'),">
            <text:p>(543,'Ewa Wysocka','Ewa Wysocka','ul. Gajna 6','16-010','Studzianki','','','','NIE'),</text:p>
          </table:table-cell>
          <table:table-cell office:value-type="float" office:value="543">
            <text:p>543</text:p>
          </table:table-cell>
          <table:table-cell table:number-columns-repeated="2" office:value-type="string">
            <text:p>Ewa Wysocka</text:p>
          </table:table-cell>
          <table:table-cell office:value-type="string">
            <text:p>ul. Gajna 6</text:p>
          </table:table-cell>
          <table:table-cell office:value-type="string">
            <text:p>16-010</text:p>
          </table:table-cell>
          <table:table-cell office:value-type="string">
            <text:p>Studzianki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56];&quot;,'&quot;;[.C156];&quot;','&quot;;[.D156];&quot;','&quot;;[.E156];&quot;','&quot;;[.F156];&quot;','&quot;;[.G156];&quot;','&quot;;[.H156];&quot;','&quot;;[.I156];&quot;','&quot;;[.J156];&quot;','&quot;;[.O156];&quot;'),&quot;)" office:value-type="string" office:string-value="(190,'Familijna 1','\&quot;Sport Adam\&quot;\&quot;\&quot;  Adam Chociej\&quot;','ul. Familijna 1','15-157','Białystok','966-05-58-859','','','TAK'),">
            <text:p>(190,'Familijna 1','\"Sport Adam\"\"\" <text:s/>Adam Chociej\"','ul. Familijna 1','15-157','Białystok','966-05-58-859','','','TAK'),</text:p>
          </table:table-cell>
          <table:table-cell office:value-type="float" office:value="190">
            <text:p>190</text:p>
          </table:table-cell>
          <table:table-cell office:value-type="string">
            <text:p>Familijna 1</text:p>
          </table:table-cell>
          <table:table-cell office:value-type="string">
            <text:p>\"Sport Adam\"\"\" <text:s/>Adam Chociej\"</text:p>
          </table:table-cell>
          <table:table-cell office:value-type="string">
            <text:p>ul. Familijna 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966-05-58-859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57];&quot;,'&quot;;[.C157];&quot;','&quot;;[.D157];&quot;','&quot;;[.E157];&quot;','&quot;;[.F157];&quot;','&quot;;[.G157];&quot;','&quot;;[.H157];&quot;','&quot;;[.I157];&quot;','&quot;;[.J157];&quot;','&quot;;[.O157];&quot;'),&quot;)" office:value-type="string" office:string-value="(186,'Familijna 10','Maliszewska Zina','ul. Familijna 10','15-157','Białystok','','','','NIE'),">
            <text:p>(186,'Familijna 10','Maliszewska Zina','ul. Familijna 10','15-157','Białystok','','','','NIE'),</text:p>
          </table:table-cell>
          <table:table-cell office:value-type="float" office:value="186">
            <text:p>186</text:p>
          </table:table-cell>
          <table:table-cell office:value-type="string">
            <text:p>Familijna 10</text:p>
          </table:table-cell>
          <table:table-cell office:value-type="string">
            <text:p>Maliszewska Zina</text:p>
          </table:table-cell>
          <table:table-cell office:value-type="string">
            <text:p>ul. Familijna 10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58];&quot;,'&quot;;[.C158];&quot;','&quot;;[.D158];&quot;','&quot;;[.E158];&quot;','&quot;;[.F158];&quot;','&quot;;[.G158];&quot;','&quot;;[.H158];&quot;','&quot;;[.I158];&quot;','&quot;;[.J158];&quot;','&quot;;[.O158];&quot;'),&quot;)" office:value-type="string" office:string-value="(337,'Familijna 11','Demianiuk Leon','ul. Familijna 11','15-157','Białystok','','','','NIE'),">
            <text:p>(337,'Familijna 11','Demianiuk Leon','ul. Familijna 11','15-157','Białystok','','','','NIE'),</text:p>
          </table:table-cell>
          <table:table-cell office:value-type="float" office:value="337">
            <text:p>337</text:p>
          </table:table-cell>
          <table:table-cell office:value-type="string">
            <text:p>Familijna 11</text:p>
          </table:table-cell>
          <table:table-cell office:value-type="string">
            <text:p>Demianiuk Leon</text:p>
          </table:table-cell>
          <table:table-cell office:value-type="string">
            <text:p>ul. Familijna 1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59];&quot;,'&quot;;[.C159];&quot;','&quot;;[.D159];&quot;','&quot;;[.E159];&quot;','&quot;;[.F159];&quot;','&quot;;[.G159];&quot;','&quot;;[.H159];&quot;','&quot;;[.I159];&quot;','&quot;;[.J159];&quot;','&quot;;[.O159];&quot;'),&quot;)" office:value-type="string" office:string-value="(421,'Familijna 14','Zajkowski Michał','ul. Familijna 14','15-157','Białystok','','','','NIE'),">
            <text:p>(421,'Familijna 14','Zajkowski Michał','ul. Familijna 14','15-157','Białystok','','','','NIE'),</text:p>
          </table:table-cell>
          <table:table-cell office:value-type="float" office:value="421">
            <text:p>421</text:p>
          </table:table-cell>
          <table:table-cell office:value-type="string">
            <text:p>Familijna 14</text:p>
          </table:table-cell>
          <table:table-cell office:value-type="string">
            <text:p>Zajkowski Michał</text:p>
          </table:table-cell>
          <table:table-cell office:value-type="string">
            <text:p>ul. Familijna 14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60];&quot;,'&quot;;[.C160];&quot;','&quot;;[.D160];&quot;','&quot;;[.E160];&quot;','&quot;;[.F160];&quot;','&quot;;[.G160];&quot;','&quot;;[.H160];&quot;','&quot;;[.I160];&quot;','&quot;;[.J160];&quot;','&quot;;[.O160];&quot;'),&quot;)" office:value-type="string" office:string-value="(21,'Familijna 15','Mariańska Ewa','ul. Familijna 15','15-157','Białystok','','','','NIE'),">
            <text:p>(21,'Familijna 15','Mariańska Ewa','ul. Familijna 15','15-157','Białystok','','','','NIE'),</text:p>
          </table:table-cell>
          <table:table-cell office:value-type="float" office:value="21">
            <text:p>21</text:p>
          </table:table-cell>
          <table:table-cell office:value-type="string">
            <text:p>Familijna 15</text:p>
          </table:table-cell>
          <table:table-cell office:value-type="string">
            <text:p>Mariańska Ewa</text:p>
          </table:table-cell>
          <table:table-cell office:value-type="string">
            <text:p>ul. Familijna 1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61];&quot;,'&quot;;[.C161];&quot;','&quot;;[.D161];&quot;','&quot;;[.E161];&quot;','&quot;;[.F161];&quot;','&quot;;[.G161];&quot;','&quot;;[.H161];&quot;','&quot;;[.I161];&quot;','&quot;;[.J161];&quot;','&quot;;[.O161];&quot;'),&quot;)" office:value-type="string" office:string-value="(115,'Familijna 17','Sokołowska Anna','ul. Familijna 17','15-157','Białystok','','','','NIE'),">
            <text:p>(115,'Familijna 17','Sokołowska Anna','ul. Familijna 17','15-157','Białystok','','','','NIE'),</text:p>
          </table:table-cell>
          <table:table-cell office:value-type="float" office:value="115">
            <text:p>115</text:p>
          </table:table-cell>
          <table:table-cell office:value-type="string">
            <text:p>Familijna 17</text:p>
          </table:table-cell>
          <table:table-cell office:value-type="string">
            <text:p>Sokołowska Anna</text:p>
          </table:table-cell>
          <table:table-cell office:value-type="string">
            <text:p>ul. Familijna 17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62];&quot;,'&quot;;[.C162];&quot;','&quot;;[.D162];&quot;','&quot;;[.E162];&quot;','&quot;;[.F162];&quot;','&quot;;[.G162];&quot;','&quot;;[.H162];&quot;','&quot;;[.I162];&quot;','&quot;;[.J162];&quot;','&quot;;[.O162];&quot;'),&quot;)" office:value-type="string" office:string-value="(179,'Familijna 19','Rogucka Irena','ul. Familijna 19 ','15-157','Białystok','','','','NIE'),">
            <text:p>(179,'Familijna 19','Rogucka Irena','ul. Familijna 19 ','15-157','Białystok','','','','NIE'),</text:p>
          </table:table-cell>
          <table:table-cell office:value-type="float" office:value="179">
            <text:p>179</text:p>
          </table:table-cell>
          <table:table-cell office:value-type="string">
            <text:p>Familijna 19</text:p>
          </table:table-cell>
          <table:table-cell office:value-type="string">
            <text:p>Rogucka Irena</text:p>
          </table:table-cell>
          <table:table-cell office:value-type="string">
            <text:p>ul. Familijna 19 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63];&quot;,'&quot;;[.C163];&quot;','&quot;;[.D163];&quot;','&quot;;[.E163];&quot;','&quot;;[.F163];&quot;','&quot;;[.G163];&quot;','&quot;;[.H163];&quot;','&quot;;[.I163];&quot;','&quot;;[.J163];&quot;','&quot;;[.O163];&quot;'),&quot;)" office:value-type="string" office:string-value="(422,'Familijna 2','Firma Handlowa \&quot;EUREX\&quot;\&quot;\&quot; Andrzej Nagórny\&quot;','ul. Familijna 2','15-157','Białystok','966-034-36-56','','','TAK'),">
            <text:p>(422,'Familijna 2','Firma Handlowa \"EUREX\"\"\" Andrzej Nagórny\"','ul. Familijna 2','15-157','Białystok','966-034-36-56','','','TAK'),</text:p>
          </table:table-cell>
          <table:table-cell office:value-type="float" office:value="422">
            <text:p>422</text:p>
          </table:table-cell>
          <table:table-cell office:value-type="string">
            <text:p>Familijna 2</text:p>
          </table:table-cell>
          <table:table-cell office:value-type="string">
            <text:p>Firma Handlowa \"EUREX\"\"\" Andrzej Nagórny\"</text:p>
          </table:table-cell>
          <table:table-cell office:value-type="string">
            <text:p>ul. Familijna 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966-034-36-56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64];&quot;,'&quot;;[.C164];&quot;','&quot;;[.D164];&quot;','&quot;;[.E164];&quot;','&quot;;[.F164];&quot;','&quot;;[.G164];&quot;','&quot;;[.H164];&quot;','&quot;;[.I164];&quot;','&quot;;[.J164];&quot;','&quot;;[.O164];&quot;'),&quot;)" office:value-type="string" office:string-value="(180,'Familijna 21','Siemieniako Eugeniusz','ul. Familijna 21','15-157','Białystok','','','','NIE'),">
            <text:p>(180,'Familijna 21','Siemieniako Eugeniusz','ul. Familijna 21','15-157','Białystok','','','','NIE'),</text:p>
          </table:table-cell>
          <table:table-cell office:value-type="float" office:value="180">
            <text:p>180</text:p>
          </table:table-cell>
          <table:table-cell office:value-type="string">
            <text:p>Familijna 21</text:p>
          </table:table-cell>
          <table:table-cell office:value-type="string">
            <text:p>Siemieniako Eugeniusz</text:p>
          </table:table-cell>
          <table:table-cell office:value-type="string">
            <text:p>ul. Familijna 2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65];&quot;,'&quot;;[.C165];&quot;','&quot;;[.D165];&quot;','&quot;;[.E165];&quot;','&quot;;[.F165];&quot;','&quot;;[.G165];&quot;','&quot;;[.H165];&quot;','&quot;;[.I165];&quot;','&quot;;[.J165];&quot;','&quot;;[.O165];&quot;'),&quot;)" office:value-type="string" office:string-value="(576,'Familijna 22','Elżbieta Dąbrowska','ul. Familijna 22','15-156','Białystok','','','','NIE'),">
            <text:p>(576,'Familijna 22','Elżbieta Dąbrowska','ul. Familijna 22','15-156','Białystok','','','','NIE'),</text:p>
          </table:table-cell>
          <table:table-cell office:value-type="float" office:value="576">
            <text:p>576</text:p>
          </table:table-cell>
          <table:table-cell office:value-type="string">
            <text:p>Familijna 22</text:p>
          </table:table-cell>
          <table:table-cell office:value-type="string">
            <text:p>Elżbieta Dąbrowska</text:p>
          </table:table-cell>
          <table:table-cell office:value-type="string">
            <text:p>ul. Familijna 2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66];&quot;,'&quot;;[.C166];&quot;','&quot;;[.D166];&quot;','&quot;;[.E166];&quot;','&quot;;[.F166];&quot;','&quot;;[.G166];&quot;','&quot;;[.H166];&quot;','&quot;;[.I166];&quot;','&quot;;[.J166];&quot;','&quot;;[.O166];&quot;'),&quot;)" office:value-type="string" office:string-value="(156,'Familijna 23','Wnorowski Mariusz','ul. Familijna 23','15-157','Białystok','','','','NIE'),">
            <text:p>(156,'Familijna 23','Wnorowski Mariusz','ul. Familijna 23','15-157','Białystok','','','','NIE'),</text:p>
          </table:table-cell>
          <table:table-cell office:value-type="float" office:value="156">
            <text:p>156</text:p>
          </table:table-cell>
          <table:table-cell office:value-type="string">
            <text:p>Familijna 23</text:p>
          </table:table-cell>
          <table:table-cell office:value-type="string">
            <text:p>Wnorowski Mariusz</text:p>
          </table:table-cell>
          <table:table-cell office:value-type="string">
            <text:p>ul. Familijna 2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67];&quot;,'&quot;;[.C167];&quot;','&quot;;[.D167];&quot;','&quot;;[.E167];&quot;','&quot;;[.F167];&quot;','&quot;;[.G167];&quot;','&quot;;[.H167];&quot;','&quot;;[.I167];&quot;','&quot;;[.J167];&quot;','&quot;;[.O167];&quot;'),&quot;)" office:value-type="string" office:string-value="(85,'Familijna 24','Dakowicz Marek','ul. Familijna 24','15-157','Białystok','','','','NIE'),">
            <text:p>(85,'Familijna 24','Dakowicz Marek','ul. Familijna 24','15-157','Białystok','','','','NIE'),</text:p>
          </table:table-cell>
          <table:table-cell office:value-type="float" office:value="85">
            <text:p>85</text:p>
          </table:table-cell>
          <table:table-cell office:value-type="string">
            <text:p>Familijna 24</text:p>
          </table:table-cell>
          <table:table-cell office:value-type="string">
            <text:p>Dakowicz Marek</text:p>
          </table:table-cell>
          <table:table-cell office:value-type="string">
            <text:p>ul. Familijna 24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68];&quot;,'&quot;;[.C168];&quot;','&quot;;[.D168];&quot;','&quot;;[.E168];&quot;','&quot;;[.F168];&quot;','&quot;;[.G168];&quot;','&quot;;[.H168];&quot;','&quot;;[.I168];&quot;','&quot;;[.J168];&quot;','&quot;;[.O168];&quot;'),&quot;)" office:value-type="string" office:string-value="(2,'Familijna 26','PRAKTYKA LOGOPEDYCZNA  Dębczyńska Izabela','ul. Familijna 26','15-157','Białystok','966-062-94-53','','','TAK'),">
            <text:p>(2,'Familijna 26','PRAKTYKA LOGOPEDYCZNA <text:s/>Dębczyńska Izabela','ul. Familijna 26','15-157','Białystok','966-062-94-53','','','TAK'),</text:p>
          </table:table-cell>
          <table:table-cell office:value-type="float" office:value="2">
            <text:p>2</text:p>
          </table:table-cell>
          <table:table-cell office:value-type="string">
            <text:p>Familijna 26</text:p>
          </table:table-cell>
          <table:table-cell office:value-type="string">
            <text:p>PRAKTYKA LOGOPEDYCZNA <text:s/>Dębczyńska Izabela</text:p>
          </table:table-cell>
          <table:table-cell office:value-type="string">
            <text:p>ul. Familijna 26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966-062-94-53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69];&quot;,'&quot;;[.C169];&quot;','&quot;;[.D169];&quot;','&quot;;[.E169];&quot;','&quot;;[.F169];&quot;','&quot;;[.G169];&quot;','&quot;;[.H169];&quot;','&quot;;[.I169];&quot;','&quot;;[.J169];&quot;','&quot;;[.O169];&quot;'),&quot;)" office:value-type="string" office:string-value="(310,'Familijna 32','Juszczuk Aleksander','ul. Familijna 32','15-157','Białystok','','','','NIE'),">
            <text:p>(310,'Familijna 32','Juszczuk Aleksander','ul. Familijna 32','15-157','Białystok','','','','NIE'),</text:p>
          </table:table-cell>
          <table:table-cell office:value-type="float" office:value="310">
            <text:p>310</text:p>
          </table:table-cell>
          <table:table-cell office:value-type="string">
            <text:p>Familijna 32</text:p>
          </table:table-cell>
          <table:table-cell office:value-type="string">
            <text:p>Juszczuk Aleksander</text:p>
          </table:table-cell>
          <table:table-cell office:value-type="string">
            <text:p>ul. Familijna 3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70];&quot;,'&quot;;[.C170];&quot;','&quot;;[.D170];&quot;','&quot;;[.E170];&quot;','&quot;;[.F170];&quot;','&quot;;[.G170];&quot;','&quot;;[.H170];&quot;','&quot;;[.I170];&quot;','&quot;;[.J170];&quot;','&quot;;[.O170];&quot;'),&quot;)" office:value-type="string" office:string-value="(9,'Familijna 37','Czerniakiewicz Romuald','ul. Familijna 37','15-157','Białystok','','','','NIE'),">
            <text:p>(9,'Familijna 37','Czerniakiewicz Romuald','ul. Familijna 37','15-157','Białystok','','','','NIE'),</text:p>
          </table:table-cell>
          <table:table-cell office:value-type="float" office:value="9">
            <text:p>9</text:p>
          </table:table-cell>
          <table:table-cell office:value-type="string">
            <text:p>Familijna 37</text:p>
          </table:table-cell>
          <table:table-cell office:value-type="string">
            <text:p>Czerniakiewicz Romuald</text:p>
          </table:table-cell>
          <table:table-cell office:value-type="string">
            <text:p>ul. Familijna 37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71];&quot;,'&quot;;[.C171];&quot;','&quot;;[.D171];&quot;','&quot;;[.E171];&quot;','&quot;;[.F171];&quot;','&quot;;[.G171];&quot;','&quot;;[.H171];&quot;','&quot;;[.I171];&quot;','&quot;;[.J171];&quot;','&quot;;[.O171];&quot;'),&quot;)" office:value-type="string" office:string-value="(203,'Familijna 39','Kupryianowicz Włodzimierz','ul. Familijna 39','15-157','Białystok','','','','NIE'),">
            <text:p>(203,'Familijna 39','Kupryianowicz Włodzimierz','ul. Familijna 39','15-157','Białystok','','','','NIE'),</text:p>
          </table:table-cell>
          <table:table-cell office:value-type="float" office:value="203">
            <text:p>203</text:p>
          </table:table-cell>
          <table:table-cell office:value-type="string">
            <text:p>Familijna 39</text:p>
          </table:table-cell>
          <table:table-cell office:value-type="string">
            <text:p>Kupryianowicz Włodzimierz</text:p>
          </table:table-cell>
          <table:table-cell office:value-type="string">
            <text:p>ul. Familijna 3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72];&quot;,'&quot;;[.C172];&quot;','&quot;;[.D172];&quot;','&quot;;[.E172];&quot;','&quot;;[.F172];&quot;','&quot;;[.G172];&quot;','&quot;;[.H172];&quot;','&quot;;[.I172];&quot;','&quot;;[.J172];&quot;','&quot;;[.O172];&quot;'),&quot;)" office:value-type="string" office:string-value="(263,'Familijna 40','Zielińska Katarzyna','ul. Familijna 40','15-157','Białystok','','','','NIE'),">
            <text:p>(263,'Familijna 40','Zielińska Katarzyna','ul. Familijna 40','15-157','Białystok','','','','NIE'),</text:p>
          </table:table-cell>
          <table:table-cell office:value-type="float" office:value="263">
            <text:p>263</text:p>
          </table:table-cell>
          <table:table-cell office:value-type="string">
            <text:p>Familijna 40</text:p>
          </table:table-cell>
          <table:table-cell office:value-type="string">
            <text:p>Zielińska Katarzyna</text:p>
          </table:table-cell>
          <table:table-cell office:value-type="string">
            <text:p>ul. Familijna 40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73];&quot;,'&quot;;[.C173];&quot;','&quot;;[.D173];&quot;','&quot;;[.E173];&quot;','&quot;;[.F173];&quot;','&quot;;[.G173];&quot;','&quot;;[.H173];&quot;','&quot;;[.I173];&quot;','&quot;;[.J173];&quot;','&quot;;[.O173];&quot;'),&quot;)" office:value-type="string" office:string-value="(185,'Familijna 41','Czyż Teresa','ul. Familijna 41','15-157','Białystok','','','','NIE'),">
            <text:p>(185,'Familijna 41','Czyż Teresa','ul. Familijna 41','15-157','Białystok','','','','NIE'),</text:p>
          </table:table-cell>
          <table:table-cell office:value-type="float" office:value="185">
            <text:p>185</text:p>
          </table:table-cell>
          <table:table-cell office:value-type="string">
            <text:p>Familijna 41</text:p>
          </table:table-cell>
          <table:table-cell office:value-type="string">
            <text:p>Czyż Teresa</text:p>
          </table:table-cell>
          <table:table-cell office:value-type="string">
            <text:p>ul. Familijna 4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74];&quot;,'&quot;;[.C174];&quot;','&quot;;[.D174];&quot;','&quot;;[.E174];&quot;','&quot;;[.F174];&quot;','&quot;;[.G174];&quot;','&quot;;[.H174];&quot;','&quot;;[.I174];&quot;','&quot;;[.J174];&quot;','&quot;;[.O174];&quot;'),&quot;)" office:value-type="string" office:string-value="(590,'Familijna 47','Kiszkiel Grzegorz','ul. Familijna 47','15-157','Białystok','','','','NIE'),">
            <text:p>(590,'Familijna 47','Kiszkiel Grzegorz','ul. Familijna 47','15-157','Białystok','','','','NIE'),</text:p>
          </table:table-cell>
          <table:table-cell office:value-type="float" office:value="590">
            <text:p>590</text:p>
          </table:table-cell>
          <table:table-cell office:value-type="string">
            <text:p>Familijna 47</text:p>
          </table:table-cell>
          <table:table-cell office:value-type="string">
            <text:p>Kiszkiel Grzegorz</text:p>
          </table:table-cell>
          <table:table-cell office:value-type="string">
            <text:p>ul. Familijna 47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75];&quot;,'&quot;;[.C175];&quot;','&quot;;[.D175];&quot;','&quot;;[.E175];&quot;','&quot;;[.F175];&quot;','&quot;;[.G175];&quot;','&quot;;[.H175];&quot;','&quot;;[.I175];&quot;','&quot;;[.J175];&quot;','&quot;;[.O175];&quot;'),&quot;)" office:value-type="string" office:string-value="(94,'Familijna 47a','Bilmin Anna','ul. Familijna 47a','15-157','Białystok','','','','NIE'),">
            <text:p>(94,'Familijna 47a','Bilmin Anna','ul. Familijna 47a','15-157','Białystok','','','','NIE'),</text:p>
          </table:table-cell>
          <table:table-cell office:value-type="float" office:value="94">
            <text:p>94</text:p>
          </table:table-cell>
          <table:table-cell office:value-type="string">
            <text:p>Familijna 47a</text:p>
          </table:table-cell>
          <table:table-cell office:value-type="string">
            <text:p>Bilmin Anna</text:p>
          </table:table-cell>
          <table:table-cell office:value-type="string">
            <text:p>ul. Familijna 47a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76];&quot;,'&quot;;[.C176];&quot;','&quot;;[.D176];&quot;','&quot;;[.E176];&quot;','&quot;;[.F176];&quot;','&quot;;[.G176];&quot;','&quot;;[.H176];&quot;','&quot;;[.I176];&quot;','&quot;;[.J176];&quot;','&quot;;[.O176];&quot;'),&quot;)" office:value-type="string" office:string-value="(42,'Familijna 49','Szymiel Roman','ul. Familijna 49','15-157','Białystok','','','','NIE'),">
            <text:p>(42,'Familijna 49','Szymiel Roman','ul. Familijna 49','15-157','Białystok','','','','NIE'),</text:p>
          </table:table-cell>
          <table:table-cell office:value-type="float" office:value="42">
            <text:p>42</text:p>
          </table:table-cell>
          <table:table-cell office:value-type="string">
            <text:p>Familijna 49</text:p>
          </table:table-cell>
          <table:table-cell office:value-type="string">
            <text:p>Szymiel Roman</text:p>
          </table:table-cell>
          <table:table-cell office:value-type="string">
            <text:p>ul. Familijna 4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77];&quot;,'&quot;;[.C177];&quot;','&quot;;[.D177];&quot;','&quot;;[.E177];&quot;','&quot;;[.F177];&quot;','&quot;;[.G177];&quot;','&quot;;[.H177];&quot;','&quot;;[.I177];&quot;','&quot;;[.J177];&quot;','&quot;;[.O177];&quot;'),&quot;)" office:value-type="string" office:string-value="(206,'Familijna 51','Moździerska Katarzyna','ul. Familijna 51','15-157','Białystok','','','','NIE'),">
            <text:p>(206,'Familijna 51','Moździerska Katarzyna','ul. Familijna 51','15-157','Białystok','','','','NIE'),</text:p>
          </table:table-cell>
          <table:table-cell office:value-type="float" office:value="206">
            <text:p>206</text:p>
          </table:table-cell>
          <table:table-cell office:value-type="string">
            <text:p>Familijna 51</text:p>
          </table:table-cell>
          <table:table-cell office:value-type="string">
            <text:p>Moździerska Katarzyna</text:p>
          </table:table-cell>
          <table:table-cell office:value-type="string">
            <text:p>ul. Familijna 5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78];&quot;,'&quot;;[.C178];&quot;','&quot;;[.D178];&quot;','&quot;;[.E178];&quot;','&quot;;[.F178];&quot;','&quot;;[.G178];&quot;','&quot;;[.H178];&quot;','&quot;;[.I178];&quot;','&quot;;[.J178];&quot;','&quot;;[.O178];&quot;'),&quot;)" office:value-type="string" office:string-value="(518,'Familijna 53','Zagórska-Zarzeczna Beata','ul. Familijna 53','15-157','Białystok','','','','NIE'),">
            <text:p>(518,'Familijna 53','Zagórska-Zarzeczna Beata','ul. Familijna 53','15-157','Białystok','','','','NIE'),</text:p>
          </table:table-cell>
          <table:table-cell office:value-type="float" office:value="518">
            <text:p>518</text:p>
          </table:table-cell>
          <table:table-cell office:value-type="string">
            <text:p>Familijna 53</text:p>
          </table:table-cell>
          <table:table-cell office:value-type="string">
            <text:p>Zagórska-Zarzeczna Beata</text:p>
          </table:table-cell>
          <table:table-cell office:value-type="string">
            <text:p>ul. Familijna 5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79];&quot;,'&quot;;[.C179];&quot;','&quot;;[.D179];&quot;','&quot;;[.E179];&quot;','&quot;;[.F179];&quot;','&quot;;[.G179];&quot;','&quot;;[.H179];&quot;','&quot;;[.I179];&quot;','&quot;;[.J179];&quot;','&quot;;[.O179];&quot;'),&quot;)" office:value-type="string" office:string-value="(118,'Familijna 57','Kosacka Aneta','ul. Familijna 57','15-157','Białystok','','','','NIE'),">
            <text:p>(118,'Familijna 57','Kosacka Aneta','ul. Familijna 57','15-157','Białystok','','','','NIE'),</text:p>
          </table:table-cell>
          <table:table-cell office:value-type="float" office:value="118">
            <text:p>118</text:p>
          </table:table-cell>
          <table:table-cell office:value-type="string">
            <text:p>Familijna 57</text:p>
          </table:table-cell>
          <table:table-cell office:value-type="string">
            <text:p>Kosacka Aneta</text:p>
          </table:table-cell>
          <table:table-cell office:value-type="string">
            <text:p>ul. Familijna 57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80];&quot;,'&quot;;[.C180];&quot;','&quot;;[.D180];&quot;','&quot;;[.E180];&quot;','&quot;;[.F180];&quot;','&quot;;[.G180];&quot;','&quot;;[.H180];&quot;','&quot;;[.I180];&quot;','&quot;;[.J180];&quot;','&quot;;[.O180];&quot;'),&quot;)" office:value-type="string" office:string-value="(571,'Familijna 69','Agnieszka Carewicz','ul. Familijna 69','15-157','Białystok','','','','NIE'),">
            <text:p>(571,'Familijna 69','Agnieszka Carewicz','ul. Familijna 69','15-157','Białystok','','','','NIE'),</text:p>
          </table:table-cell>
          <table:table-cell office:value-type="float" office:value="571">
            <text:p>571</text:p>
          </table:table-cell>
          <table:table-cell office:value-type="string">
            <text:p>Familijna 69</text:p>
          </table:table-cell>
          <table:table-cell office:value-type="string">
            <text:p>Agnieszka Carewicz</text:p>
          </table:table-cell>
          <table:table-cell office:value-type="string">
            <text:p>ul. Familijna 6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81];&quot;,'&quot;;[.C181];&quot;','&quot;;[.D181];&quot;','&quot;;[.E181];&quot;','&quot;;[.F181];&quot;','&quot;;[.G181];&quot;','&quot;;[.H181];&quot;','&quot;;[.I181];&quot;','&quot;;[.J181];&quot;','&quot;;[.O181];&quot;'),&quot;)" office:value-type="string" office:string-value="(534,'Familijna 69a firma','\&quot;INTEGER - 12\&quot;\&quot;\&quot; Urszula Kierwiak\&quot;','ul. Familijna 79','15-157','Białystok','542-140-11-18','','','NIE'),">
            <text:p>(534,'Familijna 69a firma','\"INTEGER - 12\"\"\" Urszula Kierwiak\"','ul. Familijna 79','15-157','Białystok','542-140-11-18','','','NIE'),</text:p>
          </table:table-cell>
          <table:table-cell office:value-type="float" office:value="534">
            <text:p>534</text:p>
          </table:table-cell>
          <table:table-cell office:value-type="string">
            <text:p>Familijna 69a firma</text:p>
          </table:table-cell>
          <table:table-cell office:value-type="string">
            <text:p>\"INTEGER - 12\"\"\" Urszula Kierwiak\"</text:p>
          </table:table-cell>
          <table:table-cell office:value-type="string">
            <text:p>ul. Familijna 7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542-140-11-18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82];&quot;,'&quot;;[.C182];&quot;','&quot;;[.D182];&quot;','&quot;;[.E182];&quot;','&quot;;[.F182];&quot;','&quot;;[.G182];&quot;','&quot;;[.H182];&quot;','&quot;;[.I182];&quot;','&quot;;[.J182];&quot;','&quot;;[.O182];&quot;'),&quot;)" office:value-type="string" office:string-value="(250,'Familijna 7','Trosko Mieczysław','ul. Familijna 7 ','15-157','Białystok','','','','NIE'),">
            <text:p>(250,'Familijna 7','Trosko Mieczysław','ul. Familijna 7 ','15-157','Białystok','','','','NIE'),</text:p>
          </table:table-cell>
          <table:table-cell office:value-type="float" office:value="250">
            <text:p>250</text:p>
          </table:table-cell>
          <table:table-cell office:value-type="string">
            <text:p>Familijna 7</text:p>
          </table:table-cell>
          <table:table-cell office:value-type="string">
            <text:p>Trosko Mieczysław</text:p>
          </table:table-cell>
          <table:table-cell office:value-type="string">
            <text:p>ul. Familijna 7 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83];&quot;,'&quot;;[.C183];&quot;','&quot;;[.D183];&quot;','&quot;;[.E183];&quot;','&quot;;[.F183];&quot;','&quot;;[.G183];&quot;','&quot;;[.H183];&quot;','&quot;;[.I183];&quot;','&quot;;[.J183];&quot;','&quot;;[.O183];&quot;'),&quot;)" office:value-type="string" office:string-value="(322,'Familijna 81','Pilecki Adam i Krystyna','ul. Familijna 81','15-157','Białystok','','','','NIE'),">
            <text:p>(322,'Familijna 81','Pilecki Adam i Krystyna','ul. Familijna 81','15-157','Białystok','','','','NIE'),</text:p>
          </table:table-cell>
          <table:table-cell office:value-type="float" office:value="322">
            <text:p>322</text:p>
          </table:table-cell>
          <table:table-cell office:value-type="string">
            <text:p>Familijna 81</text:p>
          </table:table-cell>
          <table:table-cell office:value-type="string">
            <text:p>Pilecki Adam i Krystyna</text:p>
          </table:table-cell>
          <table:table-cell office:value-type="string">
            <text:p>ul. Familijna 8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84];&quot;,'&quot;;[.C184];&quot;','&quot;;[.D184];&quot;','&quot;;[.E184];&quot;','&quot;;[.F184];&quot;','&quot;;[.G184];&quot;','&quot;;[.H184];&quot;','&quot;;[.I184];&quot;','&quot;;[.J184];&quot;','&quot;;[.O184];&quot;'),&quot;)" office:value-type="string" office:string-value="(112,'Familijna 9','Szymiel Irena','ul. Familijna 49','15-157','białystok','','','','NIE'),">
            <text:p>(112,'Familijna 9','Szymiel Irena','ul. Familijna 49','15-157','białystok','','','','NIE'),</text:p>
          </table:table-cell>
          <table:table-cell office:value-type="float" office:value="112">
            <text:p>112</text:p>
          </table:table-cell>
          <table:table-cell office:value-type="string">
            <text:p>Familijna 9</text:p>
          </table:table-cell>
          <table:table-cell office:value-type="string">
            <text:p>Szymiel Irena</text:p>
          </table:table-cell>
          <table:table-cell office:value-type="string">
            <text:p>ul. Familijna 4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85];&quot;,'&quot;;[.C185];&quot;','&quot;;[.D185];&quot;','&quot;;[.E185];&quot;','&quot;;[.F185];&quot;','&quot;;[.G185];&quot;','&quot;;[.H185];&quot;','&quot;;[.I185];&quot;','&quot;;[.J185];&quot;','&quot;;[.O185];&quot;'),&quot;)" office:value-type="string" office:string-value="(273,'Gen. Sulika 2a/36','Krysztopowicz Joanna','ul. Gen. Sulika 2a/36','16-200','Dąbrowa Białostocka','','','','NIE'),">
            <text:p>(273,'Gen. Sulika 2a/36','Krysztopowicz Joanna','ul. Gen. Sulika 2a/36','16-200','Dąbrowa Białostocka','','','','NIE'),</text:p>
          </table:table-cell>
          <table:table-cell office:value-type="float" office:value="273">
            <text:p>273</text:p>
          </table:table-cell>
          <table:table-cell office:value-type="string">
            <text:p>Gen. Sulika 2a/36</text:p>
          </table:table-cell>
          <table:table-cell office:value-type="string">
            <text:p>Krysztopowicz Joanna</text:p>
          </table:table-cell>
          <table:table-cell office:value-type="string">
            <text:p>ul. Gen. Sulika 2a/36</text:p>
          </table:table-cell>
          <table:table-cell office:value-type="string">
            <text:p>16-200</text:p>
          </table:table-cell>
          <table:table-cell office:value-type="string">
            <text:p>Dąbrowa Białostocka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86];&quot;,'&quot;;[.C186];&quot;','&quot;;[.D186];&quot;','&quot;;[.E186];&quot;','&quot;;[.F186];&quot;','&quot;;[.G186];&quot;','&quot;;[.H186];&quot;','&quot;;[.I186];&quot;','&quot;;[.J186];&quot;','&quot;;[.O186];&quot;'),&quot;)" office:value-type="string" office:string-value="(213,'Generała Władysława ','\&quot;AJAKA\&quot;\&quot;\&quot;  Janusz Karski Pracownia Projektowa i Realizacji Inwestycji\&quot;','ul. Gen. Władysława Andersa 38 lok 308','15-113','Białystok','966-063-30-06','','','NIE'),">
            <text:p>(213,'Generała Władysława ','\"AJAKA\"\"\" <text:s/>Janusz Karski Pracownia Projektowa i Realizacji Inwestycji\"','ul. Gen. Władysława Andersa 38 lok 308','15-113','Białystok','966-063-30-06','','','NIE'),</text:p>
          </table:table-cell>
          <table:table-cell office:value-type="float" office:value="213">
            <text:p>213</text:p>
          </table:table-cell>
          <table:table-cell office:value-type="string">
            <text:p>Generała Władysława </text:p>
          </table:table-cell>
          <table:table-cell office:value-type="string">
            <text:p>\"AJAKA\"\"\" <text:s/>Janusz Karski Pracownia Projektowa i Realizacji Inwestycji\"</text:p>
          </table:table-cell>
          <table:table-cell office:value-type="string">
            <text:p>ul. Gen. Władysława Andersa 38 lok 308</text:p>
          </table:table-cell>
          <table:table-cell office:value-type="string">
            <text:p>15-113</text:p>
          </table:table-cell>
          <table:table-cell office:value-type="string">
            <text:p>Białystok</text:p>
          </table:table-cell>
          <table:table-cell office:value-type="string">
            <text:p>966-063-30-06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87];&quot;,'&quot;;[.C187];&quot;','&quot;;[.D187];&quot;','&quot;;[.E187];&quot;','&quot;;[.F187];&quot;','&quot;;[.G187];&quot;','&quot;;[.H187];&quot;','&quot;;[.I187];&quot;','&quot;;[.J187];&quot;','&quot;;[.O187];&quot;'),&quot;)" office:value-type="string" office:string-value="(490,'Giermaniuk Piotr','Giermaniuk Piotr','ul. Studzienna 18 m 5','15-771','Białystok','','','','NIE'),">
            <text:p>(490,'Giermaniuk Piotr','Giermaniuk Piotr','ul. Studzienna 18 m 5','15-771','Białystok','','','','NIE'),</text:p>
          </table:table-cell>
          <table:table-cell office:value-type="float" office:value="490">
            <text:p>490</text:p>
          </table:table-cell>
          <table:table-cell office:value-type="string">
            <text:p>Giermaniuk Piotr</text:p>
          </table:table-cell>
          <table:table-cell office:value-type="string">
            <text:p>Giermaniuk Piotr</text:p>
          </table:table-cell>
          <table:table-cell office:value-type="string">
            <text:p>ul. Studzienna 18 m 5</text:p>
          </table:table-cell>
          <table:table-cell office:value-type="string">
            <text:p>15-7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88];&quot;,'&quot;;[.C188];&quot;','&quot;;[.D188];&quot;','&quot;;[.E188];&quot;','&quot;;[.F188];&quot;','&quot;;[.G188];&quot;','&quot;;[.H188];&quot;','&quot;;[.I188];&quot;','&quot;;[.J188];&quot;','&quot;;[.O188];&quot;'),&quot;)" office:value-type="string" office:string-value="(479,'godan-blue','GODAN-BLUE POINT K. i Z. JAŚKIEWICZ sp.j.','ul. Wiewiórcza 66','15-532','Białystok','542-020-40-54','','','TAK'),">
            <text:p>(479,'godan-blue','GODAN-BLUE POINT K. i Z. JAŚKIEWICZ sp.j.','ul. Wiewiórcza 66','15-532','Białystok','542-020-40-54','','','TAK'),</text:p>
          </table:table-cell>
          <table:table-cell office:value-type="float" office:value="479">
            <text:p>479</text:p>
          </table:table-cell>
          <table:table-cell office:value-type="string">
            <text:p>godan-blue</text:p>
          </table:table-cell>
          <table:table-cell office:value-type="string">
            <text:p>GODAN-BLUE POINT K. i Z. JAŚKIEWICZ sp.j.</text:p>
          </table:table-cell>
          <table:table-cell office:value-type="string">
            <text:p>ul. Wiewiórcza 66</text:p>
          </table:table-cell>
          <table:table-cell office:value-type="string">
            <text:p>15-532</text:p>
          </table:table-cell>
          <table:table-cell office:value-type="string">
            <text:p>Białystok</text:p>
          </table:table-cell>
          <table:table-cell office:value-type="string">
            <text:p>542-020-40-54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89];&quot;,'&quot;;[.C189];&quot;','&quot;;[.D189];&quot;','&quot;;[.E189];&quot;','&quot;;[.F189];&quot;','&quot;;[.G189];&quot;','&quot;;[.H189];&quot;','&quot;;[.I189];&quot;','&quot;;[.J189];&quot;','&quot;;[.O189];&quot;'),&quot;)" office:value-type="string" office:string-value="(374,'Goszczyńskiego 1','Irena Rubczewska','ul. Goszczyńskiego 1','15-177','Białystok','','','','NIE'),">
            <text:p>(374,'Goszczyńskiego 1','Irena Rubczewska','ul. Goszczyńskiego 1','15-177','Białystok','','','','NIE'),</text:p>
          </table:table-cell>
          <table:table-cell office:value-type="float" office:value="374">
            <text:p>374</text:p>
          </table:table-cell>
          <table:table-cell office:value-type="string">
            <text:p>Goszczyńskiego 1</text:p>
          </table:table-cell>
          <table:table-cell office:value-type="string">
            <text:p>Irena Rubczewska</text:p>
          </table:table-cell>
          <table:table-cell office:value-type="string">
            <text:p>ul. Goszczyńskiego 1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90];&quot;,'&quot;;[.C190];&quot;','&quot;;[.D190];&quot;','&quot;;[.E190];&quot;','&quot;;[.F190];&quot;','&quot;;[.G190];&quot;','&quot;;[.H190];&quot;','&quot;;[.I190];&quot;','&quot;;[.J190];&quot;','&quot;;[.O190];&quot;'),&quot;)" office:value-type="string" office:string-value="(265,'Goszczyńskiego 10','Romaniuk Dariusz','ul. Goszczyńskiego 10','15-177','Białystok','','','','NIE'),">
            <text:p>(265,'Goszczyńskiego 10','Romaniuk Dariusz','ul. Goszczyńskiego 10','15-177','Białystok','','','','NIE'),</text:p>
          </table:table-cell>
          <table:table-cell office:value-type="float" office:value="265">
            <text:p>265</text:p>
          </table:table-cell>
          <table:table-cell office:value-type="string">
            <text:p>Goszczyńskiego 10</text:p>
          </table:table-cell>
          <table:table-cell office:value-type="string">
            <text:p>Romaniuk Dariusz</text:p>
          </table:table-cell>
          <table:table-cell office:value-type="string">
            <text:p>ul. Goszczyńskiego 10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91];&quot;,'&quot;;[.C191];&quot;','&quot;;[.D191];&quot;','&quot;;[.E191];&quot;','&quot;;[.F191];&quot;','&quot;;[.G191];&quot;','&quot;;[.H191];&quot;','&quot;;[.I191];&quot;','&quot;;[.J191];&quot;','&quot;;[.O191];&quot;'),&quot;)" office:value-type="string" office:string-value="(589,'Goszczyńskiego 12','Ewa Piekarek','ul. Goszczyńskiego 12','15-177','Białystok','','','','NIE'),">
            <text:p>(589,'Goszczyńskiego 12','Ewa Piekarek','ul. Goszczyńskiego 12','15-177','Białystok','','','','NIE'),</text:p>
          </table:table-cell>
          <table:table-cell office:value-type="float" office:value="589">
            <text:p>589</text:p>
          </table:table-cell>
          <table:table-cell office:value-type="string">
            <text:p>Goszczyńskiego 12</text:p>
          </table:table-cell>
          <table:table-cell office:value-type="string">
            <text:p>Ewa Piekarek</text:p>
          </table:table-cell>
          <table:table-cell office:value-type="string">
            <text:p>ul. Goszczyńskiego 12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92];&quot;,'&quot;;[.C192];&quot;','&quot;;[.D192];&quot;','&quot;;[.E192];&quot;','&quot;;[.F192];&quot;','&quot;;[.G192];&quot;','&quot;;[.H192];&quot;','&quot;;[.I192];&quot;','&quot;;[.J192];&quot;','&quot;;[.O192];&quot;'),&quot;)" office:value-type="string" office:string-value="(573,'Goszczyńskiego 15','Baranowski Józef','ul. Goszczyńskiego 15','15-177','Białystok','','','','NIE'),">
            <text:p>(573,'Goszczyńskiego 15','Baranowski Józef','ul. Goszczyńskiego 15','15-177','Białystok','','','','NIE'),</text:p>
          </table:table-cell>
          <table:table-cell office:value-type="float" office:value="573">
            <text:p>573</text:p>
          </table:table-cell>
          <table:table-cell office:value-type="string">
            <text:p>Goszczyńskiego 15</text:p>
          </table:table-cell>
          <table:table-cell office:value-type="string">
            <text:p>Baranowski Józef</text:p>
          </table:table-cell>
          <table:table-cell office:value-type="string">
            <text:p>ul. Goszczyńskiego 15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93];&quot;,'&quot;;[.C193];&quot;','&quot;;[.D193];&quot;','&quot;;[.E193];&quot;','&quot;;[.F193];&quot;','&quot;;[.G193];&quot;','&quot;;[.H193];&quot;','&quot;;[.I193];&quot;','&quot;;[.J193];&quot;','&quot;;[.O193];&quot;'),&quot;)" office:value-type="string" office:string-value="(340,'Goszczyńskiego 2','Szołdrowski Tadeusz','ul. Goszczyńskiego 2','15-177','Białystok','','','','NIE'),">
            <text:p>(340,'Goszczyńskiego 2','Szołdrowski Tadeusz','ul. Goszczyńskiego 2','15-177','Białystok','','','','NIE'),</text:p>
          </table:table-cell>
          <table:table-cell office:value-type="float" office:value="340">
            <text:p>340</text:p>
          </table:table-cell>
          <table:table-cell office:value-type="string">
            <text:p>Goszczyńskiego 2</text:p>
          </table:table-cell>
          <table:table-cell office:value-type="string">
            <text:p>Szołdrowski Tadeusz</text:p>
          </table:table-cell>
          <table:table-cell office:value-type="string">
            <text:p>ul. Goszczyńskiego 2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94];&quot;,'&quot;;[.C194];&quot;','&quot;;[.D194];&quot;','&quot;;[.E194];&quot;','&quot;;[.F194];&quot;','&quot;;[.G194];&quot;','&quot;;[.H194];&quot;','&quot;;[.I194];&quot;','&quot;;[.J194];&quot;','&quot;;[.O194];&quot;'),&quot;)" office:value-type="string" office:string-value="(498,'Goszczyńskiego 3','Kiszło Katarzyna','ul. Goszczyńskiego 3','15-177','Białystok','','','','NIE'),">
            <text:p>(498,'Goszczyńskiego 3','Kiszło Katarzyna','ul. Goszczyńskiego 3','15-177','Białystok','','','','NIE'),</text:p>
          </table:table-cell>
          <table:table-cell office:value-type="float" office:value="498">
            <text:p>498</text:p>
          </table:table-cell>
          <table:table-cell office:value-type="string">
            <text:p>Goszczyńskiego 3</text:p>
          </table:table-cell>
          <table:table-cell office:value-type="string">
            <text:p>Kiszło Katarzyna</text:p>
          </table:table-cell>
          <table:table-cell office:value-type="string">
            <text:p>ul. Goszczyńskiego 3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95];&quot;,'&quot;;[.C195];&quot;','&quot;;[.D195];&quot;','&quot;;[.E195];&quot;','&quot;;[.F195];&quot;','&quot;;[.G195];&quot;','&quot;;[.H195];&quot;','&quot;;[.I195];&quot;','&quot;;[.J195];&quot;','&quot;;[.O195];&quot;'),&quot;)" office:value-type="string" office:string-value="(207,'Gościnna 10','Majcher Halina','ul. Gościnna 10','15-157','Białystok','','','','NIE'),">
            <text:p>(207,'Gościnna 10','Majcher Halina','ul. Gościnna 10','15-157','Białystok','','','','NIE'),</text:p>
          </table:table-cell>
          <table:table-cell office:value-type="float" office:value="207">
            <text:p>207</text:p>
          </table:table-cell>
          <table:table-cell office:value-type="string">
            <text:p>Gościnna 10</text:p>
          </table:table-cell>
          <table:table-cell office:value-type="string">
            <text:p>Majcher Halina</text:p>
          </table:table-cell>
          <table:table-cell office:value-type="string">
            <text:p>ul. Gościnna 10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96];&quot;,'&quot;;[.C196];&quot;','&quot;;[.D196];&quot;','&quot;;[.E196];&quot;','&quot;;[.F196];&quot;','&quot;;[.G196];&quot;','&quot;;[.H196];&quot;','&quot;;[.I196];&quot;','&quot;;[.J196];&quot;','&quot;;[.O196];&quot;'),&quot;)" office:value-type="string" office:string-value="(274,'Gościnna 11/3','Szparkowska Grażyna','ul. Gościnna 11/3','15-157','Białystok','','','','NIE'),">
            <text:p>(274,'Gościnna 11/3','Szparkowska Grażyna','ul. Gościnna 11/3','15-157','Białystok','','','','NIE'),</text:p>
          </table:table-cell>
          <table:table-cell office:value-type="float" office:value="274">
            <text:p>274</text:p>
          </table:table-cell>
          <table:table-cell office:value-type="string">
            <text:p>Gościnna 11/3</text:p>
          </table:table-cell>
          <table:table-cell office:value-type="string">
            <text:p>Szparkowska Grażyna</text:p>
          </table:table-cell>
          <table:table-cell office:value-type="string">
            <text:p>ul. Gościnna 11/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97];&quot;,'&quot;;[.C197];&quot;','&quot;;[.D197];&quot;','&quot;;[.E197];&quot;','&quot;;[.F197];&quot;','&quot;;[.G197];&quot;','&quot;;[.H197];&quot;','&quot;;[.I197];&quot;','&quot;;[.J197];&quot;','&quot;;[.O197];&quot;'),&quot;)" office:value-type="string" office:string-value="(530,'Gościnna 11/5','Perzyna Małgorzata','ul. Gościnna 11/5','15-157','Białystok','','','','NIE'),">
            <text:p>(530,'Gościnna 11/5','Perzyna Małgorzata','ul. Gościnna 11/5','15-157','Białystok','','','','NIE'),</text:p>
          </table:table-cell>
          <table:table-cell office:value-type="float" office:value="530">
            <text:p>530</text:p>
          </table:table-cell>
          <table:table-cell office:value-type="string">
            <text:p>Gościnna 11/5</text:p>
          </table:table-cell>
          <table:table-cell office:value-type="string">
            <text:p>Perzyna Małgorzata</text:p>
          </table:table-cell>
          <table:table-cell office:value-type="string">
            <text:p>ul. Gościnna 11/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198];&quot;,'&quot;;[.C198];&quot;','&quot;;[.D198];&quot;','&quot;;[.E198];&quot;','&quot;;[.F198];&quot;','&quot;;[.G198];&quot;','&quot;;[.H198];&quot;','&quot;;[.I198];&quot;','&quot;;[.J198];&quot;','&quot;;[.O198];&quot;'),&quot;)" office:value-type="string" office:string-value="(58,'Gościnna 11/6','Zdancewicz Czesława','ul. Gościnna 11/6','15-157','Białystok','','','','NIE'),">
            <text:p>(58,'Gościnna 11/6','Zdancewicz Czesława','ul. Gościnna 11/6','15-157','Białystok','','','','NIE'),</text:p>
          </table:table-cell>
          <table:table-cell office:value-type="float" office:value="58">
            <text:p>58</text:p>
          </table:table-cell>
          <table:table-cell office:value-type="string">
            <text:p>Gościnna 11/6</text:p>
          </table:table-cell>
          <table:table-cell office:value-type="string">
            <text:p>Zdancewicz Czesława</text:p>
          </table:table-cell>
          <table:table-cell office:value-type="string">
            <text:p>ul. Gościnna 11/6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199];&quot;,'&quot;;[.C199];&quot;','&quot;;[.D199];&quot;','&quot;;[.E199];&quot;','&quot;;[.F199];&quot;','&quot;;[.G199];&quot;','&quot;;[.H199];&quot;','&quot;;[.I199];&quot;','&quot;;[.J199];&quot;','&quot;;[.O199];&quot;'),&quot;)" office:value-type="string" office:string-value="(67,'Gościnna 13','Kowalewski Waldemar','ul. Gościnna 13','15-157','Białystok','','','','NIE'),">
            <text:p>(67,'Gościnna 13','Kowalewski Waldemar','ul. Gościnna 13','15-157','Białystok','','','','NIE'),</text:p>
          </table:table-cell>
          <table:table-cell office:value-type="float" office:value="67">
            <text:p>67</text:p>
          </table:table-cell>
          <table:table-cell office:value-type="string">
            <text:p>Gościnna 13</text:p>
          </table:table-cell>
          <table:table-cell office:value-type="string">
            <text:p>Kowalewski Waldemar</text:p>
          </table:table-cell>
          <table:table-cell office:value-type="string">
            <text:p>ul. Gościnna 1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00];&quot;,'&quot;;[.C200];&quot;','&quot;;[.D200];&quot;','&quot;;[.E200];&quot;','&quot;;[.F200];&quot;','&quot;;[.G200];&quot;','&quot;;[.H200];&quot;','&quot;;[.I200];&quot;','&quot;;[.J200];&quot;','&quot;;[.O200];&quot;'),&quot;)" office:value-type="string" office:string-value="(167,'Gościnna 14','Ciesnowska Krystyna','ul. Gościnna 14','15-157','Białystok','','','','NIE'),">
            <text:p>(167,'Gościnna 14','Ciesnowska Krystyna','ul. Gościnna 14','15-157','Białystok','','','','NIE'),</text:p>
          </table:table-cell>
          <table:table-cell office:value-type="float" office:value="167">
            <text:p>167</text:p>
          </table:table-cell>
          <table:table-cell office:value-type="string">
            <text:p>Gościnna 14</text:p>
          </table:table-cell>
          <table:table-cell office:value-type="string">
            <text:p>Ciesnowska Krystyna</text:p>
          </table:table-cell>
          <table:table-cell office:value-type="string">
            <text:p>ul. Gościnna 14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01];&quot;,'&quot;;[.C201];&quot;','&quot;;[.D201];&quot;','&quot;;[.E201];&quot;','&quot;;[.F201];&quot;','&quot;;[.G201];&quot;','&quot;;[.H201];&quot;','&quot;;[.I201];&quot;','&quot;;[.J201];&quot;','&quot;;[.O201];&quot;'),&quot;)" office:value-type="string" office:string-value="(420,'Gościnna 15','Kaczyński Romuald','ul. Gościnna 15','15-157','Białystok','','','','NIE'),">
            <text:p>(420,'Gościnna 15','Kaczyński Romuald','ul. Gościnna 15','15-157','Białystok','','','','NIE'),</text:p>
          </table:table-cell>
          <table:table-cell office:value-type="float" office:value="420">
            <text:p>420</text:p>
          </table:table-cell>
          <table:table-cell office:value-type="string">
            <text:p>Gościnna 15</text:p>
          </table:table-cell>
          <table:table-cell office:value-type="string">
            <text:p>Kaczyński Romuald</text:p>
          </table:table-cell>
          <table:table-cell office:value-type="string">
            <text:p>ul. Gościnna 1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02];&quot;,'&quot;;[.C202];&quot;','&quot;;[.D202];&quot;','&quot;;[.E202];&quot;','&quot;;[.F202];&quot;','&quot;;[.G202];&quot;','&quot;;[.H202];&quot;','&quot;;[.I202];&quot;','&quot;;[.J202];&quot;','&quot;;[.O202];&quot;'),&quot;)" office:value-type="string" office:string-value="(370,'Gościnna 17','Zimnoch Jolanta','ul. Gościnna 17','15-157','Białystok','','','','NIE'),">
            <text:p>(370,'Gościnna 17','Zimnoch Jolanta','ul. Gościnna 17','15-157','Białystok','','','','NIE'),</text:p>
          </table:table-cell>
          <table:table-cell office:value-type="float" office:value="370">
            <text:p>370</text:p>
          </table:table-cell>
          <table:table-cell office:value-type="string">
            <text:p>Gościnna 17</text:p>
          </table:table-cell>
          <table:table-cell office:value-type="string">
            <text:p>Zimnoch Jolanta</text:p>
          </table:table-cell>
          <table:table-cell office:value-type="string">
            <text:p>ul. Gościnna 17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203];&quot;,'&quot;;[.C203];&quot;','&quot;;[.D203];&quot;','&quot;;[.E203];&quot;','&quot;;[.F203];&quot;','&quot;;[.G203];&quot;','&quot;;[.H203];&quot;','&quot;;[.I203];&quot;','&quot;;[.J203];&quot;','&quot;;[.O203];&quot;'),&quot;)" office:value-type="string" office:string-value="(166,'Gościnna 19','Pac Alicja','ul. Gościnna 19','15-157','Białystok','','','','NIE'),">
            <text:p>(166,'Gościnna 19','Pac Alicja','ul. Gościnna 19','15-157','Białystok','','','','NIE'),</text:p>
          </table:table-cell>
          <table:table-cell office:value-type="float" office:value="166">
            <text:p>166</text:p>
          </table:table-cell>
          <table:table-cell office:value-type="string">
            <text:p>Gościnna 19</text:p>
          </table:table-cell>
          <table:table-cell office:value-type="string">
            <text:p>Pac Alicja</text:p>
          </table:table-cell>
          <table:table-cell office:value-type="string">
            <text:p>ul. Gościnna 1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04];&quot;,'&quot;;[.C204];&quot;','&quot;;[.D204];&quot;','&quot;;[.E204];&quot;','&quot;;[.F204];&quot;','&quot;;[.G204];&quot;','&quot;;[.H204];&quot;','&quot;;[.I204];&quot;','&quot;;[.J204];&quot;','&quot;;[.O204];&quot;'),&quot;)" office:value-type="string" office:string-value="(228,'Gościnna 2','Janczewski Bogusław','ul. Gościnna 2','15-157','Białystok','','','','NIE'),">
            <text:p>(228,'Gościnna 2','Janczewski Bogusław','ul. Gościnna 2','15-157','Białystok','','','','NIE'),</text:p>
          </table:table-cell>
          <table:table-cell office:value-type="float" office:value="228">
            <text:p>228</text:p>
          </table:table-cell>
          <table:table-cell office:value-type="string">
            <text:p>Gościnna 2</text:p>
          </table:table-cell>
          <table:table-cell office:value-type="string">
            <text:p>Janczewski Bogusław</text:p>
          </table:table-cell>
          <table:table-cell office:value-type="string">
            <text:p>ul. Gościnna 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05];&quot;,'&quot;;[.C205];&quot;','&quot;;[.D205];&quot;','&quot;;[.E205];&quot;','&quot;;[.F205];&quot;','&quot;;[.G205];&quot;','&quot;;[.H205];&quot;','&quot;;[.I205];&quot;','&quot;;[.J205];&quot;','&quot;;[.O205];&quot;'),&quot;)" office:value-type="string" office:string-value="(353,'Gościnna 5','Tomasz Łazewski','ul. Gościnna 5','15-157','Białystok','','','','NIE'),">
            <text:p>(353,'Gościnna 5','Tomasz Łazewski','ul. Gościnna 5','15-157','Białystok','','','','NIE'),</text:p>
          </table:table-cell>
          <table:table-cell office:value-type="float" office:value="353">
            <text:p>353</text:p>
          </table:table-cell>
          <table:table-cell office:value-type="string">
            <text:p>Gościnna 5</text:p>
          </table:table-cell>
          <table:table-cell office:value-type="string">
            <text:p>Tomasz Łazewski</text:p>
          </table:table-cell>
          <table:table-cell office:value-type="string">
            <text:p>ul. Gościnna 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06];&quot;,'&quot;;[.C206];&quot;','&quot;;[.D206];&quot;','&quot;;[.E206];&quot;','&quot;;[.F206];&quot;','&quot;;[.G206];&quot;','&quot;;[.H206];&quot;','&quot;;[.I206];&quot;','&quot;;[.J206];&quot;','&quot;;[.O206];&quot;'),&quot;)" office:value-type="string" office:string-value="(181,'Gościnna 9','Łukaszuk Helena','ul. Gościnna 9','15-157','Białystok','','','','NIE'),">
            <text:p>(181,'Gościnna 9','Łukaszuk Helena','ul. Gościnna 9','15-157','Białystok','','','','NIE'),</text:p>
          </table:table-cell>
          <table:table-cell office:value-type="float" office:value="181">
            <text:p>181</text:p>
          </table:table-cell>
          <table:table-cell office:value-type="string">
            <text:p>Gościnna 9</text:p>
          </table:table-cell>
          <table:table-cell office:value-type="string">
            <text:p>Łukaszuk Helena</text:p>
          </table:table-cell>
          <table:table-cell office:value-type="string">
            <text:p>ul. Gościnna 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07];&quot;,'&quot;;[.C207];&quot;','&quot;;[.D207];&quot;','&quot;;[.E207];&quot;','&quot;;[.F207];&quot;','&quot;;[.G207];&quot;','&quot;;[.H207];&quot;','&quot;;[.I207];&quot;','&quot;;[.J207];&quot;','&quot;;[.O207];&quot;'),&quot;)" office:value-type="string" office:string-value="(373,'Hałki 3','Kuźmicki Bogusław','ul. Stanisława Hałki 3','15-168','Białystok','','','','NIE'),">
            <text:p>(373,'Hałki 3','Kuźmicki Bogusław','ul. Stanisława Hałki 3','15-168','Białystok','','','','NIE'),</text:p>
          </table:table-cell>
          <table:table-cell office:value-type="float" office:value="373">
            <text:p>373</text:p>
          </table:table-cell>
          <table:table-cell office:value-type="string">
            <text:p>Hałki 3</text:p>
          </table:table-cell>
          <table:table-cell office:value-type="string">
            <text:p>Kuźmicki Bogusław</text:p>
          </table:table-cell>
          <table:table-cell office:value-type="string">
            <text:p>ul. Stanisława Hałki 3</text:p>
          </table:table-cell>
          <table:table-cell office:value-type="string">
            <text:p>15-168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08];&quot;,'&quot;;[.C208];&quot;','&quot;;[.D208];&quot;','&quot;;[.E208];&quot;','&quot;;[.F208];&quot;','&quot;;[.G208];&quot;','&quot;;[.H208];&quot;','&quot;;[.I208];&quot;','&quot;;[.J208];&quot;','&quot;;[.O208];&quot;'),&quot;)" office:value-type="string" office:string-value="(605,'Hanki 1','Bieryło Mirosław','ul. Skorupska 32/1 m.7','15-048','Białystok','','','','NIE'),">
            <text:p>(605,'Hanki 1','Bieryło Mirosław','ul. Skorupska 32/1 m.7','15-048','Białystok','','','','NIE'),</text:p>
          </table:table-cell>
          <table:table-cell office:value-type="float" office:value="605">
            <text:p>605</text:p>
          </table:table-cell>
          <table:table-cell office:value-type="string">
            <text:p>Hanki 1</text:p>
          </table:table-cell>
          <table:table-cell office:value-type="string">
            <text:p>Bieryło Mirosław</text:p>
          </table:table-cell>
          <table:table-cell office:value-type="string">
            <text:p>ul. Skorupska 32/1 m.7</text:p>
          </table:table-cell>
          <table:table-cell office:value-type="string">
            <text:p>15-048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09];&quot;,'&quot;;[.C209];&quot;','&quot;;[.D209];&quot;','&quot;;[.E209];&quot;','&quot;;[.F209];&quot;','&quot;;[.G209];&quot;','&quot;;[.H209];&quot;','&quot;;[.I209];&quot;','&quot;;[.J209];&quot;','&quot;;[.O209];&quot;'),&quot;)" office:value-type="string" office:string-value="(415,'Hanki 10','Średziński Mirosław','ul. Hanki 10','15-156','Białystok','','','','NIE'),">
            <text:p>(415,'Hanki 10','Średziński Mirosław','ul. Hanki 10','15-156','Białystok','','','','NIE'),</text:p>
          </table:table-cell>
          <table:table-cell office:value-type="float" office:value="415">
            <text:p>415</text:p>
          </table:table-cell>
          <table:table-cell office:value-type="string">
            <text:p>Hanki 10</text:p>
          </table:table-cell>
          <table:table-cell office:value-type="string">
            <text:p>Średziński Mirosław</text:p>
          </table:table-cell>
          <table:table-cell office:value-type="string">
            <text:p>ul. Hanki 10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10];&quot;,'&quot;;[.C210];&quot;','&quot;;[.D210];&quot;','&quot;;[.E210];&quot;','&quot;;[.F210];&quot;','&quot;;[.G210];&quot;','&quot;;[.H210];&quot;','&quot;;[.I210];&quot;','&quot;;[.J210];&quot;','&quot;;[.O210];&quot;'),&quot;)" office:value-type="string" office:string-value="(292,'Hanki 2','Drahejm jacek','ul. Hanki 2','15-156','Białystok','','','','NIE'),">
            <text:p>(292,'Hanki 2','Drahejm jacek','ul. Hanki 2','15-156','Białystok','','','','NIE'),</text:p>
          </table:table-cell>
          <table:table-cell office:value-type="float" office:value="292">
            <text:p>292</text:p>
          </table:table-cell>
          <table:table-cell office:value-type="string">
            <text:p>Hanki 2</text:p>
          </table:table-cell>
          <table:table-cell office:value-type="string">
            <text:p>Drahejm jacek</text:p>
          </table:table-cell>
          <table:table-cell office:value-type="string">
            <text:p>ul. Hanki 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11];&quot;,'&quot;;[.C211];&quot;','&quot;;[.D211];&quot;','&quot;;[.E211];&quot;','&quot;;[.F211];&quot;','&quot;;[.G211];&quot;','&quot;;[.H211];&quot;','&quot;;[.I211];&quot;','&quot;;[.J211];&quot;','&quot;;[.O211];&quot;'),&quot;)" office:value-type="string" office:string-value="(143,'Hanki 3','Doliński Leon','ul. Hanki 3','15-156','Białystok','','','','NIE'),">
            <text:p>(143,'Hanki 3','Doliński Leon','ul. Hanki 3','15-156','Białystok','','','','NIE'),</text:p>
          </table:table-cell>
          <table:table-cell office:value-type="float" office:value="143">
            <text:p>143</text:p>
          </table:table-cell>
          <table:table-cell office:value-type="string">
            <text:p>Hanki 3</text:p>
          </table:table-cell>
          <table:table-cell office:value-type="string">
            <text:p>Doliński Leon</text:p>
          </table:table-cell>
          <table:table-cell office:value-type="string">
            <text:p>ul. Hanki 3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12];&quot;,'&quot;;[.C212];&quot;','&quot;;[.D212];&quot;','&quot;;[.E212];&quot;','&quot;;[.F212];&quot;','&quot;;[.G212];&quot;','&quot;;[.H212];&quot;','&quot;;[.I212];&quot;','&quot;;[.J212];&quot;','&quot;;[.O212];&quot;'),&quot;)" office:value-type="string" office:string-value="(91,'Hanki 4','Onoszko Nina','ul. Hanki 4','15-156','Białystok','','','','NIE'),">
            <text:p>(91,'Hanki 4','Onoszko Nina','ul. Hanki 4','15-156','Białystok','','','','NIE'),</text:p>
          </table:table-cell>
          <table:table-cell office:value-type="float" office:value="91">
            <text:p>91</text:p>
          </table:table-cell>
          <table:table-cell office:value-type="string">
            <text:p>Hanki 4</text:p>
          </table:table-cell>
          <table:table-cell office:value-type="string">
            <text:p>Onoszko Nina</text:p>
          </table:table-cell>
          <table:table-cell office:value-type="string">
            <text:p>ul. Hanki 4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13];&quot;,'&quot;;[.C213];&quot;','&quot;;[.D213];&quot;','&quot;;[.E213];&quot;','&quot;;[.F213];&quot;','&quot;;[.G213];&quot;','&quot;;[.H213];&quot;','&quot;;[.I213];&quot;','&quot;;[.J213];&quot;','&quot;;[.O213];&quot;'),&quot;)" office:value-type="string" office:string-value="(232,'Hanki 5','Masajło Grażyna','ul. Hanki 5','15-156','Białystok','','','','NIE'),">
            <text:p>(232,'Hanki 5','Masajło Grażyna','ul. Hanki 5','15-156','Białystok','','','','NIE'),</text:p>
          </table:table-cell>
          <table:table-cell office:value-type="float" office:value="232">
            <text:p>232</text:p>
          </table:table-cell>
          <table:table-cell office:value-type="string">
            <text:p>Hanki 5</text:p>
          </table:table-cell>
          <table:table-cell office:value-type="string">
            <text:p>Masajło Grażyna</text:p>
          </table:table-cell>
          <table:table-cell office:value-type="string">
            <text:p>ul. Hanki 5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214];&quot;,'&quot;;[.C214];&quot;','&quot;;[.D214];&quot;','&quot;;[.E214];&quot;','&quot;;[.F214];&quot;','&quot;;[.G214];&quot;','&quot;;[.H214];&quot;','&quot;;[.I214];&quot;','&quot;;[.J214];&quot;','&quot;;[.O214];&quot;'),&quot;)" office:value-type="string" office:string-value="(31,'Hanki 6','Wilczyńska Irena','ul. Hanki 6','15-156','Białystok','','','','NIE'),">
            <text:p>(31,'Hanki 6','Wilczyńska Irena','ul. Hanki 6','15-156','Białystok','','','','NIE'),</text:p>
          </table:table-cell>
          <table:table-cell office:value-type="float" office:value="31">
            <text:p>31</text:p>
          </table:table-cell>
          <table:table-cell office:value-type="string">
            <text:p>Hanki 6</text:p>
          </table:table-cell>
          <table:table-cell office:value-type="string">
            <text:p>Wilczyńska Irena</text:p>
          </table:table-cell>
          <table:table-cell office:value-type="string">
            <text:p>ul. Hanki 6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15];&quot;,'&quot;;[.C215];&quot;','&quot;;[.D215];&quot;','&quot;;[.E215];&quot;','&quot;;[.F215];&quot;','&quot;;[.G215];&quot;','&quot;;[.H215];&quot;','&quot;;[.I215];&quot;','&quot;;[.J215];&quot;','&quot;;[.O215];&quot;'),&quot;)" office:value-type="string" office:string-value="(56,'Hanki 7','Wasilewski Adam','ul. Sienkiewicza 6/37','15-092','Białystok','','','','NIE'),">
            <text:p>(56,'Hanki 7','Wasilewski Adam','ul. Sienkiewicza 6/37','15-092','Białystok','','','','NIE'),</text:p>
          </table:table-cell>
          <table:table-cell office:value-type="float" office:value="56">
            <text:p>56</text:p>
          </table:table-cell>
          <table:table-cell office:value-type="string">
            <text:p>Hanki 7</text:p>
          </table:table-cell>
          <table:table-cell office:value-type="string">
            <text:p>Wasilewski Adam</text:p>
          </table:table-cell>
          <table:table-cell office:value-type="string">
            <text:p>ul. Sienkiewicza 6/37</text:p>
          </table:table-cell>
          <table:table-cell office:value-type="string">
            <text:p>15-092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16];&quot;,'&quot;;[.C216];&quot;','&quot;;[.D216];&quot;','&quot;;[.E216];&quot;','&quot;;[.F216];&quot;','&quot;;[.G216];&quot;','&quot;;[.H216];&quot;','&quot;;[.I216];&quot;','&quot;;[.J216];&quot;','&quot;;[.O216];&quot;'),&quot;)" office:value-type="string" office:string-value="(81,'Hanki 8','Jarmołowska Maria','ul. Hanki 8','15-156','Białystok','','','','NIE'),">
            <text:p>(81,'Hanki 8','Jarmołowska Maria','ul. Hanki 8','15-156','Białystok','','','','NIE'),</text:p>
          </table:table-cell>
          <table:table-cell office:value-type="float" office:value="81">
            <text:p>81</text:p>
          </table:table-cell>
          <table:table-cell office:value-type="string">
            <text:p>Hanki 8</text:p>
          </table:table-cell>
          <table:table-cell office:value-type="string">
            <text:p>Jarmołowska Maria</text:p>
          </table:table-cell>
          <table:table-cell office:value-type="string">
            <text:p>ul. Hanki 8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17];&quot;,'&quot;;[.C217];&quot;','&quot;;[.D217];&quot;','&quot;;[.E217];&quot;','&quot;;[.F217];&quot;','&quot;;[.G217];&quot;','&quot;;[.H217];&quot;','&quot;;[.I217];&quot;','&quot;;[.J217];&quot;','&quot;;[.O217];&quot;'),&quot;)" office:value-type="string" office:string-value="(553,'Hubala 13','Strzymiński Tomasz','ul. Hubala 13','15-174','Białystok','','','','NIE'),">
            <text:p>(553,'Hubala 13','Strzymiński Tomasz','ul. Hubala 13','15-174','Białystok','','','','NIE'),</text:p>
          </table:table-cell>
          <table:table-cell office:value-type="float" office:value="553">
            <text:p>553</text:p>
          </table:table-cell>
          <table:table-cell office:value-type="string">
            <text:p>Hubala 13</text:p>
          </table:table-cell>
          <table:table-cell office:value-type="string">
            <text:p>Strzymiński Tomasz</text:p>
          </table:table-cell>
          <table:table-cell office:value-type="string">
            <text:p>ul. Hubala 13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18];&quot;,'&quot;;[.C218];&quot;','&quot;;[.D218];&quot;','&quot;;[.E218];&quot;','&quot;;[.F218];&quot;','&quot;;[.G218];&quot;','&quot;;[.H218];&quot;','&quot;;[.I218];&quot;','&quot;;[.J218];&quot;','&quot;;[.O218];&quot;'),&quot;)" office:value-type="string" office:string-value="(379,'Hubala 15','Janicki Krzysztof','ul. Hubala 15','15-174','Białystok','','','','NIE'),">
            <text:p>(379,'Hubala 15','Janicki Krzysztof','ul. Hubala 15','15-174','Białystok','','','','NIE'),</text:p>
          </table:table-cell>
          <table:table-cell office:value-type="float" office:value="379">
            <text:p>379</text:p>
          </table:table-cell>
          <table:table-cell office:value-type="string">
            <text:p>Hubala 15</text:p>
          </table:table-cell>
          <table:table-cell office:value-type="string">
            <text:p>Janicki Krzysztof</text:p>
          </table:table-cell>
          <table:table-cell office:value-type="string">
            <text:p>ul. Hubala 15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19];&quot;,'&quot;;[.C219];&quot;','&quot;;[.D219];&quot;','&quot;;[.E219];&quot;','&quot;;[.F219];&quot;','&quot;;[.G219];&quot;','&quot;;[.H219];&quot;','&quot;;[.I219];&quot;','&quot;;[.J219];&quot;','&quot;;[.O219];&quot;'),&quot;)" office:value-type="string" office:string-value="(144,'Jacka 1','Rogucki Tadeusz','ul. Jacka 1','15-157','Białystok','','','','NIE'),">
            <text:p>(144,'Jacka 1','Rogucki Tadeusz','ul. Jacka 1','15-157','Białystok','','','','NIE'),</text:p>
          </table:table-cell>
          <table:table-cell office:value-type="float" office:value="144">
            <text:p>144</text:p>
          </table:table-cell>
          <table:table-cell office:value-type="string">
            <text:p>Jacka 1</text:p>
          </table:table-cell>
          <table:table-cell office:value-type="string">
            <text:p>Rogucki Tadeusz</text:p>
          </table:table-cell>
          <table:table-cell office:value-type="string">
            <text:p>ul. Jacka 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20];&quot;,'&quot;;[.C220];&quot;','&quot;;[.D220];&quot;','&quot;;[.E220];&quot;','&quot;;[.F220];&quot;','&quot;;[.G220];&quot;','&quot;;[.H220];&quot;','&quot;;[.I220];&quot;','&quot;;[.J220];&quot;','&quot;;[.O220];&quot;'),&quot;)" office:value-type="string" office:string-value="(160,'Jacka 10','Kolendo Anna','ul. Jacka 10','15-157','Białystok','','','','NIE'),">
            <text:p>(160,'Jacka 10','Kolendo Anna','ul. Jacka 10','15-157','Białystok','','','','NIE'),</text:p>
          </table:table-cell>
          <table:table-cell office:value-type="float" office:value="160">
            <text:p>160</text:p>
          </table:table-cell>
          <table:table-cell office:value-type="string">
            <text:p>Jacka 10</text:p>
          </table:table-cell>
          <table:table-cell office:value-type="string">
            <text:p>Kolendo Anna</text:p>
          </table:table-cell>
          <table:table-cell office:value-type="string">
            <text:p>ul. Jacka 10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221];&quot;,'&quot;;[.C221];&quot;','&quot;;[.D221];&quot;','&quot;;[.E221];&quot;','&quot;;[.F221];&quot;','&quot;;[.G221];&quot;','&quot;;[.H221];&quot;','&quot;;[.I221];&quot;','&quot;;[.J221];&quot;','&quot;;[.O221];&quot;'),&quot;)" office:value-type="string" office:string-value="(119,'Jacka 11','Baran Jerzy','ul. Jacka 11','15-157','Białystok','','','','NIE'),">
            <text:p>(119,'Jacka 11','Baran Jerzy','ul. Jacka 11','15-157','Białystok','','','','NIE'),</text:p>
          </table:table-cell>
          <table:table-cell office:value-type="float" office:value="119">
            <text:p>119</text:p>
          </table:table-cell>
          <table:table-cell office:value-type="string">
            <text:p>Jacka 11</text:p>
          </table:table-cell>
          <table:table-cell office:value-type="string">
            <text:p>Baran Jerzy</text:p>
          </table:table-cell>
          <table:table-cell office:value-type="string">
            <text:p>ul. Jacka 1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222];&quot;,'&quot;;[.C222];&quot;','&quot;;[.D222];&quot;','&quot;;[.E222];&quot;','&quot;;[.F222];&quot;','&quot;;[.G222];&quot;','&quot;;[.H222];&quot;','&quot;;[.I222];&quot;','&quot;;[.J222];&quot;','&quot;;[.O222];&quot;'),&quot;)" office:value-type="string" office:string-value="(433,'Jacka 12','Nieruchomości \&quot;HEMA\&quot;\&quot;\&quot;  H. Szczygieł D. Szczygieł M. Szczygieł\&quot;','ul. Legionowa 14/16','15-099','Białystok','542-25-92-126','','','TAK'),">
            <text:p>(433,'Jacka 12','Nieruchomości \"HEMA\"\"\" <text:s/>H. Szczygieł D. Szczygieł M. Szczygieł\"','ul. Legionowa 14/16','15-099','Białystok','542-25-92-126','','','TAK'),</text:p>
          </table:table-cell>
          <table:table-cell office:value-type="float" office:value="433">
            <text:p>433</text:p>
          </table:table-cell>
          <table:table-cell office:value-type="string">
            <text:p>Jacka 12</text:p>
          </table:table-cell>
          <table:table-cell office:value-type="string">
            <text:p>Nieruchomości \"HEMA\"\"\" <text:s/>H. Szczygieł D. Szczygieł M. Szczygieł\"</text:p>
          </table:table-cell>
          <table:table-cell office:value-type="string">
            <text:p>ul. Legionowa 14/16</text:p>
          </table:table-cell>
          <table:table-cell office:value-type="string">
            <text:p>15-099</text:p>
          </table:table-cell>
          <table:table-cell office:value-type="string">
            <text:p>Białystok</text:p>
          </table:table-cell>
          <table:table-cell office:value-type="string">
            <text:p>542-25-92-126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223];&quot;,'&quot;;[.C223];&quot;','&quot;;[.D223];&quot;','&quot;;[.E223];&quot;','&quot;;[.F223];&quot;','&quot;;[.G223];&quot;','&quot;;[.H223];&quot;','&quot;;[.I223];&quot;','&quot;;[.J223];&quot;','&quot;;[.O223];&quot;'),&quot;)" office:value-type="string" office:string-value="(281,'Jacka 14','Jabłońska Grażyna','ul. Jacka 14','15-156','Białystok','','','','NIE'),">
            <text:p>(281,'Jacka 14','Jabłońska Grażyna','ul. Jacka 14','15-156','Białystok','','','','NIE'),</text:p>
          </table:table-cell>
          <table:table-cell office:value-type="float" office:value="281">
            <text:p>281</text:p>
          </table:table-cell>
          <table:table-cell office:value-type="string">
            <text:p>Jacka 14</text:p>
          </table:table-cell>
          <table:table-cell office:value-type="string">
            <text:p>Jabłońska Grażyna</text:p>
          </table:table-cell>
          <table:table-cell office:value-type="string">
            <text:p>ul. Jacka 14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24];&quot;,'&quot;;[.C224];&quot;','&quot;;[.D224];&quot;','&quot;;[.E224];&quot;','&quot;;[.F224];&quot;','&quot;;[.G224];&quot;','&quot;;[.H224];&quot;','&quot;;[.I224];&quot;','&quot;;[.J224];&quot;','&quot;;[.O224];&quot;'),&quot;)" office:value-type="string" office:string-value="(79,'Jacka 2','Kuźma Irena','ul. Jacka 2','15-156','Białystok','','','','NIE'),">
            <text:p>(79,'Jacka 2','Kuźma Irena','ul. Jacka 2','15-156','Białystok','','','','NIE'),</text:p>
          </table:table-cell>
          <table:table-cell office:value-type="float" office:value="79">
            <text:p>79</text:p>
          </table:table-cell>
          <table:table-cell office:value-type="string">
            <text:p>Jacka 2</text:p>
          </table:table-cell>
          <table:table-cell office:value-type="string">
            <text:p>Kuźma Irena</text:p>
          </table:table-cell>
          <table:table-cell office:value-type="string">
            <text:p>ul. Jacka 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25];&quot;,'&quot;;[.C225];&quot;','&quot;;[.D225];&quot;','&quot;;[.E225];&quot;','&quot;;[.F225];&quot;','&quot;;[.G225];&quot;','&quot;;[.H225];&quot;','&quot;;[.I225];&quot;','&quot;;[.J225];&quot;','&quot;;[.O225];&quot;'),&quot;)" office:value-type="string" office:string-value="(329,'Jacka 6','Kuźmicki Piotr','ul. Jacka 6','15-156','Białystok','','','','NIE'),">
            <text:p>(329,'Jacka 6','Kuźmicki Piotr','ul. Jacka 6','15-156','Białystok','','','','NIE'),</text:p>
          </table:table-cell>
          <table:table-cell office:value-type="float" office:value="329">
            <text:p>329</text:p>
          </table:table-cell>
          <table:table-cell office:value-type="string">
            <text:p>Jacka 6</text:p>
          </table:table-cell>
          <table:table-cell office:value-type="string">
            <text:p>Kuźmicki Piotr</text:p>
          </table:table-cell>
          <table:table-cell office:value-type="string">
            <text:p>ul. Jacka 6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26];&quot;,'&quot;;[.C226];&quot;','&quot;;[.D226];&quot;','&quot;;[.E226];&quot;','&quot;;[.F226];&quot;','&quot;;[.G226];&quot;','&quot;;[.H226];&quot;','&quot;;[.I226];&quot;','&quot;;[.J226];&quot;','&quot;;[.O226];&quot;'),&quot;)" office:value-type="string" office:string-value="(584,'Jacka 8','PODLASKIE BIURO GEODEZJI KLASYFIKACJI I REKULTYWACJI GRUNTÓW S.C. Grzegorz Kotyński, Jerzy Kołomyjski','ul. E. Orzeszkowej 32','15-084','Białystok','542-27-72-590','','','TAK'),">
            <text:p>(584,'Jacka 8','PODLASKIE BIURO GEODEZJI KLASYFIKACJI I REKULTYWACJI GRUNTÓW S.C. Grzegorz Kotyński, Jerzy Kołomyjski','ul. E. Orzeszkowej 32','15-084','Białystok','542-27-72-590','','','TAK'),</text:p>
          </table:table-cell>
          <table:table-cell office:value-type="float" office:value="584">
            <text:p>584</text:p>
          </table:table-cell>
          <table:table-cell office:value-type="string">
            <text:p>Jacka 8</text:p>
          </table:table-cell>
          <table:table-cell office:value-type="string">
            <text:p>PODLASKIE BIURO GEODEZJI KLASYFIKACJI I REKULTYWACJI GRUNTÓW S.C. Grzegorz Kotyński, Jerzy Kołomyjski</text:p>
          </table:table-cell>
          <table:table-cell office:value-type="string">
            <text:p>ul. E. Orzeszkowej 32</text:p>
          </table:table-cell>
          <table:table-cell office:value-type="string">
            <text:p>15-084</text:p>
          </table:table-cell>
          <table:table-cell office:value-type="string">
            <text:p>Białystok</text:p>
          </table:table-cell>
          <table:table-cell office:value-type="string">
            <text:p>542-27-72-590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27];&quot;,'&quot;;[.C227];&quot;','&quot;;[.D227];&quot;','&quot;;[.E227];&quot;','&quot;;[.F227];&quot;','&quot;;[.G227];&quot;','&quot;;[.H227];&quot;','&quot;;[.I227];&quot;','&quot;;[.J227];&quot;','&quot;;[.O227];&quot;'),&quot;)" office:value-type="string" office:string-value="(489,'Jan Poskrobko','Jan Poskrobko','ul. Kołłątaja 67/49','15-774','Białystok','','','','NIE'),">
            <text:p>(489,'Jan Poskrobko','Jan Poskrobko','ul. Kołłątaja 67/49','15-774','Białystok','','','','NIE'),</text:p>
          </table:table-cell>
          <table:table-cell office:value-type="float" office:value="489">
            <text:p>489</text:p>
          </table:table-cell>
          <table:table-cell office:value-type="string">
            <text:p>Jan Poskrobko</text:p>
          </table:table-cell>
          <table:table-cell office:value-type="string">
            <text:p>Jan Poskrobko</text:p>
          </table:table-cell>
          <table:table-cell office:value-type="string">
            <text:p>ul. Kołłątaja 67/49</text:p>
          </table:table-cell>
          <table:table-cell office:value-type="string">
            <text:p>15-7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28];&quot;,'&quot;;[.C228];&quot;','&quot;;[.D228];&quot;','&quot;;[.E228];&quot;','&quot;;[.F228];&quot;','&quot;;[.G228];&quot;','&quot;;[.H228];&quot;','&quot;;[.I228];&quot;','&quot;;[.J228];&quot;','&quot;;[.O228];&quot;'),&quot;)" office:value-type="string" office:string-value="(620,'Janosika 1','Tomczuk Sławomir i Irena','ul. Janosika 1','15-157','Białystok','','','','NIE'),">
            <text:p>(620,'Janosika 1','Tomczuk Sławomir i Irena','ul. Janosika 1','15-157','Białystok','','','','NIE'),</text:p>
          </table:table-cell>
          <table:table-cell office:value-type="float" office:value="620">
            <text:p>620</text:p>
          </table:table-cell>
          <table:table-cell office:value-type="string">
            <text:p>Janosika 1</text:p>
          </table:table-cell>
          <table:table-cell office:value-type="string">
            <text:p>Tomczuk Sławomir i Irena</text:p>
          </table:table-cell>
          <table:table-cell office:value-type="string">
            <text:p>ul. Janosika 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29];&quot;,'&quot;;[.C229];&quot;','&quot;;[.D229];&quot;','&quot;;[.E229];&quot;','&quot;;[.F229];&quot;','&quot;;[.G229];&quot;','&quot;;[.H229];&quot;','&quot;;[.I229];&quot;','&quot;;[.J229];&quot;','&quot;;[.O229];&quot;'),&quot;)" office:value-type="string" office:string-value="(35,'Janosika 2','POŚREDNICTWO UBEZPIECZENIOWE mgr inż. Piotr Juźwiuk','ul. Janosika 2','15-157','Białystok','966-003-91-19','','','TAK'),">
            <text:p>(35,'Janosika 2','POŚREDNICTWO UBEZPIECZENIOWE mgr inż. Piotr Juźwiuk','ul. Janosika 2','15-157','Białystok','966-003-91-19','','','TAK'),</text:p>
          </table:table-cell>
          <table:table-cell office:value-type="float" office:value="35">
            <text:p>35</text:p>
          </table:table-cell>
          <table:table-cell office:value-type="string">
            <text:p>Janosika 2</text:p>
          </table:table-cell>
          <table:table-cell office:value-type="string">
            <text:p>POŚREDNICTWO UBEZPIECZENIOWE mgr inż. Piotr Juźwiuk</text:p>
          </table:table-cell>
          <table:table-cell office:value-type="string">
            <text:p>ul. Janosika 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966-003-91-19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30];&quot;,'&quot;;[.C230];&quot;','&quot;;[.D230];&quot;','&quot;;[.E230];&quot;','&quot;;[.F230];&quot;','&quot;;[.G230];&quot;','&quot;;[.H230];&quot;','&quot;;[.I230];&quot;','&quot;;[.J230];&quot;','&quot;;[.O230];&quot;'),&quot;)" office:value-type="string" office:string-value="(367,'Janosika 5','Krajewski Kazimierz','ul. Janosika 5','15-157','Białystok','','','','NIE'),">
            <text:p>(367,'Janosika 5','Krajewski Kazimierz','ul. Janosika 5','15-157','Białystok','','','','NIE'),</text:p>
          </table:table-cell>
          <table:table-cell office:value-type="float" office:value="367">
            <text:p>367</text:p>
          </table:table-cell>
          <table:table-cell office:value-type="string">
            <text:p>Janosika 5</text:p>
          </table:table-cell>
          <table:table-cell office:value-type="string">
            <text:p>Krajewski Kazimierz</text:p>
          </table:table-cell>
          <table:table-cell office:value-type="string">
            <text:p>ul. Janosika 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31];&quot;,'&quot;;[.C231];&quot;','&quot;;[.D231];&quot;','&quot;;[.E231];&quot;','&quot;;[.F231];&quot;','&quot;;[.G231];&quot;','&quot;;[.H231];&quot;','&quot;;[.I231];&quot;','&quot;;[.J231];&quot;','&quot;;[.O231];&quot;'),&quot;)" office:value-type="string" office:string-value="(547,'Janosika 6','Kleszczewski Jerzy','ul. Antoniukowska 15A/54','15-740','Białystok','','','','NIE'),">
            <text:p>(547,'Janosika 6','Kleszczewski Jerzy','ul. Antoniukowska 15A/54','15-740','Białystok','','','','NIE'),</text:p>
          </table:table-cell>
          <table:table-cell office:value-type="float" office:value="547">
            <text:p>547</text:p>
          </table:table-cell>
          <table:table-cell office:value-type="string">
            <text:p>Janosika 6</text:p>
          </table:table-cell>
          <table:table-cell office:value-type="string">
            <text:p>Kleszczewski Jerzy</text:p>
          </table:table-cell>
          <table:table-cell office:value-type="string">
            <text:p>ul. Antoniukowska 15A/54</text:p>
          </table:table-cell>
          <table:table-cell office:value-type="string">
            <text:p>15-74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32];&quot;,'&quot;;[.C232];&quot;','&quot;;[.D232];&quot;','&quot;;[.E232];&quot;','&quot;;[.F232];&quot;','&quot;;[.G232];&quot;','&quot;;[.H232];&quot;','&quot;;[.I232];&quot;','&quot;;[.J232];&quot;','&quot;;[.O232];&quot;'),&quot;)" office:value-type="string" office:string-value="(357,'JAroszówa53??22','Niepubiczny Zakład Opieki Zdrowotnej  \&quot;AKADEMIK\&quot;\&quot;\&quot;\&quot;','ul. Akademicka 3','15-267','Białystok','966-004-73-66','','','TAK'),">
            <text:p>(357,'JAroszówa53??22','Niepubiczny Zakład Opieki Zdrowotnej <text:s/>\"AKADEMIK\"\"\"\"','ul. Akademicka 3','15-267','Białystok','966-004-73-66','','','TAK'),</text:p>
          </table:table-cell>
          <table:table-cell office:value-type="float" office:value="357">
            <text:p>357</text:p>
          </table:table-cell>
          <table:table-cell office:value-type="string">
            <text:p>JAroszówa53??22</text:p>
          </table:table-cell>
          <table:table-cell office:value-type="string">
            <text:p>Niepubiczny Zakład Opieki Zdrowotnej <text:s/>\"AKADEMIK\"\"\"\"</text:p>
          </table:table-cell>
          <table:table-cell office:value-type="string">
            <text:p>ul. Akademicka 3</text:p>
          </table:table-cell>
          <table:table-cell office:value-type="string">
            <text:p>15-267</text:p>
          </table:table-cell>
          <table:table-cell office:value-type="string">
            <text:p>Białystok</text:p>
          </table:table-cell>
          <table:table-cell office:value-type="string">
            <text:p>966-004-73-66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33];&quot;,'&quot;;[.C233];&quot;','&quot;;[.D233];&quot;','&quot;;[.E233];&quot;','&quot;;[.F233];&quot;','&quot;;[.G233];&quot;','&quot;;[.H233];&quot;','&quot;;[.I233];&quot;','&quot;;[.J233];&quot;','&quot;;[.O233];&quot;'),&quot;)" office:value-type="string" office:string-value="(97,'Jaroszówka 10','Kulesza Urszula','ul. Jaroszówka 10','15-157','Białystok','','','','NIE'),">
            <text:p>(97,'Jaroszówka 10','Kulesza Urszula','ul. Jaroszówka 10','15-157','Białystok','','','','NIE'),</text:p>
          </table:table-cell>
          <table:table-cell office:value-type="float" office:value="97">
            <text:p>97</text:p>
          </table:table-cell>
          <table:table-cell office:value-type="string">
            <text:p>Jaroszówka 10</text:p>
          </table:table-cell>
          <table:table-cell office:value-type="string">
            <text:p>Kulesza Urszula</text:p>
          </table:table-cell>
          <table:table-cell office:value-type="string">
            <text:p>ul. Jaroszówka 10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34];&quot;,'&quot;;[.C234];&quot;','&quot;;[.D234];&quot;','&quot;;[.E234];&quot;','&quot;;[.F234];&quot;','&quot;;[.G234];&quot;','&quot;;[.H234];&quot;','&quot;;[.I234];&quot;','&quot;;[.J234];&quot;','&quot;;[.O234];&quot;'),&quot;)" office:value-type="string" office:string-value="(399,'Jaroszówka 13','Gułaj Cezary','ul. Jaroszówka 13','15-157','Białystok','','','','NIE'),">
            <text:p>(399,'Jaroszówka 13','Gułaj Cezary','ul. Jaroszówka 13','15-157','Białystok','','','','NIE'),</text:p>
          </table:table-cell>
          <table:table-cell office:value-type="float" office:value="399">
            <text:p>399</text:p>
          </table:table-cell>
          <table:table-cell office:value-type="string">
            <text:p>Jaroszówka 13</text:p>
          </table:table-cell>
          <table:table-cell office:value-type="string">
            <text:p>Gułaj Cezary</text:p>
          </table:table-cell>
          <table:table-cell office:value-type="string">
            <text:p>ul. Jaroszówka 1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35];&quot;,'&quot;;[.C235];&quot;','&quot;;[.D235];&quot;','&quot;;[.E235];&quot;','&quot;;[.F235];&quot;','&quot;;[.G235];&quot;','&quot;;[.H235];&quot;','&quot;;[.I235];&quot;','&quot;;[.J235];&quot;','&quot;;[.O235];&quot;'),&quot;)" office:value-type="string" office:string-value="(400,'Jaroszówka 14','Żukowski Piotr','ul. Jaroszówka 14','15-157','Białystok','','','','NIE'),">
            <text:p>(400,'Jaroszówka 14','Żukowski Piotr','ul. Jaroszówka 14','15-157','Białystok','','','','NIE'),</text:p>
          </table:table-cell>
          <table:table-cell office:value-type="float" office:value="400">
            <text:p>400</text:p>
          </table:table-cell>
          <table:table-cell office:value-type="string">
            <text:p>Jaroszówka 14</text:p>
          </table:table-cell>
          <table:table-cell office:value-type="string">
            <text:p>Żukowski Piotr</text:p>
          </table:table-cell>
          <table:table-cell office:value-type="string">
            <text:p>ul. Jaroszówka 14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36];&quot;,'&quot;;[.C236];&quot;','&quot;;[.D236];&quot;','&quot;;[.E236];&quot;','&quot;;[.F236];&quot;','&quot;;[.G236];&quot;','&quot;;[.H236];&quot;','&quot;;[.I236];&quot;','&quot;;[.J236];&quot;','&quot;;[.O236];&quot;'),&quot;)" office:value-type="string" office:string-value="(401,'Jaroszówka 15','Urszula Karol','ul. Jaroszówka 15','15-157','Białystok','','','','NIE'),">
            <text:p>(401,'Jaroszówka 15','Urszula Karol','ul. Jaroszówka 15','15-157','Białystok','','','','NIE'),</text:p>
          </table:table-cell>
          <table:table-cell office:value-type="float" office:value="401">
            <text:p>401</text:p>
          </table:table-cell>
          <table:table-cell office:value-type="string">
            <text:p>Jaroszówka 15</text:p>
          </table:table-cell>
          <table:table-cell office:value-type="string">
            <text:p>Urszula Karol</text:p>
          </table:table-cell>
          <table:table-cell office:value-type="string">
            <text:p>ul. Jaroszówka 1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37];&quot;,'&quot;;[.C237];&quot;','&quot;;[.D237];&quot;','&quot;;[.E237];&quot;','&quot;;[.F237];&quot;','&quot;;[.G237];&quot;','&quot;;[.H237];&quot;','&quot;;[.I237];&quot;','&quot;;[.J237];&quot;','&quot;;[.O237];&quot;'),&quot;)" office:value-type="string" office:string-value="(18,'Jaroszówka 16','Łukaszewicz Anna','ul. Jaroszówka 16','15-157','Białystok','','','','NIE'),">
            <text:p>(18,'Jaroszówka 16','Łukaszewicz Anna','ul. Jaroszówka 16','15-157','Białystok','','','','NIE'),</text:p>
          </table:table-cell>
          <table:table-cell office:value-type="float" office:value="18">
            <text:p>18</text:p>
          </table:table-cell>
          <table:table-cell office:value-type="string">
            <text:p>Jaroszówka 16</text:p>
          </table:table-cell>
          <table:table-cell office:value-type="string">
            <text:p>Łukaszewicz Anna</text:p>
          </table:table-cell>
          <table:table-cell office:value-type="string">
            <text:p>ul. Jaroszówka 16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38];&quot;,'&quot;;[.C238];&quot;','&quot;;[.D238];&quot;','&quot;;[.E238];&quot;','&quot;;[.F238];&quot;','&quot;;[.G238];&quot;','&quot;;[.H238];&quot;','&quot;;[.I238];&quot;','&quot;;[.J238];&quot;','&quot;;[.O238];&quot;'),&quot;)" office:value-type="string" office:string-value="(30,'Jaroszówka 16/1','Piotr Maksymiuk','ul. Jaroszówka 16/1','15-157','Białystok','','','','NIE'),">
            <text:p>(30,'Jaroszówka 16/1','Piotr Maksymiuk','ul. Jaroszówka 16/1','15-157','Białystok','','','','NIE'),</text:p>
          </table:table-cell>
          <table:table-cell office:value-type="float" office:value="30">
            <text:p>30</text:p>
          </table:table-cell>
          <table:table-cell office:value-type="string">
            <text:p>Jaroszówka 16/1</text:p>
          </table:table-cell>
          <table:table-cell office:value-type="string">
            <text:p>Piotr Maksymiuk</text:p>
          </table:table-cell>
          <table:table-cell office:value-type="string">
            <text:p>ul. Jaroszówka 16/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39];&quot;,'&quot;;[.C239];&quot;','&quot;;[.D239];&quot;','&quot;;[.E239];&quot;','&quot;;[.F239];&quot;','&quot;;[.G239];&quot;','&quot;;[.H239];&quot;','&quot;;[.I239];&quot;','&quot;;[.J239];&quot;','&quot;;[.O239];&quot;'),&quot;)" office:value-type="string" office:string-value="(17,'Jaroszówka 18','Timoszuk Sylwester','ul. Jaroszówka 18','15-157','Białystok','','','','NIE'),">
            <text:p>(17,'Jaroszówka 18','Timoszuk Sylwester','ul. Jaroszówka 18','15-157','Białystok','','','','NIE'),</text:p>
          </table:table-cell>
          <table:table-cell office:value-type="float" office:value="17">
            <text:p>17</text:p>
          </table:table-cell>
          <table:table-cell office:value-type="string">
            <text:p>Jaroszówka 18</text:p>
          </table:table-cell>
          <table:table-cell office:value-type="string">
            <text:p>Timoszuk Sylwester</text:p>
          </table:table-cell>
          <table:table-cell office:value-type="string">
            <text:p>ul. Jaroszówka 18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40];&quot;,'&quot;;[.C240];&quot;','&quot;;[.D240];&quot;','&quot;;[.E240];&quot;','&quot;;[.F240];&quot;','&quot;;[.G240];&quot;','&quot;;[.H240];&quot;','&quot;;[.I240];&quot;','&quot;;[.J240];&quot;','&quot;;[.O240];&quot;'),&quot;)" office:value-type="string" office:string-value="(134,'Jaroszówka 18/1','Łuckiewicz Krzysztof','ul. Jaroszówka 18/1','15-157','Białystok','','','','NIE'),">
            <text:p>(134,'Jaroszówka 18/1','Łuckiewicz Krzysztof','ul. Jaroszówka 18/1','15-157','Białystok','','','','NIE'),</text:p>
          </table:table-cell>
          <table:table-cell office:value-type="float" office:value="134">
            <text:p>134</text:p>
          </table:table-cell>
          <table:table-cell office:value-type="string">
            <text:p>Jaroszówka 18/1</text:p>
          </table:table-cell>
          <table:table-cell office:value-type="string">
            <text:p>Łuckiewicz Krzysztof</text:p>
          </table:table-cell>
          <table:table-cell office:value-type="string">
            <text:p>ul. Jaroszówka 18/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41];&quot;,'&quot;;[.C241];&quot;','&quot;;[.D241];&quot;','&quot;;[.E241];&quot;','&quot;;[.F241];&quot;','&quot;;[.G241];&quot;','&quot;;[.H241];&quot;','&quot;;[.I241];&quot;','&quot;;[.J241];&quot;','&quot;;[.O241];&quot;'),&quot;)" office:value-type="string" office:string-value="(169,'Jaroszówka 19','Wróblewski Lech','ul. Jaroszówka 19','15-157','Białystok','','','','NIE'),">
            <text:p>(169,'Jaroszówka 19','Wróblewski Lech','ul. Jaroszówka 19','15-157','Białystok','','','','NIE'),</text:p>
          </table:table-cell>
          <table:table-cell office:value-type="float" office:value="169">
            <text:p>169</text:p>
          </table:table-cell>
          <table:table-cell office:value-type="string">
            <text:p>Jaroszówka 19</text:p>
          </table:table-cell>
          <table:table-cell office:value-type="string">
            <text:p>Wróblewski Lech</text:p>
          </table:table-cell>
          <table:table-cell office:value-type="string">
            <text:p>ul. Jaroszówka 1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42];&quot;,'&quot;;[.C242];&quot;','&quot;;[.D242];&quot;','&quot;;[.E242];&quot;','&quot;;[.F242];&quot;','&quot;;[.G242];&quot;','&quot;;[.H242];&quot;','&quot;;[.I242];&quot;','&quot;;[.J242];&quot;','&quot;;[.O242];&quot;'),&quot;)" office:value-type="string" office:string-value="(164,'Jaroszówka 2','Usługi Koparką i Ładowarką  Transport Ciężarowy Tadeusz Moroz','ul. Jaroszówka 2','15-157','Białystok','966-037-34-79','','','NIE'),">
            <text:p>(164,'Jaroszówka 2','Usługi Koparką i Ładowarką <text:s/>Transport Ciężarowy Tadeusz Moroz','ul. Jaroszówka 2','15-157','Białystok','966-037-34-79','','','NIE'),</text:p>
          </table:table-cell>
          <table:table-cell office:value-type="float" office:value="164">
            <text:p>164</text:p>
          </table:table-cell>
          <table:table-cell office:value-type="string">
            <text:p>Jaroszówka 2</text:p>
          </table:table-cell>
          <table:table-cell office:value-type="string">
            <text:p>Usługi Koparką i Ładowarką <text:s/>Transport Ciężarowy Tadeusz Moroz</text:p>
          </table:table-cell>
          <table:table-cell office:value-type="string">
            <text:p>ul. Jaroszówka 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966-037-34-79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43];&quot;,'&quot;;[.C243];&quot;','&quot;;[.D243];&quot;','&quot;;[.E243];&quot;','&quot;;[.F243];&quot;','&quot;;[.G243];&quot;','&quot;;[.H243];&quot;','&quot;;[.I243];&quot;','&quot;;[.J243];&quot;','&quot;;[.O243];&quot;'),&quot;)" office:value-type="string" office:string-value="(141,'Jaroszówka 20','Chrulski Leszek','ul. Jaroszówka 20','15-157','Białystok','','','','NIE'),">
            <text:p>(141,'Jaroszówka 20','Chrulski Leszek','ul. Jaroszówka 20','15-157','Białystok','','','','NIE'),</text:p>
          </table:table-cell>
          <table:table-cell office:value-type="float" office:value="141">
            <text:p>141</text:p>
          </table:table-cell>
          <table:table-cell office:value-type="string">
            <text:p>Jaroszówka 20</text:p>
          </table:table-cell>
          <table:table-cell office:value-type="string">
            <text:p>Chrulski Leszek</text:p>
          </table:table-cell>
          <table:table-cell office:value-type="string">
            <text:p>ul. Jaroszówka 20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44];&quot;,'&quot;;[.C244];&quot;','&quot;;[.D244];&quot;','&quot;;[.E244];&quot;','&quot;;[.F244];&quot;','&quot;;[.G244];&quot;','&quot;;[.H244];&quot;','&quot;;[.I244];&quot;','&quot;;[.J244];&quot;','&quot;;[.O244];&quot;'),&quot;)" office:value-type="string" office:string-value="(84,'Jaroszówka 21','Szorc Lucyna','ul. Jaroszówka 21','15-157','Białystok','','','','NIE'),">
            <text:p>(84,'Jaroszówka 21','Szorc Lucyna','ul. Jaroszówka 21','15-157','Białystok','','','','NIE'),</text:p>
          </table:table-cell>
          <table:table-cell office:value-type="float" office:value="84">
            <text:p>84</text:p>
          </table:table-cell>
          <table:table-cell office:value-type="string">
            <text:p>Jaroszówka 21</text:p>
          </table:table-cell>
          <table:table-cell office:value-type="string">
            <text:p>Szorc Lucyna</text:p>
          </table:table-cell>
          <table:table-cell office:value-type="string">
            <text:p>ul. Jaroszówka 2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45];&quot;,'&quot;;[.C245];&quot;','&quot;;[.D245];&quot;','&quot;;[.E245];&quot;','&quot;;[.F245];&quot;','&quot;;[.G245];&quot;','&quot;;[.H245];&quot;','&quot;;[.I245];&quot;','&quot;;[.J245];&quot;','&quot;;[.O245];&quot;'),&quot;)" office:value-type="string" office:string-value="(107,'Jaroszówka 22/1','Bielska Korszak Grażyna','ul. Jaroszówka 22/1','15-173','Białystok','','','','NIE'),">
            <text:p>(107,'Jaroszówka 22/1','Bielska Korszak Grażyna','ul. Jaroszówka 22/1','15-173','Białystok','','','','NIE'),</text:p>
          </table:table-cell>
          <table:table-cell office:value-type="float" office:value="107">
            <text:p>107</text:p>
          </table:table-cell>
          <table:table-cell office:value-type="string">
            <text:p>Jaroszówka 22/1</text:p>
          </table:table-cell>
          <table:table-cell office:value-type="string">
            <text:p>Bielska Korszak Grażyna</text:p>
          </table:table-cell>
          <table:table-cell office:value-type="string">
            <text:p>ul. Jaroszówka 22/1</text:p>
          </table:table-cell>
          <table:table-cell office:value-type="string">
            <text:p>15-17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46];&quot;,'&quot;;[.C246];&quot;','&quot;;[.D246];&quot;','&quot;;[.E246];&quot;','&quot;;[.F246];&quot;','&quot;;[.G246];&quot;','&quot;;[.H246];&quot;','&quot;;[.I246];&quot;','&quot;;[.J246];&quot;','&quot;;[.O246];&quot;'),&quot;)" office:value-type="string" office:string-value="(558,'Jaroszówka 24','Maciej Szanciło','ul. Jaroszówka 24','15-157','Białystok','','','','NIE'),">
            <text:p>(558,'Jaroszówka 24','Maciej Szanciło','ul. Jaroszówka 24','15-157','Białystok','','','','NIE'),</text:p>
          </table:table-cell>
          <table:table-cell office:value-type="float" office:value="558">
            <text:p>558</text:p>
          </table:table-cell>
          <table:table-cell office:value-type="string">
            <text:p>Jaroszówka 24</text:p>
          </table:table-cell>
          <table:table-cell office:value-type="string">
            <text:p>Maciej Szanciło</text:p>
          </table:table-cell>
          <table:table-cell office:value-type="string">
            <text:p>ul. Jaroszówka 24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47];&quot;,'&quot;;[.C247];&quot;','&quot;;[.D247];&quot;','&quot;;[.E247];&quot;','&quot;;[.F247];&quot;','&quot;;[.G247];&quot;','&quot;;[.H247];&quot;','&quot;;[.I247];&quot;','&quot;;[.J247];&quot;','&quot;;[.O247];&quot;'),&quot;)" office:value-type="string" office:string-value="(158,'Jaroszówka 24/1','Hackiewicz - Makal Helena','ul. Jaroszówka 24/1','15-157','Białystok','','','','NIE'),">
            <text:p>(158,'Jaroszówka 24/1','Hackiewicz - Makal Helena','ul. Jaroszówka 24/1','15-157','Białystok','','','','NIE'),</text:p>
          </table:table-cell>
          <table:table-cell office:value-type="float" office:value="158">
            <text:p>158</text:p>
          </table:table-cell>
          <table:table-cell office:value-type="string">
            <text:p>Jaroszówka 24/1</text:p>
          </table:table-cell>
          <table:table-cell office:value-type="string">
            <text:p>Hackiewicz - Makal Helena</text:p>
          </table:table-cell>
          <table:table-cell office:value-type="string">
            <text:p>ul. Jaroszówka 24/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48];&quot;,'&quot;;[.C248];&quot;','&quot;;[.D248];&quot;','&quot;;[.E248];&quot;','&quot;;[.F248];&quot;','&quot;;[.G248];&quot;','&quot;;[.H248];&quot;','&quot;;[.I248];&quot;','&quot;;[.J248];&quot;','&quot;;[.O248];&quot;'),&quot;)" office:value-type="string" office:string-value="(212,'Jaroszówka 26','Kojro Grażyna','ul. Jaroszówka 26','15-157','Białystok','','','','NIE'),">
            <text:p>(212,'Jaroszówka 26','Kojro Grażyna','ul. Jaroszówka 26','15-157','Białystok','','','','NIE'),</text:p>
          </table:table-cell>
          <table:table-cell office:value-type="float" office:value="212">
            <text:p>212</text:p>
          </table:table-cell>
          <table:table-cell office:value-type="string">
            <text:p>Jaroszówka 26</text:p>
          </table:table-cell>
          <table:table-cell office:value-type="string">
            <text:p>Kojro Grażyna</text:p>
          </table:table-cell>
          <table:table-cell office:value-type="string">
            <text:p>ul. Jaroszówka 26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49];&quot;,'&quot;;[.C249];&quot;','&quot;;[.D249];&quot;','&quot;;[.E249];&quot;','&quot;;[.F249];&quot;','&quot;;[.G249];&quot;','&quot;;[.H249];&quot;','&quot;;[.I249];&quot;','&quot;;[.J249];&quot;','&quot;;[.O249];&quot;'),&quot;)" office:value-type="string" office:string-value="(270,'Jaroszówka 28','Gołko Jadwiga','ul. Jaroszówka 28','15-173','Białystok','','','','NIE'),">
            <text:p>(270,'Jaroszówka 28','Gołko Jadwiga','ul. Jaroszówka 28','15-173','Białystok','','','','NIE'),</text:p>
          </table:table-cell>
          <table:table-cell office:value-type="float" office:value="270">
            <text:p>270</text:p>
          </table:table-cell>
          <table:table-cell office:value-type="string">
            <text:p>Jaroszówka 28</text:p>
          </table:table-cell>
          <table:table-cell office:value-type="string">
            <text:p>Gołko Jadwiga</text:p>
          </table:table-cell>
          <table:table-cell office:value-type="string">
            <text:p>ul. Jaroszówka 28</text:p>
          </table:table-cell>
          <table:table-cell office:value-type="string">
            <text:p>15-17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50];&quot;,'&quot;;[.C250];&quot;','&quot;;[.D250];&quot;','&quot;;[.E250];&quot;','&quot;;[.F250];&quot;','&quot;;[.G250];&quot;','&quot;;[.H250];&quot;','&quot;;[.I250];&quot;','&quot;;[.J250];&quot;','&quot;;[.O250];&quot;'),&quot;)" office:value-type="string" office:string-value="(114,'Jaroszówka 33','Dzikiewicz Leszek','ul. Jaroszówka 33','15-157','Białystok','','','','NIE'),">
            <text:p>(114,'Jaroszówka 33','Dzikiewicz Leszek','ul. Jaroszówka 33','15-157','Białystok','','','','NIE'),</text:p>
          </table:table-cell>
          <table:table-cell office:value-type="float" office:value="114">
            <text:p>114</text:p>
          </table:table-cell>
          <table:table-cell office:value-type="string">
            <text:p>Jaroszówka 33</text:p>
          </table:table-cell>
          <table:table-cell office:value-type="string">
            <text:p>Dzikiewicz Leszek</text:p>
          </table:table-cell>
          <table:table-cell office:value-type="string">
            <text:p>ul. Jaroszówka 3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51];&quot;,'&quot;;[.C251];&quot;','&quot;;[.D251];&quot;','&quot;;[.E251];&quot;','&quot;;[.F251];&quot;','&quot;;[.G251];&quot;','&quot;;[.H251];&quot;','&quot;;[.I251];&quot;','&quot;;[.J251];&quot;','&quot;;[.O251];&quot;'),&quot;)" office:value-type="string" office:string-value="(76,'Jaroszówka 34','Czajkowska Magdalena','ul. Jaroszówka 34','15-157','Białystok','','','','NIE'),">
            <text:p>(76,'Jaroszówka 34','Czajkowska Magdalena','ul. Jaroszówka 34','15-157','Białystok','','','','NIE'),</text:p>
          </table:table-cell>
          <table:table-cell office:value-type="float" office:value="76">
            <text:p>76</text:p>
          </table:table-cell>
          <table:table-cell office:value-type="string">
            <text:p>Jaroszówka 34</text:p>
          </table:table-cell>
          <table:table-cell office:value-type="string">
            <text:p>Czajkowska Magdalena</text:p>
          </table:table-cell>
          <table:table-cell office:value-type="string">
            <text:p>ul. Jaroszówka 34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52];&quot;,'&quot;;[.C252];&quot;','&quot;;[.D252];&quot;','&quot;;[.E252];&quot;','&quot;;[.F252];&quot;','&quot;;[.G252];&quot;','&quot;;[.H252];&quot;','&quot;;[.I252];&quot;','&quot;;[.J252];&quot;','&quot;;[.O252];&quot;'),&quot;)" office:value-type="string" office:string-value="(269,'Jaroszówka 35','Dzienis Piotr','ul. Jaroszówka 35','15-157','Białystok','','','','NIE'),">
            <text:p>(269,'Jaroszówka 35','Dzienis Piotr','ul. Jaroszówka 35','15-157','Białystok','','','','NIE'),</text:p>
          </table:table-cell>
          <table:table-cell office:value-type="float" office:value="269">
            <text:p>269</text:p>
          </table:table-cell>
          <table:table-cell office:value-type="string">
            <text:p>Jaroszówka 35</text:p>
          </table:table-cell>
          <table:table-cell office:value-type="string">
            <text:p>Dzienis Piotr</text:p>
          </table:table-cell>
          <table:table-cell office:value-type="string">
            <text:p>ul. Jaroszówka 3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53];&quot;,'&quot;;[.C253];&quot;','&quot;;[.D253];&quot;','&quot;;[.E253];&quot;','&quot;;[.F253];&quot;','&quot;;[.G253];&quot;','&quot;;[.H253];&quot;','&quot;;[.I253];&quot;','&quot;;[.J253];&quot;','&quot;;[.O253];&quot;'),&quot;)" office:value-type="string" office:string-value="(46,'Jaroszówka 38','Starościak Bogusław','ul. Jaroszówka 38','15-157','Białystok','','','','NIE'),">
            <text:p>(46,'Jaroszówka 38','Starościak Bogusław','ul. Jaroszówka 38','15-157','Białystok','','','','NIE'),</text:p>
          </table:table-cell>
          <table:table-cell office:value-type="float" office:value="46">
            <text:p>46</text:p>
          </table:table-cell>
          <table:table-cell office:value-type="string">
            <text:p>Jaroszówka 38</text:p>
          </table:table-cell>
          <table:table-cell office:value-type="string">
            <text:p>Starościak Bogusław</text:p>
          </table:table-cell>
          <table:table-cell office:value-type="string">
            <text:p>ul. Jaroszówka 38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54];&quot;,'&quot;;[.C254];&quot;','&quot;;[.D254];&quot;','&quot;;[.E254];&quot;','&quot;;[.F254];&quot;','&quot;;[.G254];&quot;','&quot;;[.H254];&quot;','&quot;;[.I254];&quot;','&quot;;[.J254];&quot;','&quot;;[.O254];&quot;'),&quot;)" office:value-type="string" office:string-value="(6,'Jaroszówka 39','Kobeszko Jarosław','ul. Jaroszówka 39','15-157','Białystok','','','','NIE'),">
            <text:p>(6,'Jaroszówka 39','Kobeszko Jarosław','ul. Jaroszówka 39','15-157','Białystok','','','','NIE'),</text:p>
          </table:table-cell>
          <table:table-cell office:value-type="float" office:value="6">
            <text:p>6</text:p>
          </table:table-cell>
          <table:table-cell office:value-type="string">
            <text:p>Jaroszówka 39</text:p>
          </table:table-cell>
          <table:table-cell office:value-type="string">
            <text:p>Kobeszko Jarosław</text:p>
          </table:table-cell>
          <table:table-cell office:value-type="string">
            <text:p>ul. Jaroszówka 3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55];&quot;,'&quot;;[.C255];&quot;','&quot;;[.D255];&quot;','&quot;;[.E255];&quot;','&quot;;[.F255];&quot;','&quot;;[.G255];&quot;','&quot;;[.H255];&quot;','&quot;;[.I255];&quot;','&quot;;[.J255];&quot;','&quot;;[.O255];&quot;'),&quot;)" office:value-type="string" office:string-value="(231,'Jaroszówka 4','Drabent Danuta','ul. Jaroszówka 4','15-157','Białystok','','','','NIE'),">
            <text:p>(231,'Jaroszówka 4','Drabent Danuta','ul. Jaroszówka 4','15-157','Białystok','','','','NIE'),</text:p>
          </table:table-cell>
          <table:table-cell office:value-type="float" office:value="231">
            <text:p>231</text:p>
          </table:table-cell>
          <table:table-cell office:value-type="string">
            <text:p>Jaroszówka 4</text:p>
          </table:table-cell>
          <table:table-cell office:value-type="string">
            <text:p>Drabent Danuta</text:p>
          </table:table-cell>
          <table:table-cell office:value-type="string">
            <text:p>ul. Jaroszówka 4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56];&quot;,'&quot;;[.C256];&quot;','&quot;;[.D256];&quot;','&quot;;[.E256];&quot;','&quot;;[.F256];&quot;','&quot;;[.G256];&quot;','&quot;;[.H256];&quot;','&quot;;[.I256];&quot;','&quot;;[.J256];&quot;','&quot;;[.O256];&quot;'),&quot;)" office:value-type="string" office:string-value="(1,'Jaroszówka 45','USŁUGI - PODNOŚNIK P-183 Janusz Kurzyna','ul. Jaroszówka 45','15-156','Białystok','966-027-56-18','','','TAK'),">
            <text:p>(1,'Jaroszówka 45','USŁUGI - PODNOŚNIK P-183 Janusz Kurzyna','ul. Jaroszówka 45','15-156','Białystok','966-027-56-18','','','TAK'),</text:p>
          </table:table-cell>
          <table:table-cell office:value-type="float" office:value="1">
            <text:p>1</text:p>
          </table:table-cell>
          <table:table-cell office:value-type="string">
            <text:p>Jaroszówka 45</text:p>
          </table:table-cell>
          <table:table-cell office:value-type="string">
            <text:p>USŁUGI - PODNOŚNIK P-183 Janusz Kurzyna</text:p>
          </table:table-cell>
          <table:table-cell office:value-type="string">
            <text:p>ul. Jaroszówka 45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office:value-type="string">
            <text:p>966-027-56-18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57];&quot;,'&quot;;[.C257];&quot;','&quot;;[.D257];&quot;','&quot;;[.E257];&quot;','&quot;;[.F257];&quot;','&quot;;[.G257];&quot;','&quot;;[.H257];&quot;','&quot;;[.I257];&quot;','&quot;;[.J257];&quot;','&quot;;[.O257];&quot;'),&quot;)" office:value-type="string" office:string-value="(244,'Jaroszówka 46','Rakowska Bogumiła','ul. Jaroszówka 46','15-157','Białystok','','','','NIE'),">
            <text:p>(244,'Jaroszówka 46','Rakowska Bogumiła','ul. Jaroszówka 46','15-157','Białystok','','','','NIE'),</text:p>
          </table:table-cell>
          <table:table-cell office:value-type="float" office:value="244">
            <text:p>244</text:p>
          </table:table-cell>
          <table:table-cell office:value-type="string">
            <text:p>Jaroszówka 46</text:p>
          </table:table-cell>
          <table:table-cell office:value-type="string">
            <text:p>Rakowska Bogumiła</text:p>
          </table:table-cell>
          <table:table-cell office:value-type="string">
            <text:p>ul. Jaroszówka 46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58];&quot;,'&quot;;[.C258];&quot;','&quot;;[.D258];&quot;','&quot;;[.E258];&quot;','&quot;;[.F258];&quot;','&quot;;[.G258];&quot;','&quot;;[.H258];&quot;','&quot;;[.I258];&quot;','&quot;;[.J258];&quot;','&quot;;[.O258];&quot;'),&quot;)" office:value-type="string" office:string-value="(595,'Jaroszówka 47','Widuliński Iwo','ul. Konwaliowa 10/38','15-675','Białystok','','','','NIE'),">
            <text:p>(595,'Jaroszówka 47','Widuliński Iwo','ul. Konwaliowa 10/38','15-675','Białystok','','','','NIE'),</text:p>
          </table:table-cell>
          <table:table-cell office:value-type="float" office:value="595">
            <text:p>595</text:p>
          </table:table-cell>
          <table:table-cell office:value-type="string">
            <text:p>Jaroszówka 47</text:p>
          </table:table-cell>
          <table:table-cell office:value-type="string">
            <text:p>Widuliński Iwo</text:p>
          </table:table-cell>
          <table:table-cell office:value-type="string">
            <text:p>ul. Konwaliowa 10/38</text:p>
          </table:table-cell>
          <table:table-cell office:value-type="string">
            <text:p>15-67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59];&quot;,'&quot;;[.C259];&quot;','&quot;;[.D259];&quot;','&quot;;[.E259];&quot;','&quot;;[.F259];&quot;','&quot;;[.G259];&quot;','&quot;;[.H259];&quot;','&quot;;[.I259];&quot;','&quot;;[.J259];&quot;','&quot;;[.O259];&quot;'),&quot;)" office:value-type="string" office:string-value="(50,'Jaroszówka 48','Hanna Kulesza','ul. Jaroszówka 48','15-157','Białystok','','','','NIE'),">
            <text:p>(50,'Jaroszówka 48','Hanna Kulesza','ul. Jaroszówka 48','15-157','Białystok','','','','NIE'),</text:p>
          </table:table-cell>
          <table:table-cell office:value-type="float" office:value="50">
            <text:p>50</text:p>
          </table:table-cell>
          <table:table-cell office:value-type="string">
            <text:p>Jaroszówka 48</text:p>
          </table:table-cell>
          <table:table-cell office:value-type="string">
            <text:p>Hanna Kulesza</text:p>
          </table:table-cell>
          <table:table-cell office:value-type="string">
            <text:p>ul. Jaroszówka 48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60];&quot;,'&quot;;[.C260];&quot;','&quot;;[.D260];&quot;','&quot;;[.E260];&quot;','&quot;;[.F260];&quot;','&quot;;[.G260];&quot;','&quot;;[.H260];&quot;','&quot;;[.I260];&quot;','&quot;;[.J260];&quot;','&quot;;[.O260];&quot;'),&quot;)" office:value-type="string" office:string-value="(175,'Jaroszówka 49','Kazimierski Krzysztof','ul. Jaroszówka 49','15-173','Białystok','','','','NIE'),">
            <text:p>(175,'Jaroszówka 49','Kazimierski Krzysztof','ul. Jaroszówka 49','15-173','Białystok','','','','NIE'),</text:p>
          </table:table-cell>
          <table:table-cell office:value-type="float" office:value="175">
            <text:p>175</text:p>
          </table:table-cell>
          <table:table-cell office:value-type="string">
            <text:p>Jaroszówka 49</text:p>
          </table:table-cell>
          <table:table-cell office:value-type="string">
            <text:p>Kazimierski Krzysztof</text:p>
          </table:table-cell>
          <table:table-cell office:value-type="string">
            <text:p>ul. Jaroszówka 49</text:p>
          </table:table-cell>
          <table:table-cell office:value-type="string">
            <text:p>15-17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61];&quot;,'&quot;;[.C261];&quot;','&quot;;[.D261];&quot;','&quot;;[.E261];&quot;','&quot;;[.F261];&quot;','&quot;;[.G261];&quot;','&quot;;[.H261];&quot;','&quot;;[.I261];&quot;','&quot;;[.J261];&quot;','&quot;;[.O261];&quot;'),&quot;)" office:value-type="string" office:string-value="(74,'Jaroszówka 5 ','Kulikowski Zbigniew','ul. Jaroszówka 5 ','15-157','Białystok','','','','NIE'),">
            <text:p>(74,'Jaroszówka 5 ','Kulikowski Zbigniew','ul. Jaroszówka 5 ','15-157','Białystok','','','','NIE'),</text:p>
          </table:table-cell>
          <table:table-cell office:value-type="float" office:value="74">
            <text:p>74</text:p>
          </table:table-cell>
          <table:table-cell office:value-type="string">
            <text:p>Jaroszówka 5 </text:p>
          </table:table-cell>
          <table:table-cell office:value-type="string">
            <text:p>Kulikowski Zbigniew</text:p>
          </table:table-cell>
          <table:table-cell office:value-type="string">
            <text:p>ul. Jaroszówka 5 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62];&quot;,'&quot;;[.C262];&quot;','&quot;;[.D262];&quot;','&quot;;[.E262];&quot;','&quot;;[.F262];&quot;','&quot;;[.G262];&quot;','&quot;;[.H262];&quot;','&quot;;[.I262];&quot;','&quot;;[.J262];&quot;','&quot;;[.O262];&quot;'),&quot;)" office:value-type="string" office:string-value="(551,'Jaroszówka 50','F.H.U. \&quot;Biały Miś\&quot;\&quot;\&quot; Marek Fryska\&quot;','ul. Jaroszówka 50','15-173','Białystok','851-102-76-59','','','NIE'),">
            <text:p>(551,'Jaroszówka 50','F.H.U. \"Biały Miś\"\"\" Marek Fryska\"','ul. Jaroszówka 50','15-173','Białystok','851-102-76-59','','','NIE'),</text:p>
          </table:table-cell>
          <table:table-cell office:value-type="float" office:value="551">
            <text:p>551</text:p>
          </table:table-cell>
          <table:table-cell office:value-type="string">
            <text:p>Jaroszówka 50</text:p>
          </table:table-cell>
          <table:table-cell office:value-type="string">
            <text:p>F.H.U. \"Biały Miś\"\"\" Marek Fryska\"</text:p>
          </table:table-cell>
          <table:table-cell office:value-type="string">
            <text:p>ul. Jaroszówka 50</text:p>
          </table:table-cell>
          <table:table-cell office:value-type="string">
            <text:p>15-173</text:p>
          </table:table-cell>
          <table:table-cell office:value-type="string">
            <text:p>Białystok</text:p>
          </table:table-cell>
          <table:table-cell office:value-type="string">
            <text:p>851-102-76-59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63];&quot;,'&quot;;[.C263];&quot;','&quot;;[.D263];&quot;','&quot;;[.E263];&quot;','&quot;;[.F263];&quot;','&quot;;[.G263];&quot;','&quot;;[.H263];&quot;','&quot;;[.I263];&quot;','&quot;;[.J263];&quot;','&quot;;[.O263];&quot;'),&quot;)" office:value-type="string" office:string-value="(229,'Jaroszówka 51','Łukaszuk Michał','ul. Jaroszówka 51','15-157','Białystok','','','','NIE'),">
            <text:p>(229,'Jaroszówka 51','Łukaszuk Michał','ul. Jaroszówka 51','15-157','Białystok','','','','NIE'),</text:p>
          </table:table-cell>
          <table:table-cell office:value-type="float" office:value="229">
            <text:p>229</text:p>
          </table:table-cell>
          <table:table-cell office:value-type="string">
            <text:p>Jaroszówka 51</text:p>
          </table:table-cell>
          <table:table-cell office:value-type="string">
            <text:p>Łukaszuk Michał</text:p>
          </table:table-cell>
          <table:table-cell office:value-type="string">
            <text:p>ul. Jaroszówka 5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64];&quot;,'&quot;;[.C264];&quot;','&quot;;[.D264];&quot;','&quot;;[.E264];&quot;','&quot;;[.F264];&quot;','&quot;;[.G264];&quot;','&quot;;[.H264];&quot;','&quot;;[.I264];&quot;','&quot;;[.J264];&quot;','&quot;;[.O264];&quot;'),&quot;)" office:value-type="string" office:string-value="(449,'Jaroszówka 52 ','Czajkowski Jan','ul. Jaroszówka 52','15-156','Białystok','','','','NIE'),">
            <text:p>(449,'Jaroszówka 52 ','Czajkowski Jan','ul. Jaroszówka 52','15-156','Białystok','','','','NIE'),</text:p>
          </table:table-cell>
          <table:table-cell office:value-type="float" office:value="449">
            <text:p>449</text:p>
          </table:table-cell>
          <table:table-cell office:value-type="string">
            <text:p>Jaroszówka 52 </text:p>
          </table:table-cell>
          <table:table-cell office:value-type="string">
            <text:p>Czajkowski Jan</text:p>
          </table:table-cell>
          <table:table-cell office:value-type="string">
            <text:p>ul. Jaroszówka 5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65];&quot;,'&quot;;[.C265];&quot;','&quot;;[.D265];&quot;','&quot;;[.E265];&quot;','&quot;;[.F265];&quot;','&quot;;[.G265];&quot;','&quot;;[.H265];&quot;','&quot;;[.I265];&quot;','&quot;;[.J265];&quot;','&quot;;[.O265];&quot;'),&quot;)" office:value-type="string" office:string-value="(69,'Jaroszówka 53','Michalak Stanisław','ul. Jaroszówka 53','15-157','Białystok','','','','NIE'),">
            <text:p>(69,'Jaroszówka 53','Michalak Stanisław','ul. Jaroszówka 53','15-157','Białystok','','','','NIE'),</text:p>
          </table:table-cell>
          <table:table-cell office:value-type="float" office:value="69">
            <text:p>69</text:p>
          </table:table-cell>
          <table:table-cell office:value-type="string">
            <text:p>Jaroszówka 53</text:p>
          </table:table-cell>
          <table:table-cell office:value-type="string">
            <text:p>Michalak Stanisław</text:p>
          </table:table-cell>
          <table:table-cell office:value-type="string">
            <text:p>ul. Jaroszówka 5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66];&quot;,'&quot;;[.C266];&quot;','&quot;;[.D266];&quot;','&quot;;[.E266];&quot;','&quot;;[.F266];&quot;','&quot;;[.G266];&quot;','&quot;;[.H266];&quot;','&quot;;[.I266];&quot;','&quot;;[.J266];&quot;','&quot;;[.O266];&quot;'),&quot;)" office:value-type="string" office:string-value="(218,'Jaroszówka 55','Zakład Usługowo-Handlowy \&quot;Jan-Gaz\&quot;\&quot;\&quot; Tadeusz Januszewski\&quot;','ul. Jaroszówka 55','15-157','Białystok','966-071-73-41','','','NIE'),">
            <text:p>(218,'Jaroszówka 55','Zakład Usługowo-Handlowy \"Jan-Gaz\"\"\" Tadeusz Januszewski\"','ul. Jaroszówka 55','15-157','Białystok','966-071-73-41','','','NIE'),</text:p>
          </table:table-cell>
          <table:table-cell office:value-type="float" office:value="218">
            <text:p>218</text:p>
          </table:table-cell>
          <table:table-cell office:value-type="string">
            <text:p>Jaroszówka 55</text:p>
          </table:table-cell>
          <table:table-cell office:value-type="string">
            <text:p>Zakład Usługowo-Handlowy \"Jan-Gaz\"\"\" Tadeusz Januszewski\"</text:p>
          </table:table-cell>
          <table:table-cell office:value-type="string">
            <text:p>ul. Jaroszówka 5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966-071-73-41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67];&quot;,'&quot;;[.C267];&quot;','&quot;;[.D267];&quot;','&quot;;[.E267];&quot;','&quot;;[.F267];&quot;','&quot;;[.G267];&quot;','&quot;;[.H267];&quot;','&quot;;[.I267];&quot;','&quot;;[.J267];&quot;','&quot;;[.O267];&quot;'),&quot;)" office:value-type="string" office:string-value="(101,'Jaroszówka 56','ANMAR s.c.   Marek J. Tryburski, Lidia A. Tryburska','ul. Jaroszówka 56','15-157','Białystok','542-10-03-458','','','TAK'),">
            <text:p>(101,'Jaroszówka 56','ANMAR s.c. <text:s text:c="2"/>Marek J. Tryburski, Lidia A. Tryburska','ul. Jaroszówka 56','15-157','Białystok','542-10-03-458','','','TAK'),</text:p>
          </table:table-cell>
          <table:table-cell office:value-type="float" office:value="101">
            <text:p>101</text:p>
          </table:table-cell>
          <table:table-cell office:value-type="string">
            <text:p>Jaroszówka 56</text:p>
          </table:table-cell>
          <table:table-cell office:value-type="string">
            <text:p>ANMAR s.c. <text:s text:c="2"/>Marek J. Tryburski, Lidia A. Tryburska</text:p>
          </table:table-cell>
          <table:table-cell office:value-type="string">
            <text:p>ul. Jaroszówka 56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542-10-03-458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68];&quot;,'&quot;;[.C268];&quot;','&quot;;[.D268];&quot;','&quot;;[.E268];&quot;','&quot;;[.F268];&quot;','&quot;;[.G268];&quot;','&quot;;[.H268];&quot;','&quot;;[.I268];&quot;','&quot;;[.J268];&quot;','&quot;;[.O268];&quot;'),&quot;)" office:value-type="string" office:string-value="(83,'Jaroszówka 57','Małgorzata Perkowska Doradca podatkowy','ul. Włókiennicza 9/1c','15-465','Białystok','542-100-95-44','','','NIE'),">
            <text:p>(83,'Jaroszówka 57','Małgorzata Perkowska Doradca podatkowy','ul. Włókiennicza 9/1c','15-465','Białystok','542-100-95-44','','','NIE'),</text:p>
          </table:table-cell>
          <table:table-cell office:value-type="float" office:value="83">
            <text:p>83</text:p>
          </table:table-cell>
          <table:table-cell office:value-type="string">
            <text:p>Jaroszówka 57</text:p>
          </table:table-cell>
          <table:table-cell office:value-type="string">
            <text:p>Małgorzata Perkowska Doradca podatkowy</text:p>
          </table:table-cell>
          <table:table-cell office:value-type="string">
            <text:p>ul. Włókiennicza 9/1c</text:p>
          </table:table-cell>
          <table:table-cell office:value-type="string">
            <text:p>15-465</text:p>
          </table:table-cell>
          <table:table-cell office:value-type="string">
            <text:p>Białystok</text:p>
          </table:table-cell>
          <table:table-cell office:value-type="string">
            <text:p>542-100-95-44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69];&quot;,'&quot;;[.C269];&quot;','&quot;;[.D269];&quot;','&quot;;[.E269];&quot;','&quot;;[.F269];&quot;','&quot;;[.G269];&quot;','&quot;;[.H269];&quot;','&quot;;[.I269];&quot;','&quot;;[.J269];&quot;','&quot;;[.O269];&quot;'),&quot;)" office:value-type="string" office:string-value="(526,'Jaroszówka 58','Wiatrowska Hanna','ul. Jaroszówka 58','15-157','Białystok','','','','NIE'),">
            <text:p>(526,'Jaroszówka 58','Wiatrowska Hanna','ul. Jaroszówka 58','15-157','Białystok','','','','NIE'),</text:p>
          </table:table-cell>
          <table:table-cell office:value-type="float" office:value="526">
            <text:p>526</text:p>
          </table:table-cell>
          <table:table-cell office:value-type="string">
            <text:p>Jaroszówka 58</text:p>
          </table:table-cell>
          <table:table-cell office:value-type="string">
            <text:p>Wiatrowska Hanna</text:p>
          </table:table-cell>
          <table:table-cell office:value-type="string">
            <text:p>ul. Jaroszówka 58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70];&quot;,'&quot;;[.C270];&quot;','&quot;;[.D270];&quot;','&quot;;[.E270];&quot;','&quot;;[.F270];&quot;','&quot;;[.G270];&quot;','&quot;;[.H270];&quot;','&quot;;[.I270];&quot;','&quot;;[.J270];&quot;','&quot;;[.O270];&quot;'),&quot;)" office:value-type="string" office:string-value="(102,'Jaroszówka 5a','Zakład Instalacji Sanitarnych i Ogólnobudowlanych \&quot;AGA\&quot;\&quot;\&quot;  Wiesław Kraiński\&quot;','ul. Jaroszówka 5','15-157','Białystok','966-013-43-84','','','TAK'),">
            <text:p>(102,'Jaroszówka 5a','Zakład Instalacji Sanitarnych i Ogólnobudowlanych \"AGA\"\"\" <text:s/>Wiesław Kraiński\"','ul. Jaroszówka 5','15-157','Białystok','966-013-43-84','','','TAK'),</text:p>
          </table:table-cell>
          <table:table-cell office:value-type="float" office:value="102">
            <text:p>102</text:p>
          </table:table-cell>
          <table:table-cell office:value-type="string">
            <text:p>Jaroszówka 5a</text:p>
          </table:table-cell>
          <table:table-cell office:value-type="string">
            <text:p>Zakład Instalacji Sanitarnych i Ogólnobudowlanych \"AGA\"\"\" <text:s/>Wiesław Kraiński\"</text:p>
          </table:table-cell>
          <table:table-cell office:value-type="string">
            <text:p>ul. Jaroszówka 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966-013-43-84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71];&quot;,'&quot;;[.C271];&quot;','&quot;;[.D271];&quot;','&quot;;[.E271];&quot;','&quot;;[.F271];&quot;','&quot;;[.G271];&quot;','&quot;;[.H271];&quot;','&quot;;[.I271];&quot;','&quot;;[.J271];&quot;','&quot;;[.O271];&quot;'),&quot;)" office:value-type="string" office:string-value="(473,'Jaroszówka 6','Kolosa Dariusz','ul. Jaroszówka 6','15-157','Białystok','','','','NIE'),">
            <text:p>(473,'Jaroszówka 6','Kolosa Dariusz','ul. Jaroszówka 6','15-157','Białystok','','','','NIE'),</text:p>
          </table:table-cell>
          <table:table-cell office:value-type="float" office:value="473">
            <text:p>473</text:p>
          </table:table-cell>
          <table:table-cell office:value-type="string">
            <text:p>Jaroszówka 6</text:p>
          </table:table-cell>
          <table:table-cell office:value-type="string">
            <text:p>Kolosa Dariusz</text:p>
          </table:table-cell>
          <table:table-cell office:value-type="string">
            <text:p>ul. Jaroszówka 6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72];&quot;,'&quot;;[.C272];&quot;','&quot;;[.D272];&quot;','&quot;;[.E272];&quot;','&quot;;[.F272];&quot;','&quot;;[.G272];&quot;','&quot;;[.H272];&quot;','&quot;;[.I272];&quot;','&quot;;[.J272];&quot;','&quot;;[.O272];&quot;'),&quot;)" office:value-type="string" office:string-value="(554,'Jaroszówka 62','Pomorski Mirosław Adam','ul. Jaroszówka 62','15-157','Białystok','','','','NIE'),">
            <text:p>(554,'Jaroszówka 62','Pomorski Mirosław Adam','ul. Jaroszówka 62','15-157','Białystok','','','','NIE'),</text:p>
          </table:table-cell>
          <table:table-cell office:value-type="float" office:value="554">
            <text:p>554</text:p>
          </table:table-cell>
          <table:table-cell office:value-type="string">
            <text:p>Jaroszówka 62</text:p>
          </table:table-cell>
          <table:table-cell office:value-type="string">
            <text:p>Pomorski Mirosław Adam</text:p>
          </table:table-cell>
          <table:table-cell office:value-type="string">
            <text:p>ul. Jaroszówka 6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73];&quot;,'&quot;;[.C273];&quot;','&quot;;[.D273];&quot;','&quot;;[.E273];&quot;','&quot;;[.F273];&quot;','&quot;;[.G273];&quot;','&quot;;[.H273];&quot;','&quot;;[.I273];&quot;','&quot;;[.J273];&quot;','&quot;;[.O273];&quot;'),&quot;)" office:value-type="string" office:string-value="(159,'Jaroszówka 63','Grzegorz Giermak','ul. Jaroszówka 63','15-157','Białystok','','','','NIE'),">
            <text:p>(159,'Jaroszówka 63','Grzegorz Giermak','ul. Jaroszówka 63','15-157','Białystok','','','','NIE'),</text:p>
          </table:table-cell>
          <table:table-cell office:value-type="float" office:value="159">
            <text:p>159</text:p>
          </table:table-cell>
          <table:table-cell office:value-type="string">
            <text:p>Jaroszówka 63</text:p>
          </table:table-cell>
          <table:table-cell office:value-type="string">
            <text:p>Grzegorz Giermak</text:p>
          </table:table-cell>
          <table:table-cell office:value-type="string">
            <text:p>ul. Jaroszówka 6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74];&quot;,'&quot;;[.C274];&quot;','&quot;;[.D274];&quot;','&quot;;[.E274];&quot;','&quot;;[.F274];&quot;','&quot;;[.G274];&quot;','&quot;;[.H274];&quot;','&quot;;[.I274];&quot;','&quot;;[.J274];&quot;','&quot;;[.O274];&quot;'),&quot;)" office:value-type="string" office:string-value="(467,'Jaroszówka 64','Paul Jarosław','ul. Jaroszówka 64','15-157','Białystok ','','','','NIE'),">
            <text:p>(467,'Jaroszówka 64','Paul Jarosław','ul. Jaroszówka 64','15-157','Białystok ','','','','NIE'),</text:p>
          </table:table-cell>
          <table:table-cell office:value-type="float" office:value="467">
            <text:p>467</text:p>
          </table:table-cell>
          <table:table-cell office:value-type="string">
            <text:p>Jaroszówka 64</text:p>
          </table:table-cell>
          <table:table-cell office:value-type="string">
            <text:p>Paul Jarosław</text:p>
          </table:table-cell>
          <table:table-cell office:value-type="string">
            <text:p>ul. Jaroszówka 64</text:p>
          </table:table-cell>
          <table:table-cell office:value-type="string">
            <text:p>15-157</text:p>
          </table:table-cell>
          <table:table-cell office:value-type="string">
            <text:p>Białystok 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75];&quot;,'&quot;;[.C275];&quot;','&quot;;[.D275];&quot;','&quot;;[.E275];&quot;','&quot;;[.F275];&quot;','&quot;;[.G275];&quot;','&quot;;[.H275];&quot;','&quot;;[.I275];&quot;','&quot;;[.J275];&quot;','&quot;;[.O275];&quot;'),&quot;)" office:value-type="string" office:string-value="(306,'Jaroszówka 8 ','Zalewski Artur','ul. Jaroszówka 8','15-157','Białystok','','','','NIE'),">
            <text:p>(306,'Jaroszówka 8 ','Zalewski Artur','ul. Jaroszówka 8','15-157','Białystok','','','','NIE'),</text:p>
          </table:table-cell>
          <table:table-cell office:value-type="float" office:value="306">
            <text:p>306</text:p>
          </table:table-cell>
          <table:table-cell office:value-type="string">
            <text:p>Jaroszówka 8 </text:p>
          </table:table-cell>
          <table:table-cell office:value-type="string">
            <text:p>Zalewski Artur</text:p>
          </table:table-cell>
          <table:table-cell office:value-type="string">
            <text:p>ul. Jaroszówka 8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76];&quot;,'&quot;;[.C276];&quot;','&quot;;[.D276];&quot;','&quot;;[.E276];&quot;','&quot;;[.F276];&quot;','&quot;;[.G276];&quot;','&quot;;[.H276];&quot;','&quot;;[.I276];&quot;','&quot;;[.J276];&quot;','&quot;;[.O276];&quot;'),&quot;)" office:value-type="string" office:string-value="(125,'Jaroszówka 9','Tatarenko Marek','ul. Jaroszówka 9','15-157','Białystok','','','','NIE'),">
            <text:p>(125,'Jaroszówka 9','Tatarenko Marek','ul. Jaroszówka 9','15-157','Białystok','','','','NIE'),</text:p>
          </table:table-cell>
          <table:table-cell office:value-type="float" office:value="125">
            <text:p>125</text:p>
          </table:table-cell>
          <table:table-cell office:value-type="string">
            <text:p>Jaroszówka 9</text:p>
          </table:table-cell>
          <table:table-cell office:value-type="string">
            <text:p>Tatarenko Marek</text:p>
          </table:table-cell>
          <table:table-cell office:value-type="string">
            <text:p>ul. Jaroszówka 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77];&quot;,'&quot;;[.C277];&quot;','&quot;;[.D277];&quot;','&quot;;[.E277];&quot;','&quot;;[.F277];&quot;','&quot;;[.G277];&quot;','&quot;;[.H277];&quot;','&quot;;[.I277];&quot;','&quot;;[.J277];&quot;','&quot;;[.O277];&quot;'),&quot;)" office:value-type="string" office:string-value="(12,'Jaroszówka 9a','TŁUMACZENIE I NAUCZANIE  JĘZYKÓW OBCYCH             mgr Ewa Tryburczy','ul. Jaroszówka 9a','15-157','Białystok','727-130-81-85','','','TAK'),">
            <text:p>(12,'Jaroszówka 9a','TŁUMACZENIE I NAUCZANIE <text:s/>JĘZYKÓW OBCYCH <text:s text:c="12"/>mgr Ewa Tryburczy','ul. Jaroszówka 9a','15-157','Białystok','727-130-81-85','','','TAK'),</text:p>
          </table:table-cell>
          <table:table-cell office:value-type="float" office:value="12">
            <text:p>12</text:p>
          </table:table-cell>
          <table:table-cell office:value-type="string">
            <text:p>Jaroszówka 9a</text:p>
          </table:table-cell>
          <table:table-cell office:value-type="string">
            <text:p>TŁUMACZENIE I NAUCZANIE <text:s/>JĘZYKÓW OBCYCH <text:s text:c="12"/>mgr Ewa Tryburczy</text:p>
          </table:table-cell>
          <table:table-cell office:value-type="string">
            <text:p>ul. Jaroszówka 9a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727-130-81-85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78];&quot;,'&quot;;[.C278];&quot;','&quot;;[.D278];&quot;','&quot;;[.E278];&quot;','&quot;;[.F278];&quot;','&quot;;[.G278];&quot;','&quot;;[.H278];&quot;','&quot;;[.I278];&quot;','&quot;;[.J278];&quot;','&quot;;[.O278];&quot;'),&quot;)" office:value-type="string" office:string-value="(372,'Jasnowska ','Marzanna Jasnowska','ul. Starobojarska 22/11','15-073','Białystok','','','','NIE'),">
            <text:p>(372,'Jasnowska ','Marzanna Jasnowska','ul. Starobojarska 22/11','15-073','Białystok','','','','NIE'),</text:p>
          </table:table-cell>
          <table:table-cell office:value-type="float" office:value="372">
            <text:p>372</text:p>
          </table:table-cell>
          <table:table-cell office:value-type="string">
            <text:p>Jasnowska </text:p>
          </table:table-cell>
          <table:table-cell office:value-type="string">
            <text:p>Marzanna Jasnowska</text:p>
          </table:table-cell>
          <table:table-cell office:value-type="string">
            <text:p>ul. Starobojarska 22/11</text:p>
          </table:table-cell>
          <table:table-cell office:value-type="string">
            <text:p>15-07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79];&quot;,'&quot;;[.C279];&quot;','&quot;;[.D279];&quot;','&quot;;[.E279];&quot;','&quot;;[.F279];&quot;','&quot;;[.G279];&quot;','&quot;;[.H279];&quot;','&quot;;[.I279];&quot;','&quot;;[.J279];&quot;','&quot;;[.O279];&quot;'),&quot;)" office:value-type="string" office:string-value="(323,'Jęczmienna 12','Szubzda Katarzyna','ul. Jęczmienna 12','15-171','Białystok','','','','NIE'),">
            <text:p>(323,'Jęczmienna 12','Szubzda Katarzyna','ul. Jęczmienna 12','15-171','Białystok','','','','NIE'),</text:p>
          </table:table-cell>
          <table:table-cell office:value-type="float" office:value="323">
            <text:p>323</text:p>
          </table:table-cell>
          <table:table-cell office:value-type="string">
            <text:p>Jęczmienna 12</text:p>
          </table:table-cell>
          <table:table-cell office:value-type="string">
            <text:p>Szubzda Katarzyna</text:p>
          </table:table-cell>
          <table:table-cell office:value-type="string">
            <text:p>ul. Jęczmienna 12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280];&quot;,'&quot;;[.C280];&quot;','&quot;;[.D280];&quot;','&quot;;[.E280];&quot;','&quot;;[.F280];&quot;','&quot;;[.G280];&quot;','&quot;;[.H280];&quot;','&quot;;[.I280];&quot;','&quot;;[.J280];&quot;','&quot;;[.O280];&quot;'),&quot;)" office:value-type="string" office:string-value="(278,'Jęczmienna 14','Gałązka Kazimierz','ul. Jęczmienna 14','15-171','Białystok','','','','NIE'),">
            <text:p>(278,'Jęczmienna 14','Gałązka Kazimierz','ul. Jęczmienna 14','15-171','Białystok','','','','NIE'),</text:p>
          </table:table-cell>
          <table:table-cell office:value-type="float" office:value="278">
            <text:p>278</text:p>
          </table:table-cell>
          <table:table-cell office:value-type="string">
            <text:p>Jęczmienna 14</text:p>
          </table:table-cell>
          <table:table-cell office:value-type="string">
            <text:p>Gałązka Kazimierz</text:p>
          </table:table-cell>
          <table:table-cell office:value-type="string">
            <text:p>ul. Jęczmienna 14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81];&quot;,'&quot;;[.C281];&quot;','&quot;;[.D281];&quot;','&quot;;[.E281];&quot;','&quot;;[.F281];&quot;','&quot;;[.G281];&quot;','&quot;;[.H281];&quot;','&quot;;[.I281];&quot;','&quot;;[.J281];&quot;','&quot;;[.O281];&quot;'),&quot;)" office:value-type="string" office:string-value="(283,'Jęczmienna 19','Popławski Adam','ul. Jęczmienna 19','15-171','Białystok','','','','NIE'),">
            <text:p>(283,'Jęczmienna 19','Popławski Adam','ul. Jęczmienna 19','15-171','Białystok','','','','NIE'),</text:p>
          </table:table-cell>
          <table:table-cell office:value-type="float" office:value="283">
            <text:p>283</text:p>
          </table:table-cell>
          <table:table-cell office:value-type="string">
            <text:p>Jęczmienna 19</text:p>
          </table:table-cell>
          <table:table-cell office:value-type="string">
            <text:p>Popławski Adam</text:p>
          </table:table-cell>
          <table:table-cell office:value-type="string">
            <text:p>ul. Jęczmienna 19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82];&quot;,'&quot;;[.C282];&quot;','&quot;;[.D282];&quot;','&quot;;[.E282];&quot;','&quot;;[.F282];&quot;','&quot;;[.G282];&quot;','&quot;;[.H282];&quot;','&quot;;[.I282];&quot;','&quot;;[.J282];&quot;','&quot;;[.O282];&quot;'),&quot;)" office:value-type="string" office:string-value="(412,'Jęczmienna 23','Beata Bujnarowska','ul. Jęczmienna 23','15-171','Białystok','','','','NIE'),">
            <text:p>(412,'Jęczmienna 23','Beata Bujnarowska','ul. Jęczmienna 23','15-171','Białystok','','','','NIE'),</text:p>
          </table:table-cell>
          <table:table-cell office:value-type="float" office:value="412">
            <text:p>412</text:p>
          </table:table-cell>
          <table:table-cell office:value-type="string">
            <text:p>Jęczmienna 23</text:p>
          </table:table-cell>
          <table:table-cell office:value-type="string">
            <text:p>Beata Bujnarowska</text:p>
          </table:table-cell>
          <table:table-cell office:value-type="string">
            <text:p>ul. Jęczmienna 23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83];&quot;,'&quot;;[.C283];&quot;','&quot;;[.D283];&quot;','&quot;;[.E283];&quot;','&quot;;[.F283];&quot;','&quot;;[.G283];&quot;','&quot;;[.H283];&quot;','&quot;;[.I283];&quot;','&quot;;[.J283];&quot;','&quot;;[.O283];&quot;'),&quot;)" office:value-type="string" office:string-value="(464,'Jęczmienna 26','Teodozja Koc','ul. Jęczmienna 26','15-171','Białystok','','','','NIE'),">
            <text:p>(464,'Jęczmienna 26','Teodozja Koc','ul. Jęczmienna 26','15-171','Białystok','','','','NIE'),</text:p>
          </table:table-cell>
          <table:table-cell office:value-type="float" office:value="464">
            <text:p>464</text:p>
          </table:table-cell>
          <table:table-cell office:value-type="string">
            <text:p>Jęczmienna 26</text:p>
          </table:table-cell>
          <table:table-cell office:value-type="string">
            <text:p>Teodozja Koc</text:p>
          </table:table-cell>
          <table:table-cell office:value-type="string">
            <text:p>ul. Jęczmienna 26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84];&quot;,'&quot;;[.C284];&quot;','&quot;;[.D284];&quot;','&quot;;[.E284];&quot;','&quot;;[.F284];&quot;','&quot;;[.G284];&quot;','&quot;;[.H284];&quot;','&quot;;[.I284];&quot;','&quot;;[.J284];&quot;','&quot;;[.O284];&quot;'),&quot;)" office:value-type="string" office:string-value="(444,'Jęczmienna 31','Małyszko Wojciech','ul. Jęczmienna 31','15-171','Białystok','','','','NIE'),">
            <text:p>(444,'Jęczmienna 31','Małyszko Wojciech','ul. Jęczmienna 31','15-171','Białystok','','','','NIE'),</text:p>
          </table:table-cell>
          <table:table-cell office:value-type="float" office:value="444">
            <text:p>444</text:p>
          </table:table-cell>
          <table:table-cell office:value-type="string">
            <text:p>Jęczmienna 31</text:p>
          </table:table-cell>
          <table:table-cell office:value-type="string">
            <text:p>Małyszko Wojciech</text:p>
          </table:table-cell>
          <table:table-cell office:value-type="string">
            <text:p>ul. Jęczmienna 31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285];&quot;,'&quot;;[.C285];&quot;','&quot;;[.D285];&quot;','&quot;;[.E285];&quot;','&quot;;[.F285];&quot;','&quot;;[.G285];&quot;','&quot;;[.H285];&quot;','&quot;;[.I285];&quot;','&quot;;[.J285];&quot;','&quot;;[.O285];&quot;'),&quot;)" office:value-type="string" office:string-value="(391,'Jęczmienna 40','Jezierski Piotr','ul. Jęczmienna 40','15-171','Białystok','','','','NIE'),">
            <text:p>(391,'Jęczmienna 40','Jezierski Piotr','ul. Jęczmienna 40','15-171','Białystok','','','','NIE'),</text:p>
          </table:table-cell>
          <table:table-cell office:value-type="float" office:value="391">
            <text:p>391</text:p>
          </table:table-cell>
          <table:table-cell office:value-type="string">
            <text:p>Jęczmienna 40</text:p>
          </table:table-cell>
          <table:table-cell office:value-type="string">
            <text:p>Jezierski Piotr</text:p>
          </table:table-cell>
          <table:table-cell office:value-type="string">
            <text:p>ul. Jęczmienna 40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86];&quot;,'&quot;;[.C286];&quot;','&quot;;[.D286];&quot;','&quot;;[.E286];&quot;','&quot;;[.F286];&quot;','&quot;;[.G286];&quot;','&quot;;[.H286];&quot;','&quot;;[.I286];&quot;','&quot;;[.J286];&quot;','&quot;;[.O286];&quot;'),&quot;)" office:value-type="string" office:string-value="(499,'Jęczmienna 60/1','Paweł Puczkielewicz','ul. Jęczmienna 60/1','15-171','Białystok','','','','NIE'),">
            <text:p>(499,'Jęczmienna 60/1','Paweł Puczkielewicz','ul. Jęczmienna 60/1','15-171','Białystok','','','','NIE'),</text:p>
          </table:table-cell>
          <table:table-cell office:value-type="float" office:value="499">
            <text:p>499</text:p>
          </table:table-cell>
          <table:table-cell office:value-type="string">
            <text:p>Jęczmienna 60/1</text:p>
          </table:table-cell>
          <table:table-cell office:value-type="string">
            <text:p>Paweł Puczkielewicz</text:p>
          </table:table-cell>
          <table:table-cell office:value-type="string">
            <text:p>ul. Jęczmienna 60/1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87];&quot;,'&quot;;[.C287];&quot;','&quot;;[.D287];&quot;','&quot;;[.E287];&quot;','&quot;;[.F287];&quot;','&quot;;[.G287];&quot;','&quot;;[.H287];&quot;','&quot;;[.I287];&quot;','&quot;;[.J287];&quot;','&quot;;[.O287];&quot;'),&quot;)" office:value-type="string" office:string-value="(39,'Jutrzenki 10','Puchalski Lech','ul. Jutrzenki 10','15-157','Białystok','','','','NIE'),">
            <text:p>(39,'Jutrzenki 10','Puchalski Lech','ul. Jutrzenki 10','15-157','Białystok','','','','NIE'),</text:p>
          </table:table-cell>
          <table:table-cell office:value-type="float" office:value="39">
            <text:p>39</text:p>
          </table:table-cell>
          <table:table-cell office:value-type="string">
            <text:p>Jutrzenki 10</text:p>
          </table:table-cell>
          <table:table-cell office:value-type="string">
            <text:p>Puchalski Lech</text:p>
          </table:table-cell>
          <table:table-cell office:value-type="string">
            <text:p>ul. Jutrzenki 10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288];&quot;,'&quot;;[.C288];&quot;','&quot;;[.D288];&quot;','&quot;;[.E288];&quot;','&quot;;[.F288];&quot;','&quot;;[.G288];&quot;','&quot;;[.H288];&quot;','&quot;;[.I288];&quot;','&quot;;[.J288];&quot;','&quot;;[.O288];&quot;'),&quot;)" office:value-type="string" office:string-value="(200,'Jutrzenki 11','Gryko Joanna','ul. Jutrzenki 11','15-157','Białystok','','','','NIE'),">
            <text:p>(200,'Jutrzenki 11','Gryko Joanna','ul. Jutrzenki 11','15-157','Białystok','','','','NIE'),</text:p>
          </table:table-cell>
          <table:table-cell office:value-type="float" office:value="200">
            <text:p>200</text:p>
          </table:table-cell>
          <table:table-cell office:value-type="string">
            <text:p>Jutrzenki 11</text:p>
          </table:table-cell>
          <table:table-cell office:value-type="string">
            <text:p>Gryko Joanna</text:p>
          </table:table-cell>
          <table:table-cell office:value-type="string">
            <text:p>ul. Jutrzenki 1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89];&quot;,'&quot;;[.C289];&quot;','&quot;;[.D289];&quot;','&quot;;[.E289];&quot;','&quot;;[.F289];&quot;','&quot;;[.G289];&quot;','&quot;;[.H289];&quot;','&quot;;[.I289];&quot;','&quot;;[.J289];&quot;','&quot;;[.O289];&quot;'),&quot;)" office:value-type="string" office:string-value="(23,'Jutrzenki 12','Konopko Mariola','ul. Jutrzenki 12','15-157','Białystok','','','','NIE'),">
            <text:p>(23,'Jutrzenki 12','Konopko Mariola','ul. Jutrzenki 12','15-157','Białystok','','','','NIE'),</text:p>
          </table:table-cell>
          <table:table-cell office:value-type="float" office:value="23">
            <text:p>23</text:p>
          </table:table-cell>
          <table:table-cell office:value-type="string">
            <text:p>Jutrzenki 12</text:p>
          </table:table-cell>
          <table:table-cell office:value-type="string">
            <text:p>Konopko Mariola</text:p>
          </table:table-cell>
          <table:table-cell office:value-type="string">
            <text:p>ul. Jutrzenki 1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90];&quot;,'&quot;;[.C290];&quot;','&quot;;[.D290];&quot;','&quot;;[.E290];&quot;','&quot;;[.F290];&quot;','&quot;;[.G290];&quot;','&quot;;[.H290];&quot;','&quot;;[.I290];&quot;','&quot;;[.J290];&quot;','&quot;;[.O290];&quot;'),&quot;)" office:value-type="string" office:string-value="(383,'Jutrzenki 13','Jaczyńska Grażyna','ul. Jutrzenki 13','15-157','Białystok','','','','NIE'),">
            <text:p>(383,'Jutrzenki 13','Jaczyńska Grażyna','ul. Jutrzenki 13','15-157','Białystok','','','','NIE'),</text:p>
          </table:table-cell>
          <table:table-cell office:value-type="float" office:value="383">
            <text:p>383</text:p>
          </table:table-cell>
          <table:table-cell office:value-type="string">
            <text:p>Jutrzenki 13</text:p>
          </table:table-cell>
          <table:table-cell office:value-type="string">
            <text:p>Jaczyńska Grażyna</text:p>
          </table:table-cell>
          <table:table-cell office:value-type="string">
            <text:p>ul. Jutrzenki 1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91];&quot;,'&quot;;[.C291];&quot;','&quot;;[.D291];&quot;','&quot;;[.E291];&quot;','&quot;;[.F291];&quot;','&quot;;[.G291];&quot;','&quot;;[.H291];&quot;','&quot;;[.I291];&quot;','&quot;;[.J291];&quot;','&quot;;[.O291];&quot;'),&quot;)" office:value-type="string" office:string-value="(289,'Jutrzenki 15','Kondraciuk Alicja','ul. Jutrzenki 15 ','15-157','Białystok','','','','NIE'),">
            <text:p>(289,'Jutrzenki 15','Kondraciuk Alicja','ul. Jutrzenki 15 ','15-157','Białystok','','','','NIE'),</text:p>
          </table:table-cell>
          <table:table-cell office:value-type="float" office:value="289">
            <text:p>289</text:p>
          </table:table-cell>
          <table:table-cell office:value-type="string">
            <text:p>Jutrzenki 15</text:p>
          </table:table-cell>
          <table:table-cell office:value-type="string">
            <text:p>Kondraciuk Alicja</text:p>
          </table:table-cell>
          <table:table-cell office:value-type="string">
            <text:p>ul. Jutrzenki 15 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292];&quot;,'&quot;;[.C292];&quot;','&quot;;[.D292];&quot;','&quot;;[.E292];&quot;','&quot;;[.F292];&quot;','&quot;;[.G292];&quot;','&quot;;[.H292];&quot;','&quot;;[.I292];&quot;','&quot;;[.J292];&quot;','&quot;;[.O292];&quot;'),&quot;)" office:value-type="string" office:string-value="(418,'Jutrzenki 18','Kossakowski Przemysław','ul. Jutrzenki 18','15-157','Białystok','','','','NIE'),">
            <text:p>(418,'Jutrzenki 18','Kossakowski Przemysław','ul. Jutrzenki 18','15-157','Białystok','','','','NIE'),</text:p>
          </table:table-cell>
          <table:table-cell office:value-type="float" office:value="418">
            <text:p>418</text:p>
          </table:table-cell>
          <table:table-cell office:value-type="string">
            <text:p>Jutrzenki 18</text:p>
          </table:table-cell>
          <table:table-cell office:value-type="string">
            <text:p>Kossakowski Przemysław</text:p>
          </table:table-cell>
          <table:table-cell office:value-type="string">
            <text:p>ul. Jutrzenki 18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93];&quot;,'&quot;;[.C293];&quot;','&quot;;[.D293];&quot;','&quot;;[.E293];&quot;','&quot;;[.F293];&quot;','&quot;;[.G293];&quot;','&quot;;[.H293];&quot;','&quot;;[.I293];&quot;','&quot;;[.J293];&quot;','&quot;;[.O293];&quot;'),&quot;)" office:value-type="string" office:string-value="(268,'Jutrzenki 24','Dmitruk Irena','ul. Jutrzenki 24','15-156','Białystok','','','','NIE'),">
            <text:p>(268,'Jutrzenki 24','Dmitruk Irena','ul. Jutrzenki 24','15-156','Białystok','','','','NIE'),</text:p>
          </table:table-cell>
          <table:table-cell office:value-type="float" office:value="268">
            <text:p>268</text:p>
          </table:table-cell>
          <table:table-cell office:value-type="string">
            <text:p>Jutrzenki 24</text:p>
          </table:table-cell>
          <table:table-cell office:value-type="string">
            <text:p>Dmitruk Irena</text:p>
          </table:table-cell>
          <table:table-cell office:value-type="string">
            <text:p>ul. Jutrzenki 24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94];&quot;,'&quot;;[.C294];&quot;','&quot;;[.D294];&quot;','&quot;;[.E294];&quot;','&quot;;[.F294];&quot;','&quot;;[.G294];&quot;','&quot;;[.H294];&quot;','&quot;;[.I294];&quot;','&quot;;[.J294];&quot;','&quot;;[.O294];&quot;'),&quot;)" office:value-type="string" office:string-value="(214,'Jutrzenki 3','P.W. CERTUS  Józef Banaszewski','ul. Jutrzenki 3','15-157','Białystok','542-010-02-54','','','TAK'),">
            <text:p>(214,'Jutrzenki 3','P.W. CERTUS <text:s/>Józef Banaszewski','ul. Jutrzenki 3','15-157','Białystok','542-010-02-54','','','TAK'),</text:p>
          </table:table-cell>
          <table:table-cell office:value-type="float" office:value="214">
            <text:p>214</text:p>
          </table:table-cell>
          <table:table-cell office:value-type="string">
            <text:p>Jutrzenki 3</text:p>
          </table:table-cell>
          <table:table-cell office:value-type="string">
            <text:p>P.W. CERTUS <text:s/>Józef Banaszewski</text:p>
          </table:table-cell>
          <table:table-cell office:value-type="string">
            <text:p>ul. Jutrzenki 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542-010-02-54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295];&quot;,'&quot;;[.C295];&quot;','&quot;;[.D295];&quot;','&quot;;[.E295];&quot;','&quot;;[.F295];&quot;','&quot;;[.G295];&quot;','&quot;;[.H295];&quot;','&quot;;[.I295];&quot;','&quot;;[.J295];&quot;','&quot;;[.O295];&quot;'),&quot;)" office:value-type="string" office:string-value="(609,'Jutrzenki 4','Jarosław Śliwka','ul. Jutrzenki 4','15-092','Białystok','','','','NIE'),">
            <text:p>(609,'Jutrzenki 4','Jarosław Śliwka','ul. Jutrzenki 4','15-092','Białystok','','','','NIE'),</text:p>
          </table:table-cell>
          <table:table-cell office:value-type="float" office:value="609">
            <text:p>609</text:p>
          </table:table-cell>
          <table:table-cell office:value-type="string">
            <text:p>Jutrzenki 4</text:p>
          </table:table-cell>
          <table:table-cell office:value-type="string">
            <text:p>Jarosław Śliwka</text:p>
          </table:table-cell>
          <table:table-cell office:value-type="string">
            <text:p>ul. Jutrzenki 4</text:p>
          </table:table-cell>
          <table:table-cell office:value-type="string">
            <text:p>15-092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296];&quot;,'&quot;;[.C296];&quot;','&quot;;[.D296];&quot;','&quot;;[.E296];&quot;','&quot;;[.F296];&quot;','&quot;;[.G296];&quot;','&quot;;[.H296];&quot;','&quot;;[.I296];&quot;','&quot;;[.J296];&quot;','&quot;;[.O296];&quot;'),&quot;)" office:value-type="string" office:string-value="(226,'Jutrzenki 6','Mielnicka Jadwiga','ul. Jutrzenki 6','15-157','Białystok','','','','NIE'),">
            <text:p>(226,'Jutrzenki 6','Mielnicka Jadwiga','ul. Jutrzenki 6','15-157','Białystok','','','','NIE'),</text:p>
          </table:table-cell>
          <table:table-cell office:value-type="float" office:value="226">
            <text:p>226</text:p>
          </table:table-cell>
          <table:table-cell office:value-type="string">
            <text:p>Jutrzenki 6</text:p>
          </table:table-cell>
          <table:table-cell office:value-type="string">
            <text:p>Mielnicka Jadwiga</text:p>
          </table:table-cell>
          <table:table-cell office:value-type="string">
            <text:p>ul. Jutrzenki 6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97];&quot;,'&quot;;[.C297];&quot;','&quot;;[.D297];&quot;','&quot;;[.E297];&quot;','&quot;;[.F297];&quot;','&quot;;[.G297];&quot;','&quot;;[.H297];&quot;','&quot;;[.I297];&quot;','&quot;;[.J297];&quot;','&quot;;[.O297];&quot;'),&quot;)" office:value-type="string" office:string-value="(252,'Jutrzenki 7','Fiłonowicz Jarosław','ul. Jutrzenki 7','15-157','Białystok','','','','NIE'),">
            <text:p>(252,'Jutrzenki 7','Fiłonowicz Jarosław','ul. Jutrzenki 7','15-157','Białystok','','','','NIE'),</text:p>
          </table:table-cell>
          <table:table-cell office:value-type="float" office:value="252">
            <text:p>252</text:p>
          </table:table-cell>
          <table:table-cell office:value-type="string">
            <text:p>Jutrzenki 7</text:p>
          </table:table-cell>
          <table:table-cell office:value-type="string">
            <text:p>Fiłonowicz Jarosław</text:p>
          </table:table-cell>
          <table:table-cell office:value-type="string">
            <text:p>ul. Jutrzenki 7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98];&quot;,'&quot;;[.C298];&quot;','&quot;;[.D298];&quot;','&quot;;[.E298];&quot;','&quot;;[.F298];&quot;','&quot;;[.G298];&quot;','&quot;;[.H298];&quot;','&quot;;[.I298];&quot;','&quot;;[.J298];&quot;','&quot;;[.O298];&quot;'),&quot;)" office:value-type="string" office:string-value="(193,'Jutrzenki 8','Puchalski Marian','ul. Jutrzenki 8','15-157','Białystok','','','','NIE'),">
            <text:p>(193,'Jutrzenki 8','Puchalski Marian','ul. Jutrzenki 8','15-157','Białystok','','','','NIE'),</text:p>
          </table:table-cell>
          <table:table-cell office:value-type="float" office:value="193">
            <text:p>193</text:p>
          </table:table-cell>
          <table:table-cell office:value-type="string">
            <text:p>Jutrzenki 8</text:p>
          </table:table-cell>
          <table:table-cell office:value-type="string">
            <text:p>Puchalski Marian</text:p>
          </table:table-cell>
          <table:table-cell office:value-type="string">
            <text:p>ul. Jutrzenki 8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299];&quot;,'&quot;;[.C299];&quot;','&quot;;[.D299];&quot;','&quot;;[.E299];&quot;','&quot;;[.F299];&quot;','&quot;;[.G299];&quot;','&quot;;[.H299];&quot;','&quot;;[.I299];&quot;','&quot;;[.J299];&quot;','&quot;;[.O299];&quot;'),&quot;)" office:value-type="string" office:string-value="(26,'Karol Choiński','GOSPODARSTWO OGRODNICZE Karol Choiński','Krupniki 64','15-641','Białystok','966-060-82-09','','','TAK'),">
            <text:p>(26,'Karol Choiński','GOSPODARSTWO OGRODNICZE Karol Choiński','Krupniki 64','15-641','Białystok','966-060-82-09','','','TAK'),</text:p>
          </table:table-cell>
          <table:table-cell office:value-type="float" office:value="26">
            <text:p>26</text:p>
          </table:table-cell>
          <table:table-cell office:value-type="string">
            <text:p>Karol Choiński</text:p>
          </table:table-cell>
          <table:table-cell office:value-type="string">
            <text:p>GOSPODARSTWO OGRODNICZE Karol Choiński</text:p>
          </table:table-cell>
          <table:table-cell office:value-type="string">
            <text:p>Krupniki 64</text:p>
          </table:table-cell>
          <table:table-cell office:value-type="string">
            <text:p>15-641</text:p>
          </table:table-cell>
          <table:table-cell office:value-type="string">
            <text:p>Białystok</text:p>
          </table:table-cell>
          <table:table-cell office:value-type="string">
            <text:p>966-060-82-09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00];&quot;,'&quot;;[.C300];&quot;','&quot;;[.D300];&quot;','&quot;;[.E300];&quot;','&quot;;[.F300];&quot;','&quot;;[.G300];&quot;','&quot;;[.H300];&quot;','&quot;;[.I300];&quot;','&quot;;[.J300];&quot;','&quot;;[.O300];&quot;'),&quot;)" office:value-type="string" office:string-value="(385,'Kasprzaka 18','Waśko Krzysztof','Chorodówka Stara 19','16-150','Chorodówka Stara','','','','NIE'),">
            <text:p>(385,'Kasprzaka 18','Waśko Krzysztof','Chorodówka Stara 19','16-150','Chorodówka Stara','','','','NIE'),</text:p>
          </table:table-cell>
          <table:table-cell office:value-type="float" office:value="385">
            <text:p>385</text:p>
          </table:table-cell>
          <table:table-cell office:value-type="string">
            <text:p>Kasprzaka 18</text:p>
          </table:table-cell>
          <table:table-cell office:value-type="string">
            <text:p>Waśko Krzysztof</text:p>
          </table:table-cell>
          <table:table-cell office:value-type="string">
            <text:p>Chorodówka Stara 19</text:p>
          </table:table-cell>
          <table:table-cell office:value-type="string">
            <text:p>16-150</text:p>
          </table:table-cell>
          <table:table-cell office:value-type="string">
            <text:p>Chorodówka Stara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01];&quot;,'&quot;;[.C301];&quot;','&quot;;[.D301];&quot;','&quot;;[.E301];&quot;','&quot;;[.F301];&quot;','&quot;;[.G301];&quot;','&quot;;[.H301];&quot;','&quot;;[.I301];&quot;','&quot;;[.J301];&quot;','&quot;;[.O301];&quot;'),&quot;)" office:value-type="string" office:string-value="(345,'Kasprzaka 20','Jan Bycul Danuta Bycul','ul. Kasprzaka 20','15-162','Białystok','','','','NIE'),">
            <text:p>(345,'Kasprzaka 20','Jan Bycul Danuta Bycul','ul. Kasprzaka 20','15-162','Białystok','','','','NIE'),</text:p>
          </table:table-cell>
          <table:table-cell office:value-type="float" office:value="345">
            <text:p>345</text:p>
          </table:table-cell>
          <table:table-cell office:value-type="string">
            <text:p>Kasprzaka 20</text:p>
          </table:table-cell>
          <table:table-cell office:value-type="string">
            <text:p>Jan Bycul Danuta Bycul</text:p>
          </table:table-cell>
          <table:table-cell office:value-type="string">
            <text:p>ul. Kasprzaka 20</text:p>
          </table:table-cell>
          <table:table-cell office:value-type="string">
            <text:p>15-162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02];&quot;,'&quot;;[.C302];&quot;','&quot;;[.D302];&quot;','&quot;;[.E302];&quot;','&quot;;[.F302];&quot;','&quot;;[.G302];&quot;','&quot;;[.H302];&quot;','&quot;;[.I302];&quot;','&quot;;[.J302];&quot;','&quot;;[.O302];&quot;'),&quot;)" office:value-type="string" office:string-value="(469,'Kasprzaka 41','Klepacka Anna','ul. Kasprzaka 41','15-162','Białystok','','','','NIE'),">
            <text:p>(469,'Kasprzaka 41','Klepacka Anna','ul. Kasprzaka 41','15-162','Białystok','','','','NIE'),</text:p>
          </table:table-cell>
          <table:table-cell office:value-type="float" office:value="469">
            <text:p>469</text:p>
          </table:table-cell>
          <table:table-cell office:value-type="string">
            <text:p>Kasprzaka 41</text:p>
          </table:table-cell>
          <table:table-cell office:value-type="string">
            <text:p>Klepacka Anna</text:p>
          </table:table-cell>
          <table:table-cell office:value-type="string">
            <text:p>ul. Kasprzaka 41</text:p>
          </table:table-cell>
          <table:table-cell office:value-type="string">
            <text:p>15-162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03];&quot;,'&quot;;[.C303];&quot;','&quot;;[.D303];&quot;','&quot;;[.E303];&quot;','&quot;;[.F303];&quot;','&quot;;[.G303];&quot;','&quot;;[.H303];&quot;','&quot;;[.I303];&quot;','&quot;;[.J303];&quot;','&quot;;[.O303];&quot;'),&quot;)" office:value-type="string" office:string-value="(622,'Kasprzaka 47/1','Jurguć Leszek','ul. Kasprzaka 47/1','15-162','Białystok','','','','NIE'),">
            <text:p>(622,'Kasprzaka 47/1','Jurguć Leszek','ul. Kasprzaka 47/1','15-162','Białystok','','','','NIE'),</text:p>
          </table:table-cell>
          <table:table-cell office:value-type="float" office:value="622">
            <text:p>622</text:p>
          </table:table-cell>
          <table:table-cell office:value-type="string">
            <text:p>Kasprzaka 47/1</text:p>
          </table:table-cell>
          <table:table-cell office:value-type="string">
            <text:p>Jurguć Leszek</text:p>
          </table:table-cell>
          <table:table-cell office:value-type="string">
            <text:p>ul. Kasprzaka 47/1</text:p>
          </table:table-cell>
          <table:table-cell office:value-type="string">
            <text:p>15-162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04];&quot;,'&quot;;[.C304];&quot;','&quot;;[.D304];&quot;','&quot;;[.E304];&quot;','&quot;;[.F304];&quot;','&quot;;[.G304];&quot;','&quot;;[.H304];&quot;','&quot;;[.I304];&quot;','&quot;;[.J304];&quot;','&quot;;[.O304];&quot;'),&quot;)" office:value-type="string" office:string-value="(451,'Kirkora 13','Łopata Grzegorz','ul. Kirkora 13','15-169','Białystok','','','','NIE'),">
            <text:p>(451,'Kirkora 13','Łopata Grzegorz','ul. Kirkora 13','15-169','Białystok','','','','NIE'),</text:p>
          </table:table-cell>
          <table:table-cell office:value-type="float" office:value="451">
            <text:p>451</text:p>
          </table:table-cell>
          <table:table-cell office:value-type="string">
            <text:p>Kirkora 13</text:p>
          </table:table-cell>
          <table:table-cell office:value-type="string">
            <text:p>Łopata Grzegorz</text:p>
          </table:table-cell>
          <table:table-cell office:value-type="string">
            <text:p>ul. Kirkora 13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05];&quot;,'&quot;;[.C305];&quot;','&quot;;[.D305];&quot;','&quot;;[.E305];&quot;','&quot;;[.F305];&quot;','&quot;;[.G305];&quot;','&quot;;[.H305];&quot;','&quot;;[.I305];&quot;','&quot;;[.J305];&quot;','&quot;;[.O305];&quot;'),&quot;)" office:value-type="string" office:string-value="(45,'Kirkora 15','Maksimczuk Sławomir','ul. Kirkora 15','15-169','Białystok','','','','NIE'),">
            <text:p>(45,'Kirkora 15','Maksimczuk Sławomir','ul. Kirkora 15','15-169','Białystok','','','','NIE'),</text:p>
          </table:table-cell>
          <table:table-cell office:value-type="float" office:value="45">
            <text:p>45</text:p>
          </table:table-cell>
          <table:table-cell office:value-type="string">
            <text:p>Kirkora 15</text:p>
          </table:table-cell>
          <table:table-cell office:value-type="string">
            <text:p>Maksimczuk Sławomir</text:p>
          </table:table-cell>
          <table:table-cell office:value-type="string">
            <text:p>ul. Kirkora 15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06];&quot;,'&quot;;[.C306];&quot;','&quot;;[.D306];&quot;','&quot;;[.E306];&quot;','&quot;;[.F306];&quot;','&quot;;[.G306];&quot;','&quot;;[.H306];&quot;','&quot;;[.I306];&quot;','&quot;;[.J306];&quot;','&quot;;[.O306];&quot;'),&quot;)" office:value-type="string" office:string-value="(216,'Kirkora 17','Lenkiewicz Bartosz','ul. Kirkora 17','15-169','Białystok','','','','NIE'),">
            <text:p>(216,'Kirkora 17','Lenkiewicz Bartosz','ul. Kirkora 17','15-169','Białystok','','','','NIE'),</text:p>
          </table:table-cell>
          <table:table-cell office:value-type="float" office:value="216">
            <text:p>216</text:p>
          </table:table-cell>
          <table:table-cell office:value-type="string">
            <text:p>Kirkora 17</text:p>
          </table:table-cell>
          <table:table-cell office:value-type="string">
            <text:p>Lenkiewicz Bartosz</text:p>
          </table:table-cell>
          <table:table-cell office:value-type="string">
            <text:p>ul. Kirkora 17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07];&quot;,'&quot;;[.C307];&quot;','&quot;;[.D307];&quot;','&quot;;[.E307];&quot;','&quot;;[.F307];&quot;','&quot;;[.G307];&quot;','&quot;;[.H307];&quot;','&quot;;[.I307];&quot;','&quot;;[.J307];&quot;','&quot;;[.O307];&quot;'),&quot;)" office:value-type="string" office:string-value="(295,'Kirkora 18','Rogiński Robert i Anna','ul. Kirkora 18','15-169','Białystok','','','','NIE'),">
            <text:p>(295,'Kirkora 18','Rogiński Robert i Anna','ul. Kirkora 18','15-169','Białystok','','','','NIE'),</text:p>
          </table:table-cell>
          <table:table-cell office:value-type="float" office:value="295">
            <text:p>295</text:p>
          </table:table-cell>
          <table:table-cell office:value-type="string">
            <text:p>Kirkora 18</text:p>
          </table:table-cell>
          <table:table-cell office:value-type="string">
            <text:p>Rogiński Robert i Anna</text:p>
          </table:table-cell>
          <table:table-cell office:value-type="string">
            <text:p>ul. Kirkora 18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08];&quot;,'&quot;;[.C308];&quot;','&quot;;[.D308];&quot;','&quot;;[.E308];&quot;','&quot;;[.F308];&quot;','&quot;;[.G308];&quot;','&quot;;[.H308];&quot;','&quot;;[.I308];&quot;','&quot;;[.J308];&quot;','&quot;;[.O308];&quot;'),&quot;)" office:value-type="string" office:string-value="(233,'Kirkora 21','Drzewowska Izabela','ul. Kirkora 21','15-169','Białystok','','','','NIE'),">
            <text:p>(233,'Kirkora 21','Drzewowska Izabela','ul. Kirkora 21','15-169','Białystok','','','','NIE'),</text:p>
          </table:table-cell>
          <table:table-cell office:value-type="float" office:value="233">
            <text:p>233</text:p>
          </table:table-cell>
          <table:table-cell office:value-type="string">
            <text:p>Kirkora 21</text:p>
          </table:table-cell>
          <table:table-cell office:value-type="string">
            <text:p>Drzewowska Izabela</text:p>
          </table:table-cell>
          <table:table-cell office:value-type="string">
            <text:p>ul. Kirkora 21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09];&quot;,'&quot;;[.C309];&quot;','&quot;;[.D309];&quot;','&quot;;[.E309];&quot;','&quot;;[.F309];&quot;','&quot;;[.G309];&quot;','&quot;;[.H309];&quot;','&quot;;[.I309];&quot;','&quot;;[.J309];&quot;','&quot;;[.O309];&quot;'),&quot;)" office:value-type="string" office:string-value="(165,'Kirkora 23','Okułowicz Lucyna','ul. Kirkora 23','15-169','Białystok','','','','NIE'),">
            <text:p>(165,'Kirkora 23','Okułowicz Lucyna','ul. Kirkora 23','15-169','Białystok','','','','NIE'),</text:p>
          </table:table-cell>
          <table:table-cell office:value-type="float" office:value="165">
            <text:p>165</text:p>
          </table:table-cell>
          <table:table-cell office:value-type="string">
            <text:p>Kirkora 23</text:p>
          </table:table-cell>
          <table:table-cell office:value-type="string">
            <text:p>Okułowicz Lucyna</text:p>
          </table:table-cell>
          <table:table-cell office:value-type="string">
            <text:p>ul. Kirkora 23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10];&quot;,'&quot;;[.C310];&quot;','&quot;;[.D310];&quot;','&quot;;[.E310];&quot;','&quot;;[.F310];&quot;','&quot;;[.G310];&quot;','&quot;;[.H310];&quot;','&quot;;[.I310];&quot;','&quot;;[.J310];&quot;','&quot;;[.O310];&quot;'),&quot;)" office:value-type="string" office:string-value="(72,'Kirkora 25','Guziejko Cezary Wiktor','ul. Kirkora 25','15-169','Białystok','','','','NIE'),">
            <text:p>(72,'Kirkora 25','Guziejko Cezary Wiktor','ul. Kirkora 25','15-169','Białystok','','','','NIE'),</text:p>
          </table:table-cell>
          <table:table-cell office:value-type="float" office:value="72">
            <text:p>72</text:p>
          </table:table-cell>
          <table:table-cell office:value-type="string">
            <text:p>Kirkora 25</text:p>
          </table:table-cell>
          <table:table-cell office:value-type="string">
            <text:p>Guziejko Cezary Wiktor</text:p>
          </table:table-cell>
          <table:table-cell office:value-type="string">
            <text:p>ul. Kirkora 25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11];&quot;,'&quot;;[.C311];&quot;','&quot;;[.D311];&quot;','&quot;;[.E311];&quot;','&quot;;[.F311];&quot;','&quot;;[.G311];&quot;','&quot;;[.H311];&quot;','&quot;;[.I311];&quot;','&quot;;[.J311];&quot;','&quot;;[.O311];&quot;'),&quot;)" office:value-type="string" office:string-value="(28,'Kirkora 27','Rakowska Bożena','ul. Kirkora 27','15-169','Białystok','','','','NIE'),">
            <text:p>(28,'Kirkora 27','Rakowska Bożena','ul. Kirkora 27','15-169','Białystok','','','','NIE'),</text:p>
          </table:table-cell>
          <table:table-cell office:value-type="float" office:value="28">
            <text:p>28</text:p>
          </table:table-cell>
          <table:table-cell office:value-type="string">
            <text:p>Kirkora 27</text:p>
          </table:table-cell>
          <table:table-cell office:value-type="string">
            <text:p>Rakowska Bożena</text:p>
          </table:table-cell>
          <table:table-cell office:value-type="string">
            <text:p>ul. Kirkora 27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12];&quot;,'&quot;;[.C312];&quot;','&quot;;[.D312];&quot;','&quot;;[.E312];&quot;','&quot;;[.F312];&quot;','&quot;;[.G312];&quot;','&quot;;[.H312];&quot;','&quot;;[.I312];&quot;','&quot;;[.J312];&quot;','&quot;;[.O312];&quot;'),&quot;)" office:value-type="string" office:string-value="(338,'Kirkora 4','Łazewski Paweł','ul. Kirkora 4','15-169','Białystok','','','','NIE'),">
            <text:p>(338,'Kirkora 4','Łazewski Paweł','ul. Kirkora 4','15-169','Białystok','','','','NIE'),</text:p>
          </table:table-cell>
          <table:table-cell office:value-type="float" office:value="338">
            <text:p>338</text:p>
          </table:table-cell>
          <table:table-cell office:value-type="string">
            <text:p>Kirkora 4</text:p>
          </table:table-cell>
          <table:table-cell office:value-type="string">
            <text:p>Łazewski Paweł</text:p>
          </table:table-cell>
          <table:table-cell office:value-type="string">
            <text:p>ul. Kirkora 4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13];&quot;,'&quot;;[.C313];&quot;','&quot;;[.D313];&quot;','&quot;;[.E313];&quot;','&quot;;[.F313];&quot;','&quot;;[.G313];&quot;','&quot;;[.H313];&quot;','&quot;;[.I313];&quot;','&quot;;[.J313];&quot;','&quot;;[.O313];&quot;'),&quot;)" office:value-type="string" office:string-value="(577,'Kirkora 5','Pawelski Karol','ul. Kirkora 5','15-169','Białystok','','','','NIE'),">
            <text:p>(577,'Kirkora 5','Pawelski Karol','ul. Kirkora 5','15-169','Białystok','','','','NIE'),</text:p>
          </table:table-cell>
          <table:table-cell office:value-type="float" office:value="577">
            <text:p>577</text:p>
          </table:table-cell>
          <table:table-cell office:value-type="string">
            <text:p>Kirkora 5</text:p>
          </table:table-cell>
          <table:table-cell office:value-type="string">
            <text:p>Pawelski Karol</text:p>
          </table:table-cell>
          <table:table-cell office:value-type="string">
            <text:p>ul. Kirkora 5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14];&quot;,'&quot;;[.C314];&quot;','&quot;;[.D314];&quot;','&quot;;[.E314];&quot;','&quot;;[.F314];&quot;','&quot;;[.G314];&quot;','&quot;;[.H314];&quot;','&quot;;[.I314];&quot;','&quot;;[.J314];&quot;','&quot;;[.O314];&quot;'),&quot;)" office:value-type="string" office:string-value="(68,'Kirkora 6','ATpol Agnieszka Trosko','ul. Kirkora 6','15-169','Białystok','966-130-83-37','','','NIE'),">
            <text:p>(68,'Kirkora 6','ATpol Agnieszka Trosko','ul. Kirkora 6','15-169','Białystok','966-130-83-37','','','NIE'),</text:p>
          </table:table-cell>
          <table:table-cell office:value-type="float" office:value="68">
            <text:p>68</text:p>
          </table:table-cell>
          <table:table-cell office:value-type="string">
            <text:p>Kirkora 6</text:p>
          </table:table-cell>
          <table:table-cell office:value-type="string">
            <text:p>ATpol Agnieszka Trosko</text:p>
          </table:table-cell>
          <table:table-cell office:value-type="string">
            <text:p>ul. Kirkora 6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office:value-type="string">
            <text:p>966-130-83-37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15];&quot;,'&quot;;[.C315];&quot;','&quot;;[.D315];&quot;','&quot;;[.E315];&quot;','&quot;;[.F315];&quot;','&quot;;[.G315];&quot;','&quot;;[.H315];&quot;','&quot;;[.I315];&quot;','&quot;;[.J315];&quot;','&quot;;[.O315];&quot;'),&quot;)" office:value-type="string" office:string-value="(33,'Kirkora 7','Czapka Andrzej','ul. Kirkora 7','15-169','Białystok','','','','NIE'),">
            <text:p>(33,'Kirkora 7','Czapka Andrzej','ul. Kirkora 7','15-169','Białystok','','','','NIE'),</text:p>
          </table:table-cell>
          <table:table-cell office:value-type="float" office:value="33">
            <text:p>33</text:p>
          </table:table-cell>
          <table:table-cell office:value-type="string">
            <text:p>Kirkora 7</text:p>
          </table:table-cell>
          <table:table-cell office:value-type="string">
            <text:p>Czapka Andrzej</text:p>
          </table:table-cell>
          <table:table-cell office:value-type="string">
            <text:p>ul. Kirkora 7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16];&quot;,'&quot;;[.C316];&quot;','&quot;;[.D316];&quot;','&quot;;[.E316];&quot;','&quot;;[.F316];&quot;','&quot;;[.G316];&quot;','&quot;;[.H316];&quot;','&quot;;[.I316];&quot;','&quot;;[.J316];&quot;','&quot;;[.O316];&quot;'),&quot;)" office:value-type="string" office:string-value="(521,'Kleosin','Bieńkowska Krystyna','ul. Kruczkowskiego 23/15','16-001','Kleosin','','','','NIE'),">
            <text:p>(521,'Kleosin','Bieńkowska Krystyna','ul. Kruczkowskiego 23/15','16-001','Kleosin','','','','NIE'),</text:p>
          </table:table-cell>
          <table:table-cell office:value-type="float" office:value="521">
            <text:p>521</text:p>
          </table:table-cell>
          <table:table-cell office:value-type="string">
            <text:p>Kleosin</text:p>
          </table:table-cell>
          <table:table-cell office:value-type="string">
            <text:p>Bieńkowska Krystyna</text:p>
          </table:table-cell>
          <table:table-cell office:value-type="string">
            <text:p>ul. Kruczkowskiego 23/15</text:p>
          </table:table-cell>
          <table:table-cell office:value-type="string">
            <text:p>16-001</text:p>
          </table:table-cell>
          <table:table-cell office:value-type="string">
            <text:p>Kleosin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17];&quot;,'&quot;;[.C317];&quot;','&quot;;[.D317];&quot;','&quot;;[.E317];&quot;','&quot;;[.F317];&quot;','&quot;;[.G317];&quot;','&quot;;[.H317];&quot;','&quot;;[.I317];&quot;','&quot;;[.J317];&quot;','&quot;;[.O317];&quot;'),&quot;)" office:value-type="string" office:string-value="(251,'Klimowicz','Andrzej Klimowicz','ul. Gajowa 95','15-794','Białystok','','','','NIE'),">
            <text:p>(251,'Klimowicz','Andrzej Klimowicz','ul. Gajowa 95','15-794','Białystok','','','','NIE'),</text:p>
          </table:table-cell>
          <table:table-cell office:value-type="float" office:value="251">
            <text:p>251</text:p>
          </table:table-cell>
          <table:table-cell office:value-type="string">
            <text:p>Klimowicz</text:p>
          </table:table-cell>
          <table:table-cell office:value-type="string">
            <text:p>Andrzej Klimowicz</text:p>
          </table:table-cell>
          <table:table-cell office:value-type="string">
            <text:p>ul. Gajowa 95</text:p>
          </table:table-cell>
          <table:table-cell office:value-type="string">
            <text:p>15-79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18];&quot;,'&quot;;[.C318];&quot;','&quot;;[.D318];&quot;','&quot;;[.E318];&quot;','&quot;;[.F318];&quot;','&quot;;[.G318];&quot;','&quot;;[.H318];&quot;','&quot;;[.I318];&quot;','&quot;;[.J318];&quot;','&quot;;[.O318];&quot;'),&quot;)" office:value-type="string" office:string-value="(585,'kloza','Kloza Wiesław','Przesławka 4','16-140','Korycin','','','','NIE'),">
            <text:p>(585,'kloza','Kloza Wiesław','Przesławka 4','16-140','Korycin','','','','NIE'),</text:p>
          </table:table-cell>
          <table:table-cell office:value-type="float" office:value="585">
            <text:p>585</text:p>
          </table:table-cell>
          <table:table-cell office:value-type="string">
            <text:p>kloza</text:p>
          </table:table-cell>
          <table:table-cell office:value-type="string">
            <text:p>Kloza Wiesław</text:p>
          </table:table-cell>
          <table:table-cell office:value-type="string">
            <text:p>Przesławka 4</text:p>
          </table:table-cell>
          <table:table-cell office:value-type="string">
            <text:p>16-140</text:p>
          </table:table-cell>
          <table:table-cell office:value-type="string">
            <text:p>Korycin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19];&quot;,'&quot;;[.C319];&quot;','&quot;;[.D319];&quot;','&quot;;[.E319];&quot;','&quot;;[.F319];&quot;','&quot;;[.G319];&quot;','&quot;;[.H319];&quot;','&quot;;[.I319];&quot;','&quot;;[.J319];&quot;','&quot;;[.O319];&quot;'),&quot;)" office:value-type="string" office:string-value="(3,'KoBa','KoBa  Konrad Baranowski','ul. Mieszka I 4/148','15-054','Białystok','966-032-36-13','','','TAK'),">
            <text:p>(3,'KoBa','KoBa <text:s/>Konrad Baranowski','ul. Mieszka I 4/148','15-054','Białystok','966-032-36-13','','','TAK'),</text:p>
          </table:table-cell>
          <table:table-cell office:value-type="float" office:value="3">
            <text:p>3</text:p>
          </table:table-cell>
          <table:table-cell office:value-type="string">
            <text:p>KoBa</text:p>
          </table:table-cell>
          <table:table-cell office:value-type="string">
            <text:p>KoBa <text:s/>Konrad Baranowski</text:p>
          </table:table-cell>
          <table:table-cell office:value-type="string">
            <text:p>ul. Mieszka I 4/148</text:p>
          </table:table-cell>
          <table:table-cell office:value-type="string">
            <text:p>15-054</text:p>
          </table:table-cell>
          <table:table-cell office:value-type="string">
            <text:p>Białystok</text:p>
          </table:table-cell>
          <table:table-cell office:value-type="string">
            <text:p>966-032-36-13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20];&quot;,'&quot;;[.C320];&quot;','&quot;;[.D320];&quot;','&quot;;[.E320];&quot;','&quot;;[.F320];&quot;','&quot;;[.G320];&quot;','&quot;;[.H320];&quot;','&quot;;[.I320];&quot;','&quot;;[.J320];&quot;','&quot;;[.O320];&quot;'),&quot;)" office:value-type="string" office:string-value="(378,'Kolbego 12','Goździewski Henryk Goździewska Helena','ul. Sukienna 9 m 27','15-881','Białystok','','','','NIE'),">
            <text:p>(378,'Kolbego 12','Goździewski Henryk Goździewska Helena','ul. Sukienna 9 m 27','15-881','Białystok','','','','NIE'),</text:p>
          </table:table-cell>
          <table:table-cell office:value-type="float" office:value="378">
            <text:p>378</text:p>
          </table:table-cell>
          <table:table-cell office:value-type="string">
            <text:p>Kolbego 12</text:p>
          </table:table-cell>
          <table:table-cell office:value-type="string">
            <text:p>Goździewski Henryk Goździewska Helena</text:p>
          </table:table-cell>
          <table:table-cell office:value-type="string">
            <text:p>ul. Sukienna 9 m 27</text:p>
          </table:table-cell>
          <table:table-cell office:value-type="string">
            <text:p>15-88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21];&quot;,'&quot;;[.C321];&quot;','&quot;;[.D321];&quot;','&quot;;[.E321];&quot;','&quot;;[.F321];&quot;','&quot;;[.G321];&quot;','&quot;;[.H321];&quot;','&quot;;[.I321];&quot;','&quot;;[.J321];&quot;','&quot;;[.O321];&quot;'),&quot;)" office:value-type="string" office:string-value="(483,'Kolbego 16','Leoniuk Andrzej','ul. Kolbego 16','15-174','Białystok','','','','NIE'),">
            <text:p>(483,'Kolbego 16','Leoniuk Andrzej','ul. Kolbego 16','15-174','Białystok','','','','NIE'),</text:p>
          </table:table-cell>
          <table:table-cell office:value-type="float" office:value="483">
            <text:p>483</text:p>
          </table:table-cell>
          <table:table-cell office:value-type="string">
            <text:p>Kolbego 16</text:p>
          </table:table-cell>
          <table:table-cell office:value-type="string">
            <text:p>Leoniuk Andrzej</text:p>
          </table:table-cell>
          <table:table-cell office:value-type="string">
            <text:p>ul. Kolbego 16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22];&quot;,'&quot;;[.C322];&quot;','&quot;;[.D322];&quot;','&quot;;[.E322];&quot;','&quot;;[.F322];&quot;','&quot;;[.G322];&quot;','&quot;;[.H322];&quot;','&quot;;[.I322];&quot;','&quot;;[.J322];&quot;','&quot;;[.O322];&quot;'),&quot;)" office:value-type="string" office:string-value="(319,'Kolbego 3','Sadowski Marek','ul. Kolbego 3','15-174','Białystok','','','','NIE'),">
            <text:p>(319,'Kolbego 3','Sadowski Marek','ul. Kolbego 3','15-174','Białystok','','','','NIE'),</text:p>
          </table:table-cell>
          <table:table-cell office:value-type="float" office:value="319">
            <text:p>319</text:p>
          </table:table-cell>
          <table:table-cell office:value-type="string">
            <text:p>Kolbego 3</text:p>
          </table:table-cell>
          <table:table-cell office:value-type="string">
            <text:p>Sadowski Marek</text:p>
          </table:table-cell>
          <table:table-cell office:value-type="string">
            <text:p>ul. Kolbego 3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23];&quot;,'&quot;;[.C323];&quot;','&quot;;[.D323];&quot;','&quot;;[.E323];&quot;','&quot;;[.F323];&quot;','&quot;;[.G323];&quot;','&quot;;[.H323];&quot;','&quot;;[.I323];&quot;','&quot;;[.J323];&quot;','&quot;;[.O323];&quot;'),&quot;)" office:value-type="string" office:string-value="(520,'Kolbego 31','Gąsowska Hanna','ul. Kolbego 31','15-174','Białystok','','','','NIE'),">
            <text:p>(520,'Kolbego 31','Gąsowska Hanna','ul. Kolbego 31','15-174','Białystok','','','','NIE'),</text:p>
          </table:table-cell>
          <table:table-cell office:value-type="float" office:value="520">
            <text:p>520</text:p>
          </table:table-cell>
          <table:table-cell office:value-type="string">
            <text:p>Kolbego 31</text:p>
          </table:table-cell>
          <table:table-cell office:value-type="string">
            <text:p>Gąsowska Hanna</text:p>
          </table:table-cell>
          <table:table-cell office:value-type="string">
            <text:p>ul. Kolbego 31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24];&quot;,'&quot;;[.C324];&quot;','&quot;;[.D324];&quot;','&quot;;[.E324];&quot;','&quot;;[.F324];&quot;','&quot;;[.G324];&quot;','&quot;;[.H324];&quot;','&quot;;[.I324];&quot;','&quot;;[.J324];&quot;','&quot;;[.O324];&quot;'),&quot;)" office:value-type="string" office:string-value="(255,'Kolbego 33','Daniluk Halina','ul. Św.M.M. Kolbego 33','15-174','Białystok','','','','NIE'),">
            <text:p>(255,'Kolbego 33','Daniluk Halina','ul. Św.M.M. Kolbego 33','15-174','Białystok','','','','NIE'),</text:p>
          </table:table-cell>
          <table:table-cell office:value-type="float" office:value="255">
            <text:p>255</text:p>
          </table:table-cell>
          <table:table-cell office:value-type="string">
            <text:p>Kolbego 33</text:p>
          </table:table-cell>
          <table:table-cell office:value-type="string">
            <text:p>Daniluk Halina</text:p>
          </table:table-cell>
          <table:table-cell office:value-type="string">
            <text:p>ul. Św.M.M. Kolbego 33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25];&quot;,'&quot;;[.C325];&quot;','&quot;;[.D325];&quot;','&quot;;[.E325];&quot;','&quot;;[.F325];&quot;','&quot;;[.G325];&quot;','&quot;;[.H325];&quot;','&quot;;[.I325];&quot;','&quot;;[.J325];&quot;','&quot;;[.O325];&quot;'),&quot;)" office:value-type="string" office:string-value="(442,'Kolbego 35','Łapiński Janusz','ul. Św.M.M. Kolbego 35','15-174','Białystok1','','','','NIE'),">
            <text:p>(442,'Kolbego 35','Łapiński Janusz','ul. Św.M.M. Kolbego 35','15-174','Białystok1','','','','NIE'),</text:p>
          </table:table-cell>
          <table:table-cell office:value-type="float" office:value="442">
            <text:p>442</text:p>
          </table:table-cell>
          <table:table-cell office:value-type="string">
            <text:p>Kolbego 35</text:p>
          </table:table-cell>
          <table:table-cell office:value-type="string">
            <text:p>Łapiński Janusz</text:p>
          </table:table-cell>
          <table:table-cell office:value-type="string">
            <text:p>ul. Św.M.M. Kolbego 35</text:p>
          </table:table-cell>
          <table:table-cell office:value-type="string">
            <text:p>15-174</text:p>
          </table:table-cell>
          <table:table-cell office:value-type="string">
            <text:p>Białystok1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26];&quot;,'&quot;;[.C326];&quot;','&quot;;[.D326];&quot;','&quot;;[.E326];&quot;','&quot;;[.F326];&quot;','&quot;;[.G326];&quot;','&quot;;[.H326];&quot;','&quot;;[.I326];&quot;','&quot;;[.J326];&quot;','&quot;;[.O326];&quot;'),&quot;)" office:value-type="string" office:string-value="(302,'Kolbego 37','Mocarski Zbigniew','ul. Kolbego 37','15-174','Białystok','','','','NIE'),">
            <text:p>(302,'Kolbego 37','Mocarski Zbigniew','ul. Kolbego 37','15-174','Białystok','','','','NIE'),</text:p>
          </table:table-cell>
          <table:table-cell office:value-type="float" office:value="302">
            <text:p>302</text:p>
          </table:table-cell>
          <table:table-cell office:value-type="string">
            <text:p>Kolbego 37</text:p>
          </table:table-cell>
          <table:table-cell office:value-type="string">
            <text:p>Mocarski Zbigniew</text:p>
          </table:table-cell>
          <table:table-cell office:value-type="string">
            <text:p>ul. Kolbego 37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27];&quot;,'&quot;;[.C327];&quot;','&quot;;[.D327];&quot;','&quot;;[.E327];&quot;','&quot;;[.F327];&quot;','&quot;;[.G327];&quot;','&quot;;[.H327];&quot;','&quot;;[.I327];&quot;','&quot;;[.J327];&quot;','&quot;;[.O327];&quot;'),&quot;)" office:value-type="string" office:string-value="(275,'Kolbego 41','Muśko Piotr','ul. Kolbego 41','15-171','Białystok','','','','NIE'),">
            <text:p>(275,'Kolbego 41','Muśko Piotr','ul. Kolbego 41','15-171','Białystok','','','','NIE'),</text:p>
          </table:table-cell>
          <table:table-cell office:value-type="float" office:value="275">
            <text:p>275</text:p>
          </table:table-cell>
          <table:table-cell office:value-type="string">
            <text:p>Kolbego 41</text:p>
          </table:table-cell>
          <table:table-cell office:value-type="string">
            <text:p>Muśko Piotr</text:p>
          </table:table-cell>
          <table:table-cell office:value-type="string">
            <text:p>ul. Kolbego 41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28];&quot;,'&quot;;[.C328];&quot;','&quot;;[.D328];&quot;','&quot;;[.E328];&quot;','&quot;;[.F328];&quot;','&quot;;[.G328];&quot;','&quot;;[.H328];&quot;','&quot;;[.I328];&quot;','&quot;;[.J328];&quot;','&quot;;[.O328];&quot;'),&quot;)" office:value-type="string" office:string-value="(308,'Kolbego 5','Utko Dariusz Utko Jolanta','ul. Kolbego 5','15-174','Białystok','','','','NIE'),">
            <text:p>(308,'Kolbego 5','Utko Dariusz Utko Jolanta','ul. Kolbego 5','15-174','Białystok','','','','NIE'),</text:p>
          </table:table-cell>
          <table:table-cell office:value-type="float" office:value="308">
            <text:p>308</text:p>
          </table:table-cell>
          <table:table-cell office:value-type="string">
            <text:p>Kolbego 5</text:p>
          </table:table-cell>
          <table:table-cell office:value-type="string">
            <text:p>Utko Dariusz Utko Jolanta</text:p>
          </table:table-cell>
          <table:table-cell office:value-type="string">
            <text:p>ul. Kolbego 5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29];&quot;,'&quot;;[.C329];&quot;','&quot;;[.D329];&quot;','&quot;;[.E329];&quot;','&quot;;[.F329];&quot;','&quot;;[.G329];&quot;','&quot;;[.H329];&quot;','&quot;;[.I329];&quot;','&quot;;[.J329];&quot;','&quot;;[.O329];&quot;'),&quot;)" office:value-type="string" office:string-value="(321,'Kolbego 55','Sołowiej Jacek Sołowiej Agnieszka','ul. Kolbego 55','15-174','Białystok','','','','NIE'),">
            <text:p>(321,'Kolbego 55','Sołowiej Jacek Sołowiej Agnieszka','ul. Kolbego 55','15-174','Białystok','','','','NIE'),</text:p>
          </table:table-cell>
          <table:table-cell office:value-type="float" office:value="321">
            <text:p>321</text:p>
          </table:table-cell>
          <table:table-cell office:value-type="string">
            <text:p>Kolbego 55</text:p>
          </table:table-cell>
          <table:table-cell office:value-type="string">
            <text:p>Sołowiej Jacek Sołowiej Agnieszka</text:p>
          </table:table-cell>
          <table:table-cell office:value-type="string">
            <text:p>ul. Kolbego 55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30];&quot;,'&quot;;[.C330];&quot;','&quot;;[.D330];&quot;','&quot;;[.E330];&quot;','&quot;;[.F330];&quot;','&quot;;[.G330];&quot;','&quot;;[.H330];&quot;','&quot;;[.I330];&quot;','&quot;;[.J330];&quot;','&quot;;[.O330];&quot;'),&quot;)" office:value-type="string" office:string-value="(567,'Kolbego 9','Dariusz Fidura','ul. Św. Maksymiliana Kolbe 9','15-174','Białystok','','','','NIE'),">
            <text:p>(567,'Kolbego 9','Dariusz Fidura','ul. Św. Maksymiliana Kolbe 9','15-174','Białystok','','','','NIE'),</text:p>
          </table:table-cell>
          <table:table-cell office:value-type="float" office:value="567">
            <text:p>567</text:p>
          </table:table-cell>
          <table:table-cell office:value-type="string">
            <text:p>Kolbego 9</text:p>
          </table:table-cell>
          <table:table-cell office:value-type="string">
            <text:p>Dariusz Fidura</text:p>
          </table:table-cell>
          <table:table-cell office:value-type="string">
            <text:p>ul. Św. Maksymiliana Kolbe 9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31];&quot;,'&quot;;[.C331];&quot;','&quot;;[.D331];&quot;','&quot;;[.E331];&quot;','&quot;;[.F331];&quot;','&quot;;[.G331];&quot;','&quot;;[.H331];&quot;','&quot;;[.I331];&quot;','&quot;;[.J331];&quot;','&quot;;[.O331];&quot;'),&quot;)" office:value-type="string" office:string-value="(124,'Kopciuszka 1','Gryncewicz Teresa','ul. Kopciuszka 1','15-156','Białystok','','','','NIE'),">
            <text:p>(124,'Kopciuszka 1','Gryncewicz Teresa','ul. Kopciuszka 1','15-156','Białystok','','','','NIE'),</text:p>
          </table:table-cell>
          <table:table-cell office:value-type="float" office:value="124">
            <text:p>124</text:p>
          </table:table-cell>
          <table:table-cell office:value-type="string">
            <text:p>Kopciuszka 1</text:p>
          </table:table-cell>
          <table:table-cell office:value-type="string">
            <text:p>Gryncewicz Teresa</text:p>
          </table:table-cell>
          <table:table-cell office:value-type="string">
            <text:p>ul. Kopciuszka 1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332];&quot;,'&quot;;[.C332];&quot;','&quot;;[.D332];&quot;','&quot;;[.E332];&quot;','&quot;;[.F332];&quot;','&quot;;[.G332];&quot;','&quot;;[.H332];&quot;','&quot;;[.I332];&quot;','&quot;;[.J332];&quot;','&quot;;[.O332];&quot;'),&quot;)" office:value-type="string" office:string-value="(55,'Kopciuszka 15','Urban Halina','ul. Kopciuszka 15','15-156','Białystok','','','','NIE'),">
            <text:p>(55,'Kopciuszka 15','Urban Halina','ul. Kopciuszka 15','15-156','Białystok','','','','NIE'),</text:p>
          </table:table-cell>
          <table:table-cell office:value-type="float" office:value="55">
            <text:p>55</text:p>
          </table:table-cell>
          <table:table-cell office:value-type="string">
            <text:p>Kopciuszka 15</text:p>
          </table:table-cell>
          <table:table-cell office:value-type="string">
            <text:p>Urban Halina</text:p>
          </table:table-cell>
          <table:table-cell office:value-type="string">
            <text:p>ul. Kopciuszka 15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33];&quot;,'&quot;;[.C333];&quot;','&quot;;[.D333];&quot;','&quot;;[.E333];&quot;','&quot;;[.F333];&quot;','&quot;;[.G333];&quot;','&quot;;[.H333];&quot;','&quot;;[.I333];&quot;','&quot;;[.J333];&quot;','&quot;;[.O333];&quot;'),&quot;)" office:value-type="string" office:string-value="(129,'Kopciuszka 2','Sieczkowski Stanisław','ul. Kopciuszka 2','15-156','Białystok ','','','','NIE'),">
            <text:p>(129,'Kopciuszka 2','Sieczkowski Stanisław','ul. Kopciuszka 2','15-156','Białystok ','','','','NIE'),</text:p>
          </table:table-cell>
          <table:table-cell office:value-type="float" office:value="129">
            <text:p>129</text:p>
          </table:table-cell>
          <table:table-cell office:value-type="string">
            <text:p>Kopciuszka 2</text:p>
          </table:table-cell>
          <table:table-cell office:value-type="string">
            <text:p>Sieczkowski Stanisław</text:p>
          </table:table-cell>
          <table:table-cell office:value-type="string">
            <text:p>ul. Kopciuszka 2</text:p>
          </table:table-cell>
          <table:table-cell office:value-type="string">
            <text:p>15-156</text:p>
          </table:table-cell>
          <table:table-cell office:value-type="string">
            <text:p>Białystok 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34];&quot;,'&quot;;[.C334];&quot;','&quot;;[.D334];&quot;','&quot;;[.E334];&quot;','&quot;;[.F334];&quot;','&quot;;[.G334];&quot;','&quot;;[.H334];&quot;','&quot;;[.I334];&quot;','&quot;;[.J334];&quot;','&quot;;[.O334];&quot;'),&quot;)" office:value-type="string" office:string-value="(365,'Kopernika 7m19','Żobal Bogdan','ul. Kopernika 7m19','15-377','Białystok','','','','NIE'),">
            <text:p>(365,'Kopernika 7m19','Żobal Bogdan','ul. Kopernika 7m19','15-377','Białystok','','','','NIE'),</text:p>
          </table:table-cell>
          <table:table-cell office:value-type="float" office:value="365">
            <text:p>365</text:p>
          </table:table-cell>
          <table:table-cell office:value-type="string">
            <text:p>Kopernika 7m19</text:p>
          </table:table-cell>
          <table:table-cell office:value-type="string">
            <text:p>Żobal Bogdan</text:p>
          </table:table-cell>
          <table:table-cell office:value-type="string">
            <text:p>ul. Kopernika 7m19</text:p>
          </table:table-cell>
          <table:table-cell office:value-type="string">
            <text:p>15-3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335];&quot;,'&quot;;[.C335];&quot;','&quot;;[.D335];&quot;','&quot;;[.E335];&quot;','&quot;;[.F335];&quot;','&quot;;[.G335];&quot;','&quot;;[.H335];&quot;','&quot;;[.I335];&quot;','&quot;;[.J335];&quot;','&quot;;[.O335];&quot;'),&quot;)" office:value-type="string" office:string-value="(564,'Kordiana 1','Krzysztof Wyszkowski','ul. Kordiana 1','15-169','Białystok','','','','NIE'),">
            <text:p>(564,'Kordiana 1','Krzysztof Wyszkowski','ul. Kordiana 1','15-169','Białystok','','','','NIE'),</text:p>
          </table:table-cell>
          <table:table-cell office:value-type="float" office:value="564">
            <text:p>564</text:p>
          </table:table-cell>
          <table:table-cell office:value-type="string">
            <text:p>Kordiana 1</text:p>
          </table:table-cell>
          <table:table-cell office:value-type="string">
            <text:p>Krzysztof Wyszkowski</text:p>
          </table:table-cell>
          <table:table-cell office:value-type="string">
            <text:p>ul. Kordiana 1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36];&quot;,'&quot;;[.C336];&quot;','&quot;;[.D336];&quot;','&quot;;[.E336];&quot;','&quot;;[.F336];&quot;','&quot;;[.G336];&quot;','&quot;;[.H336];&quot;','&quot;;[.I336];&quot;','&quot;;[.J336];&quot;','&quot;;[.O336];&quot;'),&quot;)" office:value-type="string" office:string-value="(139,'Kordiana 10','Pełszyńska Katarzyna','ul. Kordiana 10','15-169','Białystok','966-002-22-83','','','NIE'),">
            <text:p>(139,'Kordiana 10','Pełszyńska Katarzyna','ul. Kordiana 10','15-169','Białystok','966-002-22-83','','','NIE'),</text:p>
          </table:table-cell>
          <table:table-cell office:value-type="float" office:value="139">
            <text:p>139</text:p>
          </table:table-cell>
          <table:table-cell office:value-type="string">
            <text:p>Kordiana 10</text:p>
          </table:table-cell>
          <table:table-cell office:value-type="string">
            <text:p>Pełszyńska Katarzyna</text:p>
          </table:table-cell>
          <table:table-cell office:value-type="string">
            <text:p>ul. Kordiana 10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office:value-type="string">
            <text:p>966-002-22-83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37];&quot;,'&quot;;[.C337];&quot;','&quot;;[.D337];&quot;','&quot;;[.E337];&quot;','&quot;;[.F337];&quot;','&quot;;[.G337];&quot;','&quot;;[.H337];&quot;','&quot;;[.I337];&quot;','&quot;;[.J337];&quot;','&quot;;[.O337];&quot;'),&quot;)" office:value-type="string" office:string-value="(572,'Kordiana 11','Artur Podkowiński','ul. Kordiana 11','15-169','Białystok','','','','NIE'),">
            <text:p>(572,'Kordiana 11','Artur Podkowiński','ul. Kordiana 11','15-169','Białystok','','','','NIE'),</text:p>
          </table:table-cell>
          <table:table-cell office:value-type="float" office:value="572">
            <text:p>572</text:p>
          </table:table-cell>
          <table:table-cell office:value-type="string">
            <text:p>Kordiana 11</text:p>
          </table:table-cell>
          <table:table-cell office:value-type="string">
            <text:p>Artur Podkowiński</text:p>
          </table:table-cell>
          <table:table-cell office:value-type="string">
            <text:p>ul. Kordiana 11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38];&quot;,'&quot;;[.C338];&quot;','&quot;;[.D338];&quot;','&quot;;[.E338];&quot;','&quot;;[.F338];&quot;','&quot;;[.G338];&quot;','&quot;;[.H338];&quot;','&quot;;[.I338];&quot;','&quot;;[.J338];&quot;','&quot;;[.O338];&quot;'),&quot;)" office:value-type="string" office:string-value="(352,'Kordiana 13','Białous Adam Piotr','ul. Kordiana 13','15-169','Białystok','','','','NIE'),">
            <text:p>(352,'Kordiana 13','Białous Adam Piotr','ul. Kordiana 13','15-169','Białystok','','','','NIE'),</text:p>
          </table:table-cell>
          <table:table-cell office:value-type="float" office:value="352">
            <text:p>352</text:p>
          </table:table-cell>
          <table:table-cell office:value-type="string">
            <text:p>Kordiana 13</text:p>
          </table:table-cell>
          <table:table-cell office:value-type="string">
            <text:p>Białous Adam Piotr</text:p>
          </table:table-cell>
          <table:table-cell office:value-type="string">
            <text:p>ul. Kordiana 13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39];&quot;,'&quot;;[.C339];&quot;','&quot;;[.D339];&quot;','&quot;;[.E339];&quot;','&quot;;[.F339];&quot;','&quot;;[.G339];&quot;','&quot;;[.H339];&quot;','&quot;;[.I339];&quot;','&quot;;[.J339];&quot;','&quot;;[.O339];&quot;'),&quot;)" office:value-type="string" office:string-value="(592,'Kordiana 14','Drozdowska Elżbieta','ul. Kordiana 14','15-169','Białystok','','','','NIE'),">
            <text:p>(592,'Kordiana 14','Drozdowska Elżbieta','ul. Kordiana 14','15-169','Białystok','','','','NIE'),</text:p>
          </table:table-cell>
          <table:table-cell office:value-type="float" office:value="592">
            <text:p>592</text:p>
          </table:table-cell>
          <table:table-cell office:value-type="string">
            <text:p>Kordiana 14</text:p>
          </table:table-cell>
          <table:table-cell office:value-type="string">
            <text:p>Drozdowska Elżbieta</text:p>
          </table:table-cell>
          <table:table-cell office:value-type="string">
            <text:p>ul. Kordiana 14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40];&quot;,'&quot;;[.C340];&quot;','&quot;;[.D340];&quot;','&quot;;[.E340];&quot;','&quot;;[.F340];&quot;','&quot;;[.G340];&quot;','&quot;;[.H340];&quot;','&quot;;[.I340];&quot;','&quot;;[.J340];&quot;','&quot;;[.O340];&quot;'),&quot;)" office:value-type="string" office:string-value="(149,'Kordiana 17','Krahel-Frankowska Katarzyna','ul. Kordiana 17','15-169','Białystok','','','','NIE'),">
            <text:p>(149,'Kordiana 17','Krahel-Frankowska Katarzyna','ul. Kordiana 17','15-169','Białystok','','','','NIE'),</text:p>
          </table:table-cell>
          <table:table-cell office:value-type="float" office:value="149">
            <text:p>149</text:p>
          </table:table-cell>
          <table:table-cell office:value-type="string">
            <text:p>Kordiana 17</text:p>
          </table:table-cell>
          <table:table-cell office:value-type="string">
            <text:p>Krahel-Frankowska Katarzyna</text:p>
          </table:table-cell>
          <table:table-cell office:value-type="string">
            <text:p>ul. Kordiana 17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41];&quot;,'&quot;;[.C341];&quot;','&quot;;[.D341];&quot;','&quot;;[.E341];&quot;','&quot;;[.F341];&quot;','&quot;;[.G341];&quot;','&quot;;[.H341];&quot;','&quot;;[.I341];&quot;','&quot;;[.J341];&quot;','&quot;;[.O341];&quot;'),&quot;)" office:value-type="string" office:string-value="(456,'Kordiana 18','Twardowski Paweł','ul. Kordiana 18','15-169','Białystok','','','','NIE'),">
            <text:p>(456,'Kordiana 18','Twardowski Paweł','ul. Kordiana 18','15-169','Białystok','','','','NIE'),</text:p>
          </table:table-cell>
          <table:table-cell office:value-type="float" office:value="456">
            <text:p>456</text:p>
          </table:table-cell>
          <table:table-cell office:value-type="string">
            <text:p>Kordiana 18</text:p>
          </table:table-cell>
          <table:table-cell office:value-type="string">
            <text:p>Twardowski Paweł</text:p>
          </table:table-cell>
          <table:table-cell office:value-type="string">
            <text:p>ul. Kordiana 18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42];&quot;,'&quot;;[.C342];&quot;','&quot;;[.D342];&quot;','&quot;;[.E342];&quot;','&quot;;[.F342];&quot;','&quot;;[.G342];&quot;','&quot;;[.H342];&quot;','&quot;;[.I342];&quot;','&quot;;[.J342];&quot;','&quot;;[.O342];&quot;'),&quot;)" office:value-type="string" office:string-value="(237,'Kordiana 21','Wawreniuk Jan','ul. Kordiana 21','15-169','Białystok','','','','NIE'),">
            <text:p>(237,'Kordiana 21','Wawreniuk Jan','ul. Kordiana 21','15-169','Białystok','','','','NIE'),</text:p>
          </table:table-cell>
          <table:table-cell office:value-type="float" office:value="237">
            <text:p>237</text:p>
          </table:table-cell>
          <table:table-cell office:value-type="string">
            <text:p>Kordiana 21</text:p>
          </table:table-cell>
          <table:table-cell office:value-type="string">
            <text:p>Wawreniuk Jan</text:p>
          </table:table-cell>
          <table:table-cell office:value-type="string">
            <text:p>ul. Kordiana 21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43];&quot;,'&quot;;[.C343];&quot;','&quot;;[.D343];&quot;','&quot;;[.E343];&quot;','&quot;;[.F343];&quot;','&quot;;[.G343];&quot;','&quot;;[.H343];&quot;','&quot;;[.I343];&quot;','&quot;;[.J343];&quot;','&quot;;[.O343];&quot;'),&quot;)" office:value-type="string" office:string-value="(197,'Kordiana 23','Ignatowicz Jacek','ul. Kordiana 23','15-169','Białystok','','','','NIE'),">
            <text:p>(197,'Kordiana 23','Ignatowicz Jacek','ul. Kordiana 23','15-169','Białystok','','','','NIE'),</text:p>
          </table:table-cell>
          <table:table-cell office:value-type="float" office:value="197">
            <text:p>197</text:p>
          </table:table-cell>
          <table:table-cell office:value-type="string">
            <text:p>Kordiana 23</text:p>
          </table:table-cell>
          <table:table-cell office:value-type="string">
            <text:p>Ignatowicz Jacek</text:p>
          </table:table-cell>
          <table:table-cell office:value-type="string">
            <text:p>ul. Kordiana 23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344];&quot;,'&quot;;[.C344];&quot;','&quot;;[.D344];&quot;','&quot;;[.E344];&quot;','&quot;;[.F344];&quot;','&quot;;[.G344];&quot;','&quot;;[.H344];&quot;','&quot;;[.I344];&quot;','&quot;;[.J344];&quot;','&quot;;[.O344];&quot;'),&quot;)" office:value-type="string" office:string-value="(303,'Kordiana 26','Szyszko Teresa','ul. Kordiana 26','15-169','Białystok','','','','NIE'),">
            <text:p>(303,'Kordiana 26','Szyszko Teresa','ul. Kordiana 26','15-169','Białystok','','','','NIE'),</text:p>
          </table:table-cell>
          <table:table-cell office:value-type="float" office:value="303">
            <text:p>303</text:p>
          </table:table-cell>
          <table:table-cell office:value-type="string">
            <text:p>Kordiana 26</text:p>
          </table:table-cell>
          <table:table-cell office:value-type="string">
            <text:p>Szyszko Teresa</text:p>
          </table:table-cell>
          <table:table-cell office:value-type="string">
            <text:p>ul. Kordiana 26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345];&quot;,'&quot;;[.C345];&quot;','&quot;;[.D345];&quot;','&quot;;[.E345];&quot;','&quot;;[.F345];&quot;','&quot;;[.G345];&quot;','&quot;;[.H345];&quot;','&quot;;[.I345];&quot;','&quot;;[.J345];&quot;','&quot;;[.O345];&quot;'),&quot;)" office:value-type="string" office:string-value="(381,'Kordiana 28','Konsultacje Medyczne Krzysztof Dach','ul. Kordiana 28','15-169','Białystok','542-121-30-55','','','TAK'),">
            <text:p>(381,'Kordiana 28','Konsultacje Medyczne Krzysztof Dach','ul. Kordiana 28','15-169','Białystok','542-121-30-55','','','TAK'),</text:p>
          </table:table-cell>
          <table:table-cell office:value-type="float" office:value="381">
            <text:p>381</text:p>
          </table:table-cell>
          <table:table-cell office:value-type="string">
            <text:p>Kordiana 28</text:p>
          </table:table-cell>
          <table:table-cell office:value-type="string">
            <text:p>Konsultacje Medyczne Krzysztof Dach</text:p>
          </table:table-cell>
          <table:table-cell office:value-type="string">
            <text:p>ul. Kordiana 28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office:value-type="string">
            <text:p>542-121-30-55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46];&quot;,'&quot;;[.C346];&quot;','&quot;;[.D346];&quot;','&quot;;[.E346];&quot;','&quot;;[.F346];&quot;','&quot;;[.G346];&quot;','&quot;;[.H346];&quot;','&quot;;[.I346];&quot;','&quot;;[.J346];&quot;','&quot;;[.O346];&quot;'),&quot;)" office:value-type="string" office:string-value="(224,'Kordiana 3','Świrydowicz Piotr','ul. Kordiana 3','15-169','Białystok','','','','NIE'),">
            <text:p>(224,'Kordiana 3','Świrydowicz Piotr','ul. Kordiana 3','15-169','Białystok','','','','NIE'),</text:p>
          </table:table-cell>
          <table:table-cell office:value-type="float" office:value="224">
            <text:p>224</text:p>
          </table:table-cell>
          <table:table-cell office:value-type="string">
            <text:p>Kordiana 3</text:p>
          </table:table-cell>
          <table:table-cell office:value-type="string">
            <text:p>Świrydowicz Piotr</text:p>
          </table:table-cell>
          <table:table-cell office:value-type="string">
            <text:p>ul. Kordiana 3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47];&quot;,'&quot;;[.C347];&quot;','&quot;;[.D347];&quot;','&quot;;[.E347];&quot;','&quot;;[.F347];&quot;','&quot;;[.G347];&quot;','&quot;;[.H347];&quot;','&quot;;[.I347];&quot;','&quot;;[.J347];&quot;','&quot;;[.O347];&quot;'),&quot;)" office:value-type="string" office:string-value="(199,'Kordiana 5','Dańko Bogusław','ul. Kordiana 5','15-169','Białystok','','','','NIE'),">
            <text:p>(199,'Kordiana 5','Dańko Bogusław','ul. Kordiana 5','15-169','Białystok','','','','NIE'),</text:p>
          </table:table-cell>
          <table:table-cell office:value-type="float" office:value="199">
            <text:p>199</text:p>
          </table:table-cell>
          <table:table-cell office:value-type="string">
            <text:p>Kordiana 5</text:p>
          </table:table-cell>
          <table:table-cell office:value-type="string">
            <text:p>Dańko Bogusław</text:p>
          </table:table-cell>
          <table:table-cell office:value-type="string">
            <text:p>ul. Kordiana 5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48];&quot;,'&quot;;[.C348];&quot;','&quot;;[.D348];&quot;','&quot;;[.E348];&quot;','&quot;;[.F348];&quot;','&quot;;[.G348];&quot;','&quot;;[.H348];&quot;','&quot;;[.I348];&quot;','&quot;;[.J348];&quot;','&quot;;[.O348];&quot;'),&quot;)" office:value-type="string" office:string-value="(339,'Kordiana 6','Gołosko Krzysztof','ul. Kordiana 6','15-169','Białystok','','','','NIE'),">
            <text:p>(339,'Kordiana 6','Gołosko Krzysztof','ul. Kordiana 6','15-169','Białystok','','','','NIE'),</text:p>
          </table:table-cell>
          <table:table-cell office:value-type="float" office:value="339">
            <text:p>339</text:p>
          </table:table-cell>
          <table:table-cell office:value-type="string">
            <text:p>Kordiana 6</text:p>
          </table:table-cell>
          <table:table-cell office:value-type="string">
            <text:p>Gołosko Krzysztof</text:p>
          </table:table-cell>
          <table:table-cell office:value-type="string">
            <text:p>ul. Kordiana 6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49];&quot;,'&quot;;[.C349];&quot;','&quot;;[.D349];&quot;','&quot;;[.E349];&quot;','&quot;;[.F349];&quot;','&quot;;[.G349];&quot;','&quot;;[.H349];&quot;','&quot;;[.I349];&quot;','&quot;;[.J349];&quot;','&quot;;[.O349];&quot;'),&quot;)" office:value-type="string" office:string-value="(428,'Kordiana 6/a','Gołosko Mariusz','ul. Kordiana 6','15-169','Białystok','','','','NIE'),">
            <text:p>(428,'Kordiana 6/a','Gołosko Mariusz','ul. Kordiana 6','15-169','Białystok','','','','NIE'),</text:p>
          </table:table-cell>
          <table:table-cell office:value-type="float" office:value="428">
            <text:p>428</text:p>
          </table:table-cell>
          <table:table-cell office:value-type="string">
            <text:p>Kordiana 6/a</text:p>
          </table:table-cell>
          <table:table-cell office:value-type="string">
            <text:p>Gołosko Mariusz</text:p>
          </table:table-cell>
          <table:table-cell office:value-type="string">
            <text:p>ul. Kordiana 6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50];&quot;,'&quot;;[.C350];&quot;','&quot;;[.D350];&quot;','&quot;;[.E350];&quot;','&quot;;[.F350];&quot;','&quot;;[.G350];&quot;','&quot;;[.H350];&quot;','&quot;;[.I350];&quot;','&quot;;[.J350];&quot;','&quot;;[.O350];&quot;'),&quot;)" office:value-type="string" office:string-value="(335,'Kordiana 7','Granacka Bożena','ul. Kordiana 7','15-169','Białystok','','','','NIE'),">
            <text:p>(335,'Kordiana 7','Granacka Bożena','ul. Kordiana 7','15-169','Białystok','','','','NIE'),</text:p>
          </table:table-cell>
          <table:table-cell office:value-type="float" office:value="335">
            <text:p>335</text:p>
          </table:table-cell>
          <table:table-cell office:value-type="string">
            <text:p>Kordiana 7</text:p>
          </table:table-cell>
          <table:table-cell office:value-type="string">
            <text:p>Granacka Bożena</text:p>
          </table:table-cell>
          <table:table-cell office:value-type="string">
            <text:p>ul. Kordiana 7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51];&quot;,'&quot;;[.C351];&quot;','&quot;;[.D351];&quot;','&quot;;[.E351];&quot;','&quot;;[.F351];&quot;','&quot;;[.G351];&quot;','&quot;;[.H351];&quot;','&quot;;[.I351];&quot;','&quot;;[.J351];&quot;','&quot;;[.O351];&quot;'),&quot;)" office:value-type="string" office:string-value="(182,'Kordiana 8','Choruży Tomasz','ul. Kordiana 8','15-169','Białystok','','','','NIE'),">
            <text:p>(182,'Kordiana 8','Choruży Tomasz','ul. Kordiana 8','15-169','Białystok','','','','NIE'),</text:p>
          </table:table-cell>
          <table:table-cell office:value-type="float" office:value="182">
            <text:p>182</text:p>
          </table:table-cell>
          <table:table-cell office:value-type="string">
            <text:p>Kordiana 8</text:p>
          </table:table-cell>
          <table:table-cell office:value-type="string">
            <text:p>Choruży Tomasz</text:p>
          </table:table-cell>
          <table:table-cell office:value-type="string">
            <text:p>ul. Kordiana 8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52];&quot;,'&quot;;[.C352];&quot;','&quot;;[.D352];&quot;','&quot;;[.E352];&quot;','&quot;;[.F352];&quot;','&quot;;[.G352];&quot;','&quot;;[.H352];&quot;','&quot;;[.I352];&quot;','&quot;;[.J352];&quot;','&quot;;[.O352];&quot;'),&quot;)" office:value-type="string" office:string-value="(419,'Kordiana 9','Hnidec Orest','ul. Kordiana 9','15-169','Białystok','','','','NIE'),">
            <text:p>(419,'Kordiana 9','Hnidec Orest','ul. Kordiana 9','15-169','Białystok','','','','NIE'),</text:p>
          </table:table-cell>
          <table:table-cell office:value-type="float" office:value="419">
            <text:p>419</text:p>
          </table:table-cell>
          <table:table-cell office:value-type="string">
            <text:p>Kordiana 9</text:p>
          </table:table-cell>
          <table:table-cell office:value-type="string">
            <text:p>Hnidec Orest</text:p>
          </table:table-cell>
          <table:table-cell office:value-type="string">
            <text:p>ul. Kordiana 9</text:p>
          </table:table-cell>
          <table:table-cell office:value-type="string">
            <text:p>15-1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53];&quot;,'&quot;;[.C353];&quot;','&quot;;[.D353];&quot;','&quot;;[.E353];&quot;','&quot;;[.F353];&quot;','&quot;;[.G353];&quot;','&quot;;[.H353];&quot;','&quot;;[.I353];&quot;','&quot;;[.J353];&quot;','&quot;;[.O353];&quot;'),&quot;)" office:value-type="string" office:string-value="(138,'Krasnoludków 1','Strzymiński Andrzej','ul. Krasnoludków 1','15-156','Białystok','','','','NIE'),">
            <text:p>(138,'Krasnoludków 1','Strzymiński Andrzej','ul. Krasnoludków 1','15-156','Białystok','','','','NIE'),</text:p>
          </table:table-cell>
          <table:table-cell office:value-type="float" office:value="138">
            <text:p>138</text:p>
          </table:table-cell>
          <table:table-cell office:value-type="string">
            <text:p>Krasnoludków 1</text:p>
          </table:table-cell>
          <table:table-cell office:value-type="string">
            <text:p>Strzymiński Andrzej</text:p>
          </table:table-cell>
          <table:table-cell office:value-type="string">
            <text:p>ul. Krasnoludków 1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54];&quot;,'&quot;;[.C354];&quot;','&quot;;[.D354];&quot;','&quot;;[.E354];&quot;','&quot;;[.F354];&quot;','&quot;;[.G354];&quot;','&quot;;[.H354];&quot;','&quot;;[.I354];&quot;','&quot;;[.J354];&quot;','&quot;;[.O354];&quot;'),&quot;)" office:value-type="string" office:string-value="(104,'Krasnoludków 12','Pajkowski Jerzy','ul. Krasnoludków 12','15-156','Białystok','','','','NIE'),">
            <text:p>(104,'Krasnoludków 12','Pajkowski Jerzy','ul. Krasnoludków 12','15-156','Białystok','','','','NIE'),</text:p>
          </table:table-cell>
          <table:table-cell office:value-type="float" office:value="104">
            <text:p>104</text:p>
          </table:table-cell>
          <table:table-cell office:value-type="string">
            <text:p>Krasnoludków 12</text:p>
          </table:table-cell>
          <table:table-cell office:value-type="string">
            <text:p>Pajkowski Jerzy</text:p>
          </table:table-cell>
          <table:table-cell office:value-type="string">
            <text:p>ul. Krasnoludków 1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55];&quot;,'&quot;;[.C355];&quot;','&quot;;[.D355];&quot;','&quot;;[.E355];&quot;','&quot;;[.F355];&quot;','&quot;;[.G355];&quot;','&quot;;[.H355];&quot;','&quot;;[.I355];&quot;','&quot;;[.J355];&quot;','&quot;;[.O355];&quot;'),&quot;)" office:value-type="string" office:string-value="(127,'Krasnoludków 13','Czakwin Dariusz','ul. Krasnoludków 13','15-156','Białystok','','','','NIE'),">
            <text:p>(127,'Krasnoludków 13','Czakwin Dariusz','ul. Krasnoludków 13','15-156','Białystok','','','','NIE'),</text:p>
          </table:table-cell>
          <table:table-cell office:value-type="float" office:value="127">
            <text:p>127</text:p>
          </table:table-cell>
          <table:table-cell office:value-type="string">
            <text:p>Krasnoludków 13</text:p>
          </table:table-cell>
          <table:table-cell office:value-type="string">
            <text:p>Czakwin Dariusz</text:p>
          </table:table-cell>
          <table:table-cell office:value-type="string">
            <text:p>ul. Krasnoludków 13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56];&quot;,'&quot;;[.C356];&quot;','&quot;;[.D356];&quot;','&quot;;[.E356];&quot;','&quot;;[.F356];&quot;','&quot;;[.G356];&quot;','&quot;;[.H356];&quot;','&quot;;[.I356];&quot;','&quot;;[.J356];&quot;','&quot;;[.O356];&quot;'),&quot;)" office:value-type="string" office:string-value="(146,'Krasnoludków 14','Łopatecki Karol','ul. Krasnoludków 14','15-156','Białystok','','','','NIE'),">
            <text:p>(146,'Krasnoludków 14','Łopatecki Karol','ul. Krasnoludków 14','15-156','Białystok','','','','NIE'),</text:p>
          </table:table-cell>
          <table:table-cell office:value-type="float" office:value="146">
            <text:p>146</text:p>
          </table:table-cell>
          <table:table-cell office:value-type="string">
            <text:p>Krasnoludków 14</text:p>
          </table:table-cell>
          <table:table-cell office:value-type="string">
            <text:p>Łopatecki Karol</text:p>
          </table:table-cell>
          <table:table-cell office:value-type="string">
            <text:p>ul. Krasnoludków 14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357];&quot;,'&quot;;[.C357];&quot;','&quot;;[.D357];&quot;','&quot;;[.E357];&quot;','&quot;;[.F357];&quot;','&quot;;[.G357];&quot;','&quot;;[.H357];&quot;','&quot;;[.I357];&quot;','&quot;;[.J357];&quot;','&quot;;[.O357];&quot;'),&quot;)" office:value-type="string" office:string-value="(238,'Krasnoludków 16','Żukowska Teresa','ul. Krasnoludków 16','15-156','Białystok','','','','NIE'),">
            <text:p>(238,'Krasnoludków 16','Żukowska Teresa','ul. Krasnoludków 16','15-156','Białystok','','','','NIE'),</text:p>
          </table:table-cell>
          <table:table-cell office:value-type="float" office:value="238">
            <text:p>238</text:p>
          </table:table-cell>
          <table:table-cell office:value-type="string">
            <text:p>Krasnoludków 16</text:p>
          </table:table-cell>
          <table:table-cell office:value-type="string">
            <text:p>Żukowska Teresa</text:p>
          </table:table-cell>
          <table:table-cell office:value-type="string">
            <text:p>ul. Krasnoludków 16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58];&quot;,'&quot;;[.C358];&quot;','&quot;;[.D358];&quot;','&quot;;[.E358];&quot;','&quot;;[.F358];&quot;','&quot;;[.G358];&quot;','&quot;;[.H358];&quot;','&quot;;[.I358];&quot;','&quot;;[.J358];&quot;','&quot;;[.O358];&quot;'),&quot;)" office:value-type="string" office:string-value="(472,'Krasnoludków 17','Żądziłko Urszula','ul. Krasnoludków 17','15-156','Białystok','','','','NIE'),">
            <text:p>(472,'Krasnoludków 17','Żądziłko Urszula','ul. Krasnoludków 17','15-156','Białystok','','','','NIE'),</text:p>
          </table:table-cell>
          <table:table-cell office:value-type="float" office:value="472">
            <text:p>472</text:p>
          </table:table-cell>
          <table:table-cell office:value-type="string">
            <text:p>Krasnoludków 17</text:p>
          </table:table-cell>
          <table:table-cell office:value-type="string">
            <text:p>Żądziłko Urszula</text:p>
          </table:table-cell>
          <table:table-cell office:value-type="string">
            <text:p>ul. Krasnoludków 17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59];&quot;,'&quot;;[.C359];&quot;','&quot;;[.D359];&quot;','&quot;;[.E359];&quot;','&quot;;[.F359];&quot;','&quot;;[.G359];&quot;','&quot;;[.H359];&quot;','&quot;;[.I359];&quot;','&quot;;[.J359];&quot;','&quot;;[.O359];&quot;'),&quot;)" office:value-type="string" office:string-value="(443,'Krasnoludków 18','Sidor Bernadeta Cecylia  Sidor Mirosław','ul. Krasnoludków 18','15-156','Białystok','','','','NIE'),">
            <text:p>(443,'Krasnoludków 18','Sidor Bernadeta Cecylia <text:s/>Sidor Mirosław','ul. Krasnoludków 18','15-156','Białystok','','','','NIE'),</text:p>
          </table:table-cell>
          <table:table-cell office:value-type="float" office:value="443">
            <text:p>443</text:p>
          </table:table-cell>
          <table:table-cell office:value-type="string">
            <text:p>Krasnoludków 18</text:p>
          </table:table-cell>
          <table:table-cell office:value-type="string">
            <text:p>Sidor Bernadeta Cecylia <text:s/>Sidor Mirosław</text:p>
          </table:table-cell>
          <table:table-cell office:value-type="string">
            <text:p>ul. Krasnoludków 18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60];&quot;,'&quot;;[.C360];&quot;','&quot;;[.D360];&quot;','&quot;;[.E360];&quot;','&quot;;[.F360];&quot;','&quot;;[.G360];&quot;','&quot;;[.H360];&quot;','&quot;;[.I360];&quot;','&quot;;[.J360];&quot;','&quot;;[.O360];&quot;'),&quot;)" office:value-type="string" office:string-value="(482,'Krasnoludków 2','Andrejczyk Marta','ul. Krasnoludków 2','15-156','Białystok','','','','NIE'),">
            <text:p>(482,'Krasnoludków 2','Andrejczyk Marta','ul. Krasnoludków 2','15-156','Białystok','','','','NIE'),</text:p>
          </table:table-cell>
          <table:table-cell office:value-type="float" office:value="482">
            <text:p>482</text:p>
          </table:table-cell>
          <table:table-cell office:value-type="string">
            <text:p>Krasnoludków 2</text:p>
          </table:table-cell>
          <table:table-cell office:value-type="string">
            <text:p>Andrejczyk Marta</text:p>
          </table:table-cell>
          <table:table-cell office:value-type="string">
            <text:p>ul. Krasnoludków 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361];&quot;,'&quot;;[.C361];&quot;','&quot;;[.D361];&quot;','&quot;;[.E361];&quot;','&quot;;[.F361];&quot;','&quot;;[.G361];&quot;','&quot;;[.H361];&quot;','&quot;;[.I361];&quot;','&quot;;[.J361];&quot;','&quot;;[.O361];&quot;'),&quot;)" office:value-type="string" office:string-value="(24,'Krasnoludków 20','Dąbrowska Urszula','ul. Krasnoludków 20','15-156','Białystok','','','','NIE'),">
            <text:p>(24,'Krasnoludków 20','Dąbrowska Urszula','ul. Krasnoludków 20','15-156','Białystok','','','','NIE'),</text:p>
          </table:table-cell>
          <table:table-cell office:value-type="float" office:value="24">
            <text:p>24</text:p>
          </table:table-cell>
          <table:table-cell office:value-type="string">
            <text:p>Krasnoludków 20</text:p>
          </table:table-cell>
          <table:table-cell office:value-type="string">
            <text:p>Dąbrowska Urszula</text:p>
          </table:table-cell>
          <table:table-cell office:value-type="string">
            <text:p>ul. Krasnoludków 20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62];&quot;,'&quot;;[.C362];&quot;','&quot;;[.D362];&quot;','&quot;;[.E362];&quot;','&quot;;[.F362];&quot;','&quot;;[.G362];&quot;','&quot;;[.H362];&quot;','&quot;;[.I362];&quot;','&quot;;[.J362];&quot;','&quot;;[.O362];&quot;'),&quot;)" office:value-type="string" office:string-value="(408,'Krasnoludków 21','Jan Trofimiuk','ul. Krasnoludków 21','15-156','Białystok','','','','NIE'),">
            <text:p>(408,'Krasnoludków 21','Jan Trofimiuk','ul. Krasnoludków 21','15-156','Białystok','','','','NIE'),</text:p>
          </table:table-cell>
          <table:table-cell office:value-type="float" office:value="408">
            <text:p>408</text:p>
          </table:table-cell>
          <table:table-cell office:value-type="string">
            <text:p>Krasnoludków 21</text:p>
          </table:table-cell>
          <table:table-cell office:value-type="string">
            <text:p>Jan Trofimiuk</text:p>
          </table:table-cell>
          <table:table-cell office:value-type="string">
            <text:p>ul. Krasnoludków 21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63];&quot;,'&quot;;[.C363];&quot;','&quot;;[.D363];&quot;','&quot;;[.E363];&quot;','&quot;;[.F363];&quot;','&quot;;[.G363];&quot;','&quot;;[.H363];&quot;','&quot;;[.I363];&quot;','&quot;;[.J363];&quot;','&quot;;[.O363];&quot;'),&quot;)" office:value-type="string" office:string-value="(416,'Krasnoludków 23','Antypiuk Jolanta Regina','ul. Krasnoludków 23','15-156','Białystok','','','','NIE'),">
            <text:p>(416,'Krasnoludków 23','Antypiuk Jolanta Regina','ul. Krasnoludków 23','15-156','Białystok','','','','NIE'),</text:p>
          </table:table-cell>
          <table:table-cell office:value-type="float" office:value="416">
            <text:p>416</text:p>
          </table:table-cell>
          <table:table-cell office:value-type="string">
            <text:p>Krasnoludków 23</text:p>
          </table:table-cell>
          <table:table-cell office:value-type="string">
            <text:p>Antypiuk Jolanta Regina</text:p>
          </table:table-cell>
          <table:table-cell office:value-type="string">
            <text:p>ul. Krasnoludków 23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64];&quot;,'&quot;;[.C364];&quot;','&quot;;[.D364];&quot;','&quot;;[.E364];&quot;','&quot;;[.F364];&quot;','&quot;;[.G364];&quot;','&quot;;[.H364];&quot;','&quot;;[.I364];&quot;','&quot;;[.J364];&quot;','&quot;;[.O364];&quot;'),&quot;)" office:value-type="string" office:string-value="(246,'Krasnoludków 24','OPAKOWANIA  Stanisław Dzienis','ul. Krasnoludków 24','15-156','Białystok','542-030-44-42','','','TAK'),">
            <text:p>(246,'Krasnoludków 24','OPAKOWANIA <text:s/>Stanisław Dzienis','ul. Krasnoludków 24','15-156','Białystok','542-030-44-42','','','TAK'),</text:p>
          </table:table-cell>
          <table:table-cell office:value-type="float" office:value="246">
            <text:p>246</text:p>
          </table:table-cell>
          <table:table-cell office:value-type="string">
            <text:p>Krasnoludków 24</text:p>
          </table:table-cell>
          <table:table-cell office:value-type="string">
            <text:p>OPAKOWANIA <text:s/>Stanisław Dzienis</text:p>
          </table:table-cell>
          <table:table-cell office:value-type="string">
            <text:p>ul. Krasnoludków 24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office:value-type="string">
            <text:p>542-030-44-42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65];&quot;,'&quot;;[.C365];&quot;','&quot;;[.D365];&quot;','&quot;;[.E365];&quot;','&quot;;[.F365];&quot;','&quot;;[.G365];&quot;','&quot;;[.H365];&quot;','&quot;;[.I365];&quot;','&quot;;[.J365];&quot;','&quot;;[.O365];&quot;'),&quot;)" office:value-type="string" office:string-value="(116,'Krasnoludków 26','Dondziło Mikołaj','ul. Krasnoludków 26','15-156','Białystok','','','','NIE'),">
            <text:p>(116,'Krasnoludków 26','Dondziło Mikołaj','ul. Krasnoludków 26','15-156','Białystok','','','','NIE'),</text:p>
          </table:table-cell>
          <table:table-cell office:value-type="float" office:value="116">
            <text:p>116</text:p>
          </table:table-cell>
          <table:table-cell office:value-type="string">
            <text:p>Krasnoludków 26</text:p>
          </table:table-cell>
          <table:table-cell office:value-type="string">
            <text:p>Dondziło Mikołaj</text:p>
          </table:table-cell>
          <table:table-cell office:value-type="string">
            <text:p>ul. Krasnoludków 26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366];&quot;,'&quot;;[.C366];&quot;','&quot;;[.D366];&quot;','&quot;;[.E366];&quot;','&quot;;[.F366];&quot;','&quot;;[.G366];&quot;','&quot;;[.H366];&quot;','&quot;;[.I366];&quot;','&quot;;[.J366];&quot;','&quot;;[.O366];&quot;'),&quot;)" office:value-type="string" office:string-value="(89,'Krasnoludków 27','PODLASKIE ZAOCZNE  LICEUM OGÓLNOKSZTAŁCĄCE W BIAŁYMSTOKU','ul. Kamienna 15','15-021','Białystok','542-109-61-12','','','TAK'),">
            <text:p>(89,'Krasnoludków 27','PODLASKIE ZAOCZNE <text:s/>LICEUM OGÓLNOKSZTAŁCĄCE W BIAŁYMSTOKU','ul. Kamienna 15','15-021','Białystok','542-109-61-12','','','TAK'),</text:p>
          </table:table-cell>
          <table:table-cell office:value-type="float" office:value="89">
            <text:p>89</text:p>
          </table:table-cell>
          <table:table-cell office:value-type="string">
            <text:p>Krasnoludków 27</text:p>
          </table:table-cell>
          <table:table-cell office:value-type="string">
            <text:p>PODLASKIE ZAOCZNE <text:s/>LICEUM OGÓLNOKSZTAŁCĄCE W BIAŁYMSTOKU</text:p>
          </table:table-cell>
          <table:table-cell office:value-type="string">
            <text:p>ul. Kamienna 15</text:p>
          </table:table-cell>
          <table:table-cell office:value-type="string">
            <text:p>15-021</text:p>
          </table:table-cell>
          <table:table-cell office:value-type="string">
            <text:p>Białystok</text:p>
          </table:table-cell>
          <table:table-cell office:value-type="string">
            <text:p>542-109-61-12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367];&quot;,'&quot;;[.C367];&quot;','&quot;;[.D367];&quot;','&quot;;[.E367];&quot;','&quot;;[.F367];&quot;','&quot;;[.G367];&quot;','&quot;;[.H367];&quot;','&quot;;[.I367];&quot;','&quot;;[.J367];&quot;','&quot;;[.O367];&quot;'),&quot;)" office:value-type="string" office:string-value="(242,'Krasnoludków 28','Rybak Nina','ul. Krasnoludków 28','15-156','Białystok','','','','NIE'),">
            <text:p>(242,'Krasnoludków 28','Rybak Nina','ul. Krasnoludków 28','15-156','Białystok','','','','NIE'),</text:p>
          </table:table-cell>
          <table:table-cell office:value-type="float" office:value="242">
            <text:p>242</text:p>
          </table:table-cell>
          <table:table-cell office:value-type="string">
            <text:p>Krasnoludków 28</text:p>
          </table:table-cell>
          <table:table-cell office:value-type="string">
            <text:p>Rybak Nina</text:p>
          </table:table-cell>
          <table:table-cell office:value-type="string">
            <text:p>ul. Krasnoludków 28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68];&quot;,'&quot;;[.C368];&quot;','&quot;;[.D368];&quot;','&quot;;[.E368];&quot;','&quot;;[.F368];&quot;','&quot;;[.G368];&quot;','&quot;;[.H368];&quot;','&quot;;[.I368];&quot;','&quot;;[.J368];&quot;','&quot;;[.O368];&quot;'),&quot;)" office:value-type="string" office:string-value="(19,'Krasnoludków 32','Waszkiewicz Stanisław','ul. Krasnoludków 32','15-156','Białystok','','','','NIE'),">
            <text:p>(19,'Krasnoludków 32','Waszkiewicz Stanisław','ul. Krasnoludków 32','15-156','Białystok','','','','NIE'),</text:p>
          </table:table-cell>
          <table:table-cell office:value-type="float" office:value="19">
            <text:p>19</text:p>
          </table:table-cell>
          <table:table-cell office:value-type="string">
            <text:p>Krasnoludków 32</text:p>
          </table:table-cell>
          <table:table-cell office:value-type="string">
            <text:p>Waszkiewicz Stanisław</text:p>
          </table:table-cell>
          <table:table-cell office:value-type="string">
            <text:p>ul. Krasnoludków 3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69];&quot;,'&quot;;[.C369];&quot;','&quot;;[.D369];&quot;','&quot;;[.E369];&quot;','&quot;;[.F369];&quot;','&quot;;[.G369];&quot;','&quot;;[.H369];&quot;','&quot;;[.I369];&quot;','&quot;;[.J369];&quot;','&quot;;[.O369];&quot;'),&quot;)" office:value-type="string" office:string-value="(256,'Krasnoludków 33','Saciłowski Andrzej','ul. Krasnoludków 33','15-156','Białystok','','','','NIE'),">
            <text:p>(256,'Krasnoludków 33','Saciłowski Andrzej','ul. Krasnoludków 33','15-156','Białystok','','','','NIE'),</text:p>
          </table:table-cell>
          <table:table-cell office:value-type="float" office:value="256">
            <text:p>256</text:p>
          </table:table-cell>
          <table:table-cell office:value-type="string">
            <text:p>Krasnoludków 33</text:p>
          </table:table-cell>
          <table:table-cell office:value-type="string">
            <text:p>Saciłowski Andrzej</text:p>
          </table:table-cell>
          <table:table-cell office:value-type="string">
            <text:p>ul. Krasnoludków 33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70];&quot;,'&quot;;[.C370];&quot;','&quot;;[.D370];&quot;','&quot;;[.E370];&quot;','&quot;;[.F370];&quot;','&quot;;[.G370];&quot;','&quot;;[.H370];&quot;','&quot;;[.I370];&quot;','&quot;;[.J370];&quot;','&quot;;[.O370];&quot;'),&quot;)" office:value-type="string" office:string-value="(277,'Krasnoludków 34','Jerzy Muszyński','ul. Antoniukowska 23/33','15-740','Białystok','','','','NIE'),">
            <text:p>(277,'Krasnoludków 34','Jerzy Muszyński','ul. Antoniukowska 23/33','15-740','Białystok','','','','NIE'),</text:p>
          </table:table-cell>
          <table:table-cell office:value-type="float" office:value="277">
            <text:p>277</text:p>
          </table:table-cell>
          <table:table-cell office:value-type="string">
            <text:p>Krasnoludków 34</text:p>
          </table:table-cell>
          <table:table-cell office:value-type="string">
            <text:p>Jerzy Muszyński</text:p>
          </table:table-cell>
          <table:table-cell office:value-type="string">
            <text:p>ul. Antoniukowska 23/33</text:p>
          </table:table-cell>
          <table:table-cell office:value-type="string">
            <text:p>15-74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71];&quot;,'&quot;;[.C371];&quot;','&quot;;[.D371];&quot;','&quot;;[.E371];&quot;','&quot;;[.F371];&quot;','&quot;;[.G371];&quot;','&quot;;[.H371];&quot;','&quot;;[.I371];&quot;','&quot;;[.J371];&quot;','&quot;;[.O371];&quot;'),&quot;)" office:value-type="string" office:string-value="(368,'Krasnoludków 35','Kraszewski Ignacy','ul. Sikorskiego 16m24','15-667','Białystok','','','','NIE'),">
            <text:p>(368,'Krasnoludków 35','Kraszewski Ignacy','ul. Sikorskiego 16m24','15-667','Białystok','','','','NIE'),</text:p>
          </table:table-cell>
          <table:table-cell office:value-type="float" office:value="368">
            <text:p>368</text:p>
          </table:table-cell>
          <table:table-cell office:value-type="string">
            <text:p>Krasnoludków 35</text:p>
          </table:table-cell>
          <table:table-cell office:value-type="string">
            <text:p>Kraszewski Ignacy</text:p>
          </table:table-cell>
          <table:table-cell office:value-type="string">
            <text:p>ul. Sikorskiego 16m24</text:p>
          </table:table-cell>
          <table:table-cell office:value-type="string">
            <text:p>15-66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72];&quot;,'&quot;;[.C372];&quot;','&quot;;[.D372];&quot;','&quot;;[.E372];&quot;','&quot;;[.F372];&quot;','&quot;;[.G372];&quot;','&quot;;[.H372];&quot;','&quot;;[.I372];&quot;','&quot;;[.J372];&quot;','&quot;;[.O372];&quot;'),&quot;)" office:value-type="string" office:string-value="(502,'Krasnoludków 36','Elżbieta Makal','ul. Krasnoludków 36','15-156','Białystok','','','','NIE'),">
            <text:p>(502,'Krasnoludków 36','Elżbieta Makal','ul. Krasnoludków 36','15-156','Białystok','','','','NIE'),</text:p>
          </table:table-cell>
          <table:table-cell office:value-type="float" office:value="502">
            <text:p>502</text:p>
          </table:table-cell>
          <table:table-cell office:value-type="string">
            <text:p>Krasnoludków 36</text:p>
          </table:table-cell>
          <table:table-cell office:value-type="string">
            <text:p>Elżbieta Makal</text:p>
          </table:table-cell>
          <table:table-cell office:value-type="string">
            <text:p>ul. Krasnoludków 36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73];&quot;,'&quot;;[.C373];&quot;','&quot;;[.D373];&quot;','&quot;;[.E373];&quot;','&quot;;[.F373];&quot;','&quot;;[.G373];&quot;','&quot;;[.H373];&quot;','&quot;;[.I373];&quot;','&quot;;[.J373];&quot;','&quot;;[.O373];&quot;'),&quot;)" office:value-type="string" office:string-value="(434,'Krasnoludków 37','Kuźma Konstanty','ul. Krasnoludków 37','15-156','Białystok','','','','NIE'),">
            <text:p>(434,'Krasnoludków 37','Kuźma Konstanty','ul. Krasnoludków 37','15-156','Białystok','','','','NIE'),</text:p>
          </table:table-cell>
          <table:table-cell office:value-type="float" office:value="434">
            <text:p>434</text:p>
          </table:table-cell>
          <table:table-cell office:value-type="string">
            <text:p>Krasnoludków 37</text:p>
          </table:table-cell>
          <table:table-cell office:value-type="string">
            <text:p>Kuźma Konstanty</text:p>
          </table:table-cell>
          <table:table-cell office:value-type="string">
            <text:p>ul. Krasnoludków 37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74];&quot;,'&quot;;[.C374];&quot;','&quot;;[.D374];&quot;','&quot;;[.E374];&quot;','&quot;;[.F374];&quot;','&quot;;[.G374];&quot;','&quot;;[.H374];&quot;','&quot;;[.I374];&quot;','&quot;;[.J374];&quot;','&quot;;[.O374];&quot;'),&quot;)" office:value-type="string" office:string-value="(247,'Krasnoludków 38','Smołko Jan','ul. Krasnoludków 38','15-156','Białystok','','','','NIE'),">
            <text:p>(247,'Krasnoludków 38','Smołko Jan','ul. Krasnoludków 38','15-156','Białystok','','','','NIE'),</text:p>
          </table:table-cell>
          <table:table-cell office:value-type="float" office:value="247">
            <text:p>247</text:p>
          </table:table-cell>
          <table:table-cell office:value-type="string">
            <text:p>Krasnoludków 38</text:p>
          </table:table-cell>
          <table:table-cell office:value-type="string">
            <text:p>Smołko Jan</text:p>
          </table:table-cell>
          <table:table-cell office:value-type="string">
            <text:p>ul. Krasnoludków 38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75];&quot;,'&quot;;[.C375];&quot;','&quot;;[.D375];&quot;','&quot;;[.E375];&quot;','&quot;;[.F375];&quot;','&quot;;[.G375];&quot;','&quot;;[.H375];&quot;','&quot;;[.I375];&quot;','&quot;;[.J375];&quot;','&quot;;[.O375];&quot;'),&quot;)" office:value-type="string" office:string-value="(474,'Krasnoludków 50','Głoskowska Sołdatow Małgorzata','ul. Krasnoludków 50','15-156','Białystok','','','','NIE'),">
            <text:p>(474,'Krasnoludków 50','Głoskowska Sołdatow Małgorzata','ul. Krasnoludków 50','15-156','Białystok','','','','NIE'),</text:p>
          </table:table-cell>
          <table:table-cell office:value-type="float" office:value="474">
            <text:p>474</text:p>
          </table:table-cell>
          <table:table-cell office:value-type="string">
            <text:p>Krasnoludków 50</text:p>
          </table:table-cell>
          <table:table-cell office:value-type="string">
            <text:p>Głoskowska Sołdatow Małgorzata</text:p>
          </table:table-cell>
          <table:table-cell office:value-type="string">
            <text:p>ul. Krasnoludków 50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376];&quot;,'&quot;;[.C376];&quot;','&quot;;[.D376];&quot;','&quot;;[.E376];&quot;','&quot;;[.F376];&quot;','&quot;;[.G376];&quot;','&quot;;[.H376];&quot;','&quot;;[.I376];&quot;','&quot;;[.J376];&quot;','&quot;;[.O376];&quot;'),&quot;)" office:value-type="string" office:string-value="(172,'Krasnoludków 52','Muszyński Mariusz','ul. Krasnoludków 52','15-156','Białystok','','','','NIE'),">
            <text:p>(172,'Krasnoludków 52','Muszyński Mariusz','ul. Krasnoludków 52','15-156','Białystok','','','','NIE'),</text:p>
          </table:table-cell>
          <table:table-cell office:value-type="float" office:value="172">
            <text:p>172</text:p>
          </table:table-cell>
          <table:table-cell office:value-type="string">
            <text:p>Krasnoludków 52</text:p>
          </table:table-cell>
          <table:table-cell office:value-type="string">
            <text:p>Muszyński Mariusz</text:p>
          </table:table-cell>
          <table:table-cell office:value-type="string">
            <text:p>ul. Krasnoludków 5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77];&quot;,'&quot;;[.C377];&quot;','&quot;;[.D377];&quot;','&quot;;[.E377];&quot;','&quot;;[.F377];&quot;','&quot;;[.G377];&quot;','&quot;;[.H377];&quot;','&quot;;[.I377];&quot;','&quot;;[.J377];&quot;','&quot;;[.O377];&quot;'),&quot;)" office:value-type="string" office:string-value="(480,'Krasnoludków 54','Fabjańczuk Zbigniew i Alicja','ul. Krasnoludków 54','15-156','Białystok','','','','NIE'),">
            <text:p>(480,'Krasnoludków 54','Fabjańczuk Zbigniew i Alicja','ul. Krasnoludków 54','15-156','Białystok','','','','NIE'),</text:p>
          </table:table-cell>
          <table:table-cell office:value-type="float" office:value="480">
            <text:p>480</text:p>
          </table:table-cell>
          <table:table-cell office:value-type="string">
            <text:p>Krasnoludków 54</text:p>
          </table:table-cell>
          <table:table-cell office:value-type="string">
            <text:p>Fabjańczuk Zbigniew i Alicja</text:p>
          </table:table-cell>
          <table:table-cell office:value-type="string">
            <text:p>ul. Krasnoludków 54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78];&quot;,'&quot;;[.C378];&quot;','&quot;;[.D378];&quot;','&quot;;[.E378];&quot;','&quot;;[.F378];&quot;','&quot;;[.G378];&quot;','&quot;;[.H378];&quot;','&quot;;[.I378];&quot;','&quot;;[.J378];&quot;','&quot;;[.O378];&quot;'),&quot;)" office:value-type="string" office:string-value="(617,'Krasnoludków 55','Ryszard Andrzej Cejzyk','ul. Krasnoludków 55','15-156','Białystok','','','','NIE'),">
            <text:p>(617,'Krasnoludków 55','Ryszard Andrzej Cejzyk','ul. Krasnoludków 55','15-156','Białystok','','','','NIE'),</text:p>
          </table:table-cell>
          <table:table-cell office:value-type="float" office:value="617">
            <text:p>617</text:p>
          </table:table-cell>
          <table:table-cell office:value-type="string">
            <text:p>Krasnoludków 55</text:p>
          </table:table-cell>
          <table:table-cell office:value-type="string">
            <text:p>Ryszard Andrzej Cejzyk</text:p>
          </table:table-cell>
          <table:table-cell office:value-type="string">
            <text:p>ul. Krasnoludków 55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379];&quot;,'&quot;;[.C379];&quot;','&quot;;[.D379];&quot;','&quot;;[.E379];&quot;','&quot;;[.F379];&quot;','&quot;;[.G379];&quot;','&quot;;[.H379];&quot;','&quot;;[.I379];&quot;','&quot;;[.J379];&quot;','&quot;;[.O379];&quot;'),&quot;)" office:value-type="string" office:string-value="(438,'Krasnoludków 57','Piątek Zdzisław','ul. Krasnoludków 57','15-156','Białystok','','','','NIE'),">
            <text:p>(438,'Krasnoludków 57','Piątek Zdzisław','ul. Krasnoludków 57','15-156','Białystok','','','','NIE'),</text:p>
          </table:table-cell>
          <table:table-cell office:value-type="float" office:value="438">
            <text:p>438</text:p>
          </table:table-cell>
          <table:table-cell office:value-type="string">
            <text:p>Krasnoludków 57</text:p>
          </table:table-cell>
          <table:table-cell office:value-type="string">
            <text:p>Piątek Zdzisław</text:p>
          </table:table-cell>
          <table:table-cell office:value-type="string">
            <text:p>ul. Krasnoludków 57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80];&quot;,'&quot;;[.C380];&quot;','&quot;;[.D380];&quot;','&quot;;[.E380];&quot;','&quot;;[.F380];&quot;','&quot;;[.G380];&quot;','&quot;;[.H380];&quot;','&quot;;[.I380];&quot;','&quot;;[.J380];&quot;','&quot;;[.O380];&quot;'),&quot;)" office:value-type="string" office:string-value="(330,'KRYNKI','Niepubliczny Zakład Opieki Zdrowotnej \&quot;Poradnia Lekarzy Rodzinnych\&quot;\&quot;\&quot; Sp.p.\&quot;','ul. Grodzieńska 40','16-120','Krynki','545-16-17-538','','','TAK'),">
            <text:p>(330,'KRYNKI','Niepubliczny Zakład Opieki Zdrowotnej \"Poradnia Lekarzy Rodzinnych\"\"\" Sp.p.\"','ul. Grodzieńska 40','16-120','Krynki','545-16-17-538','','','TAK'),</text:p>
          </table:table-cell>
          <table:table-cell office:value-type="float" office:value="330">
            <text:p>330</text:p>
          </table:table-cell>
          <table:table-cell office:value-type="string">
            <text:p>KRYNKI</text:p>
          </table:table-cell>
          <table:table-cell office:value-type="string">
            <text:p>Niepubliczny Zakład Opieki Zdrowotnej \"Poradnia Lekarzy Rodzinnych\"\"\" Sp.p.\"</text:p>
          </table:table-cell>
          <table:table-cell office:value-type="string">
            <text:p>ul. Grodzieńska 40</text:p>
          </table:table-cell>
          <table:table-cell office:value-type="string">
            <text:p>16-120</text:p>
          </table:table-cell>
          <table:table-cell office:value-type="string">
            <text:p>Krynki</text:p>
          </table:table-cell>
          <table:table-cell office:value-type="string">
            <text:p>545-16-17-538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81];&quot;,'&quot;;[.C381];&quot;','&quot;;[.D381];&quot;','&quot;;[.E381];&quot;','&quot;;[.F381];&quot;','&quot;;[.G381];&quot;','&quot;;[.H381];&quot;','&quot;;[.I381];&quot;','&quot;;[.J381];&quot;','&quot;;[.O381];&quot;'),&quot;)" office:value-type="string" office:string-value="(410,'Krzysztof Kukliński','Krzysztof Kukliński','ul. Gajowa 74/35','15-794','Białystok','542-112-33-17','','','NIE'),">
            <text:p>(410,'Krzysztof Kukliński','Krzysztof Kukliński','ul. Gajowa 74/35','15-794','Białystok','542-112-33-17','','','NIE'),</text:p>
          </table:table-cell>
          <table:table-cell office:value-type="float" office:value="410">
            <text:p>410</text:p>
          </table:table-cell>
          <table:table-cell office:value-type="string">
            <text:p>Krzysztof Kukliński</text:p>
          </table:table-cell>
          <table:table-cell office:value-type="string">
            <text:p>Krzysztof Kukliński</text:p>
          </table:table-cell>
          <table:table-cell office:value-type="string">
            <text:p>ul. Gajowa 74/35</text:p>
          </table:table-cell>
          <table:table-cell office:value-type="string">
            <text:p>15-794</text:p>
          </table:table-cell>
          <table:table-cell office:value-type="string">
            <text:p>Białystok</text:p>
          </table:table-cell>
          <table:table-cell office:value-type="string">
            <text:p>542-112-33-17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82];&quot;,'&quot;;[.C382];&quot;','&quot;;[.D382];&quot;','&quot;;[.E382];&quot;','&quot;;[.F382];&quot;','&quot;;[.G382];&quot;','&quot;;[.H382];&quot;','&quot;;[.I382];&quot;','&quot;;[.J382];&quot;','&quot;;[.O382];&quot;'),&quot;)" office:value-type="string" office:string-value="(309,'Krzyżowa 14','Mileski Jan','ul. Krzyżowa 14','15-164','Białystok','','','','NIE'),">
            <text:p>(309,'Krzyżowa 14','Mileski Jan','ul. Krzyżowa 14','15-164','Białystok','','','','NIE'),</text:p>
          </table:table-cell>
          <table:table-cell office:value-type="float" office:value="309">
            <text:p>309</text:p>
          </table:table-cell>
          <table:table-cell office:value-type="string">
            <text:p>Krzyżowa 14</text:p>
          </table:table-cell>
          <table:table-cell office:value-type="string">
            <text:p>Mileski Jan</text:p>
          </table:table-cell>
          <table:table-cell office:value-type="string">
            <text:p>ul. Krzyżowa 14</text:p>
          </table:table-cell>
          <table:table-cell office:value-type="string">
            <text:p>15-16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383];&quot;,'&quot;;[.C383];&quot;','&quot;;[.D383];&quot;','&quot;;[.E383];&quot;','&quot;;[.F383];&quot;','&quot;;[.G383];&quot;','&quot;;[.H383];&quot;','&quot;;[.I383];&quot;','&quot;;[.J383];&quot;','&quot;;[.O383];&quot;'),&quot;)" office:value-type="string" office:string-value="(462,'Krzyżowa 7','Laskowski Kazimierz','ul. Krzyżowa 7','15-164','Białystok','','','','NIE'),">
            <text:p>(462,'Krzyżowa 7','Laskowski Kazimierz','ul. Krzyżowa 7','15-164','Białystok','','','','NIE'),</text:p>
          </table:table-cell>
          <table:table-cell office:value-type="float" office:value="462">
            <text:p>462</text:p>
          </table:table-cell>
          <table:table-cell office:value-type="string">
            <text:p>Krzyżowa 7</text:p>
          </table:table-cell>
          <table:table-cell office:value-type="string">
            <text:p>Laskowski Kazimierz</text:p>
          </table:table-cell>
          <table:table-cell office:value-type="string">
            <text:p>ul. Krzyżowa 7</text:p>
          </table:table-cell>
          <table:table-cell office:value-type="string">
            <text:p>15-16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84];&quot;,'&quot;;[.C384];&quot;','&quot;;[.D384];&quot;','&quot;;[.E384];&quot;','&quot;;[.F384];&quot;','&quot;;[.G384];&quot;','&quot;;[.H384];&quot;','&quot;;[.I384];&quot;','&quot;;[.J384];&quot;','&quot;;[.O384];&quot;'),&quot;)" office:value-type="string" office:string-value="(538,'Lawendowa 62','AKCES-PIOMAR Andrzej Sural,  Wiesław Pińczuk','ul. Lawendowa 62','15-642','Białystok','542-278-60-95','','','NIE'),">
            <text:p>(538,'Lawendowa 62','AKCES-PIOMAR Andrzej Sural, <text:s/>Wiesław Pińczuk','ul. Lawendowa 62','15-642','Białystok','542-278-60-95','','','NIE'),</text:p>
          </table:table-cell>
          <table:table-cell office:value-type="float" office:value="538">
            <text:p>538</text:p>
          </table:table-cell>
          <table:table-cell office:value-type="string">
            <text:p>Lawendowa 62</text:p>
          </table:table-cell>
          <table:table-cell office:value-type="string">
            <text:p>AKCES-PIOMAR Andrzej Sural, <text:s/>Wiesław Pińczuk</text:p>
          </table:table-cell>
          <table:table-cell office:value-type="string">
            <text:p>ul. Lawendowa 62</text:p>
          </table:table-cell>
          <table:table-cell office:value-type="string">
            <text:p>15-642</text:p>
          </table:table-cell>
          <table:table-cell office:value-type="string">
            <text:p>Białystok</text:p>
          </table:table-cell>
          <table:table-cell office:value-type="string">
            <text:p>542-278-60-95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85];&quot;,'&quot;;[.C385];&quot;','&quot;;[.D385];&quot;','&quot;;[.E385];&quot;','&quot;;[.F385];&quot;','&quot;;[.G385];&quot;','&quot;;[.H385];&quot;','&quot;;[.I385];&quot;','&quot;;[.J385];&quot;','&quot;;[.O385];&quot;'),&quot;)" office:value-type="string" office:string-value="(431,'Lelewela 10','Jankowski Marcin','ul. Lelewela 10','15-171','Białystok','','','','NIE'),">
            <text:p>(431,'Lelewela 10','Jankowski Marcin','ul. Lelewela 10','15-171','Białystok','','','','NIE'),</text:p>
          </table:table-cell>
          <table:table-cell office:value-type="float" office:value="431">
            <text:p>431</text:p>
          </table:table-cell>
          <table:table-cell office:value-type="string">
            <text:p>Lelewela 10</text:p>
          </table:table-cell>
          <table:table-cell office:value-type="string">
            <text:p>Jankowski Marcin</text:p>
          </table:table-cell>
          <table:table-cell office:value-type="string">
            <text:p>ul. Lelewela 10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86];&quot;,'&quot;;[.C386];&quot;','&quot;;[.D386];&quot;','&quot;;[.E386];&quot;','&quot;;[.F386];&quot;','&quot;;[.G386];&quot;','&quot;;[.H386];&quot;','&quot;;[.I386];&quot;','&quot;;[.J386];&quot;','&quot;;[.O386];&quot;'),&quot;)" office:value-type="string" office:string-value="(445,'Lelewela 11','Garkowski Krzysztof','ul. Lelewela 11','15-171','Białystok','','','','NIE'),">
            <text:p>(445,'Lelewela 11','Garkowski Krzysztof','ul. Lelewela 11','15-171','Białystok','','','','NIE'),</text:p>
          </table:table-cell>
          <table:table-cell office:value-type="float" office:value="445">
            <text:p>445</text:p>
          </table:table-cell>
          <table:table-cell office:value-type="string">
            <text:p>Lelewela 11</text:p>
          </table:table-cell>
          <table:table-cell office:value-type="string">
            <text:p>Garkowski Krzysztof</text:p>
          </table:table-cell>
          <table:table-cell office:value-type="string">
            <text:p>ul. Lelewela 11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87];&quot;,'&quot;;[.C387];&quot;','&quot;;[.D387];&quot;','&quot;;[.E387];&quot;','&quot;;[.F387];&quot;','&quot;;[.G387];&quot;','&quot;;[.H387];&quot;','&quot;;[.I387];&quot;','&quot;;[.J387];&quot;','&quot;;[.O387];&quot;'),&quot;)" office:value-type="string" office:string-value="(452,'Lelewela 13','Mieczkowski Piotr','ul. Lelewela 13','15-171','Białystok','','','','NIE'),">
            <text:p>(452,'Lelewela 13','Mieczkowski Piotr','ul. Lelewela 13','15-171','Białystok','','','','NIE'),</text:p>
          </table:table-cell>
          <table:table-cell office:value-type="float" office:value="452">
            <text:p>452</text:p>
          </table:table-cell>
          <table:table-cell office:value-type="string">
            <text:p>Lelewela 13</text:p>
          </table:table-cell>
          <table:table-cell office:value-type="string">
            <text:p>Mieczkowski Piotr</text:p>
          </table:table-cell>
          <table:table-cell office:value-type="string">
            <text:p>ul. Lelewela 13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388];&quot;,'&quot;;[.C388];&quot;','&quot;;[.D388];&quot;','&quot;;[.E388];&quot;','&quot;;[.F388];&quot;','&quot;;[.G388];&quot;','&quot;;[.H388];&quot;','&quot;;[.I388];&quot;','&quot;;[.J388];&quot;','&quot;;[.O388];&quot;'),&quot;)" office:value-type="string" office:string-value="(348,'Lelewela 21','Jastrzębska Joanna','ul. Lelewela 21','15-171','Białystok','','','','NIE'),">
            <text:p>(348,'Lelewela 21','Jastrzębska Joanna','ul. Lelewela 21','15-171','Białystok','','','','NIE'),</text:p>
          </table:table-cell>
          <table:table-cell office:value-type="float" office:value="348">
            <text:p>348</text:p>
          </table:table-cell>
          <table:table-cell office:value-type="string">
            <text:p>Lelewela 21</text:p>
          </table:table-cell>
          <table:table-cell office:value-type="string">
            <text:p>Jastrzębska Joanna</text:p>
          </table:table-cell>
          <table:table-cell office:value-type="string">
            <text:p>ul. Lelewela 21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89];&quot;,'&quot;;[.C389];&quot;','&quot;;[.D389];&quot;','&quot;;[.E389];&quot;','&quot;;[.F389];&quot;','&quot;;[.G389];&quot;','&quot;;[.H389];&quot;','&quot;;[.I389];&quot;','&quot;;[.J389];&quot;','&quot;;[.O389];&quot;'),&quot;)" office:value-type="string" office:string-value="(377,'Lelewela 22','Byliński Bogumił','ul. Lelewela 22','15-171','Białystok','','','','NIE'),">
            <text:p>(377,'Lelewela 22','Byliński Bogumił','ul. Lelewela 22','15-171','Białystok','','','','NIE'),</text:p>
          </table:table-cell>
          <table:table-cell office:value-type="float" office:value="377">
            <text:p>377</text:p>
          </table:table-cell>
          <table:table-cell office:value-type="string">
            <text:p>Lelewela 22</text:p>
          </table:table-cell>
          <table:table-cell office:value-type="string">
            <text:p>Byliński Bogumił</text:p>
          </table:table-cell>
          <table:table-cell office:value-type="string">
            <text:p>ul. Lelewela 22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90];&quot;,'&quot;;[.C390];&quot;','&quot;;[.D390];&quot;','&quot;;[.E390];&quot;','&quot;;[.F390];&quot;','&quot;;[.G390];&quot;','&quot;;[.H390];&quot;','&quot;;[.I390];&quot;','&quot;;[.J390];&quot;','&quot;;[.O390];&quot;'),&quot;)" office:value-type="string" office:string-value="(349,'Lelewela 23','Zwornicki Przemysław','ul. Lelewela 23','15-171','Białystok','','','','NIE'),">
            <text:p>(349,'Lelewela 23','Zwornicki Przemysław','ul. Lelewela 23','15-171','Białystok','','','','NIE'),</text:p>
          </table:table-cell>
          <table:table-cell office:value-type="float" office:value="349">
            <text:p>349</text:p>
          </table:table-cell>
          <table:table-cell office:value-type="string">
            <text:p>Lelewela 23</text:p>
          </table:table-cell>
          <table:table-cell office:value-type="string">
            <text:p>Zwornicki Przemysław</text:p>
          </table:table-cell>
          <table:table-cell office:value-type="string">
            <text:p>ul. Lelewela 23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91];&quot;,'&quot;;[.C391];&quot;','&quot;;[.D391];&quot;','&quot;;[.E391];&quot;','&quot;;[.F391];&quot;','&quot;;[.G391];&quot;','&quot;;[.H391];&quot;','&quot;;[.I391];&quot;','&quot;;[.J391];&quot;','&quot;;[.O391];&quot;'),&quot;)" office:value-type="string" office:string-value="(542,'Lelewela 29','Bogumiła Helena Krasowska','ul. Lelewela 29','15-171','Białystok','','','','NIE'),">
            <text:p>(542,'Lelewela 29','Bogumiła Helena Krasowska','ul. Lelewela 29','15-171','Białystok','','','','NIE'),</text:p>
          </table:table-cell>
          <table:table-cell office:value-type="float" office:value="542">
            <text:p>542</text:p>
          </table:table-cell>
          <table:table-cell office:value-type="string">
            <text:p>Lelewela 29</text:p>
          </table:table-cell>
          <table:table-cell office:value-type="string">
            <text:p>Bogumiła Helena Krasowska</text:p>
          </table:table-cell>
          <table:table-cell office:value-type="string">
            <text:p>ul. Lelewela 29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392];&quot;,'&quot;;[.C392];&quot;','&quot;;[.D392];&quot;','&quot;;[.E392];&quot;','&quot;;[.F392];&quot;','&quot;;[.G392];&quot;','&quot;;[.H392];&quot;','&quot;;[.I392];&quot;','&quot;;[.J392];&quot;','&quot;;[.O392];&quot;'),&quot;)" office:value-type="string" office:string-value="(62,'Lelewela 3','Gościło Karol','ul. Joachima Lelewela 3','15-171','Białystok','','','','NIE'),">
            <text:p>(62,'Lelewela 3','Gościło Karol','ul. Joachima Lelewela 3','15-171','Białystok','','','','NIE'),</text:p>
          </table:table-cell>
          <table:table-cell office:value-type="float" office:value="62">
            <text:p>62</text:p>
          </table:table-cell>
          <table:table-cell office:value-type="string">
            <text:p>Lelewela 3</text:p>
          </table:table-cell>
          <table:table-cell office:value-type="string">
            <text:p>Gościło Karol</text:p>
          </table:table-cell>
          <table:table-cell office:value-type="string">
            <text:p>ul. Joachima Lelewela 3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393];&quot;,'&quot;;[.C393];&quot;','&quot;;[.D393];&quot;','&quot;;[.E393];&quot;','&quot;;[.F393];&quot;','&quot;;[.G393];&quot;','&quot;;[.H393];&quot;','&quot;;[.I393];&quot;','&quot;;[.J393];&quot;','&quot;;[.O393];&quot;'),&quot;)" office:value-type="string" office:string-value="(361,'Lelewela 32','Wróblewska Halina','ul. Lelewela 32','15-171','Białystok','','','','NIE'),">
            <text:p>(361,'Lelewela 32','Wróblewska Halina','ul. Lelewela 32','15-171','Białystok','','','','NIE'),</text:p>
          </table:table-cell>
          <table:table-cell office:value-type="float" office:value="361">
            <text:p>361</text:p>
          </table:table-cell>
          <table:table-cell office:value-type="string">
            <text:p>Lelewela 32</text:p>
          </table:table-cell>
          <table:table-cell office:value-type="string">
            <text:p>Wróblewska Halina</text:p>
          </table:table-cell>
          <table:table-cell office:value-type="string">
            <text:p>ul. Lelewela 32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94];&quot;,'&quot;;[.C394];&quot;','&quot;;[.D394];&quot;','&quot;;[.E394];&quot;','&quot;;[.F394];&quot;','&quot;;[.G394];&quot;','&quot;;[.H394];&quot;','&quot;;[.I394];&quot;','&quot;;[.J394];&quot;','&quot;;[.O394];&quot;'),&quot;)" office:value-type="string" office:string-value="(142,'Lelewela 33','Wawreniuk Alina','ul. Lelewela 33','15-171','Białystok','','','','NIE'),">
            <text:p>(142,'Lelewela 33','Wawreniuk Alina','ul. Lelewela 33','15-171','Białystok','','','','NIE'),</text:p>
          </table:table-cell>
          <table:table-cell office:value-type="float" office:value="142">
            <text:p>142</text:p>
          </table:table-cell>
          <table:table-cell office:value-type="string">
            <text:p>Lelewela 33</text:p>
          </table:table-cell>
          <table:table-cell office:value-type="string">
            <text:p>Wawreniuk Alina</text:p>
          </table:table-cell>
          <table:table-cell office:value-type="string">
            <text:p>ul. Lelewela 33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395];&quot;,'&quot;;[.C395];&quot;','&quot;;[.D395];&quot;','&quot;;[.E395];&quot;','&quot;;[.F395];&quot;','&quot;;[.G395];&quot;','&quot;;[.H395];&quot;','&quot;;[.I395];&quot;','&quot;;[.J395];&quot;','&quot;;[.O395];&quot;'),&quot;)" office:value-type="string" office:string-value="(194,'Lelewela 34','Jabłońska Wiesława','ul. Lelewela 34','15-171','Białystok','','','','NIE'),">
            <text:p>(194,'Lelewela 34','Jabłońska Wiesława','ul. Lelewela 34','15-171','Białystok','','','','NIE'),</text:p>
          </table:table-cell>
          <table:table-cell office:value-type="float" office:value="194">
            <text:p>194</text:p>
          </table:table-cell>
          <table:table-cell office:value-type="string">
            <text:p>Lelewela 34</text:p>
          </table:table-cell>
          <table:table-cell office:value-type="string">
            <text:p>Jabłońska Wiesława</text:p>
          </table:table-cell>
          <table:table-cell office:value-type="string">
            <text:p>ul. Lelewela 34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96];&quot;,'&quot;;[.C396];&quot;','&quot;;[.D396];&quot;','&quot;;[.E396];&quot;','&quot;;[.F396];&quot;','&quot;;[.G396];&quot;','&quot;;[.H396];&quot;','&quot;;[.I396];&quot;','&quot;;[.J396];&quot;','&quot;;[.O396];&quot;'),&quot;)" office:value-type="string" office:string-value="(341,'Lelewela 4','Miruć Agnieszka','ul. Lelewela 4','15-171','Białystok','','','','NIE'),">
            <text:p>(341,'Lelewela 4','Miruć Agnieszka','ul. Lelewela 4','15-171','Białystok','','','','NIE'),</text:p>
          </table:table-cell>
          <table:table-cell office:value-type="float" office:value="341">
            <text:p>341</text:p>
          </table:table-cell>
          <table:table-cell office:value-type="string">
            <text:p>Lelewela 4</text:p>
          </table:table-cell>
          <table:table-cell office:value-type="string">
            <text:p>Miruć Agnieszka</text:p>
          </table:table-cell>
          <table:table-cell office:value-type="string">
            <text:p>ul. Lelewela 4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97];&quot;,'&quot;;[.C397];&quot;','&quot;;[.D397];&quot;','&quot;;[.E397];&quot;','&quot;;[.F397];&quot;','&quot;;[.G397];&quot;','&quot;;[.H397];&quot;','&quot;;[.I397];&quot;','&quot;;[.J397];&quot;','&quot;;[.O397];&quot;'),&quot;)" office:value-type="string" office:string-value="(53,'Lelewela 5','Wrotnowski Leszek','ul. Joachima Lelewela 5','15-171','Białystok','','','','NIE'),">
            <text:p>(53,'Lelewela 5','Wrotnowski Leszek','ul. Joachima Lelewela 5','15-171','Białystok','','','','NIE'),</text:p>
          </table:table-cell>
          <table:table-cell office:value-type="float" office:value="53">
            <text:p>53</text:p>
          </table:table-cell>
          <table:table-cell office:value-type="string">
            <text:p>Lelewela 5</text:p>
          </table:table-cell>
          <table:table-cell office:value-type="string">
            <text:p>Wrotnowski Leszek</text:p>
          </table:table-cell>
          <table:table-cell office:value-type="string">
            <text:p>ul. Joachima Lelewela 5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98];&quot;,'&quot;;[.C398];&quot;','&quot;;[.D398];&quot;','&quot;;[.E398];&quot;','&quot;;[.F398];&quot;','&quot;;[.G398];&quot;','&quot;;[.H398];&quot;','&quot;;[.I398];&quot;','&quot;;[.J398];&quot;','&quot;;[.O398];&quot;'),&quot;)" office:value-type="string" office:string-value="(227,'Lelewela 7','Danilczuk Józef','ul. Lelewela 7','15-171','Białystok','','','','NIE'),">
            <text:p>(227,'Lelewela 7','Danilczuk Józef','ul. Lelewela 7','15-171','Białystok','','','','NIE'),</text:p>
          </table:table-cell>
          <table:table-cell office:value-type="float" office:value="227">
            <text:p>227</text:p>
          </table:table-cell>
          <table:table-cell office:value-type="string">
            <text:p>Lelewela 7</text:p>
          </table:table-cell>
          <table:table-cell office:value-type="string">
            <text:p>Danilczuk Józef</text:p>
          </table:table-cell>
          <table:table-cell office:value-type="string">
            <text:p>ul. Lelewela 7</text:p>
          </table:table-cell>
          <table:table-cell office:value-type="string">
            <text:p>15-17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399];&quot;,'&quot;;[.C399];&quot;','&quot;;[.D399];&quot;','&quot;;[.E399];&quot;','&quot;;[.F399];&quot;','&quot;;[.G399];&quot;','&quot;;[.H399];&quot;','&quot;;[.I399];&quot;','&quot;;[.J399];&quot;','&quot;;[.O399];&quot;'),&quot;)" office:value-type="string" office:string-value="(386,'Lelewela 8','Arendt Krzysztof','ul. Lelewela 8','15-171','Białysok','','','','NIE'),">
            <text:p>(386,'Lelewela 8','Arendt Krzysztof','ul. Lelewela 8','15-171','Białysok','','','','NIE'),</text:p>
          </table:table-cell>
          <table:table-cell office:value-type="float" office:value="386">
            <text:p>386</text:p>
          </table:table-cell>
          <table:table-cell office:value-type="string">
            <text:p>Lelewela 8</text:p>
          </table:table-cell>
          <table:table-cell office:value-type="string">
            <text:p>Arendt Krzysztof</text:p>
          </table:table-cell>
          <table:table-cell office:value-type="string">
            <text:p>ul. Lelewela 8</text:p>
          </table:table-cell>
          <table:table-cell office:value-type="string">
            <text:p>15-171</text:p>
          </table:table-cell>
          <table:table-cell office:value-type="string">
            <text:p>Białys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400];&quot;,'&quot;;[.C400];&quot;','&quot;;[.D400];&quot;','&quot;;[.E400];&quot;','&quot;;[.F400];&quot;','&quot;;[.G400];&quot;','&quot;;[.H400];&quot;','&quot;;[.I400];&quot;','&quot;;[.J400];&quot;','&quot;;[.O400];&quot;'),&quot;)" office:value-type="string" office:string-value="(496,'Lipowa 16','Cezary Nietupski','ul. Lipowa 16 m 41','15-427','Białystok','542-282-67-42','','','NIE'),">
            <text:p>(496,'Lipowa 16','Cezary Nietupski','ul. Lipowa 16 m 41','15-427','Białystok','542-282-67-42','','','NIE'),</text:p>
          </table:table-cell>
          <table:table-cell office:value-type="float" office:value="496">
            <text:p>496</text:p>
          </table:table-cell>
          <table:table-cell office:value-type="string">
            <text:p>Lipowa 16</text:p>
          </table:table-cell>
          <table:table-cell office:value-type="string">
            <text:p>Cezary Nietupski</text:p>
          </table:table-cell>
          <table:table-cell office:value-type="string">
            <text:p>ul. Lipowa 16 m 41</text:p>
          </table:table-cell>
          <table:table-cell office:value-type="string">
            <text:p>15-427</text:p>
          </table:table-cell>
          <table:table-cell office:value-type="string">
            <text:p>Białystok</text:p>
          </table:table-cell>
          <table:table-cell office:value-type="string">
            <text:p>542-282-67-42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401];&quot;,'&quot;;[.C401];&quot;','&quot;;[.D401];&quot;','&quot;;[.E401];&quot;','&quot;;[.F401];&quot;','&quot;;[.G401];&quot;','&quot;;[.H401];&quot;','&quot;;[.I401];&quot;','&quot;;[.J401];&quot;','&quot;;[.O401];&quot;'),&quot;)" office:value-type="string" office:string-value="(493,'LOCO','LOCO Mariusz Mickiewicz','ul. Poczdamska 11A/5','42-612','Tarnowskie Góry','645-112-16-77','','','NIE'),">
            <text:p>(493,'LOCO','LOCO Mariusz Mickiewicz','ul. Poczdamska 11A/5','42-612','Tarnowskie Góry','645-112-16-77','','','NIE'),</text:p>
          </table:table-cell>
          <table:table-cell office:value-type="float" office:value="493">
            <text:p>493</text:p>
          </table:table-cell>
          <table:table-cell office:value-type="string">
            <text:p>LOCO</text:p>
          </table:table-cell>
          <table:table-cell office:value-type="string">
            <text:p>LOCO Mariusz Mickiewicz</text:p>
          </table:table-cell>
          <table:table-cell office:value-type="string">
            <text:p>ul. Poczdamska 11A/5</text:p>
          </table:table-cell>
          <table:table-cell office:value-type="string">
            <text:p>42-612</text:p>
          </table:table-cell>
          <table:table-cell office:value-type="string">
            <text:p>Tarnowskie Góry</text:p>
          </table:table-cell>
          <table:table-cell office:value-type="string">
            <text:p>645-112-16-77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02];&quot;,'&quot;;[.C402];&quot;','&quot;;[.D402];&quot;','&quot;;[.E402];&quot;','&quot;;[.F402];&quot;','&quot;;[.G402];&quot;','&quot;;[.H402];&quot;','&quot;;[.I402];&quot;','&quot;;[.J402];&quot;','&quot;;[.O402];&quot;'),&quot;)" office:value-type="string" office:string-value="(77,'Łącznikowa 12','Ciszewska Katarzyna','ul. Łącznikowa 12','15-163','Białystok','','','','NIE'),">
            <text:p>(77,'Łącznikowa 12','Ciszewska Katarzyna','ul. Łącznikowa 12','15-163','Białystok','','','','NIE'),</text:p>
          </table:table-cell>
          <table:table-cell office:value-type="float" office:value="77">
            <text:p>77</text:p>
          </table:table-cell>
          <table:table-cell office:value-type="string">
            <text:p>Łącznikowa 12</text:p>
          </table:table-cell>
          <table:table-cell office:value-type="string">
            <text:p>Ciszewska Katarzyna</text:p>
          </table:table-cell>
          <table:table-cell office:value-type="string">
            <text:p>ul. Łącznikowa 12</text:p>
          </table:table-cell>
          <table:table-cell office:value-type="string">
            <text:p>15-16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03];&quot;,'&quot;;[.C403];&quot;','&quot;;[.D403];&quot;','&quot;;[.E403];&quot;','&quot;;[.F403];&quot;','&quot;;[.G403];&quot;','&quot;;[.H403];&quot;','&quot;;[.I403];&quot;','&quot;;[.J403];&quot;','&quot;;[.O403];&quot;'),&quot;)" office:value-type="string" office:string-value="(397,'Łącznikowa 12/2','Borysewicz Danuta','ul. Łącznikowa 12/2','15-163','Białystok','','','','NIE'),">
            <text:p>(397,'Łącznikowa 12/2','Borysewicz Danuta','ul. Łącznikowa 12/2','15-163','Białystok','','','','NIE'),</text:p>
          </table:table-cell>
          <table:table-cell office:value-type="float" office:value="397">
            <text:p>397</text:p>
          </table:table-cell>
          <table:table-cell office:value-type="string">
            <text:p>Łącznikowa 12/2</text:p>
          </table:table-cell>
          <table:table-cell office:value-type="string">
            <text:p>Borysewicz Danuta</text:p>
          </table:table-cell>
          <table:table-cell office:value-type="string">
            <text:p>ul. Łącznikowa 12/2</text:p>
          </table:table-cell>
          <table:table-cell office:value-type="string">
            <text:p>15-16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04];&quot;,'&quot;;[.C404];&quot;','&quot;;[.D404];&quot;','&quot;;[.E404];&quot;','&quot;;[.F404];&quot;','&quot;;[.G404];&quot;','&quot;;[.H404];&quot;','&quot;;[.I404];&quot;','&quot;;[.J404];&quot;','&quot;;[.O404];&quot;'),&quot;)" office:value-type="string" office:string-value="(346,'Łącznikowa 14a','Krosowski Stanisław','ul. Wąska 30','15-123','Białystok','','','','NIE'),">
            <text:p>(346,'Łącznikowa 14a','Krosowski Stanisław','ul. Wąska 30','15-123','Białystok','','','','NIE'),</text:p>
          </table:table-cell>
          <table:table-cell office:value-type="float" office:value="346">
            <text:p>346</text:p>
          </table:table-cell>
          <table:table-cell office:value-type="string">
            <text:p>Łącznikowa 14a</text:p>
          </table:table-cell>
          <table:table-cell office:value-type="string">
            <text:p>Krosowski Stanisław</text:p>
          </table:table-cell>
          <table:table-cell office:value-type="string">
            <text:p>ul. Wąska 30</text:p>
          </table:table-cell>
          <table:table-cell office:value-type="string">
            <text:p>15-12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05];&quot;,'&quot;;[.C405];&quot;','&quot;;[.D405];&quot;','&quot;;[.E405];&quot;','&quot;;[.F405];&quot;','&quot;;[.G405];&quot;','&quot;;[.H405];&quot;','&quot;;[.I405];&quot;','&quot;;[.J405];&quot;','&quot;;[.O405];&quot;'),&quot;)" office:value-type="string" office:string-value="(27,'Łącznikowa 15','Lebiedzińska Marzena','ul. Łącznikowa 15','15-163','Białystok','','','','NIE'),">
            <text:p>(27,'Łącznikowa 15','Lebiedzińska Marzena','ul. Łącznikowa 15','15-163','Białystok','','','','NIE'),</text:p>
          </table:table-cell>
          <table:table-cell office:value-type="float" office:value="27">
            <text:p>27</text:p>
          </table:table-cell>
          <table:table-cell office:value-type="string">
            <text:p>Łącznikowa 15</text:p>
          </table:table-cell>
          <table:table-cell office:value-type="string">
            <text:p>Lebiedzińska Marzena</text:p>
          </table:table-cell>
          <table:table-cell office:value-type="string">
            <text:p>ul. Łącznikowa 15</text:p>
          </table:table-cell>
          <table:table-cell office:value-type="string">
            <text:p>15-16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06];&quot;,'&quot;;[.C406];&quot;','&quot;;[.D406];&quot;','&quot;;[.E406];&quot;','&quot;;[.F406];&quot;','&quot;;[.G406];&quot;','&quot;;[.H406];&quot;','&quot;;[.I406];&quot;','&quot;;[.J406];&quot;','&quot;;[.O406];&quot;'),&quot;)" office:value-type="string" office:string-value="(486,'Łącznikowa 15/1','Lebowski Daniel','ul. Łącznikowa 15/1','15-163','Białystok','','','','NIE'),">
            <text:p>(486,'Łącznikowa 15/1','Lebowski Daniel','ul. Łącznikowa 15/1','15-163','Białystok','','','','NIE'),</text:p>
          </table:table-cell>
          <table:table-cell office:value-type="float" office:value="486">
            <text:p>486</text:p>
          </table:table-cell>
          <table:table-cell office:value-type="string">
            <text:p>Łącznikowa 15/1</text:p>
          </table:table-cell>
          <table:table-cell office:value-type="string">
            <text:p>Lebowski Daniel</text:p>
          </table:table-cell>
          <table:table-cell office:value-type="string">
            <text:p>ul. Łącznikowa 15/1</text:p>
          </table:table-cell>
          <table:table-cell office:value-type="string">
            <text:p>15-16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07];&quot;,'&quot;;[.C407];&quot;','&quot;;[.D407];&quot;','&quot;;[.E407];&quot;','&quot;;[.F407];&quot;','&quot;;[.G407];&quot;','&quot;;[.H407];&quot;','&quot;;[.I407];&quot;','&quot;;[.J407];&quot;','&quot;;[.O407];&quot;'),&quot;)" office:value-type="string" office:string-value="(131,'Łącznikowa 15a','Lewandowicz Andrzej','ul. Łącznikowa 15a','15-163','Białystok','','','','NIE'),">
            <text:p>(131,'Łącznikowa 15a','Lewandowicz Andrzej','ul. Łącznikowa 15a','15-163','Białystok','','','','NIE'),</text:p>
          </table:table-cell>
          <table:table-cell office:value-type="float" office:value="131">
            <text:p>131</text:p>
          </table:table-cell>
          <table:table-cell office:value-type="string">
            <text:p>Łącznikowa 15a</text:p>
          </table:table-cell>
          <table:table-cell office:value-type="string">
            <text:p>Lewandowicz Andrzej</text:p>
          </table:table-cell>
          <table:table-cell office:value-type="string">
            <text:p>ul. Łącznikowa 15a</text:p>
          </table:table-cell>
          <table:table-cell office:value-type="string">
            <text:p>15-16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08];&quot;,'&quot;;[.C408];&quot;','&quot;;[.D408];&quot;','&quot;;[.E408];&quot;','&quot;;[.F408];&quot;','&quot;;[.G408];&quot;','&quot;;[.H408];&quot;','&quot;;[.I408];&quot;','&quot;;[.J408];&quot;','&quot;;[.O408];&quot;'),&quot;)" office:value-type="string" office:string-value="(411,'Łącznikowa 19','Jan Żurkowski','ul. Łącznikowa 19','15-166','Białystok','','','','NIE'),">
            <text:p>(411,'Łącznikowa 19','Jan Żurkowski','ul. Łącznikowa 19','15-166','Białystok','','','','NIE'),</text:p>
          </table:table-cell>
          <table:table-cell office:value-type="float" office:value="411">
            <text:p>411</text:p>
          </table:table-cell>
          <table:table-cell office:value-type="string">
            <text:p>Łącznikowa 19</text:p>
          </table:table-cell>
          <table:table-cell office:value-type="string">
            <text:p>Jan Żurkowski</text:p>
          </table:table-cell>
          <table:table-cell office:value-type="string">
            <text:p>ul. Łącznikowa 19</text:p>
          </table:table-cell>
          <table:table-cell office:value-type="string">
            <text:p>15-16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409];&quot;,'&quot;;[.C409];&quot;','&quot;;[.D409];&quot;','&quot;;[.E409];&quot;','&quot;;[.F409];&quot;','&quot;;[.G409];&quot;','&quot;;[.H409];&quot;','&quot;;[.I409];&quot;','&quot;;[.J409];&quot;','&quot;;[.O409];&quot;'),&quot;)" office:value-type="string" office:string-value="(8,'Łącznikowa 20','Kozłowski Krzysztof','ul. Łącznikowa 20','15-163','Białystok','','','','NIE'),">
            <text:p>(8,'Łącznikowa 20','Kozłowski Krzysztof','ul. Łącznikowa 20','15-163','Białystok','','','','NIE'),</text:p>
          </table:table-cell>
          <table:table-cell office:value-type="float" office:value="8">
            <text:p>8</text:p>
          </table:table-cell>
          <table:table-cell office:value-type="string">
            <text:p>Łącznikowa 20</text:p>
          </table:table-cell>
          <table:table-cell office:value-type="string">
            <text:p>Kozłowski Krzysztof</text:p>
          </table:table-cell>
          <table:table-cell office:value-type="string">
            <text:p>ul. Łącznikowa 20</text:p>
          </table:table-cell>
          <table:table-cell office:value-type="string">
            <text:p>15-16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10];&quot;,'&quot;;[.C410];&quot;','&quot;;[.D410];&quot;','&quot;;[.E410];&quot;','&quot;;[.F410];&quot;','&quot;;[.G410];&quot;','&quot;;[.H410];&quot;','&quot;;[.I410];&quot;','&quot;;[.J410];&quot;','&quot;;[.O410];&quot;'),&quot;)" office:value-type="string" office:string-value="(603,'Łącznikowa 20A','Marcin Plisiuk','ul. Łącznikowa 20A','15-163','Białystok','','','','NIE'),">
            <text:p>(603,'Łącznikowa 20A','Marcin Plisiuk','ul. Łącznikowa 20A','15-163','Białystok','','','','NIE'),</text:p>
          </table:table-cell>
          <table:table-cell office:value-type="float" office:value="603">
            <text:p>603</text:p>
          </table:table-cell>
          <table:table-cell office:value-type="string">
            <text:p>Łącznikowa 20A</text:p>
          </table:table-cell>
          <table:table-cell office:value-type="string">
            <text:p>Marcin Plisiuk</text:p>
          </table:table-cell>
          <table:table-cell office:value-type="string">
            <text:p>ul. Łącznikowa 20A</text:p>
          </table:table-cell>
          <table:table-cell office:value-type="string">
            <text:p>15-16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11];&quot;,'&quot;;[.C411];&quot;','&quot;;[.D411];&quot;','&quot;;[.E411];&quot;','&quot;;[.F411];&quot;','&quot;;[.G411];&quot;','&quot;;[.H411];&quot;','&quot;;[.I411];&quot;','&quot;;[.J411];&quot;','&quot;;[.O411];&quot;'),&quot;)" office:value-type="string" office:string-value="(447,'Łącznikowa 22a','Wojszel Tomasz','ul. Łącznikowa 22a','15-163','Białystok','','','','NIE'),">
            <text:p>(447,'Łącznikowa 22a','Wojszel Tomasz','ul. Łącznikowa 22a','15-163','Białystok','','','','NIE'),</text:p>
          </table:table-cell>
          <table:table-cell office:value-type="float" office:value="447">
            <text:p>447</text:p>
          </table:table-cell>
          <table:table-cell office:value-type="string">
            <text:p>Łącznikowa 22a</text:p>
          </table:table-cell>
          <table:table-cell office:value-type="string">
            <text:p>Wojszel Tomasz</text:p>
          </table:table-cell>
          <table:table-cell office:value-type="string">
            <text:p>ul. Łącznikowa 22a</text:p>
          </table:table-cell>
          <table:table-cell office:value-type="string">
            <text:p>15-16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412];&quot;,'&quot;;[.C412];&quot;','&quot;;[.D412];&quot;','&quot;;[.E412];&quot;','&quot;;[.F412];&quot;','&quot;;[.G412];&quot;','&quot;;[.H412];&quot;','&quot;;[.I412];&quot;','&quot;;[.J412];&quot;','&quot;;[.O412];&quot;'),&quot;)" office:value-type="string" office:string-value="(406,'Łącznikowa 23/1','Żukowska Danuta','ul. Łącznikowa 23/1','15-163','Białystok','','','','NIE'),">
            <text:p>(406,'Łącznikowa 23/1','Żukowska Danuta','ul. Łącznikowa 23/1','15-163','Białystok','','','','NIE'),</text:p>
          </table:table-cell>
          <table:table-cell office:value-type="float" office:value="406">
            <text:p>406</text:p>
          </table:table-cell>
          <table:table-cell office:value-type="string">
            <text:p>Łącznikowa 23/1</text:p>
          </table:table-cell>
          <table:table-cell office:value-type="string">
            <text:p>Żukowska Danuta</text:p>
          </table:table-cell>
          <table:table-cell office:value-type="string">
            <text:p>ul. Łącznikowa 23/1</text:p>
          </table:table-cell>
          <table:table-cell office:value-type="string">
            <text:p>15-16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13];&quot;,'&quot;;[.C413];&quot;','&quot;;[.D413];&quot;','&quot;;[.E413];&quot;','&quot;;[.F413];&quot;','&quot;;[.G413];&quot;','&quot;;[.H413];&quot;','&quot;;[.I413];&quot;','&quot;;[.J413];&quot;','&quot;;[.O413];&quot;'),&quot;)" office:value-type="string" office:string-value="(7,'Łącznikowa 36','Misiejczuk Irena','ul. Łącznikowa 36','15-163','Białystok','','','','NIE'),">
            <text:p>(7,'Łącznikowa 36','Misiejczuk Irena','ul. Łącznikowa 36','15-163','Białystok','','','','NIE'),</text:p>
          </table:table-cell>
          <table:table-cell office:value-type="float" office:value="7">
            <text:p>7</text:p>
          </table:table-cell>
          <table:table-cell office:value-type="string">
            <text:p>Łącznikowa 36</text:p>
          </table:table-cell>
          <table:table-cell office:value-type="string">
            <text:p>Misiejczuk Irena</text:p>
          </table:table-cell>
          <table:table-cell office:value-type="string">
            <text:p>ul. Łącznikowa 36</text:p>
          </table:table-cell>
          <table:table-cell office:value-type="string">
            <text:p>15-16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14];&quot;,'&quot;;[.C414];&quot;','&quot;;[.D414];&quot;','&quot;;[.E414];&quot;','&quot;;[.F414];&quot;','&quot;;[.G414];&quot;','&quot;;[.H414];&quot;','&quot;;[.I414];&quot;','&quot;;[.J414];&quot;','&quot;;[.O414];&quot;'),&quot;)" office:value-type="string" office:string-value="(537,'Łącznikowa 39','F.H.U. \&quot;AMI-TEL\&quot;\&quot;\&quot; Piotr Siwicki\&quot;','ul. Łącznikowa 39','15-163','Białystok','966-158-39-60','','','TAK'),">
            <text:p>(537,'Łącznikowa 39','F.H.U. \"AMI-TEL\"\"\" Piotr Siwicki\"','ul. Łącznikowa 39','15-163','Białystok','966-158-39-60','','','TAK'),</text:p>
          </table:table-cell>
          <table:table-cell office:value-type="float" office:value="537">
            <text:p>537</text:p>
          </table:table-cell>
          <table:table-cell office:value-type="string">
            <text:p>Łącznikowa 39</text:p>
          </table:table-cell>
          <table:table-cell office:value-type="string">
            <text:p>F.H.U. \"AMI-TEL\"\"\" Piotr Siwicki\"</text:p>
          </table:table-cell>
          <table:table-cell office:value-type="string">
            <text:p>ul. Łącznikowa 39</text:p>
          </table:table-cell>
          <table:table-cell office:value-type="string">
            <text:p>15-163</text:p>
          </table:table-cell>
          <table:table-cell office:value-type="string">
            <text:p>Białystok</text:p>
          </table:table-cell>
          <table:table-cell office:value-type="string">
            <text:p>966-158-39-60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15];&quot;,'&quot;;[.C415];&quot;','&quot;;[.D415];&quot;','&quot;;[.E415];&quot;','&quot;;[.F415];&quot;','&quot;;[.G415];&quot;','&quot;;[.H415];&quot;','&quot;;[.I415];&quot;','&quot;;[.J415];&quot;','&quot;;[.O415];&quot;'),&quot;)" office:value-type="string" office:string-value="(508,'Łącznikowa 39/1','Misiejuk Małgorzata','ul. Łącznikowa 39/1','15-163','Białystok','','','','NIE'),">
            <text:p>(508,'Łącznikowa 39/1','Misiejuk Małgorzata','ul. Łącznikowa 39/1','15-163','Białystok','','','','NIE'),</text:p>
          </table:table-cell>
          <table:table-cell office:value-type="float" office:value="508">
            <text:p>508</text:p>
          </table:table-cell>
          <table:table-cell office:value-type="string">
            <text:p>Łącznikowa 39/1</text:p>
          </table:table-cell>
          <table:table-cell office:value-type="string">
            <text:p>Misiejuk Małgorzata</text:p>
          </table:table-cell>
          <table:table-cell office:value-type="string">
            <text:p>ul. Łącznikowa 39/1</text:p>
          </table:table-cell>
          <table:table-cell office:value-type="string">
            <text:p>15-16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416];&quot;,'&quot;;[.C416];&quot;','&quot;;[.D416];&quot;','&quot;;[.E416];&quot;','&quot;;[.F416];&quot;','&quot;;[.G416];&quot;','&quot;;[.H416];&quot;','&quot;;[.I416];&quot;','&quot;;[.J416];&quot;','&quot;;[.O416];&quot;'),&quot;)" office:value-type="string" office:string-value="(606,'Łącznikowa 40','Żuk Stanisława','ul. Łącznikowa 40','15-163','Białystok','','','','NIE'),">
            <text:p>(606,'Łącznikowa 40','Żuk Stanisława','ul. Łącznikowa 40','15-163','Białystok','','','','NIE'),</text:p>
          </table:table-cell>
          <table:table-cell office:value-type="float" office:value="606">
            <text:p>606</text:p>
          </table:table-cell>
          <table:table-cell office:value-type="string">
            <text:p>Łącznikowa 40</text:p>
          </table:table-cell>
          <table:table-cell office:value-type="string">
            <text:p>Żuk Stanisława</text:p>
          </table:table-cell>
          <table:table-cell office:value-type="string">
            <text:p>ul. Łącznikowa 40</text:p>
          </table:table-cell>
          <table:table-cell office:value-type="string">
            <text:p>15-16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17];&quot;,'&quot;;[.C417];&quot;','&quot;;[.D417];&quot;','&quot;;[.E417];&quot;','&quot;;[.F417];&quot;','&quot;;[.G417];&quot;','&quot;;[.H417];&quot;','&quot;;[.I417];&quot;','&quot;;[.J417];&quot;','&quot;;[.O417];&quot;'),&quot;)" office:value-type="string" office:string-value="(117,'Łącznikowa 8','Kownacki Wiesław','ul. Łącznikowa 8','15-163','Białystok','','','','NIE'),">
            <text:p>(117,'Łącznikowa 8','Kownacki Wiesław','ul. Łącznikowa 8','15-163','Białystok','','','','NIE'),</text:p>
          </table:table-cell>
          <table:table-cell office:value-type="float" office:value="117">
            <text:p>117</text:p>
          </table:table-cell>
          <table:table-cell office:value-type="string">
            <text:p>Łącznikowa 8</text:p>
          </table:table-cell>
          <table:table-cell office:value-type="string">
            <text:p>Kownacki Wiesław</text:p>
          </table:table-cell>
          <table:table-cell office:value-type="string">
            <text:p>ul. Łącznikowa 8</text:p>
          </table:table-cell>
          <table:table-cell office:value-type="string">
            <text:p>15-16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18];&quot;,'&quot;;[.C418];&quot;','&quot;;[.D418];&quot;','&quot;;[.E418];&quot;','&quot;;[.F418];&quot;','&quot;;[.G418];&quot;','&quot;;[.H418];&quot;','&quot;;[.I418];&quot;','&quot;;[.J418];&quot;','&quot;;[.O418];&quot;'),&quot;)" office:value-type="string" office:string-value="(135,'Marczukowska 2A','Przedsiębiorstwo Handlowe \&quot;RABA\&quot;\&quot;\&quot;  Leszek Radzaj  Roman Grzegorz Bartoszewicz Spółka Jawna Oddział Białystok\&quot;','ul. Marczukowska 2A','15-724','Białystok','844-000-65-60','','','TAK'),">
            <text:p>(135,'Marczukowska 2A','Przedsiębiorstwo Handlowe \"RABA\"\"\" <text:s/>Leszek Radzaj <text:s/>Roman Grzegorz Bartoszewicz Spółka Jawna Oddział Białystok\"','ul. Marczukowska 2A','15-724','Białystok','844-000-65-60','','','TAK'),</text:p>
          </table:table-cell>
          <table:table-cell office:value-type="float" office:value="135">
            <text:p>135</text:p>
          </table:table-cell>
          <table:table-cell office:value-type="string">
            <text:p>Marczukowska 2A</text:p>
          </table:table-cell>
          <table:table-cell office:value-type="string">
            <text:p>Przedsiębiorstwo Handlowe \"RABA\"\"\" <text:s/>Leszek Radzaj <text:s/>Roman Grzegorz Bartoszewicz Spółka Jawna Oddział Białystok\"</text:p>
          </table:table-cell>
          <table:table-cell office:value-type="string">
            <text:p>ul. Marczukowska 2A</text:p>
          </table:table-cell>
          <table:table-cell office:value-type="string">
            <text:p>15-724</text:p>
          </table:table-cell>
          <table:table-cell office:value-type="string">
            <text:p>Białystok</text:p>
          </table:table-cell>
          <table:table-cell office:value-type="string">
            <text:p>844-000-65-60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19];&quot;,'&quot;;[.C419];&quot;','&quot;;[.D419];&quot;','&quot;;[.E419];&quot;','&quot;;[.F419];&quot;','&quot;;[.G419];&quot;','&quot;;[.H419];&quot;','&quot;;[.I419];&quot;','&quot;;[.J419];&quot;','&quot;;[.O419];&quot;'),&quot;)" office:value-type="string" office:string-value="(11,'Marek Musko','USŁUGI TRANSPORTOWE  \&quot;Marek Muśko\&quot;\&quot;\&quot;\&quot;','ul. Wąska 15','15-524','kol. Grabówka','966-014-45-14','','','TAK'),">
            <text:p>(11,'Marek Musko','USŁUGI TRANSPORTOWE <text:s/>\"Marek Muśko\"\"\"\"','ul. Wąska 15','15-524','kol. Grabówka','966-014-45-14','','','TAK'),</text:p>
          </table:table-cell>
          <table:table-cell office:value-type="float" office:value="11">
            <text:p>11</text:p>
          </table:table-cell>
          <table:table-cell office:value-type="string">
            <text:p>Marek Musko</text:p>
          </table:table-cell>
          <table:table-cell office:value-type="string">
            <text:p>USŁUGI TRANSPORTOWE <text:s/>\"Marek Muśko\"\"\"\"</text:p>
          </table:table-cell>
          <table:table-cell office:value-type="string">
            <text:p>ul. Wąska 15</text:p>
          </table:table-cell>
          <table:table-cell office:value-type="string">
            <text:p>15-524</text:p>
          </table:table-cell>
          <table:table-cell office:value-type="string">
            <text:p>kol. Grabówka</text:p>
          </table:table-cell>
          <table:table-cell office:value-type="string">
            <text:p>966-014-45-14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20];&quot;,'&quot;;[.C420];&quot;','&quot;;[.D420];&quot;','&quot;;[.E420];&quot;','&quot;;[.F420];&quot;','&quot;;[.G420];&quot;','&quot;;[.H420];&quot;','&quot;;[.I420];&quot;','&quot;;[.J420];&quot;','&quot;;[.O420];&quot;'),&quot;)" office:value-type="string" office:string-value="(546,'masiejczyk','BIURO RACHUNKOWE Anna Masiejczyk','ul. Sokólska 3A lok.2','15-865','Białystok','543-116-61-79','','','NIE'),">
            <text:p>(546,'masiejczyk','BIURO RACHUNKOWE Anna Masiejczyk','ul. Sokólska 3A lok.2','15-865','Białystok','543-116-61-79','','','NIE'),</text:p>
          </table:table-cell>
          <table:table-cell office:value-type="float" office:value="546">
            <text:p>546</text:p>
          </table:table-cell>
          <table:table-cell office:value-type="string">
            <text:p>masiejczyk</text:p>
          </table:table-cell>
          <table:table-cell office:value-type="string">
            <text:p>BIURO RACHUNKOWE Anna Masiejczyk</text:p>
          </table:table-cell>
          <table:table-cell office:value-type="string">
            <text:p>ul. Sokólska 3A lok.2</text:p>
          </table:table-cell>
          <table:table-cell office:value-type="string">
            <text:p>15-865</text:p>
          </table:table-cell>
          <table:table-cell office:value-type="string">
            <text:p>Białystok</text:p>
          </table:table-cell>
          <table:table-cell office:value-type="string">
            <text:p>543-116-61-79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21];&quot;,'&quot;;[.C421];&quot;','&quot;;[.D421];&quot;','&quot;;[.E421];&quot;','&quot;;[.F421];&quot;','&quot;;[.G421];&quot;','&quot;;[.H421];&quot;','&quot;;[.I421];&quot;','&quot;;[.J421];&quot;','&quot;;[.O421];&quot;'),&quot;)" office:value-type="string" office:string-value="(360,'Mozolewska Anna','Teresa Anna Mozolewska','ul. Władysława Reymonta 22/1','15-717','Białystok','','','','NIE'),">
            <text:p>(360,'Mozolewska Anna','Teresa Anna Mozolewska','ul. Władysława Reymonta 22/1','15-717','Białystok','','','','NIE'),</text:p>
          </table:table-cell>
          <table:table-cell office:value-type="float" office:value="360">
            <text:p>360</text:p>
          </table:table-cell>
          <table:table-cell office:value-type="string">
            <text:p>Mozolewska Anna</text:p>
          </table:table-cell>
          <table:table-cell office:value-type="string">
            <text:p>Teresa Anna Mozolewska</text:p>
          </table:table-cell>
          <table:table-cell office:value-type="string">
            <text:p>ul. Władysława Reymonta 22/1</text:p>
          </table:table-cell>
          <table:table-cell office:value-type="string">
            <text:p>15-71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422];&quot;,'&quot;;[.C422];&quot;','&quot;;[.D422];&quot;','&quot;;[.E422];&quot;','&quot;;[.F422];&quot;','&quot;;[.G422];&quot;','&quot;;[.H422];&quot;','&quot;;[.I422];&quot;','&quot;;[.J422];&quot;','&quot;;[.O422];&quot;'),&quot;)" office:value-type="string" office:string-value="(285,'Narewska 7/81','Monika Gryko','ul. Narewska 7/81','15-840','Białystok','','','','NIE'),">
            <text:p>(285,'Narewska 7/81','Monika Gryko','ul. Narewska 7/81','15-840','Białystok','','','','NIE'),</text:p>
          </table:table-cell>
          <table:table-cell office:value-type="float" office:value="285">
            <text:p>285</text:p>
          </table:table-cell>
          <table:table-cell office:value-type="string">
            <text:p>Narewska 7/81</text:p>
          </table:table-cell>
          <table:table-cell office:value-type="string">
            <text:p>Monika Gryko</text:p>
          </table:table-cell>
          <table:table-cell office:value-type="string">
            <text:p>ul. Narewska 7/81</text:p>
          </table:table-cell>
          <table:table-cell office:value-type="string">
            <text:p>15-84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23];&quot;,'&quot;;[.C423];&quot;','&quot;;[.D423];&quot;','&quot;;[.E423];&quot;','&quot;;[.F423];&quot;','&quot;;[.G423];&quot;','&quot;;[.H423];&quot;','&quot;;[.I423];&quot;','&quot;;[.J423];&quot;','&quot;;[.O423];&quot;'),&quot;)" office:value-type="string" office:string-value="(363,'Nowogródzka 10/84','Kamil Winicki','ul. Nowogródzka 10/84','15-115','Białystok','','','','NIE'),">
            <text:p>(363,'Nowogródzka 10/84','Kamil Winicki','ul. Nowogródzka 10/84','15-115','Białystok','','','','NIE'),</text:p>
          </table:table-cell>
          <table:table-cell office:value-type="float" office:value="363">
            <text:p>363</text:p>
          </table:table-cell>
          <table:table-cell office:value-type="string">
            <text:p>Nowogródzka 10/84</text:p>
          </table:table-cell>
          <table:table-cell office:value-type="string">
            <text:p>Kamil Winicki</text:p>
          </table:table-cell>
          <table:table-cell office:value-type="string">
            <text:p>ul. Nowogródzka 10/84</text:p>
          </table:table-cell>
          <table:table-cell office:value-type="string">
            <text:p>15-11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24];&quot;,'&quot;;[.C424];&quot;','&quot;;[.D424];&quot;','&quot;;[.E424];&quot;','&quot;;[.F424];&quot;','&quot;;[.G424];&quot;','&quot;;[.H424];&quot;','&quot;;[.I424];&quot;','&quot;;[.J424];&quot;','&quot;;[.O424];&quot;'),&quot;)" office:value-type="string" office:string-value="(260,'Ondraszka 1','Wietoszko Maria','ul. Ondraszka 1','15-157','Białystok','','','','NIE'),">
            <text:p>(260,'Ondraszka 1','Wietoszko Maria','ul. Ondraszka 1','15-157','Białystok','','','','NIE'),</text:p>
          </table:table-cell>
          <table:table-cell office:value-type="float" office:value="260">
            <text:p>260</text:p>
          </table:table-cell>
          <table:table-cell office:value-type="string">
            <text:p>Ondraszka 1</text:p>
          </table:table-cell>
          <table:table-cell office:value-type="string">
            <text:p>Wietoszko Maria</text:p>
          </table:table-cell>
          <table:table-cell office:value-type="string">
            <text:p>ul. Ondraszka 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25];&quot;,'&quot;;[.C425];&quot;','&quot;;[.D425];&quot;','&quot;;[.E425];&quot;','&quot;;[.F425];&quot;','&quot;;[.G425];&quot;','&quot;;[.H425];&quot;','&quot;;[.I425];&quot;','&quot;;[.J425];&quot;','&quot;;[.O425];&quot;'),&quot;)" office:value-type="string" office:string-value="(264,'Ondraszka 1/2','Wietoszko-Otapowicz Danuta','ul. Ondraszka 1/2','15-157','Białystok','','','','NIE'),">
            <text:p>(264,'Ondraszka 1/2','Wietoszko-Otapowicz Danuta','ul. Ondraszka 1/2','15-157','Białystok','','','','NIE'),</text:p>
          </table:table-cell>
          <table:table-cell office:value-type="float" office:value="264">
            <text:p>264</text:p>
          </table:table-cell>
          <table:table-cell office:value-type="string">
            <text:p>Ondraszka 1/2</text:p>
          </table:table-cell>
          <table:table-cell office:value-type="string">
            <text:p>Wietoszko-Otapowicz Danuta</text:p>
          </table:table-cell>
          <table:table-cell office:value-type="string">
            <text:p>ul. Ondraszka 1/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26];&quot;,'&quot;;[.C426];&quot;','&quot;;[.D426];&quot;','&quot;;[.E426];&quot;','&quot;;[.F426];&quot;','&quot;;[.G426];&quot;','&quot;;[.H426];&quot;','&quot;;[.I426];&quot;','&quot;;[.J426];&quot;','&quot;;[.O426];&quot;'),&quot;)" office:value-type="string" office:string-value="(607,'Ondraszka 2','Żarniewska Danuta Elżbieta','ul. Ondraszka 2','15-157','Białystok','','','','NIE'),">
            <text:p>(607,'Ondraszka 2','Żarniewska Danuta Elżbieta','ul. Ondraszka 2','15-157','Białystok','','','','NIE'),</text:p>
          </table:table-cell>
          <table:table-cell office:value-type="float" office:value="607">
            <text:p>607</text:p>
          </table:table-cell>
          <table:table-cell office:value-type="string">
            <text:p>Ondraszka 2</text:p>
          </table:table-cell>
          <table:table-cell office:value-type="string">
            <text:p>Żarniewska Danuta Elżbieta</text:p>
          </table:table-cell>
          <table:table-cell office:value-type="string">
            <text:p>ul. Ondraszka 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27];&quot;,'&quot;;[.C427];&quot;','&quot;;[.D427];&quot;','&quot;;[.E427];&quot;','&quot;;[.F427];&quot;','&quot;;[.G427];&quot;','&quot;;[.H427];&quot;','&quot;;[.I427];&quot;','&quot;;[.J427];&quot;','&quot;;[.O427];&quot;'),&quot;)" office:value-type="string" office:string-value="(198,'Ondraszka 3','Bożena Matysiak  PRODUKCJA I SPRZEDAŻ ZNICZY','ul. Ondraszka 3','15-157','Białystok','966-087-55-25','','','NIE'),">
            <text:p>(198,'Ondraszka 3','Bożena Matysiak <text:s/>PRODUKCJA I SPRZEDAŻ ZNICZY','ul. Ondraszka 3','15-157','Białystok','966-087-55-25','','','NIE'),</text:p>
          </table:table-cell>
          <table:table-cell office:value-type="float" office:value="198">
            <text:p>198</text:p>
          </table:table-cell>
          <table:table-cell office:value-type="string">
            <text:p>Ondraszka 3</text:p>
          </table:table-cell>
          <table:table-cell office:value-type="string">
            <text:p>Bożena Matysiak <text:s/>PRODUKCJA I SPRZEDAŻ ZNICZY</text:p>
          </table:table-cell>
          <table:table-cell office:value-type="string">
            <text:p>ul. Ondraszka 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966-087-55-25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28];&quot;,'&quot;;[.C428];&quot;','&quot;;[.D428];&quot;','&quot;;[.E428];&quot;','&quot;;[.F428];&quot;','&quot;;[.G428];&quot;','&quot;;[.H428];&quot;','&quot;;[.I428];&quot;','&quot;;[.J428];&quot;','&quot;;[.O428];&quot;'),&quot;)" office:value-type="string" office:string-value="(261,'Ondraszka 3a','Wietoszko Maria','ul. Ondraszka 3a','15-157','Białystok','','','','NIE'),">
            <text:p>(261,'Ondraszka 3a','Wietoszko Maria','ul. Ondraszka 3a','15-157','Białystok','','','','NIE'),</text:p>
          </table:table-cell>
          <table:table-cell office:value-type="float" office:value="261">
            <text:p>261</text:p>
          </table:table-cell>
          <table:table-cell office:value-type="string">
            <text:p>Ondraszka 3a</text:p>
          </table:table-cell>
          <table:table-cell office:value-type="string">
            <text:p>Wietoszko Maria</text:p>
          </table:table-cell>
          <table:table-cell office:value-type="string">
            <text:p>ul. Ondraszka 3a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29];&quot;,'&quot;;[.C429];&quot;','&quot;;[.D429];&quot;','&quot;;[.E429];&quot;','&quot;;[.F429];&quot;','&quot;;[.G429];&quot;','&quot;;[.H429];&quot;','&quot;;[.I429];&quot;','&quot;;[.J429];&quot;','&quot;;[.O429];&quot;'),&quot;)" office:value-type="string" office:string-value="(307,'Ondraszka 5','Pietrewicz Witold - Tadeusz Pietrewicz Bożena','ul. Ondraszka 5','15-157','Białystok','','','','NIE'),">
            <text:p>(307,'Ondraszka 5','Pietrewicz Witold - Tadeusz Pietrewicz Bożena','ul. Ondraszka 5','15-157','Białystok','','','','NIE'),</text:p>
          </table:table-cell>
          <table:table-cell office:value-type="float" office:value="307">
            <text:p>307</text:p>
          </table:table-cell>
          <table:table-cell office:value-type="string">
            <text:p>Ondraszka 5</text:p>
          </table:table-cell>
          <table:table-cell office:value-type="string">
            <text:p>Pietrewicz Witold - Tadeusz Pietrewicz Bożena</text:p>
          </table:table-cell>
          <table:table-cell office:value-type="string">
            <text:p>ul. Ondraszka 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30];&quot;,'&quot;;[.C430];&quot;','&quot;;[.D430];&quot;','&quot;;[.E430];&quot;','&quot;;[.F430];&quot;','&quot;;[.G430];&quot;','&quot;;[.H430];&quot;','&quot;;[.I430];&quot;','&quot;;[.J430];&quot;','&quot;;[.O430];&quot;'),&quot;)" office:value-type="string" office:string-value="(43,'Ondraszka 6','Antonowicz Leszek i Kinga','ul. Ondraszka 6','15-157','Białystok','','','','NIE'),">
            <text:p>(43,'Ondraszka 6','Antonowicz Leszek i Kinga','ul. Ondraszka 6','15-157','Białystok','','','','NIE'),</text:p>
          </table:table-cell>
          <table:table-cell office:value-type="float" office:value="43">
            <text:p>43</text:p>
          </table:table-cell>
          <table:table-cell office:value-type="string">
            <text:p>Ondraszka 6</text:p>
          </table:table-cell>
          <table:table-cell office:value-type="string">
            <text:p>Antonowicz Leszek i Kinga</text:p>
          </table:table-cell>
          <table:table-cell office:value-type="string">
            <text:p>ul. Ondraszka 6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31];&quot;,'&quot;;[.C431];&quot;','&quot;;[.D431];&quot;','&quot;;[.E431];&quot;','&quot;;[.F431];&quot;','&quot;;[.G431];&quot;','&quot;;[.H431];&quot;','&quot;;[.I431];&quot;','&quot;;[.J431];&quot;','&quot;;[.O431];&quot;'),&quot;)" office:value-type="string" office:string-value="(304,'Ondraszka 9','Najman Mirosław','ul. Ondraszka 9','15-157','Białystok','','','','NIE'),">
            <text:p>(304,'Ondraszka 9','Najman Mirosław','ul. Ondraszka 9','15-157','Białystok','','','','NIE'),</text:p>
          </table:table-cell>
          <table:table-cell office:value-type="float" office:value="304">
            <text:p>304</text:p>
          </table:table-cell>
          <table:table-cell office:value-type="string">
            <text:p>Ondraszka 9</text:p>
          </table:table-cell>
          <table:table-cell office:value-type="string">
            <text:p>Najman Mirosław</text:p>
          </table:table-cell>
          <table:table-cell office:value-type="string">
            <text:p>ul. Ondraszka 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32];&quot;,'&quot;;[.C432];&quot;','&quot;;[.D432];&quot;','&quot;;[.E432];&quot;','&quot;;[.F432];&quot;','&quot;;[.G432];&quot;','&quot;;[.H432];&quot;','&quot;;[.I432];&quot;','&quot;;[.J432];&quot;','&quot;;[.O432];&quot;'),&quot;)" office:value-type="string" office:string-value="(297,'OWCZARCZUK','Jolanta Owczarczuk','ul. Łagodna 8 m 24','15-757','Białystok','','','','NIE'),">
            <text:p>(297,'OWCZARCZUK','Jolanta Owczarczuk','ul. Łagodna 8 m 24','15-757','Białystok','','','','NIE'),</text:p>
          </table:table-cell>
          <table:table-cell office:value-type="float" office:value="297">
            <text:p>297</text:p>
          </table:table-cell>
          <table:table-cell office:value-type="string">
            <text:p>OWCZARCZUK</text:p>
          </table:table-cell>
          <table:table-cell office:value-type="string">
            <text:p>Jolanta Owczarczuk</text:p>
          </table:table-cell>
          <table:table-cell office:value-type="string">
            <text:p>ul. Łagodna 8 m 24</text:p>
          </table:table-cell>
          <table:table-cell office:value-type="string">
            <text:p>15-7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33];&quot;,'&quot;;[.C433];&quot;','&quot;;[.D433];&quot;','&quot;;[.E433];&quot;','&quot;;[.F433];&quot;','&quot;;[.G433];&quot;','&quot;;[.H433];&quot;','&quot;;[.I433];&quot;','&quot;;[.J433];&quot;','&quot;;[.O433];&quot;'),&quot;)" office:value-type="string" office:string-value="(396,'PIAST','Ośrodek Szkolenia \&quot;PIAST\&quot;\&quot;\&quot; Jan Tichoniuk\&quot;','ul. Piastowska 5','15-207','Białystok','542-011-46-58','','','NIE'),">
            <text:p>(396,'PIAST','Ośrodek Szkolenia \"PIAST\"\"\" Jan Tichoniuk\"','ul. Piastowska 5','15-207','Białystok','542-011-46-58','','','NIE'),</text:p>
          </table:table-cell>
          <table:table-cell office:value-type="float" office:value="396">
            <text:p>396</text:p>
          </table:table-cell>
          <table:table-cell office:value-type="string">
            <text:p>PIAST</text:p>
          </table:table-cell>
          <table:table-cell office:value-type="string">
            <text:p>Ośrodek Szkolenia \"PIAST\"\"\" Jan Tichoniuk\"</text:p>
          </table:table-cell>
          <table:table-cell office:value-type="string">
            <text:p>ul. Piastowska 5</text:p>
          </table:table-cell>
          <table:table-cell office:value-type="string">
            <text:p>15-207</text:p>
          </table:table-cell>
          <table:table-cell office:value-type="string">
            <text:p>Białystok</text:p>
          </table:table-cell>
          <table:table-cell office:value-type="string">
            <text:p>542-011-46-58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34];&quot;,'&quot;;[.C434];&quot;','&quot;;[.D434];&quot;','&quot;;[.E434];&quot;','&quot;;[.F434];&quot;','&quot;;[.G434];&quot;','&quot;;[.H434];&quot;','&quot;;[.I434];&quot;','&quot;;[.J434];&quot;','&quot;;[.O434];&quot;'),&quot;)" office:value-type="string" office:string-value="(446,'Plastusia 19','Dziarnowski Jan','ul. Plastusia 19','15-156','Białystok','','','','NIE'),">
            <text:p>(446,'Plastusia 19','Dziarnowski Jan','ul. Plastusia 19','15-156','Białystok','','','','NIE'),</text:p>
          </table:table-cell>
          <table:table-cell office:value-type="float" office:value="446">
            <text:p>446</text:p>
          </table:table-cell>
          <table:table-cell office:value-type="string">
            <text:p>Plastusia 19</text:p>
          </table:table-cell>
          <table:table-cell office:value-type="string">
            <text:p>Dziarnowski Jan</text:p>
          </table:table-cell>
          <table:table-cell office:value-type="string">
            <text:p>ul. Plastusia 19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35];&quot;,'&quot;;[.C435];&quot;','&quot;;[.D435];&quot;','&quot;;[.E435];&quot;','&quot;;[.F435];&quot;','&quot;;[.G435];&quot;','&quot;;[.H435];&quot;','&quot;;[.I435];&quot;','&quot;;[.J435];&quot;','&quot;;[.O435];&quot;'),&quot;)" office:value-type="string" office:string-value="(44,'Plastusia 2','Wojciech Rogalski','ul. Plastusia 2','15-156','Białystok','542-107-71-61','','','NIE'),">
            <text:p>(44,'Plastusia 2','Wojciech Rogalski','ul. Plastusia 2','15-156','Białystok','542-107-71-61','','','NIE'),</text:p>
          </table:table-cell>
          <table:table-cell office:value-type="float" office:value="44">
            <text:p>44</text:p>
          </table:table-cell>
          <table:table-cell office:value-type="string">
            <text:p>Plastusia 2</text:p>
          </table:table-cell>
          <table:table-cell office:value-type="string">
            <text:p>Wojciech Rogalski</text:p>
          </table:table-cell>
          <table:table-cell office:value-type="string">
            <text:p>ul. Plastusia 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office:value-type="string">
            <text:p>542-107-71-61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36];&quot;,'&quot;;[.C436];&quot;','&quot;;[.D436];&quot;','&quot;;[.E436];&quot;','&quot;;[.F436];&quot;','&quot;;[.G436];&quot;','&quot;;[.H436];&quot;','&quot;;[.I436];&quot;','&quot;;[.J436];&quot;','&quot;;[.O436];&quot;'),&quot;)" office:value-type="string" office:string-value="(301,'Plastusia 21','Dębowska Iwona','ul. Plastusia 21','15-156','Białystok','','','','NIE'),">
            <text:p>(301,'Plastusia 21','Dębowska Iwona','ul. Plastusia 21','15-156','Białystok','','','','NIE'),</text:p>
          </table:table-cell>
          <table:table-cell office:value-type="float" office:value="301">
            <text:p>301</text:p>
          </table:table-cell>
          <table:table-cell office:value-type="string">
            <text:p>Plastusia 21</text:p>
          </table:table-cell>
          <table:table-cell office:value-type="string">
            <text:p>Dębowska Iwona</text:p>
          </table:table-cell>
          <table:table-cell office:value-type="string">
            <text:p>ul. Plastusia 21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37];&quot;,'&quot;;[.C437];&quot;','&quot;;[.D437];&quot;','&quot;;[.E437];&quot;','&quot;;[.F437];&quot;','&quot;;[.G437];&quot;','&quot;;[.H437];&quot;','&quot;;[.I437];&quot;','&quot;;[.J437];&quot;','&quot;;[.O437];&quot;'),&quot;)" office:value-type="string" office:string-value="(402,'Plastusia 25','Kropiewnicka Krystyna','ul. Plastusia 25','15-156','Białystok','','','','NIE'),">
            <text:p>(402,'Plastusia 25','Kropiewnicka Krystyna','ul. Plastusia 25','15-156','Białystok','','','','NIE'),</text:p>
          </table:table-cell>
          <table:table-cell office:value-type="float" office:value="402">
            <text:p>402</text:p>
          </table:table-cell>
          <table:table-cell office:value-type="string">
            <text:p>Plastusia 25</text:p>
          </table:table-cell>
          <table:table-cell office:value-type="string">
            <text:p>Kropiewnicka Krystyna</text:p>
          </table:table-cell>
          <table:table-cell office:value-type="string">
            <text:p>ul. Plastusia 25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38];&quot;,'&quot;;[.C438];&quot;','&quot;;[.D438];&quot;','&quot;;[.E438];&quot;','&quot;;[.F438];&quot;','&quot;;[.G438];&quot;','&quot;;[.H438];&quot;','&quot;;[.I438];&quot;','&quot;;[.J438];&quot;','&quot;;[.O438];&quot;'),&quot;)" office:value-type="string" office:string-value="(624,'Plastusia 3','Jabłoński Raszyd','ul.Plastusia 3','15-156','Białystok','','','','NIE'),">
            <text:p>(624,'Plastusia 3','Jabłoński Raszyd','ul.Plastusia 3','15-156','Białystok','','','','NIE'),</text:p>
          </table:table-cell>
          <table:table-cell office:value-type="float" office:value="624">
            <text:p>624</text:p>
          </table:table-cell>
          <table:table-cell office:value-type="string">
            <text:p>Plastusia 3</text:p>
          </table:table-cell>
          <table:table-cell office:value-type="string">
            <text:p>Jabłoński Raszyd</text:p>
          </table:table-cell>
          <table:table-cell office:value-type="string">
            <text:p>ul.Plastusia 3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39];&quot;,'&quot;;[.C439];&quot;','&quot;;[.D439];&quot;','&quot;;[.E439];&quot;','&quot;;[.F439];&quot;','&quot;;[.G439];&quot;','&quot;;[.H439];&quot;','&quot;;[.I439];&quot;','&quot;;[.J439];&quot;','&quot;;[.O439];&quot;'),&quot;)" office:value-type="string" office:string-value="(155,'Plastusia 4','Safiejko Edward','ul. Plastusia 4','15-156','Białystok','','','','NIE'),">
            <text:p>(155,'Plastusia 4','Safiejko Edward','ul. Plastusia 4','15-156','Białystok','','','','NIE'),</text:p>
          </table:table-cell>
          <table:table-cell office:value-type="float" office:value="155">
            <text:p>155</text:p>
          </table:table-cell>
          <table:table-cell office:value-type="string">
            <text:p>Plastusia 4</text:p>
          </table:table-cell>
          <table:table-cell office:value-type="string">
            <text:p>Safiejko Edward</text:p>
          </table:table-cell>
          <table:table-cell office:value-type="string">
            <text:p>ul. Plastusia 4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40];&quot;,'&quot;;[.C440];&quot;','&quot;;[.D440];&quot;','&quot;;[.E440];&quot;','&quot;;[.F440];&quot;','&quot;;[.G440];&quot;','&quot;;[.H440];&quot;','&quot;;[.I440];&quot;','&quot;;[.J440];&quot;','&quot;;[.O440];&quot;'),&quot;)" office:value-type="string" office:string-value="(484,'Poskrobko Jan','Jan Poskrobko','ul. Hugo Kołłątaja 67/49','15-774','Białystok','','','','NIE'),">
            <text:p>(484,'Poskrobko Jan','Jan Poskrobko','ul. Hugo Kołłątaja 67/49','15-774','Białystok','','','','NIE'),</text:p>
          </table:table-cell>
          <table:table-cell office:value-type="float" office:value="484">
            <text:p>484</text:p>
          </table:table-cell>
          <table:table-cell office:value-type="string">
            <text:p>Poskrobko Jan</text:p>
          </table:table-cell>
          <table:table-cell office:value-type="string">
            <text:p>Jan Poskrobko</text:p>
          </table:table-cell>
          <table:table-cell office:value-type="string">
            <text:p>ul. Hugo Kołłątaja 67/49</text:p>
          </table:table-cell>
          <table:table-cell office:value-type="string">
            <text:p>15-7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441];&quot;,'&quot;;[.C441];&quot;','&quot;;[.D441];&quot;','&quot;;[.E441];&quot;','&quot;;[.F441];&quot;','&quot;;[.G441];&quot;','&quot;;[.H441];&quot;','&quot;;[.I441];&quot;','&quot;;[.J441];&quot;','&quot;;[.O441];&quot;'),&quot;)" office:value-type="string" office:string-value="(188,'PRO-ORTO','PRO-ORTO Usługi Ortopedyczne','ul. Baśniowa 3','02-349','Warszawa','522-000-74-03','','','NIE'),">
            <text:p>(188,'PRO-ORTO','PRO-ORTO Usługi Ortopedyczne','ul. Baśniowa 3','02-349','Warszawa','522-000-74-03','','','NIE'),</text:p>
          </table:table-cell>
          <table:table-cell office:value-type="float" office:value="188">
            <text:p>188</text:p>
          </table:table-cell>
          <table:table-cell office:value-type="string">
            <text:p>PRO-ORTO</text:p>
          </table:table-cell>
          <table:table-cell office:value-type="string">
            <text:p>PRO-ORTO Usługi Ortopedyczne</text:p>
          </table:table-cell>
          <table:table-cell office:value-type="string">
            <text:p>ul. Baśniowa 3</text:p>
          </table:table-cell>
          <table:table-cell office:value-type="string">
            <text:p>02-349</text:p>
          </table:table-cell>
          <table:table-cell office:value-type="string">
            <text:p>Warszawa</text:p>
          </table:table-cell>
          <table:table-cell office:value-type="string">
            <text:p>522-000-74-03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42];&quot;,'&quot;;[.C442];&quot;','&quot;;[.D442];&quot;','&quot;;[.E442];&quot;','&quot;;[.F442];&quot;','&quot;;[.G442];&quot;','&quot;;[.H442];&quot;','&quot;;[.I442];&quot;','&quot;;[.J442];&quot;','&quot;;[.O442];&quot;'),&quot;)" office:value-type="string" office:string-value="(351,'PRZEMEK__','Przemysław Jasnowski','ul. Starobojarska 22/11','15-073','Białystok','','','','NIE'),">
            <text:p>(351,'PRZEMEK__','Przemysław Jasnowski','ul. Starobojarska 22/11','15-073','Białystok','','','','NIE'),</text:p>
          </table:table-cell>
          <table:table-cell office:value-type="float" office:value="351">
            <text:p>351</text:p>
          </table:table-cell>
          <table:table-cell office:value-type="string">
            <text:p>PRZEMEK__</text:p>
          </table:table-cell>
          <table:table-cell office:value-type="string">
            <text:p>Przemysław Jasnowski</text:p>
          </table:table-cell>
          <table:table-cell office:value-type="string">
            <text:p>ul. Starobojarska 22/11</text:p>
          </table:table-cell>
          <table:table-cell office:value-type="string">
            <text:p>15-073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43];&quot;,'&quot;;[.C443];&quot;','&quot;;[.D443];&quot;','&quot;;[.E443];&quot;','&quot;;[.F443];&quot;','&quot;;[.G443];&quot;','&quot;;[.H443];&quot;','&quot;;[.I443];&quot;','&quot;;[.J443];&quot;','&quot;;[.O443];&quot;'),&quot;)" office:value-type="string" office:string-value="(409,'Przytulna 18','Bajster Bartosz Piotr','ul. Kolejowa 36 m 9A','19-400','Olecko','','','','NIE'),">
            <text:p>(409,'Przytulna 18','Bajster Bartosz Piotr','ul. Kolejowa 36 m 9A','19-400','Olecko','','','','NIE'),</text:p>
          </table:table-cell>
          <table:table-cell office:value-type="float" office:value="409">
            <text:p>409</text:p>
          </table:table-cell>
          <table:table-cell office:value-type="string">
            <text:p>Przytulna 18</text:p>
          </table:table-cell>
          <table:table-cell office:value-type="string">
            <text:p>Bajster Bartosz Piotr</text:p>
          </table:table-cell>
          <table:table-cell office:value-type="string">
            <text:p>ul. Kolejowa 36 m 9A</text:p>
          </table:table-cell>
          <table:table-cell office:value-type="string">
            <text:p>19-400</text:p>
          </table:table-cell>
          <table:table-cell office:value-type="string">
            <text:p>Olecko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444];&quot;,'&quot;;[.C444];&quot;','&quot;;[.D444];&quot;','&quot;;[.E444];&quot;','&quot;;[.F444];&quot;','&quot;;[.G444];&quot;','&quot;;[.H444];&quot;','&quot;;[.I444];&quot;','&quot;;[.J444];&quot;','&quot;;[.O444];&quot;'),&quot;)" office:value-type="string" office:string-value="(488,'Przytulna 23','Sobolewska Lilia','ul. Przytulna 23','15-156','Białystok','','','','NIE'),">
            <text:p>(488,'Przytulna 23','Sobolewska Lilia','ul. Przytulna 23','15-156','Białystok','','','','NIE'),</text:p>
          </table:table-cell>
          <table:table-cell office:value-type="float" office:value="488">
            <text:p>488</text:p>
          </table:table-cell>
          <table:table-cell office:value-type="string">
            <text:p>Przytulna 23</text:p>
          </table:table-cell>
          <table:table-cell office:value-type="string">
            <text:p>Sobolewska Lilia</text:p>
          </table:table-cell>
          <table:table-cell office:value-type="string">
            <text:p>ul. Przytulna 23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45];&quot;,'&quot;;[.C445];&quot;','&quot;;[.D445];&quot;','&quot;;[.E445];&quot;','&quot;;[.F445];&quot;','&quot;;[.G445];&quot;','&quot;;[.H445];&quot;','&quot;;[.I445];&quot;','&quot;;[.J445];&quot;','&quot;;[.O445];&quot;'),&quot;)" office:value-type="string" office:string-value="(470,'Przytulna 25','Zambrzycki Mariusz','ul. Przytulna 25','15-950','Białystok','','','','NIE'),">
            <text:p>(470,'Przytulna 25','Zambrzycki Mariusz','ul. Przytulna 25','15-950','Białystok','','','','NIE'),</text:p>
          </table:table-cell>
          <table:table-cell office:value-type="float" office:value="470">
            <text:p>470</text:p>
          </table:table-cell>
          <table:table-cell office:value-type="string">
            <text:p>Przytulna 25</text:p>
          </table:table-cell>
          <table:table-cell office:value-type="string">
            <text:p>Zambrzycki Mariusz</text:p>
          </table:table-cell>
          <table:table-cell office:value-type="string">
            <text:p>ul. Przytulna 25</text:p>
          </table:table-cell>
          <table:table-cell office:value-type="string">
            <text:p>15-95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446];&quot;,'&quot;;[.C446];&quot;','&quot;;[.D446];&quot;','&quot;;[.E446];&quot;','&quot;;[.F446];&quot;','&quot;;[.G446];&quot;','&quot;;[.H446];&quot;','&quot;;[.I446];&quot;','&quot;;[.J446];&quot;','&quot;;[.O446];&quot;'),&quot;)" office:value-type="string" office:string-value="(460,'Radosna 42','Borowik Jerzy Borowik Alina','ul. Radosna 42','15-157','Białystok','','','','NIE'),">
            <text:p>(460,'Radosna 42','Borowik Jerzy Borowik Alina','ul. Radosna 42','15-157','Białystok','','','','NIE'),</text:p>
          </table:table-cell>
          <table:table-cell office:value-type="float" office:value="460">
            <text:p>460</text:p>
          </table:table-cell>
          <table:table-cell office:value-type="string">
            <text:p>Radosna 42</text:p>
          </table:table-cell>
          <table:table-cell office:value-type="string">
            <text:p>Borowik Jerzy Borowik Alina</text:p>
          </table:table-cell>
          <table:table-cell office:value-type="string">
            <text:p>ul. Radosna 4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47];&quot;,'&quot;;[.C447];&quot;','&quot;;[.D447];&quot;','&quot;;[.E447];&quot;','&quot;;[.F447];&quot;','&quot;;[.G447];&quot;','&quot;;[.H447];&quot;','&quot;;[.I447];&quot;','&quot;;[.J447];&quot;','&quot;;[.O447];&quot;'),&quot;)" office:value-type="string" office:string-value="(515,'Radosna 59','Snarski Grzegorz','ul. Radosna 59','15-157','Białystok','','','','NIE'),">
            <text:p>(515,'Radosna 59','Snarski Grzegorz','ul. Radosna 59','15-157','Białystok','','','','NIE'),</text:p>
          </table:table-cell>
          <table:table-cell office:value-type="float" office:value="515">
            <text:p>515</text:p>
          </table:table-cell>
          <table:table-cell office:value-type="string">
            <text:p>Radosna 59</text:p>
          </table:table-cell>
          <table:table-cell office:value-type="string">
            <text:p>Snarski Grzegorz</text:p>
          </table:table-cell>
          <table:table-cell office:value-type="string">
            <text:p>ul. Radosna 5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48];&quot;,'&quot;;[.C448];&quot;','&quot;;[.D448];&quot;','&quot;;[.E448];&quot;','&quot;;[.F448];&quot;','&quot;;[.G448];&quot;','&quot;;[.H448];&quot;','&quot;;[.I448];&quot;','&quot;;[.J448];&quot;','&quot;;[.O448];&quot;'),&quot;)" office:value-type="string" office:string-value="(580,'Radosna 61','Anna Kałnaus','ul. Radosna 61','15-157','Białystok','','','','NIE'),">
            <text:p>(580,'Radosna 61','Anna Kałnaus','ul. Radosna 61','15-157','Białystok','','','','NIE'),</text:p>
          </table:table-cell>
          <table:table-cell office:value-type="float" office:value="580">
            <text:p>580</text:p>
          </table:table-cell>
          <table:table-cell office:value-type="string">
            <text:p>Radosna 61</text:p>
          </table:table-cell>
          <table:table-cell office:value-type="string">
            <text:p>Anna Kałnaus</text:p>
          </table:table-cell>
          <table:table-cell office:value-type="string">
            <text:p>ul. Radosna 6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49];&quot;,'&quot;;[.C449];&quot;','&quot;;[.D449];&quot;','&quot;;[.E449];&quot;','&quot;;[.F449];&quot;','&quot;;[.G449];&quot;','&quot;;[.H449];&quot;','&quot;;[.I449];&quot;','&quot;;[.J449];&quot;','&quot;;[.O449];&quot;'),&quot;)" office:value-type="string" office:string-value="(516,'Raginisa 10/1 m 2','Otapowicz Elżbieta','ul. Raginisa 10/1 m 2','15-161','Białystok','','','','NIE'),">
            <text:p>(516,'Raginisa 10/1 m 2','Otapowicz Elżbieta','ul. Raginisa 10/1 m 2','15-161','Białystok','','','','NIE'),</text:p>
          </table:table-cell>
          <table:table-cell office:value-type="float" office:value="516">
            <text:p>516</text:p>
          </table:table-cell>
          <table:table-cell office:value-type="string">
            <text:p>Raginisa 10/1 m 2</text:p>
          </table:table-cell>
          <table:table-cell office:value-type="string">
            <text:p>Otapowicz Elżbieta</text:p>
          </table:table-cell>
          <table:table-cell office:value-type="string">
            <text:p>ul. Raginisa 10/1 m 2</text:p>
          </table:table-cell>
          <table:table-cell office:value-type="string">
            <text:p>15-16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50];&quot;,'&quot;;[.C450];&quot;','&quot;;[.D450];&quot;','&quot;;[.E450];&quot;','&quot;;[.F450];&quot;','&quot;;[.G450];&quot;','&quot;;[.H450];&quot;','&quot;;[.I450];&quot;','&quot;;[.J450];&quot;','&quot;;[.O450];&quot;'),&quot;)" office:value-type="string" office:string-value="(525,'Raginisa 16','Narkiewicz Katarzyna','ul. Raginisa 16','15-161','Białystok','','','','NIE'),">
            <text:p>(525,'Raginisa 16','Narkiewicz Katarzyna','ul. Raginisa 16','15-161','Białystok','','','','NIE'),</text:p>
          </table:table-cell>
          <table:table-cell office:value-type="float" office:value="525">
            <text:p>525</text:p>
          </table:table-cell>
          <table:table-cell office:value-type="string">
            <text:p>Raginisa 16</text:p>
          </table:table-cell>
          <table:table-cell office:value-type="string">
            <text:p>Narkiewicz Katarzyna</text:p>
          </table:table-cell>
          <table:table-cell office:value-type="string">
            <text:p>ul. Raginisa 16</text:p>
          </table:table-cell>
          <table:table-cell office:value-type="string">
            <text:p>15-16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51];&quot;,'&quot;;[.C451];&quot;','&quot;;[.D451];&quot;','&quot;;[.E451];&quot;','&quot;;[.F451];&quot;','&quot;;[.G451];&quot;','&quot;;[.H451];&quot;','&quot;;[.I451];&quot;','&quot;;[.J451];&quot;','&quot;;[.O451];&quot;'),&quot;)" office:value-type="string" office:string-value="(511,'Raginisa 23/1','Karna Krystyna','ul. Raginisa 23/1','15-161','Białystok','','','','NIE'),">
            <text:p>(511,'Raginisa 23/1','Karna Krystyna','ul. Raginisa 23/1','15-161','Białystok','','','','NIE'),</text:p>
          </table:table-cell>
          <table:table-cell office:value-type="float" office:value="511">
            <text:p>511</text:p>
          </table:table-cell>
          <table:table-cell office:value-type="string">
            <text:p>Raginisa 23/1</text:p>
          </table:table-cell>
          <table:table-cell office:value-type="string">
            <text:p>Karna Krystyna</text:p>
          </table:table-cell>
          <table:table-cell office:value-type="string">
            <text:p>ul. Raginisa 23/1</text:p>
          </table:table-cell>
          <table:table-cell office:value-type="string">
            <text:p>15-16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52];&quot;,'&quot;;[.C452];&quot;','&quot;;[.D452];&quot;','&quot;;[.E452];&quot;','&quot;;[.F452];&quot;','&quot;;[.G452];&quot;','&quot;;[.H452];&quot;','&quot;;[.I452];&quot;','&quot;;[.J452];&quot;','&quot;;[.O452];&quot;'),&quot;)" office:value-type="string" office:string-value="(569,'Raginisa 45','Czajkowska Anna','ul. Raginisa 45','15-161','Białystok','','','','NIE'),">
            <text:p>(569,'Raginisa 45','Czajkowska Anna','ul. Raginisa 45','15-161','Białystok','','','','NIE'),</text:p>
          </table:table-cell>
          <table:table-cell office:value-type="float" office:value="569">
            <text:p>569</text:p>
          </table:table-cell>
          <table:table-cell office:value-type="string">
            <text:p>Raginisa 45</text:p>
          </table:table-cell>
          <table:table-cell office:value-type="string">
            <text:p>Czajkowska Anna</text:p>
          </table:table-cell>
          <table:table-cell office:value-type="string">
            <text:p>ul. Raginisa 45</text:p>
          </table:table-cell>
          <table:table-cell office:value-type="string">
            <text:p>15-16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53];&quot;,'&quot;;[.C453];&quot;','&quot;;[.D453];&quot;','&quot;;[.E453];&quot;','&quot;;[.F453];&quot;','&quot;;[.G453];&quot;','&quot;;[.H453];&quot;','&quot;;[.I453];&quot;','&quot;;[.J453];&quot;','&quot;;[.O453];&quot;'),&quot;)" office:value-type="string" office:string-value="(504,'Raginisa 61','Wróblewska Krystyna','ul. Raginisa 61','15-161','Białystok','','','','NIE'),">
            <text:p>(504,'Raginisa 61','Wróblewska Krystyna','ul. Raginisa 61','15-161','Białystok','','','','NIE'),</text:p>
          </table:table-cell>
          <table:table-cell office:value-type="float" office:value="504">
            <text:p>504</text:p>
          </table:table-cell>
          <table:table-cell office:value-type="string">
            <text:p>Raginisa 61</text:p>
          </table:table-cell>
          <table:table-cell office:value-type="string">
            <text:p>Wróblewska Krystyna</text:p>
          </table:table-cell>
          <table:table-cell office:value-type="string">
            <text:p>ul. Raginisa 61</text:p>
          </table:table-cell>
          <table:table-cell office:value-type="string">
            <text:p>15-16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54];&quot;,'&quot;;[.C454];&quot;','&quot;;[.D454];&quot;','&quot;;[.E454];&quot;','&quot;;[.F454];&quot;','&quot;;[.G454];&quot;','&quot;;[.H454];&quot;','&quot;;[.I454];&quot;','&quot;;[.J454];&quot;','&quot;;[.O454];&quot;'),&quot;)" office:value-type="string" office:string-value="(389,'Raginisa 65','Zalewska Wiesława','ul. Raginisa 65','15-161','Białystok','','','','NIE'),">
            <text:p>(389,'Raginisa 65','Zalewska Wiesława','ul. Raginisa 65','15-161','Białystok','','','','NIE'),</text:p>
          </table:table-cell>
          <table:table-cell office:value-type="float" office:value="389">
            <text:p>389</text:p>
          </table:table-cell>
          <table:table-cell office:value-type="string">
            <text:p>Raginisa 65</text:p>
          </table:table-cell>
          <table:table-cell office:value-type="string">
            <text:p>Zalewska Wiesława</text:p>
          </table:table-cell>
          <table:table-cell office:value-type="string">
            <text:p>ul. Raginisa 65</text:p>
          </table:table-cell>
          <table:table-cell office:value-type="string">
            <text:p>15-16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55];&quot;,'&quot;;[.C455];&quot;','&quot;;[.D455];&quot;','&quot;;[.E455];&quot;','&quot;;[.F455];&quot;','&quot;;[.G455];&quot;','&quot;;[.H455];&quot;','&quot;;[.I455];&quot;','&quot;;[.J455];&quot;','&quot;;[.O455];&quot;'),&quot;)" office:value-type="string" office:string-value="(196,'Raginisa 7','Pomian-Puzanowska Marta','ul. Raginisa 7','15-160','Białystok','','','','NIE'),">
            <text:p>(196,'Raginisa 7','Pomian-Puzanowska Marta','ul. Raginisa 7','15-160','Białystok','','','','NIE'),</text:p>
          </table:table-cell>
          <table:table-cell office:value-type="float" office:value="196">
            <text:p>196</text:p>
          </table:table-cell>
          <table:table-cell office:value-type="string">
            <text:p>Raginisa 7</text:p>
          </table:table-cell>
          <table:table-cell office:value-type="string">
            <text:p>Pomian-Puzanowska Marta</text:p>
          </table:table-cell>
          <table:table-cell office:value-type="string">
            <text:p>ul. Raginisa 7</text:p>
          </table:table-cell>
          <table:table-cell office:value-type="string">
            <text:p>15-16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56];&quot;,'&quot;;[.C456];&quot;','&quot;;[.D456];&quot;','&quot;;[.E456];&quot;','&quot;;[.F456];&quot;','&quot;;[.G456];&quot;','&quot;;[.H456];&quot;','&quot;;[.I456];&quot;','&quot;;[.J456];&quot;','&quot;;[.O456];&quot;'),&quot;)" office:value-type="string" office:string-value="(561,'Raginisa 87/2','NZOZ \&quot;SILOE\&quot;\&quot;\&quot; S.C. Katarzyna Jachimowicz Justyna Łozowska\&quot;','ul. Raginisa 87/2','15-161','Białystok','966-16-01-132','','','TAK'),">
            <text:p>(561,'Raginisa 87/2','NZOZ \"SILOE\"\"\" S.C. Katarzyna Jachimowicz Justyna Łozowska\"','ul. Raginisa 87/2','15-161','Białystok','966-16-01-132','','','TAK'),</text:p>
          </table:table-cell>
          <table:table-cell office:value-type="float" office:value="561">
            <text:p>561</text:p>
          </table:table-cell>
          <table:table-cell office:value-type="string">
            <text:p>Raginisa 87/2</text:p>
          </table:table-cell>
          <table:table-cell office:value-type="string">
            <text:p>NZOZ \"SILOE\"\"\" S.C. Katarzyna Jachimowicz Justyna Łozowska\"</text:p>
          </table:table-cell>
          <table:table-cell office:value-type="string">
            <text:p>ul. Raginisa 87/2</text:p>
          </table:table-cell>
          <table:table-cell office:value-type="string">
            <text:p>15-161</text:p>
          </table:table-cell>
          <table:table-cell office:value-type="string">
            <text:p>Białystok</text:p>
          </table:table-cell>
          <table:table-cell office:value-type="string">
            <text:p>966-16-01-132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57];&quot;,'&quot;;[.C457];&quot;','&quot;;[.D457];&quot;','&quot;;[.E457];&quot;','&quot;;[.F457];&quot;','&quot;;[.G457];&quot;','&quot;;[.H457];&quot;','&quot;;[.I457];&quot;','&quot;;[.J457];&quot;','&quot;;[.O457];&quot;'),&quot;)" office:value-type="string" office:string-value="(513,'Raginisa 9/5','Piotrowska Marzena','ul. Raginisa 9/5','15-161','Białystok','','','','NIE'),">
            <text:p>(513,'Raginisa 9/5','Piotrowska Marzena','ul. Raginisa 9/5','15-161','Białystok','','','','NIE'),</text:p>
          </table:table-cell>
          <table:table-cell office:value-type="float" office:value="513">
            <text:p>513</text:p>
          </table:table-cell>
          <table:table-cell office:value-type="string">
            <text:p>Raginisa 9/5</text:p>
          </table:table-cell>
          <table:table-cell office:value-type="string">
            <text:p>Piotrowska Marzena</text:p>
          </table:table-cell>
          <table:table-cell office:value-type="string">
            <text:p>ul. Raginisa 9/5</text:p>
          </table:table-cell>
          <table:table-cell office:value-type="string">
            <text:p>15-16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58];&quot;,'&quot;;[.C458];&quot;','&quot;;[.D458];&quot;','&quot;;[.E458];&quot;','&quot;;[.F458];&quot;','&quot;;[.G458];&quot;','&quot;;[.H458];&quot;','&quot;;[.I458];&quot;','&quot;;[.J458];&quot;','&quot;;[.O458];&quot;'),&quot;)" office:value-type="string" office:string-value="(531,'rajteks','Przedsiębiorstwo \&quot;RAJTEKS-BIS\&quot;\&quot;\&quot; Igor Pastuchow\&quot;','ul. Chłopska 1','15-185','Białystok','966-006-27-04','','','TAK'),">
            <text:p>(531,'rajteks','Przedsiębiorstwo \"RAJTEKS-BIS\"\"\" Igor Pastuchow\"','ul. Chłopska 1','15-185','Białystok','966-006-27-04','','','TAK'),</text:p>
          </table:table-cell>
          <table:table-cell office:value-type="float" office:value="531">
            <text:p>531</text:p>
          </table:table-cell>
          <table:table-cell office:value-type="string">
            <text:p>rajteks</text:p>
          </table:table-cell>
          <table:table-cell office:value-type="string">
            <text:p>Przedsiębiorstwo \"RAJTEKS-BIS\"\"\" Igor Pastuchow\"</text:p>
          </table:table-cell>
          <table:table-cell office:value-type="string">
            <text:p>ul. Chłopska 1</text:p>
          </table:table-cell>
          <table:table-cell office:value-type="string">
            <text:p>15-185</text:p>
          </table:table-cell>
          <table:table-cell office:value-type="string">
            <text:p>Białystok</text:p>
          </table:table-cell>
          <table:table-cell office:value-type="string">
            <text:p>966-006-27-04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59];&quot;,'&quot;;[.C459];&quot;','&quot;;[.D459];&quot;','&quot;;[.E459];&quot;','&quot;;[.F459];&quot;','&quot;;[.G459];&quot;','&quot;;[.H459];&quot;','&quot;;[.I459];&quot;','&quot;;[.J459];&quot;','&quot;;[.O459];&quot;'),&quot;)" office:value-type="string" office:string-value="(600,'Roweckiego 14','Artur Jemielity','ul. Roweckiego 14','15-174','Białystok','','','','NIE'),">
            <text:p>(600,'Roweckiego 14','Artur Jemielity','ul. Roweckiego 14','15-174','Białystok','','','','NIE'),</text:p>
          </table:table-cell>
          <table:table-cell office:value-type="float" office:value="600">
            <text:p>600</text:p>
          </table:table-cell>
          <table:table-cell office:value-type="string">
            <text:p>Roweckiego 14</text:p>
          </table:table-cell>
          <table:table-cell office:value-type="string">
            <text:p>Artur Jemielity</text:p>
          </table:table-cell>
          <table:table-cell office:value-type="string">
            <text:p>ul. Roweckiego 14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60];&quot;,'&quot;;[.C460];&quot;','&quot;;[.D460];&quot;','&quot;;[.E460];&quot;','&quot;;[.F460];&quot;','&quot;;[.G460];&quot;','&quot;;[.H460];&quot;','&quot;;[.I460];&quot;','&quot;;[.J460];&quot;','&quot;;[.O460];&quot;'),&quot;)" office:value-type="string" office:string-value="(541,'Roweckiego 15','Kondraciuk Halina','ul. Roweckiego 15','15-174','Białystok','','','','NIE'),">
            <text:p>(541,'Roweckiego 15','Kondraciuk Halina','ul. Roweckiego 15','15-174','Białystok','','','','NIE'),</text:p>
          </table:table-cell>
          <table:table-cell office:value-type="float" office:value="541">
            <text:p>541</text:p>
          </table:table-cell>
          <table:table-cell office:value-type="string">
            <text:p>Roweckiego 15</text:p>
          </table:table-cell>
          <table:table-cell office:value-type="string">
            <text:p>Kondraciuk Halina</text:p>
          </table:table-cell>
          <table:table-cell office:value-type="string">
            <text:p>ul. Roweckiego 15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61];&quot;,'&quot;;[.C461];&quot;','&quot;;[.D461];&quot;','&quot;;[.E461];&quot;','&quot;;[.F461];&quot;','&quot;;[.G461];&quot;','&quot;;[.H461];&quot;','&quot;;[.I461];&quot;','&quot;;[.J461];&quot;','&quot;;[.O461];&quot;'),&quot;)" office:value-type="string" office:string-value="(481,'Roweckiego 16','Kośnik Piotr','ul. Roweckiego 16','15-174','Białystok','','','','NIE'),">
            <text:p>(481,'Roweckiego 16','Kośnik Piotr','ul. Roweckiego 16','15-174','Białystok','','','','NIE'),</text:p>
          </table:table-cell>
          <table:table-cell office:value-type="float" office:value="481">
            <text:p>481</text:p>
          </table:table-cell>
          <table:table-cell office:value-type="string">
            <text:p>Roweckiego 16</text:p>
          </table:table-cell>
          <table:table-cell office:value-type="string">
            <text:p>Kośnik Piotr</text:p>
          </table:table-cell>
          <table:table-cell office:value-type="string">
            <text:p>ul. Roweckiego 16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62];&quot;,'&quot;;[.C462];&quot;','&quot;;[.D462];&quot;','&quot;;[.E462];&quot;','&quot;;[.F462];&quot;','&quot;;[.G462];&quot;','&quot;;[.H462];&quot;','&quot;;[.I462];&quot;','&quot;;[.J462];&quot;','&quot;;[.O462];&quot;'),&quot;)" office:value-type="string" office:string-value="(574,'Roweckiego 17','Matracki Maciej','ul. Roweckiego 17','15-174','Białystok','','','','NIE'),">
            <text:p>(574,'Roweckiego 17','Matracki Maciej','ul. Roweckiego 17','15-174','Białystok','','','','NIE'),</text:p>
          </table:table-cell>
          <table:table-cell office:value-type="float" office:value="574">
            <text:p>574</text:p>
          </table:table-cell>
          <table:table-cell office:value-type="string">
            <text:p>Roweckiego 17</text:p>
          </table:table-cell>
          <table:table-cell office:value-type="string">
            <text:p>Matracki Maciej</text:p>
          </table:table-cell>
          <table:table-cell office:value-type="string">
            <text:p>ul. Roweckiego 17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63];&quot;,'&quot;;[.C463];&quot;','&quot;;[.D463];&quot;','&quot;;[.E463];&quot;','&quot;;[.F463];&quot;','&quot;;[.G463];&quot;','&quot;;[.H463];&quot;','&quot;;[.I463];&quot;','&quot;;[.J463];&quot;','&quot;;[.O463];&quot;'),&quot;)" office:value-type="string" office:string-value="(259,'Roweckiego 37','Indywidualna Praktyka Lekarska Jerzy Łukaszewicz','ul. Roweckiego 37','15-174','Białystok','','','','NIE'),">
            <text:p>(259,'Roweckiego 37','Indywidualna Praktyka Lekarska Jerzy Łukaszewicz','ul. Roweckiego 37','15-174','Białystok','','','','NIE'),</text:p>
          </table:table-cell>
          <table:table-cell office:value-type="float" office:value="259">
            <text:p>259</text:p>
          </table:table-cell>
          <table:table-cell office:value-type="string">
            <text:p>Roweckiego 37</text:p>
          </table:table-cell>
          <table:table-cell office:value-type="string">
            <text:p>Indywidualna Praktyka Lekarska Jerzy Łukaszewicz</text:p>
          </table:table-cell>
          <table:table-cell office:value-type="string">
            <text:p>ul. Roweckiego 37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64];&quot;,'&quot;;[.C464];&quot;','&quot;;[.D464];&quot;','&quot;;[.E464];&quot;','&quot;;[.F464];&quot;','&quot;;[.G464];&quot;','&quot;;[.H464];&quot;','&quot;;[.I464];&quot;','&quot;;[.J464];&quot;','&quot;;[.O464];&quot;'),&quot;)" office:value-type="string" office:string-value="(333,'Roweckiego 37a','Dariusz Godlewski','ul. Grota Roweckiego 37','15-174','Białystok','','','','NIE'),">
            <text:p>(333,'Roweckiego 37a','Dariusz Godlewski','ul. Grota Roweckiego 37','15-174','Białystok','','','','NIE'),</text:p>
          </table:table-cell>
          <table:table-cell office:value-type="float" office:value="333">
            <text:p>333</text:p>
          </table:table-cell>
          <table:table-cell office:value-type="string">
            <text:p>Roweckiego 37a</text:p>
          </table:table-cell>
          <table:table-cell office:value-type="string">
            <text:p>Dariusz Godlewski</text:p>
          </table:table-cell>
          <table:table-cell office:value-type="string">
            <text:p>ul. Grota Roweckiego 37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65];&quot;,'&quot;;[.C465];&quot;','&quot;;[.D465];&quot;','&quot;;[.E465];&quot;','&quot;;[.F465];&quot;','&quot;;[.G465];&quot;','&quot;;[.H465];&quot;','&quot;;[.I465];&quot;','&quot;;[.J465];&quot;','&quot;;[.O465];&quot;'),&quot;)" office:value-type="string" office:string-value="(423,'Roweckiego 42a','Gabrel Beata','ul. Grota Roweckiego 42a','15-174','Białystok','','','','NIE'),">
            <text:p>(423,'Roweckiego 42a','Gabrel Beata','ul. Grota Roweckiego 42a','15-174','Białystok','','','','NIE'),</text:p>
          </table:table-cell>
          <table:table-cell office:value-type="float" office:value="423">
            <text:p>423</text:p>
          </table:table-cell>
          <table:table-cell office:value-type="string">
            <text:p>Roweckiego 42a</text:p>
          </table:table-cell>
          <table:table-cell office:value-type="string">
            <text:p>Gabrel Beata</text:p>
          </table:table-cell>
          <table:table-cell office:value-type="string">
            <text:p>ul. Grota Roweckiego 42a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66];&quot;,'&quot;;[.C466];&quot;','&quot;;[.D466];&quot;','&quot;;[.E466];&quot;','&quot;;[.F466];&quot;','&quot;;[.G466];&quot;','&quot;;[.H466];&quot;','&quot;;[.I466];&quot;','&quot;;[.J466];&quot;','&quot;;[.O466];&quot;'),&quot;)" office:value-type="string" office:string-value="(535,'Roweckiego 43','Zagórski Karol','ul. Roweckiego 43','15-174','Białystok','','','','NIE'),">
            <text:p>(535,'Roweckiego 43','Zagórski Karol','ul. Roweckiego 43','15-174','Białystok','','','','NIE'),</text:p>
          </table:table-cell>
          <table:table-cell office:value-type="float" office:value="535">
            <text:p>535</text:p>
          </table:table-cell>
          <table:table-cell office:value-type="string">
            <text:p>Roweckiego 43</text:p>
          </table:table-cell>
          <table:table-cell office:value-type="string">
            <text:p>Zagórski Karol</text:p>
          </table:table-cell>
          <table:table-cell office:value-type="string">
            <text:p>ul. Roweckiego 43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67];&quot;,'&quot;;[.C467];&quot;','&quot;;[.D467];&quot;','&quot;;[.E467];&quot;','&quot;;[.F467];&quot;','&quot;;[.G467];&quot;','&quot;;[.H467];&quot;','&quot;;[.I467];&quot;','&quot;;[.J467];&quot;','&quot;;[.O467];&quot;'),&quot;)" office:value-type="string" office:string-value="(235,'Roweckiego 44','Sidorczuk Andrzej','ul. Roweckiego 44','15-174','Białystok','','','','NIE'),">
            <text:p>(235,'Roweckiego 44','Sidorczuk Andrzej','ul. Roweckiego 44','15-174','Białystok','','','','NIE'),</text:p>
          </table:table-cell>
          <table:table-cell office:value-type="float" office:value="235">
            <text:p>235</text:p>
          </table:table-cell>
          <table:table-cell office:value-type="string">
            <text:p>Roweckiego 44</text:p>
          </table:table-cell>
          <table:table-cell office:value-type="string">
            <text:p>Sidorczuk Andrzej</text:p>
          </table:table-cell>
          <table:table-cell office:value-type="string">
            <text:p>ul. Roweckiego 44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68];&quot;,'&quot;;[.C468];&quot;','&quot;;[.D468];&quot;','&quot;;[.E468];&quot;','&quot;;[.F468];&quot;','&quot;;[.G468];&quot;','&quot;;[.H468];&quot;','&quot;;[.I468];&quot;','&quot;;[.J468];&quot;','&quot;;[.O468];&quot;'),&quot;)" office:value-type="string" office:string-value="(208,'Roweckiego 46','Kaczan Wojciech','ul. Roweckiego 46','15-174','Białystok','','','','NIE'),">
            <text:p>(208,'Roweckiego 46','Kaczan Wojciech','ul. Roweckiego 46','15-174','Białystok','','','','NIE'),</text:p>
          </table:table-cell>
          <table:table-cell office:value-type="float" office:value="208">
            <text:p>208</text:p>
          </table:table-cell>
          <table:table-cell office:value-type="string">
            <text:p>Roweckiego 46</text:p>
          </table:table-cell>
          <table:table-cell office:value-type="string">
            <text:p>Kaczan Wojciech</text:p>
          </table:table-cell>
          <table:table-cell office:value-type="string">
            <text:p>ul. Roweckiego 46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69];&quot;,'&quot;;[.C469];&quot;','&quot;;[.D469];&quot;','&quot;;[.E469];&quot;','&quot;;[.F469];&quot;','&quot;;[.G469];&quot;','&quot;;[.H469];&quot;','&quot;;[.I469];&quot;','&quot;;[.J469];&quot;','&quot;;[.O469];&quot;'),&quot;)" office:value-type="string" office:string-value="(183,'Roweckiego 48 ','Kurcewicz Tomasz','ul. Roweckiego 48','15-174','Białystok','','','','NIE'),">
            <text:p>(183,'Roweckiego 48 ','Kurcewicz Tomasz','ul. Roweckiego 48','15-174','Białystok','','','','NIE'),</text:p>
          </table:table-cell>
          <table:table-cell office:value-type="float" office:value="183">
            <text:p>183</text:p>
          </table:table-cell>
          <table:table-cell office:value-type="string">
            <text:p>Roweckiego 48 </text:p>
          </table:table-cell>
          <table:table-cell office:value-type="string">
            <text:p>Kurcewicz Tomasz</text:p>
          </table:table-cell>
          <table:table-cell office:value-type="string">
            <text:p>ul. Roweckiego 48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70];&quot;,'&quot;;[.C470];&quot;','&quot;;[.D470];&quot;','&quot;;[.E470];&quot;','&quot;;[.F470];&quot;','&quot;;[.G470];&quot;','&quot;;[.H470];&quot;','&quot;;[.I470];&quot;','&quot;;[.J470];&quot;','&quot;;[.O470];&quot;'),&quot;)" office:value-type="string" office:string-value="(440,'Roweckiego 50','Sadowska Danuta','ul. Grota Roweckiego 50','15-174','Białystok','','','','NIE'),">
            <text:p>(440,'Roweckiego 50','Sadowska Danuta','ul. Grota Roweckiego 50','15-174','Białystok','','','','NIE'),</text:p>
          </table:table-cell>
          <table:table-cell office:value-type="float" office:value="440">
            <text:p>440</text:p>
          </table:table-cell>
          <table:table-cell office:value-type="string">
            <text:p>Roweckiego 50</text:p>
          </table:table-cell>
          <table:table-cell office:value-type="string">
            <text:p>Sadowska Danuta</text:p>
          </table:table-cell>
          <table:table-cell office:value-type="string">
            <text:p>ul. Grota Roweckiego 50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71];&quot;,'&quot;;[.C471];&quot;','&quot;;[.D471];&quot;','&quot;;[.E471];&quot;','&quot;;[.F471];&quot;','&quot;;[.G471];&quot;','&quot;;[.H471];&quot;','&quot;;[.I471];&quot;','&quot;;[.J471];&quot;','&quot;;[.O471];&quot;'),&quot;)" office:value-type="string" office:string-value="(312,'Roweckiego 52','Kruszewska Marta','ul. Roweckiego 52','15-174','Białystok','','','','NIE'),">
            <text:p>(312,'Roweckiego 52','Kruszewska Marta','ul. Roweckiego 52','15-174','Białystok','','','','NIE'),</text:p>
          </table:table-cell>
          <table:table-cell office:value-type="float" office:value="312">
            <text:p>312</text:p>
          </table:table-cell>
          <table:table-cell office:value-type="string">
            <text:p>Roweckiego 52</text:p>
          </table:table-cell>
          <table:table-cell office:value-type="string">
            <text:p>Kruszewska Marta</text:p>
          </table:table-cell>
          <table:table-cell office:value-type="string">
            <text:p>ul. Roweckiego 52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72];&quot;,'&quot;;[.C472];&quot;','&quot;;[.D472];&quot;','&quot;;[.E472];&quot;','&quot;;[.F472];&quot;','&quot;;[.G472];&quot;','&quot;;[.H472];&quot;','&quot;;[.I472];&quot;','&quot;;[.J472];&quot;','&quot;;[.O472];&quot;'),&quot;)" office:value-type="string" office:string-value="(441,'Roweckiego 55','Maziuk Piotr','ul. Roweckiego 55','15-174','Białystok','','','','NIE'),">
            <text:p>(441,'Roweckiego 55','Maziuk Piotr','ul. Roweckiego 55','15-174','Białystok','','','','NIE'),</text:p>
          </table:table-cell>
          <table:table-cell office:value-type="float" office:value="441">
            <text:p>441</text:p>
          </table:table-cell>
          <table:table-cell office:value-type="string">
            <text:p>Roweckiego 55</text:p>
          </table:table-cell>
          <table:table-cell office:value-type="string">
            <text:p>Maziuk Piotr</text:p>
          </table:table-cell>
          <table:table-cell office:value-type="string">
            <text:p>ul. Roweckiego 55</text:p>
          </table:table-cell>
          <table:table-cell office:value-type="string">
            <text:p>15-17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73];&quot;,'&quot;;[.C473];&quot;','&quot;;[.D473];&quot;','&quot;;[.E473];&quot;','&quot;;[.F473];&quot;','&quot;;[.G473];&quot;','&quot;;[.H473];&quot;','&quot;;[.I473];&quot;','&quot;;[.J473];&quot;','&quot;;[.O473];&quot;'),&quot;)" office:value-type="string" office:string-value="(426,'Rózy Wiatrów 3','Chim Andrzej','ul. Róży Wiatrów 3','15-156','Białystok','','','','NIE'),">
            <text:p>(426,'Rózy Wiatrów 3','Chim Andrzej','ul. Róży Wiatrów 3','15-156','Białystok','','','','NIE'),</text:p>
          </table:table-cell>
          <table:table-cell office:value-type="float" office:value="426">
            <text:p>426</text:p>
          </table:table-cell>
          <table:table-cell office:value-type="string">
            <text:p>Rózy Wiatrów 3</text:p>
          </table:table-cell>
          <table:table-cell office:value-type="string">
            <text:p>Chim Andrzej</text:p>
          </table:table-cell>
          <table:table-cell office:value-type="string">
            <text:p>ul. Róży Wiatrów 3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474];&quot;,'&quot;;[.C474];&quot;','&quot;;[.D474];&quot;','&quot;;[.E474];&quot;','&quot;;[.F474];&quot;','&quot;;[.G474];&quot;','&quot;;[.H474];&quot;','&quot;;[.I474];&quot;','&quot;;[.J474];&quot;','&quot;;[.O474];&quot;'),&quot;)" office:value-type="string" office:string-value="(427,'Róży Wiatrów 12','Sadowski Wiktor','ul. Róży Wiatrów 12','15-156','Białystok','','','','NIE'),">
            <text:p>(427,'Róży Wiatrów 12','Sadowski Wiktor','ul. Róży Wiatrów 12','15-156','Białystok','','','','NIE'),</text:p>
          </table:table-cell>
          <table:table-cell office:value-type="float" office:value="427">
            <text:p>427</text:p>
          </table:table-cell>
          <table:table-cell office:value-type="string">
            <text:p>Róży Wiatrów 12</text:p>
          </table:table-cell>
          <table:table-cell office:value-type="string">
            <text:p>Sadowski Wiktor</text:p>
          </table:table-cell>
          <table:table-cell office:value-type="string">
            <text:p>ul. Róży Wiatrów 1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75];&quot;,'&quot;;[.C475];&quot;','&quot;;[.D475];&quot;','&quot;;[.E475];&quot;','&quot;;[.F475];&quot;','&quot;;[.G475];&quot;','&quot;;[.H475];&quot;','&quot;;[.I475];&quot;','&quot;;[.J475];&quot;','&quot;;[.O475];&quot;'),&quot;)" office:value-type="string" office:string-value="(539,'Róży Wiatrów 17','Wiercińska Małgorzata','ul. Róży Wiatrów 17','15-156','Białystok','','','','NIE'),">
            <text:p>(539,'Róży Wiatrów 17','Wiercińska Małgorzata','ul. Róży Wiatrów 17','15-156','Białystok','','','','NIE'),</text:p>
          </table:table-cell>
          <table:table-cell office:value-type="float" office:value="539">
            <text:p>539</text:p>
          </table:table-cell>
          <table:table-cell office:value-type="string">
            <text:p>Róży Wiatrów 17</text:p>
          </table:table-cell>
          <table:table-cell office:value-type="string">
            <text:p>Wiercińska Małgorzata</text:p>
          </table:table-cell>
          <table:table-cell office:value-type="string">
            <text:p>ul. Róży Wiatrów 17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76];&quot;,'&quot;;[.C476];&quot;','&quot;;[.D476];&quot;','&quot;;[.E476];&quot;','&quot;;[.F476];&quot;','&quot;;[.G476];&quot;','&quot;;[.H476];&quot;','&quot;;[.I476];&quot;','&quot;;[.J476];&quot;','&quot;;[.O476];&quot;'),&quot;)" office:value-type="string" office:string-value="(424,'Rucerska 1l.mFirma','Przedsiębiorstwo Sanitarne \&quot;DRADENT\&quot;\&quot;\&quot; s.c.  Ryszard Maria Jacek Drabent\&quot;','ul. Gogola 2','15-166','Białystok','542-10-27-714','','','TAK'),">
            <text:p>(424,'Rucerska 1l.mFirma','Przedsiębiorstwo Sanitarne \"DRADENT\"\"\" s.c. <text:s/>Ryszard Maria Jacek Drabent\"','ul. Gogola 2','15-166','Białystok','542-10-27-714','','','TAK'),</text:p>
          </table:table-cell>
          <table:table-cell office:value-type="float" office:value="424">
            <text:p>424</text:p>
          </table:table-cell>
          <table:table-cell office:value-type="string">
            <text:p>Rucerska 1l.mFirma</text:p>
          </table:table-cell>
          <table:table-cell office:value-type="string">
            <text:p>Przedsiębiorstwo Sanitarne \"DRADENT\"\"\" s.c. <text:s/>Ryszard Maria Jacek Drabent\"</text:p>
          </table:table-cell>
          <table:table-cell office:value-type="string">
            <text:p>ul. Gogola 2</text:p>
          </table:table-cell>
          <table:table-cell office:value-type="string">
            <text:p>15-166</text:p>
          </table:table-cell>
          <table:table-cell office:value-type="string">
            <text:p>Białystok</text:p>
          </table:table-cell>
          <table:table-cell office:value-type="string">
            <text:p>542-10-27-714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77];&quot;,'&quot;;[.C477];&quot;','&quot;;[.D477];&quot;','&quot;;[.E477];&quot;','&quot;;[.F477];&quot;','&quot;;[.G477];&quot;','&quot;;[.H477];&quot;','&quot;;[.I477];&quot;','&quot;;[.J477];&quot;','&quot;;[.O477];&quot;'),&quot;)" office:value-type="string" office:string-value="(403,'Rumcajsa 10','Laskowska Danuta','ul. Rumcajsa 10','15-156','Białystok','','','','NIE'),">
            <text:p>(403,'Rumcajsa 10','Laskowska Danuta','ul. Rumcajsa 10','15-156','Białystok','','','','NIE'),</text:p>
          </table:table-cell>
          <table:table-cell office:value-type="float" office:value="403">
            <text:p>403</text:p>
          </table:table-cell>
          <table:table-cell office:value-type="string">
            <text:p>Rumcajsa 10</text:p>
          </table:table-cell>
          <table:table-cell office:value-type="string">
            <text:p>Laskowska Danuta</text:p>
          </table:table-cell>
          <table:table-cell office:value-type="string">
            <text:p>ul. Rumcajsa 10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78];&quot;,'&quot;;[.C478];&quot;','&quot;;[.D478];&quot;','&quot;;[.E478];&quot;','&quot;;[.F478];&quot;','&quot;;[.G478];&quot;','&quot;;[.H478];&quot;','&quot;;[.I478];&quot;','&quot;;[.J478];&quot;','&quot;;[.O478];&quot;'),&quot;)" office:value-type="string" office:string-value="(171,'Rumcajsa 2','Jeromin Józef','ul. Rumcajsa 2','15-156','Białystok','','','','NIE'),">
            <text:p>(171,'Rumcajsa 2','Jeromin Józef','ul. Rumcajsa 2','15-156','Białystok','','','','NIE'),</text:p>
          </table:table-cell>
          <table:table-cell office:value-type="float" office:value="171">
            <text:p>171</text:p>
          </table:table-cell>
          <table:table-cell office:value-type="string">
            <text:p>Rumcajsa 2</text:p>
          </table:table-cell>
          <table:table-cell office:value-type="string">
            <text:p>Jeromin Józef</text:p>
          </table:table-cell>
          <table:table-cell office:value-type="string">
            <text:p>ul. Rumcajsa 2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79];&quot;,'&quot;;[.C479];&quot;','&quot;;[.D479];&quot;','&quot;;[.E479];&quot;','&quot;;[.F479];&quot;','&quot;;[.G479];&quot;','&quot;;[.H479];&quot;','&quot;;[.I479];&quot;','&quot;;[.J479];&quot;','&quot;;[.O479];&quot;'),&quot;)" office:value-type="string" office:string-value="(123,'Rumcajsa 8','Chomczyk Józef','ul. Rumcajsa 8','15-156','Białystok','','','','NIE'),">
            <text:p>(123,'Rumcajsa 8','Chomczyk Józef','ul. Rumcajsa 8','15-156','Białystok','','','','NIE'),</text:p>
          </table:table-cell>
          <table:table-cell office:value-type="float" office:value="123">
            <text:p>123</text:p>
          </table:table-cell>
          <table:table-cell office:value-type="string">
            <text:p>Rumcajsa 8</text:p>
          </table:table-cell>
          <table:table-cell office:value-type="string">
            <text:p>Chomczyk Józef</text:p>
          </table:table-cell>
          <table:table-cell office:value-type="string">
            <text:p>ul. Rumcajsa 8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80];&quot;,'&quot;;[.C480];&quot;','&quot;;[.D480];&quot;','&quot;;[.E480];&quot;','&quot;;[.F480];&quot;','&quot;;[.G480];&quot;','&quot;;[.H480];&quot;','&quot;;[.I480];&quot;','&quot;;[.J480];&quot;','&quot;;[.O480];&quot;'),&quot;)" office:value-type="string" office:string-value="(581,'ryc1j','UAB TEBUNIE SVARA','ul. Granito g. 10','2241','Wilno','','','','NIE'),">
            <text:p>(581,'ryc1j','UAB TEBUNIE SVARA','ul. Granito g. 10','2241','Wilno','','','','NIE'),</text:p>
          </table:table-cell>
          <table:table-cell office:value-type="float" office:value="581">
            <text:p>581</text:p>
          </table:table-cell>
          <table:table-cell office:value-type="string">
            <text:p>ryc1j</text:p>
          </table:table-cell>
          <table:table-cell office:value-type="string">
            <text:p>UAB TEBUNIE SVARA</text:p>
          </table:table-cell>
          <table:table-cell office:value-type="string">
            <text:p>ul. Granito g. 10</text:p>
          </table:table-cell>
          <table:table-cell table:style-name="ce1" office:value-type="float" office:value="2241">
            <text:p>2241</text:p>
          </table:table-cell>
          <table:table-cell office:value-type="string">
            <text:p>Wilno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81];&quot;,'&quot;;[.C481];&quot;','&quot;;[.D481];&quot;','&quot;;[.E481];&quot;','&quot;;[.F481];&quot;','&quot;;[.G481];&quot;','&quot;;[.H481];&quot;','&quot;;[.I481];&quot;','&quot;;[.J481];&quot;','&quot;;[.O481];&quot;'),&quot;)" office:value-type="string" office:string-value="(105,'Rycerska 1 l,m','Drabent Jacek','ul. Rycerska 1 l','15-157','Białystok','','','','NIE'),">
            <text:p>(105,'Rycerska 1 l,m','Drabent Jacek','ul. Rycerska 1 l','15-157','Białystok','','','','NIE'),</text:p>
          </table:table-cell>
          <table:table-cell office:value-type="float" office:value="105">
            <text:p>105</text:p>
          </table:table-cell>
          <table:table-cell office:value-type="string">
            <text:p>Rycerska 1 l,m</text:p>
          </table:table-cell>
          <table:table-cell office:value-type="string">
            <text:p>Drabent Jacek</text:p>
          </table:table-cell>
          <table:table-cell office:value-type="string">
            <text:p>ul. Rycerska 1 l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82];&quot;,'&quot;;[.C482];&quot;','&quot;;[.D482];&quot;','&quot;;[.E482];&quot;','&quot;;[.F482];&quot;','&quot;;[.G482];&quot;','&quot;;[.H482];&quot;','&quot;;[.I482];&quot;','&quot;;[.J482];&quot;','&quot;;[.O482];&quot;'),&quot;)" office:value-type="string" office:string-value="(510,'Rycerska 11','Mężyńska Barbara','ul. Rycerska 11','15-157','Białystok','','','','NIE'),">
            <text:p>(510,'Rycerska 11','Mężyńska Barbara','ul. Rycerska 11','15-157','Białystok','','','','NIE'),</text:p>
          </table:table-cell>
          <table:table-cell office:value-type="float" office:value="510">
            <text:p>510</text:p>
          </table:table-cell>
          <table:table-cell office:value-type="string">
            <text:p>Rycerska 11</text:p>
          </table:table-cell>
          <table:table-cell office:value-type="string">
            <text:p>Mężyńska Barbara</text:p>
          </table:table-cell>
          <table:table-cell office:value-type="string">
            <text:p>ul. Rycerska 1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483];&quot;,'&quot;;[.C483];&quot;','&quot;;[.D483];&quot;','&quot;;[.E483];&quot;','&quot;;[.F483];&quot;','&quot;;[.G483];&quot;','&quot;;[.H483];&quot;','&quot;;[.I483];&quot;','&quot;;[.J483];&quot;','&quot;;[.O483];&quot;'),&quot;)" office:value-type="string" office:string-value="(157,'Rycerska 14','Bożena Bednarek, Bogdan Bednarek','ul. Rycerska 14','15-157','Białystok','','','','NIE'),">
            <text:p>(157,'Rycerska 14','Bożena Bednarek, Bogdan Bednarek','ul. Rycerska 14','15-157','Białystok','','','','NIE'),</text:p>
          </table:table-cell>
          <table:table-cell office:value-type="float" office:value="157">
            <text:p>157</text:p>
          </table:table-cell>
          <table:table-cell office:value-type="string">
            <text:p>Rycerska 14</text:p>
          </table:table-cell>
          <table:table-cell office:value-type="string">
            <text:p>Bożena Bednarek, Bogdan Bednarek</text:p>
          </table:table-cell>
          <table:table-cell office:value-type="string">
            <text:p>ul. Rycerska 14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84];&quot;,'&quot;;[.C484];&quot;','&quot;;[.D484];&quot;','&quot;;[.E484];&quot;','&quot;;[.F484];&quot;','&quot;;[.G484];&quot;','&quot;;[.H484];&quot;','&quot;;[.I484];&quot;','&quot;;[.J484];&quot;','&quot;;[.O484];&quot;'),&quot;)" office:value-type="string" office:string-value="(326,'Rycerska 15','Maksimowicz Barbara','ul. Rycerska 15','15-157','Białystok','','','','NIE'),">
            <text:p>(326,'Rycerska 15','Maksimowicz Barbara','ul. Rycerska 15','15-157','Białystok','','','','NIE'),</text:p>
          </table:table-cell>
          <table:table-cell office:value-type="float" office:value="326">
            <text:p>326</text:p>
          </table:table-cell>
          <table:table-cell office:value-type="string">
            <text:p>Rycerska 15</text:p>
          </table:table-cell>
          <table:table-cell office:value-type="string">
            <text:p>Maksimowicz Barbara</text:p>
          </table:table-cell>
          <table:table-cell office:value-type="string">
            <text:p>ul. Rycerska 1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85];&quot;,'&quot;;[.C485];&quot;','&quot;;[.D485];&quot;','&quot;;[.E485];&quot;','&quot;;[.F485];&quot;','&quot;;[.G485];&quot;','&quot;;[.H485];&quot;','&quot;;[.I485];&quot;','&quot;;[.J485];&quot;','&quot;;[.O485];&quot;'),&quot;)" office:value-type="string" office:string-value="(66,'Rycerska 17','Puchalska Mirosława Puchalski Wiesław','ul. Rycerska 17','15-157','Białystok','','','','NIE'),">
            <text:p>(66,'Rycerska 17','Puchalska Mirosława Puchalski Wiesław','ul. Rycerska 17','15-157','Białystok','','','','NIE'),</text:p>
          </table:table-cell>
          <table:table-cell office:value-type="float" office:value="66">
            <text:p>66</text:p>
          </table:table-cell>
          <table:table-cell office:value-type="string">
            <text:p>Rycerska 17</text:p>
          </table:table-cell>
          <table:table-cell office:value-type="string">
            <text:p>Puchalska Mirosława Puchalski Wiesław</text:p>
          </table:table-cell>
          <table:table-cell office:value-type="string">
            <text:p>ul. Rycerska 17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86];&quot;,'&quot;;[.C486];&quot;','&quot;;[.D486];&quot;','&quot;;[.E486];&quot;','&quot;;[.F486];&quot;','&quot;;[.G486];&quot;','&quot;;[.H486];&quot;','&quot;;[.I486];&quot;','&quot;;[.J486];&quot;','&quot;;[.O486];&quot;'),&quot;)" office:value-type="string" office:string-value="(80,'Rycerska 18','Nowicka Anna','ul. Rycerska 18','15-157','Białystok','','','','NIE'),">
            <text:p>(80,'Rycerska 18','Nowicka Anna','ul. Rycerska 18','15-157','Białystok','','','','NIE'),</text:p>
          </table:table-cell>
          <table:table-cell office:value-type="float" office:value="80">
            <text:p>80</text:p>
          </table:table-cell>
          <table:table-cell office:value-type="string">
            <text:p>Rycerska 18</text:p>
          </table:table-cell>
          <table:table-cell office:value-type="string">
            <text:p>Nowicka Anna</text:p>
          </table:table-cell>
          <table:table-cell office:value-type="string">
            <text:p>ul. Rycerska 18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87];&quot;,'&quot;;[.C487];&quot;','&quot;;[.D487];&quot;','&quot;;[.E487];&quot;','&quot;;[.F487];&quot;','&quot;;[.G487];&quot;','&quot;;[.H487];&quot;','&quot;;[.I487];&quot;','&quot;;[.J487];&quot;','&quot;;[.O487];&quot;'),&quot;)" office:value-type="string" office:string-value="(154,'Rycerska 19','Gromotowicz Elżbieta','ul. Rycerska 19','15-157','Białystok','','','','NIE'),">
            <text:p>(154,'Rycerska 19','Gromotowicz Elżbieta','ul. Rycerska 19','15-157','Białystok','','','','NIE'),</text:p>
          </table:table-cell>
          <table:table-cell office:value-type="float" office:value="154">
            <text:p>154</text:p>
          </table:table-cell>
          <table:table-cell office:value-type="string">
            <text:p>Rycerska 19</text:p>
          </table:table-cell>
          <table:table-cell office:value-type="string">
            <text:p>Gromotowicz Elżbieta</text:p>
          </table:table-cell>
          <table:table-cell office:value-type="string">
            <text:p>ul. Rycerska 1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88];&quot;,'&quot;;[.C488];&quot;','&quot;;[.D488];&quot;','&quot;;[.E488];&quot;','&quot;;[.F488];&quot;','&quot;;[.G488];&quot;','&quot;;[.H488];&quot;','&quot;;[.I488];&quot;','&quot;;[.J488];&quot;','&quot;;[.O488];&quot;'),&quot;)" office:value-type="string" office:string-value="(34,'Rycerska 1A','Ewa Konarowska','ul. Rycerska 1A','15-157','Białystok','','','','NIE'),">
            <text:p>(34,'Rycerska 1A','Ewa Konarowska','ul. Rycerska 1A','15-157','Białystok','','','','NIE'),</text:p>
          </table:table-cell>
          <table:table-cell office:value-type="float" office:value="34">
            <text:p>34</text:p>
          </table:table-cell>
          <table:table-cell office:value-type="string">
            <text:p>Rycerska 1A</text:p>
          </table:table-cell>
          <table:table-cell office:value-type="string">
            <text:p>Ewa Konarowska</text:p>
          </table:table-cell>
          <table:table-cell office:value-type="string">
            <text:p>ul. Rycerska 1A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89];&quot;,'&quot;;[.C489];&quot;','&quot;;[.D489];&quot;','&quot;;[.E489];&quot;','&quot;;[.F489];&quot;','&quot;;[.G489];&quot;','&quot;;[.H489];&quot;','&quot;;[.I489];&quot;','&quot;;[.J489];&quot;','&quot;;[.O489];&quot;'),&quot;)" office:value-type="string" office:string-value="(219,'Rycerska 1D','Nikołajów Kamil Błażej','ul. Plac 11 listopada 17','19-226','Goniądz','','','','NIE'),">
            <text:p>(219,'Rycerska 1D','Nikołajów Kamil Błażej','ul. Plac 11 listopada 17','19-226','Goniądz','','','','NIE'),</text:p>
          </table:table-cell>
          <table:table-cell office:value-type="float" office:value="219">
            <text:p>219</text:p>
          </table:table-cell>
          <table:table-cell office:value-type="string">
            <text:p>Rycerska 1D</text:p>
          </table:table-cell>
          <table:table-cell office:value-type="string">
            <text:p>Nikołajów Kamil Błażej</text:p>
          </table:table-cell>
          <table:table-cell office:value-type="string">
            <text:p>ul. Plac 11 listopada 17</text:p>
          </table:table-cell>
          <table:table-cell office:value-type="string">
            <text:p>19-226</text:p>
          </table:table-cell>
          <table:table-cell office:value-type="string">
            <text:p>Goniądz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90];&quot;,'&quot;;[.C490];&quot;','&quot;;[.D490];&quot;','&quot;;[.E490];&quot;','&quot;;[.F490];&quot;','&quot;;[.G490];&quot;','&quot;;[.H490];&quot;','&quot;;[.I490];&quot;','&quot;;[.J490];&quot;','&quot;;[.O490];&quot;'),&quot;)" office:value-type="string" office:string-value="(209,'Rycerska 1i','Chmielewski Przemysław','ul. Rycerska 1i','15-157','Białystok','','','','NIE'),">
            <text:p>(209,'Rycerska 1i','Chmielewski Przemysław','ul. Rycerska 1i','15-157','Białystok','','','','NIE'),</text:p>
          </table:table-cell>
          <table:table-cell office:value-type="float" office:value="209">
            <text:p>209</text:p>
          </table:table-cell>
          <table:table-cell office:value-type="string">
            <text:p>Rycerska 1i</text:p>
          </table:table-cell>
          <table:table-cell office:value-type="string">
            <text:p>Chmielewski Przemysław</text:p>
          </table:table-cell>
          <table:table-cell office:value-type="string">
            <text:p>ul. Rycerska 1i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91];&quot;,'&quot;;[.C491];&quot;','&quot;;[.D491];&quot;','&quot;;[.E491];&quot;','&quot;;[.F491];&quot;','&quot;;[.G491];&quot;','&quot;;[.H491];&quot;','&quot;;[.I491];&quot;','&quot;;[.J491];&quot;','&quot;;[.O491];&quot;'),&quot;)" office:value-type="string" office:string-value="(533,'Rycerska 1j','Kondracki Mariusz','Grondy Woniecko 19/4','18-319','Grondy Woniecko','','','','NIE'),">
            <text:p>(533,'Rycerska 1j','Kondracki Mariusz','Grondy Woniecko 19/4','18-319','Grondy Woniecko','','','','NIE'),</text:p>
          </table:table-cell>
          <table:table-cell office:value-type="float" office:value="533">
            <text:p>533</text:p>
          </table:table-cell>
          <table:table-cell office:value-type="string">
            <text:p>Rycerska 1j</text:p>
          </table:table-cell>
          <table:table-cell office:value-type="string">
            <text:p>Kondracki Mariusz</text:p>
          </table:table-cell>
          <table:table-cell office:value-type="string">
            <text:p>Grondy Woniecko 19/4</text:p>
          </table:table-cell>
          <table:table-cell office:value-type="string">
            <text:p>18-319</text:p>
          </table:table-cell>
          <table:table-cell office:value-type="string">
            <text:p>Grondy Woniecko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92];&quot;,'&quot;;[.C492];&quot;','&quot;;[.D492];&quot;','&quot;;[.E492];&quot;','&quot;;[.F492];&quot;','&quot;;[.G492];&quot;','&quot;;[.H492];&quot;','&quot;;[.I492];&quot;','&quot;;[.J492];&quot;','&quot;;[.O492];&quot;'),&quot;)" office:value-type="string" office:string-value="(178,'Rycerska 1K','Szpakowska Karolina','ul. Rycerska 1K','15-157','Białystok','','','','NIE'),">
            <text:p>(178,'Rycerska 1K','Szpakowska Karolina','ul. Rycerska 1K','15-157','Białystok','','','','NIE'),</text:p>
          </table:table-cell>
          <table:table-cell office:value-type="float" office:value="178">
            <text:p>178</text:p>
          </table:table-cell>
          <table:table-cell office:value-type="string">
            <text:p>Rycerska 1K</text:p>
          </table:table-cell>
          <table:table-cell office:value-type="string">
            <text:p>Szpakowska Karolina</text:p>
          </table:table-cell>
          <table:table-cell office:value-type="string">
            <text:p>ul. Rycerska 1K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493];&quot;,'&quot;;[.C493];&quot;','&quot;;[.D493];&quot;','&quot;;[.E493];&quot;','&quot;;[.F493];&quot;','&quot;;[.G493];&quot;','&quot;;[.H493];&quot;','&quot;;[.I493];&quot;','&quot;;[.J493];&quot;','&quot;;[.O493];&quot;'),&quot;)" office:value-type="string" office:string-value="(376,'Rycerska 1P','Bogdan Brak','ul. Rycerska 1P','15-157','Białystok','','','','NIE'),">
            <text:p>(376,'Rycerska 1P','Bogdan Brak','ul. Rycerska 1P','15-157','Białystok','','','','NIE'),</text:p>
          </table:table-cell>
          <table:table-cell office:value-type="float" office:value="376">
            <text:p>376</text:p>
          </table:table-cell>
          <table:table-cell office:value-type="string">
            <text:p>Rycerska 1P</text:p>
          </table:table-cell>
          <table:table-cell office:value-type="string">
            <text:p>Bogdan Brak</text:p>
          </table:table-cell>
          <table:table-cell office:value-type="string">
            <text:p>ul. Rycerska 1P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94];&quot;,'&quot;;[.C494];&quot;','&quot;;[.D494];&quot;','&quot;;[.E494];&quot;','&quot;;[.F494];&quot;','&quot;;[.G494];&quot;','&quot;;[.H494];&quot;','&quot;;[.I494];&quot;','&quot;;[.J494];&quot;','&quot;;[.O494];&quot;'),&quot;)" office:value-type="string" office:string-value="(583,'Rycerska 2','ZAKŁAD PIEKARNICZO-CUKIERNICZY Snarski Antoni','ul. Rycerska 2','15-157','Białystok','542-010-39-04','','','TAK'),">
            <text:p>(583,'Rycerska 2','ZAKŁAD PIEKARNICZO-CUKIERNICZY Snarski Antoni','ul. Rycerska 2','15-157','Białystok','542-010-39-04','','','TAK'),</text:p>
          </table:table-cell>
          <table:table-cell office:value-type="float" office:value="583">
            <text:p>583</text:p>
          </table:table-cell>
          <table:table-cell office:value-type="string">
            <text:p>Rycerska 2</text:p>
          </table:table-cell>
          <table:table-cell office:value-type="string">
            <text:p>ZAKŁAD PIEKARNICZO-CUKIERNICZY Snarski Antoni</text:p>
          </table:table-cell>
          <table:table-cell office:value-type="string">
            <text:p>ul. Rycerska 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542-010-39-04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95];&quot;,'&quot;;[.C495];&quot;','&quot;;[.D495];&quot;','&quot;;[.E495];&quot;','&quot;;[.F495];&quot;','&quot;;[.G495];&quot;','&quot;;[.H495];&quot;','&quot;;[.I495];&quot;','&quot;;[.J495];&quot;','&quot;;[.O495];&quot;'),&quot;)" office:value-type="string" office:string-value="(95,'Rycerska 20','Gałecka-Nowicka Anna','ul. Rycerska 20','15-157','Białystok','','','','NIE'),">
            <text:p>(95,'Rycerska 20','Gałecka-Nowicka Anna','ul. Rycerska 20','15-157','Białystok','','','','NIE'),</text:p>
          </table:table-cell>
          <table:table-cell office:value-type="float" office:value="95">
            <text:p>95</text:p>
          </table:table-cell>
          <table:table-cell office:value-type="string">
            <text:p>Rycerska 20</text:p>
          </table:table-cell>
          <table:table-cell office:value-type="string">
            <text:p>Gałecka-Nowicka Anna</text:p>
          </table:table-cell>
          <table:table-cell office:value-type="string">
            <text:p>ul. Rycerska 20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96];&quot;,'&quot;;[.C496];&quot;','&quot;;[.D496];&quot;','&quot;;[.E496];&quot;','&quot;;[.F496];&quot;','&quot;;[.G496];&quot;','&quot;;[.H496];&quot;','&quot;;[.I496];&quot;','&quot;;[.J496];&quot;','&quot;;[.O496];&quot;'),&quot;)" office:value-type="string" office:string-value="(93,'Rycerska 21','Szypulski Dariusz','ul. Rycerska 21','15-157','Białystok','','','','NIE'),">
            <text:p>(93,'Rycerska 21','Szypulski Dariusz','ul. Rycerska 21','15-157','Białystok','','','','NIE'),</text:p>
          </table:table-cell>
          <table:table-cell office:value-type="float" office:value="93">
            <text:p>93</text:p>
          </table:table-cell>
          <table:table-cell office:value-type="string">
            <text:p>Rycerska 21</text:p>
          </table:table-cell>
          <table:table-cell office:value-type="string">
            <text:p>Szypulski Dariusz</text:p>
          </table:table-cell>
          <table:table-cell office:value-type="string">
            <text:p>ul. Rycerska 2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97];&quot;,'&quot;;[.C497];&quot;','&quot;;[.D497];&quot;','&quot;;[.E497];&quot;','&quot;;[.F497];&quot;','&quot;;[.G497];&quot;','&quot;;[.H497];&quot;','&quot;;[.I497];&quot;','&quot;;[.J497];&quot;','&quot;;[.O497];&quot;'),&quot;)" office:value-type="string" office:string-value="(437,'Rycerska 21a','Szypulski Edward','ul. Rycerska 21','15-157','Białystok','','','','NIE'),">
            <text:p>(437,'Rycerska 21a','Szypulski Edward','ul. Rycerska 21','15-157','Białystok','','','','NIE'),</text:p>
          </table:table-cell>
          <table:table-cell office:value-type="float" office:value="437">
            <text:p>437</text:p>
          </table:table-cell>
          <table:table-cell office:value-type="string">
            <text:p>Rycerska 21a</text:p>
          </table:table-cell>
          <table:table-cell office:value-type="string">
            <text:p>Szypulski Edward</text:p>
          </table:table-cell>
          <table:table-cell office:value-type="string">
            <text:p>ul. Rycerska 2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98];&quot;,'&quot;;[.C498];&quot;','&quot;;[.D498];&quot;','&quot;;[.E498];&quot;','&quot;;[.F498];&quot;','&quot;;[.G498];&quot;','&quot;;[.H498];&quot;','&quot;;[.I498];&quot;','&quot;;[.J498];&quot;','&quot;;[.O498];&quot;'),&quot;)" office:value-type="string" office:string-value="(61,'Rycerska 22','\&quot;AUTO-FRED\&quot;\&quot;\&quot;  Cezary Ferdyn i Dariusz Ferdyn\&quot;','ul. Rycerska 22','15-157','Białystok','966-04-86-700','','','TAK'),">
            <text:p>(61,'Rycerska 22','\"AUTO-FRED\"\"\" <text:s/>Cezary Ferdyn i Dariusz Ferdyn\"','ul. Rycerska 22','15-157','Białystok','966-04-86-700','','','TAK'),</text:p>
          </table:table-cell>
          <table:table-cell office:value-type="float" office:value="61">
            <text:p>61</text:p>
          </table:table-cell>
          <table:table-cell office:value-type="string">
            <text:p>Rycerska 22</text:p>
          </table:table-cell>
          <table:table-cell office:value-type="string">
            <text:p>\"AUTO-FRED\"\"\" <text:s/>Cezary Ferdyn i Dariusz Ferdyn\"</text:p>
          </table:table-cell>
          <table:table-cell office:value-type="string">
            <text:p>ul. Rycerska 2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966-04-86-700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499];&quot;,'&quot;;[.C499];&quot;','&quot;;[.D499];&quot;','&quot;;[.E499];&quot;','&quot;;[.F499];&quot;','&quot;;[.G499];&quot;','&quot;;[.H499];&quot;','&quot;;[.I499];&quot;','&quot;;[.J499];&quot;','&quot;;[.O499];&quot;'),&quot;)" office:value-type="string" office:string-value="(120,'Rycerska 25','Jadwiga Oświecińska','ul. Rycerska 25','15-157','Białystok','','','','NIE'),">
            <text:p>(120,'Rycerska 25','Jadwiga Oświecińska','ul. Rycerska 25','15-157','Białystok','','','','NIE'),</text:p>
          </table:table-cell>
          <table:table-cell office:value-type="float" office:value="120">
            <text:p>120</text:p>
          </table:table-cell>
          <table:table-cell office:value-type="string">
            <text:p>Rycerska 25</text:p>
          </table:table-cell>
          <table:table-cell office:value-type="string">
            <text:p>Jadwiga Oświecińska</text:p>
          </table:table-cell>
          <table:table-cell office:value-type="string">
            <text:p>ul. Rycerska 2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00];&quot;,'&quot;;[.C500];&quot;','&quot;;[.D500];&quot;','&quot;;[.E500];&quot;','&quot;;[.F500];&quot;','&quot;;[.G500];&quot;','&quot;;[.H500];&quot;','&quot;;[.I500];&quot;','&quot;;[.J500];&quot;','&quot;;[.O500];&quot;'),&quot;)" office:value-type="string" office:string-value="(38,'Rycerska 28','\&quot;ASTOP\&quot;\&quot;\&quot;  A. A. JAWOROWSCY  SPÓŁKA JAWNA\&quot;','ul. Rycerska 28','15-157','Białystok','966-170-64-63','','','TAK'),">
            <text:p>(38,'Rycerska 28','\"ASTOP\"\"\" <text:s/>A. A. JAWOROWSCY <text:s/>SPÓŁKA JAWNA\"','ul. Rycerska 28','15-157','Białystok','966-170-64-63','','','TAK'),</text:p>
          </table:table-cell>
          <table:table-cell office:value-type="float" office:value="38">
            <text:p>38</text:p>
          </table:table-cell>
          <table:table-cell office:value-type="string">
            <text:p>Rycerska 28</text:p>
          </table:table-cell>
          <table:table-cell office:value-type="string">
            <text:p>\"ASTOP\"\"\" <text:s/>A. A. JAWOROWSCY <text:s/>SPÓŁKA JAWNA\"</text:p>
          </table:table-cell>
          <table:table-cell office:value-type="string">
            <text:p>ul. Rycerska 28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966-170-64-63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01];&quot;,'&quot;;[.C501];&quot;','&quot;;[.D501];&quot;','&quot;;[.E501];&quot;','&quot;;[.F501];&quot;','&quot;;[.G501];&quot;','&quot;;[.H501];&quot;','&quot;;[.I501];&quot;','&quot;;[.J501];&quot;','&quot;;[.O501];&quot;'),&quot;)" office:value-type="string" office:string-value="(380,'Rycerska 29','Zysk Jolanta Teresa','ul. Rycerska 29','15-157','Białystok','','','','NIE'),">
            <text:p>(380,'Rycerska 29','Zysk Jolanta Teresa','ul. Rycerska 29','15-157','Białystok','','','','NIE'),</text:p>
          </table:table-cell>
          <table:table-cell office:value-type="float" office:value="380">
            <text:p>380</text:p>
          </table:table-cell>
          <table:table-cell office:value-type="string">
            <text:p>Rycerska 29</text:p>
          </table:table-cell>
          <table:table-cell office:value-type="string">
            <text:p>Zysk Jolanta Teresa</text:p>
          </table:table-cell>
          <table:table-cell office:value-type="string">
            <text:p>ul. Rycerska 2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02];&quot;,'&quot;;[.C502];&quot;','&quot;;[.D502];&quot;','&quot;;[.E502];&quot;','&quot;;[.F502];&quot;','&quot;;[.G502];&quot;','&quot;;[.H502];&quot;','&quot;;[.I502];&quot;','&quot;;[.J502];&quot;','&quot;;[.O502];&quot;'),&quot;)" office:value-type="string" office:string-value="(64,'Rycerska 31','Hryniewicki Jarosław','ul. Rycerska 31','15-157','Białystok','','','','NIE'),">
            <text:p>(64,'Rycerska 31','Hryniewicki Jarosław','ul. Rycerska 31','15-157','Białystok','','','','NIE'),</text:p>
          </table:table-cell>
          <table:table-cell office:value-type="float" office:value="64">
            <text:p>64</text:p>
          </table:table-cell>
          <table:table-cell office:value-type="string">
            <text:p>Rycerska 31</text:p>
          </table:table-cell>
          <table:table-cell office:value-type="string">
            <text:p>Hryniewicki Jarosław</text:p>
          </table:table-cell>
          <table:table-cell office:value-type="string">
            <text:p>ul. Rycerska 3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03];&quot;,'&quot;;[.C503];&quot;','&quot;;[.D503];&quot;','&quot;;[.E503];&quot;','&quot;;[.F503];&quot;','&quot;;[.G503];&quot;','&quot;;[.H503];&quot;','&quot;;[.I503];&quot;','&quot;;[.J503];&quot;','&quot;;[.O503];&quot;'),&quot;)" office:value-type="string" office:string-value="(608,'Rycerska 32','Zbigniew Marcinkowski','ul. Rycerska 32','15-157','Białystok','','','','NIE'),">
            <text:p>(608,'Rycerska 32','Zbigniew Marcinkowski','ul. Rycerska 32','15-157','Białystok','','','','NIE'),</text:p>
          </table:table-cell>
          <table:table-cell office:value-type="float" office:value="608">
            <text:p>608</text:p>
          </table:table-cell>
          <table:table-cell office:value-type="string">
            <text:p>Rycerska 32</text:p>
          </table:table-cell>
          <table:table-cell office:value-type="string">
            <text:p>Zbigniew Marcinkowski</text:p>
          </table:table-cell>
          <table:table-cell office:value-type="string">
            <text:p>ul. Rycerska 3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04];&quot;,'&quot;;[.C504];&quot;','&quot;;[.D504];&quot;','&quot;;[.E504];&quot;','&quot;;[.F504];&quot;','&quot;;[.G504];&quot;','&quot;;[.H504];&quot;','&quot;;[.I504];&quot;','&quot;;[.J504];&quot;','&quot;;[.O504];&quot;'),&quot;)" office:value-type="string" office:string-value="(121,'Rycerska 33','Choroszucho Agnieszka','ul. Rycerska 33','15-157','Białystok','','','','NIE'),">
            <text:p>(121,'Rycerska 33','Choroszucho Agnieszka','ul. Rycerska 33','15-157','Białystok','','','','NIE'),</text:p>
          </table:table-cell>
          <table:table-cell office:value-type="float" office:value="121">
            <text:p>121</text:p>
          </table:table-cell>
          <table:table-cell office:value-type="string">
            <text:p>Rycerska 33</text:p>
          </table:table-cell>
          <table:table-cell office:value-type="string">
            <text:p>Choroszucho Agnieszka</text:p>
          </table:table-cell>
          <table:table-cell office:value-type="string">
            <text:p>ul. Rycerska 3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05];&quot;,'&quot;;[.C505];&quot;','&quot;;[.D505];&quot;','&quot;;[.E505];&quot;','&quot;;[.F505];&quot;','&quot;;[.G505];&quot;','&quot;;[.H505];&quot;','&quot;;[.I505];&quot;','&quot;;[.J505];&quot;','&quot;;[.O505];&quot;'),&quot;)" office:value-type="string" office:string-value="(388,'Rycerska 35','Snarska Anna','ul. Rycerska 35','15-157','Białystok','','','','NIE'),">
            <text:p>(388,'Rycerska 35','Snarska Anna','ul. Rycerska 35','15-157','Białystok','','','','NIE'),</text:p>
          </table:table-cell>
          <table:table-cell office:value-type="float" office:value="388">
            <text:p>388</text:p>
          </table:table-cell>
          <table:table-cell office:value-type="string">
            <text:p>Rycerska 35</text:p>
          </table:table-cell>
          <table:table-cell office:value-type="string">
            <text:p>Snarska Anna</text:p>
          </table:table-cell>
          <table:table-cell office:value-type="string">
            <text:p>ul. Rycerska 3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06];&quot;,'&quot;;[.C506];&quot;','&quot;;[.D506];&quot;','&quot;;[.E506];&quot;','&quot;;[.F506];&quot;','&quot;;[.G506];&quot;','&quot;;[.H506];&quot;','&quot;;[.I506];&quot;','&quot;;[.J506];&quot;','&quot;;[.O506];&quot;'),&quot;)" office:value-type="string" office:string-value="(40,'Rycerska 36','Radziszewski Adam','ul. Rycerska 36','15-157','Białystok','','','','NIE'),">
            <text:p>(40,'Rycerska 36','Radziszewski Adam','ul. Rycerska 36','15-157','Białystok','','','','NIE'),</text:p>
          </table:table-cell>
          <table:table-cell office:value-type="float" office:value="40">
            <text:p>40</text:p>
          </table:table-cell>
          <table:table-cell office:value-type="string">
            <text:p>Rycerska 36</text:p>
          </table:table-cell>
          <table:table-cell office:value-type="string">
            <text:p>Radziszewski Adam</text:p>
          </table:table-cell>
          <table:table-cell office:value-type="string">
            <text:p>ul. Rycerska 36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07];&quot;,'&quot;;[.C507];&quot;','&quot;;[.D507];&quot;','&quot;;[.E507];&quot;','&quot;;[.F507];&quot;','&quot;;[.G507];&quot;','&quot;;[.H507];&quot;','&quot;;[.I507];&quot;','&quot;;[.J507];&quot;','&quot;;[.O507];&quot;'),&quot;)" office:value-type="string" office:string-value="(99,'Rycerska 37','Dakowicz Grzegorz','ul. Rycerska 37','15-157','Białystok','','','','NIE'),">
            <text:p>(99,'Rycerska 37','Dakowicz Grzegorz','ul. Rycerska 37','15-157','Białystok','','','','NIE'),</text:p>
          </table:table-cell>
          <table:table-cell office:value-type="float" office:value="99">
            <text:p>99</text:p>
          </table:table-cell>
          <table:table-cell office:value-type="string">
            <text:p>Rycerska 37</text:p>
          </table:table-cell>
          <table:table-cell office:value-type="string">
            <text:p>Dakowicz Grzegorz</text:p>
          </table:table-cell>
          <table:table-cell office:value-type="string">
            <text:p>ul. Rycerska 37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08];&quot;,'&quot;;[.C508];&quot;','&quot;;[.D508];&quot;','&quot;;[.E508];&quot;','&quot;;[.F508];&quot;','&quot;;[.G508];&quot;','&quot;;[.H508];&quot;','&quot;;[.I508];&quot;','&quot;;[.J508];&quot;','&quot;;[.O508];&quot;'),&quot;)" office:value-type="string" office:string-value="(300,'Rycerska 38','Wróblewska Barbara','ul. Rycerska 38','15-157','Białystok','','','','NIE'),">
            <text:p>(300,'Rycerska 38','Wróblewska Barbara','ul. Rycerska 38','15-157','Białystok','','','','NIE'),</text:p>
          </table:table-cell>
          <table:table-cell office:value-type="float" office:value="300">
            <text:p>300</text:p>
          </table:table-cell>
          <table:table-cell office:value-type="string">
            <text:p>Rycerska 38</text:p>
          </table:table-cell>
          <table:table-cell office:value-type="string">
            <text:p>Wróblewska Barbara</text:p>
          </table:table-cell>
          <table:table-cell office:value-type="string">
            <text:p>ul. Rycerska 38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09];&quot;,'&quot;;[.C509];&quot;','&quot;;[.D509];&quot;','&quot;;[.E509];&quot;','&quot;;[.F509];&quot;','&quot;;[.G509];&quot;','&quot;;[.H509];&quot;','&quot;;[.I509];&quot;','&quot;;[.J509];&quot;','&quot;;[.O509];&quot;'),&quot;)" office:value-type="string" office:string-value="(615,'Rycerska 38/2','Pietraszewski Jacek Krzysztof','ul. Rycerska 38 m.2','15-157','Białystok','','','','NIE'),">
            <text:p>(615,'Rycerska 38/2','Pietraszewski Jacek Krzysztof','ul. Rycerska 38 m.2','15-157','Białystok','','','','NIE'),</text:p>
          </table:table-cell>
          <table:table-cell office:value-type="float" office:value="615">
            <text:p>615</text:p>
          </table:table-cell>
          <table:table-cell office:value-type="string">
            <text:p>Rycerska 38/2</text:p>
          </table:table-cell>
          <table:table-cell office:value-type="string">
            <text:p>Pietraszewski Jacek Krzysztof</text:p>
          </table:table-cell>
          <table:table-cell office:value-type="string">
            <text:p>ul. Rycerska 38 m.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10];&quot;,'&quot;;[.C510];&quot;','&quot;;[.D510];&quot;','&quot;;[.E510];&quot;','&quot;;[.F510];&quot;','&quot;;[.G510];&quot;','&quot;;[.H510];&quot;','&quot;;[.I510];&quot;','&quot;;[.J510];&quot;','&quot;;[.O510];&quot;'),&quot;)" office:value-type="string" office:string-value="(230,'Rycerska 40','Wierzbołowicz Stanisław','ul. Rycerska 40','15-157','Białystok','','','','NIE'),">
            <text:p>(230,'Rycerska 40','Wierzbołowicz Stanisław','ul. Rycerska 40','15-157','Białystok','','','','NIE'),</text:p>
          </table:table-cell>
          <table:table-cell office:value-type="float" office:value="230">
            <text:p>230</text:p>
          </table:table-cell>
          <table:table-cell office:value-type="string">
            <text:p>Rycerska 40</text:p>
          </table:table-cell>
          <table:table-cell office:value-type="string">
            <text:p>Wierzbołowicz Stanisław</text:p>
          </table:table-cell>
          <table:table-cell office:value-type="string">
            <text:p>ul. Rycerska 40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11];&quot;,'&quot;;[.C511];&quot;','&quot;;[.D511];&quot;','&quot;;[.E511];&quot;','&quot;;[.F511];&quot;','&quot;;[.G511];&quot;','&quot;;[.H511];&quot;','&quot;;[.I511];&quot;','&quot;;[.J511];&quot;','&quot;;[.O511];&quot;'),&quot;)" office:value-type="string" office:string-value="(317,'Rycerska 46','Brzózka Elżbieta','ul. Rycerska 46','15-157','Białystok','','','','NIE'),">
            <text:p>(317,'Rycerska 46','Brzózka Elżbieta','ul. Rycerska 46','15-157','Białystok','','','','NIE'),</text:p>
          </table:table-cell>
          <table:table-cell office:value-type="float" office:value="317">
            <text:p>317</text:p>
          </table:table-cell>
          <table:table-cell office:value-type="string">
            <text:p>Rycerska 46</text:p>
          </table:table-cell>
          <table:table-cell office:value-type="string">
            <text:p>Brzózka Elżbieta</text:p>
          </table:table-cell>
          <table:table-cell office:value-type="string">
            <text:p>ul. Rycerska 46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12];&quot;,'&quot;;[.C512];&quot;','&quot;;[.D512];&quot;','&quot;;[.E512];&quot;','&quot;;[.F512];&quot;','&quot;;[.G512];&quot;','&quot;;[.H512];&quot;','&quot;;[.I512];&quot;','&quot;;[.J512];&quot;','&quot;;[.O512];&quot;'),&quot;)" office:value-type="string" office:string-value="(570,'Rycerska 48','Januć Jan','ul. Rycerska 48','15-157','Białystok','','','','NIE'),">
            <text:p>(570,'Rycerska 48','Januć Jan','ul. Rycerska 48','15-157','Białystok','','','','NIE'),</text:p>
          </table:table-cell>
          <table:table-cell office:value-type="float" office:value="570">
            <text:p>570</text:p>
          </table:table-cell>
          <table:table-cell office:value-type="string">
            <text:p>Rycerska 48</text:p>
          </table:table-cell>
          <table:table-cell office:value-type="string">
            <text:p>Januć Jan</text:p>
          </table:table-cell>
          <table:table-cell office:value-type="string">
            <text:p>ul. Rycerska 48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13];&quot;,'&quot;;[.C513];&quot;','&quot;;[.D513];&quot;','&quot;;[.E513];&quot;','&quot;;[.F513];&quot;','&quot;;[.G513];&quot;','&quot;;[.H513];&quot;','&quot;;[.I513];&quot;','&quot;;[.J513];&quot;','&quot;;[.O513];&quot;'),&quot;)" office:value-type="string" office:string-value="(110,'Rycerska 49 ','Panasewicz Tomasz','ul. Rycerska 49','15-157','Białystok','','','','NIE'),">
            <text:p>(110,'Rycerska 49 ','Panasewicz Tomasz','ul. Rycerska 49','15-157','Białystok','','','','NIE'),</text:p>
          </table:table-cell>
          <table:table-cell office:value-type="float" office:value="110">
            <text:p>110</text:p>
          </table:table-cell>
          <table:table-cell office:value-type="string">
            <text:p>Rycerska 49 </text:p>
          </table:table-cell>
          <table:table-cell office:value-type="string">
            <text:p>Panasewicz Tomasz</text:p>
          </table:table-cell>
          <table:table-cell office:value-type="string">
            <text:p>ul. Rycerska 4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14];&quot;,'&quot;;[.C514];&quot;','&quot;;[.D514];&quot;','&quot;;[.E514];&quot;','&quot;;[.F514];&quot;','&quot;;[.G514];&quot;','&quot;;[.H514];&quot;','&quot;;[.I514];&quot;','&quot;;[.J514];&quot;','&quot;;[.O514];&quot;'),&quot;)" office:value-type="string" office:string-value="(37,'Rycerska 5/1','Mariusz Śliwowski','ul. Rycerska 5/1','15-157','Białystok','','','','NIE'),">
            <text:p>(37,'Rycerska 5/1','Mariusz Śliwowski','ul. Rycerska 5/1','15-157','Białystok','','','','NIE'),</text:p>
          </table:table-cell>
          <table:table-cell office:value-type="float" office:value="37">
            <text:p>37</text:p>
          </table:table-cell>
          <table:table-cell office:value-type="string">
            <text:p>Rycerska 5/1</text:p>
          </table:table-cell>
          <table:table-cell office:value-type="string">
            <text:p>Mariusz Śliwowski</text:p>
          </table:table-cell>
          <table:table-cell office:value-type="string">
            <text:p>ul. Rycerska 5/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15];&quot;,'&quot;;[.C515];&quot;','&quot;;[.D515];&quot;','&quot;;[.E515];&quot;','&quot;;[.F515];&quot;','&quot;;[.G515];&quot;','&quot;;[.H515];&quot;','&quot;;[.I515];&quot;','&quot;;[.J515];&quot;','&quot;;[.O515];&quot;'),&quot;)" office:value-type="string" office:string-value="(494,'Rycerska 50','Joanna Pietluszenko','ul. Rycerska 50','15-157','Białystok','','','','NIE'),">
            <text:p>(494,'Rycerska 50','Joanna Pietluszenko','ul. Rycerska 50','15-157','Białystok','','','','NIE'),</text:p>
          </table:table-cell>
          <table:table-cell office:value-type="float" office:value="494">
            <text:p>494</text:p>
          </table:table-cell>
          <table:table-cell office:value-type="string">
            <text:p>Rycerska 50</text:p>
          </table:table-cell>
          <table:table-cell office:value-type="string">
            <text:p>Joanna Pietluszenko</text:p>
          </table:table-cell>
          <table:table-cell office:value-type="string">
            <text:p>ul. Rycerska 50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16];&quot;,'&quot;;[.C516];&quot;','&quot;;[.D516];&quot;','&quot;;[.E516];&quot;','&quot;;[.F516];&quot;','&quot;;[.G516];&quot;','&quot;;[.H516];&quot;','&quot;;[.I516];&quot;','&quot;;[.J516];&quot;','&quot;;[.O516];&quot;'),&quot;)" office:value-type="string" office:string-value="(174,'Rycerska 51 ','Łucja Łapińska','ul. Rycerska 51','15-157','Białystok','','','','NIE'),">
            <text:p>(174,'Rycerska 51 ','Łucja Łapińska','ul. Rycerska 51','15-157','Białystok','','','','NIE'),</text:p>
          </table:table-cell>
          <table:table-cell office:value-type="float" office:value="174">
            <text:p>174</text:p>
          </table:table-cell>
          <table:table-cell office:value-type="string">
            <text:p>Rycerska 51 </text:p>
          </table:table-cell>
          <table:table-cell office:value-type="string">
            <text:p>Łucja Łapińska</text:p>
          </table:table-cell>
          <table:table-cell office:value-type="string">
            <text:p>ul. Rycerska 5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17];&quot;,'&quot;;[.C517];&quot;','&quot;;[.D517];&quot;','&quot;;[.E517];&quot;','&quot;;[.F517];&quot;','&quot;;[.G517];&quot;','&quot;;[.H517];&quot;','&quot;;[.I517];&quot;','&quot;;[.J517];&quot;','&quot;;[.O517];&quot;'),&quot;)" office:value-type="string" office:string-value="(108,'Rycerska 55','Niezgoda Jarosław','ul. Rycerska 55','15-157','Białystok','','','','NIE'),">
            <text:p>(108,'Rycerska 55','Niezgoda Jarosław','ul. Rycerska 55','15-157','Białystok','','','','NIE'),</text:p>
          </table:table-cell>
          <table:table-cell office:value-type="float" office:value="108">
            <text:p>108</text:p>
          </table:table-cell>
          <table:table-cell office:value-type="string">
            <text:p>Rycerska 55</text:p>
          </table:table-cell>
          <table:table-cell office:value-type="string">
            <text:p>Niezgoda Jarosław</text:p>
          </table:table-cell>
          <table:table-cell office:value-type="string">
            <text:p>ul. Rycerska 5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18];&quot;,'&quot;;[.C518];&quot;','&quot;;[.D518];&quot;','&quot;;[.E518];&quot;','&quot;;[.F518];&quot;','&quot;;[.G518];&quot;','&quot;;[.H518];&quot;','&quot;;[.I518];&quot;','&quot;;[.J518];&quot;','&quot;;[.O518];&quot;'),&quot;)" office:value-type="string" office:string-value="(222,'Rycerska 57','Minkiewicz Bartosz','ul. Rycerska 57','15-157','Białystok','','','','NIE'),">
            <text:p>(222,'Rycerska 57','Minkiewicz Bartosz','ul. Rycerska 57','15-157','Białystok','','','','NIE'),</text:p>
          </table:table-cell>
          <table:table-cell office:value-type="float" office:value="222">
            <text:p>222</text:p>
          </table:table-cell>
          <table:table-cell office:value-type="string">
            <text:p>Rycerska 57</text:p>
          </table:table-cell>
          <table:table-cell office:value-type="string">
            <text:p>Minkiewicz Bartosz</text:p>
          </table:table-cell>
          <table:table-cell office:value-type="string">
            <text:p>ul. Rycerska 57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19];&quot;,'&quot;;[.C519];&quot;','&quot;;[.D519];&quot;','&quot;;[.E519];&quot;','&quot;;[.F519];&quot;','&quot;;[.G519];&quot;','&quot;;[.H519];&quot;','&quot;;[.I519];&quot;','&quot;;[.J519];&quot;','&quot;;[.O519];&quot;'),&quot;)" office:value-type="string" office:string-value="(170,'Rycerska 59','Jasiukiewicz Mariusz','ul. Rycerska 59','15-157','Białystok','','','','NIE'),">
            <text:p>(170,'Rycerska 59','Jasiukiewicz Mariusz','ul. Rycerska 59','15-157','Białystok','','','','NIE'),</text:p>
          </table:table-cell>
          <table:table-cell office:value-type="float" office:value="170">
            <text:p>170</text:p>
          </table:table-cell>
          <table:table-cell office:value-type="string">
            <text:p>Rycerska 59</text:p>
          </table:table-cell>
          <table:table-cell office:value-type="string">
            <text:p>Jasiukiewicz Mariusz</text:p>
          </table:table-cell>
          <table:table-cell office:value-type="string">
            <text:p>ul. Rycerska 5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20];&quot;,'&quot;;[.C520];&quot;','&quot;;[.D520];&quot;','&quot;;[.E520];&quot;','&quot;;[.F520];&quot;','&quot;;[.G520];&quot;','&quot;;[.H520];&quot;','&quot;;[.I520];&quot;','&quot;;[.J520];&quot;','&quot;;[.O520];&quot;'),&quot;)" office:value-type="string" office:string-value="(106,'Rycerska 61','Szamruchiewicz Jerzy','ul. Rycerska 61','15-157','Białystok','','','','NIE'),">
            <text:p>(106,'Rycerska 61','Szamruchiewicz Jerzy','ul. Rycerska 61','15-157','Białystok','','','','NIE'),</text:p>
          </table:table-cell>
          <table:table-cell office:value-type="float" office:value="106">
            <text:p>106</text:p>
          </table:table-cell>
          <table:table-cell office:value-type="string">
            <text:p>Rycerska 61</text:p>
          </table:table-cell>
          <table:table-cell office:value-type="string">
            <text:p>Szamruchiewicz Jerzy</text:p>
          </table:table-cell>
          <table:table-cell office:value-type="string">
            <text:p>ul. Rycerska 6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21];&quot;,'&quot;;[.C521];&quot;','&quot;;[.D521];&quot;','&quot;;[.E521];&quot;','&quot;;[.F521];&quot;','&quot;;[.G521];&quot;','&quot;;[.H521];&quot;','&quot;;[.I521];&quot;','&quot;;[.J521];&quot;','&quot;;[.O521];&quot;'),&quot;)" office:value-type="string" office:string-value="(217,'Rycerska 65','Ulman Teresa','ul. Rycerska 65','15-157','Białystok','','','','NIE'),">
            <text:p>(217,'Rycerska 65','Ulman Teresa','ul. Rycerska 65','15-157','Białystok','','','','NIE'),</text:p>
          </table:table-cell>
          <table:table-cell office:value-type="float" office:value="217">
            <text:p>217</text:p>
          </table:table-cell>
          <table:table-cell office:value-type="string">
            <text:p>Rycerska 65</text:p>
          </table:table-cell>
          <table:table-cell office:value-type="string">
            <text:p>Ulman Teresa</text:p>
          </table:table-cell>
          <table:table-cell office:value-type="string">
            <text:p>ul. Rycerska 6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22];&quot;,'&quot;;[.C522];&quot;','&quot;;[.D522];&quot;','&quot;;[.E522];&quot;','&quot;;[.F522];&quot;','&quot;;[.G522];&quot;','&quot;;[.H522];&quot;','&quot;;[.I522];&quot;','&quot;;[.J522];&quot;','&quot;;[.O522];&quot;'),&quot;)" office:value-type="string" office:string-value="(318,'Rycerska 71','Krysiuk Michał','ul. Rycerska 71','15-157','Białystok','','','','NIE'),">
            <text:p>(318,'Rycerska 71','Krysiuk Michał','ul. Rycerska 71','15-157','Białystok','','','','NIE'),</text:p>
          </table:table-cell>
          <table:table-cell office:value-type="float" office:value="318">
            <text:p>318</text:p>
          </table:table-cell>
          <table:table-cell office:value-type="string">
            <text:p>Rycerska 71</text:p>
          </table:table-cell>
          <table:table-cell office:value-type="string">
            <text:p>Krysiuk Michał</text:p>
          </table:table-cell>
          <table:table-cell office:value-type="string">
            <text:p>ul. Rycerska 7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23];&quot;,'&quot;;[.C523];&quot;','&quot;;[.D523];&quot;','&quot;;[.E523];&quot;','&quot;;[.F523];&quot;','&quot;;[.G523];&quot;','&quot;;[.H523];&quot;','&quot;;[.I523];&quot;','&quot;;[.J523];&quot;','&quot;;[.O523];&quot;'),&quot;)" office:value-type="string" office:string-value="(371,'Rycerska 73','Przedsiębiorstwo PPHU \&quot;JUMA-BIAL\&quot;\&quot;\&quot; Mikołaj Popławski\&quot;','ul. Rycerska 73','15-157','Białystok','542-100-50-55','','','NIE'),">
            <text:p>(371,'Rycerska 73','Przedsiębiorstwo PPHU \"JUMA-BIAL\"\"\" Mikołaj Popławski\"','ul. Rycerska 73','15-157','Białystok','542-100-50-55','','','NIE'),</text:p>
          </table:table-cell>
          <table:table-cell office:value-type="float" office:value="371">
            <text:p>371</text:p>
          </table:table-cell>
          <table:table-cell office:value-type="string">
            <text:p>Rycerska 73</text:p>
          </table:table-cell>
          <table:table-cell office:value-type="string">
            <text:p>Przedsiębiorstwo PPHU \"JUMA-BIAL\"\"\" Mikołaj Popławski\"</text:p>
          </table:table-cell>
          <table:table-cell office:value-type="string">
            <text:p>ul. Rycerska 7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542-100-50-55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24];&quot;,'&quot;;[.C524];&quot;','&quot;;[.D524];&quot;','&quot;;[.E524];&quot;','&quot;;[.F524];&quot;','&quot;;[.G524];&quot;','&quot;;[.H524];&quot;','&quot;;[.I524];&quot;','&quot;;[.J524];&quot;','&quot;;[.O524];&quot;'),&quot;)" office:value-type="string" office:string-value="(29,'Rycerska 75','Gawryluk Głafira','ul. Rycerska 75','15-157','Białystok','','','','NIE'),">
            <text:p>(29,'Rycerska 75','Gawryluk Głafira','ul. Rycerska 75','15-157','Białystok','','','','NIE'),</text:p>
          </table:table-cell>
          <table:table-cell office:value-type="float" office:value="29">
            <text:p>29</text:p>
          </table:table-cell>
          <table:table-cell office:value-type="string">
            <text:p>Rycerska 75</text:p>
          </table:table-cell>
          <table:table-cell office:value-type="string">
            <text:p>Gawryluk Głafira</text:p>
          </table:table-cell>
          <table:table-cell office:value-type="string">
            <text:p>ul. Rycerska 7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25];&quot;,'&quot;;[.C525];&quot;','&quot;;[.D525];&quot;','&quot;;[.E525];&quot;','&quot;;[.F525];&quot;','&quot;;[.G525];&quot;','&quot;;[.H525];&quot;','&quot;;[.I525];&quot;','&quot;;[.J525];&quot;','&quot;;[.O525];&quot;'),&quot;)" office:value-type="string" office:string-value="(71,'Rycerska 77','Stachowicz Ewa','ul. Rycerska 77','15-157','Białystok','','','','NIE'),">
            <text:p>(71,'Rycerska 77','Stachowicz Ewa','ul. Rycerska 77','15-157','Białystok','','','','NIE'),</text:p>
          </table:table-cell>
          <table:table-cell office:value-type="float" office:value="71">
            <text:p>71</text:p>
          </table:table-cell>
          <table:table-cell office:value-type="string">
            <text:p>Rycerska 77</text:p>
          </table:table-cell>
          <table:table-cell office:value-type="string">
            <text:p>Stachowicz Ewa</text:p>
          </table:table-cell>
          <table:table-cell office:value-type="string">
            <text:p>ul. Rycerska 77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26];&quot;,'&quot;;[.C526];&quot;','&quot;;[.D526];&quot;','&quot;;[.E526];&quot;','&quot;;[.F526];&quot;','&quot;;[.G526];&quot;','&quot;;[.H526];&quot;','&quot;;[.I526];&quot;','&quot;;[.J526];&quot;','&quot;;[.O526];&quot;'),&quot;)" office:value-type="string" office:string-value="(221,'Rycerska 77firma','P.U.H. \&quot;AMGREG\&quot;\&quot;\&quot; Grzegorz Stachowicz\&quot;','ul. Rycerska 77','15-157','Białystok','966-02-74-932','','','NIE'),">
            <text:p>(221,'Rycerska 77firma','P.U.H. \"AMGREG\"\"\" Grzegorz Stachowicz\"','ul. Rycerska 77','15-157','Białystok','966-02-74-932','','','NIE'),</text:p>
          </table:table-cell>
          <table:table-cell office:value-type="float" office:value="221">
            <text:p>221</text:p>
          </table:table-cell>
          <table:table-cell office:value-type="string">
            <text:p>Rycerska 77firma</text:p>
          </table:table-cell>
          <table:table-cell office:value-type="string">
            <text:p>P.U.H. \"AMGREG\"\"\" Grzegorz Stachowicz\"</text:p>
          </table:table-cell>
          <table:table-cell office:value-type="string">
            <text:p>ul. Rycerska 77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966-02-74-932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27];&quot;,'&quot;;[.C527];&quot;','&quot;;[.D527];&quot;','&quot;;[.E527];&quot;','&quot;;[.F527];&quot;','&quot;;[.G527];&quot;','&quot;;[.H527];&quot;','&quot;;[.I527];&quot;','&quot;;[.J527];&quot;','&quot;;[.O527];&quot;'),&quot;)" office:value-type="string" office:string-value="(369,'Rycerska 79','Bogdan Dobkowski','ul. Rycerska 79','15-157','Białystok','','','','NIE'),">
            <text:p>(369,'Rycerska 79','Bogdan Dobkowski','ul. Rycerska 79','15-157','Białystok','','','','NIE'),</text:p>
          </table:table-cell>
          <table:table-cell office:value-type="float" office:value="369">
            <text:p>369</text:p>
          </table:table-cell>
          <table:table-cell office:value-type="string">
            <text:p>Rycerska 79</text:p>
          </table:table-cell>
          <table:table-cell office:value-type="string">
            <text:p>Bogdan Dobkowski</text:p>
          </table:table-cell>
          <table:table-cell office:value-type="string">
            <text:p>ul. Rycerska 7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28];&quot;,'&quot;;[.C528];&quot;','&quot;;[.D528];&quot;','&quot;;[.E528];&quot;','&quot;;[.F528];&quot;','&quot;;[.G528];&quot;','&quot;;[.H528];&quot;','&quot;;[.I528];&quot;','&quot;;[.J528];&quot;','&quot;;[.O528];&quot;'),&quot;)" office:value-type="string" office:string-value="(49,'Rycerska 79firma','KANCELARIA PATENTOWA  Danuta Dobkowska  RZECZNIK PATENTOWY','ul. Rycerska 79','15-157','Białystok','966-037-18-65','','','TAK'),">
            <text:p>(49,'Rycerska 79firma','KANCELARIA PATENTOWA <text:s/>Danuta Dobkowska <text:s/>RZECZNIK PATENTOWY','ul. Rycerska 79','15-157','Białystok','966-037-18-65','','','TAK'),</text:p>
          </table:table-cell>
          <table:table-cell office:value-type="float" office:value="49">
            <text:p>49</text:p>
          </table:table-cell>
          <table:table-cell office:value-type="string">
            <text:p>Rycerska 79firma</text:p>
          </table:table-cell>
          <table:table-cell office:value-type="string">
            <text:p>KANCELARIA PATENTOWA <text:s/>Danuta Dobkowska <text:s/>RZECZNIK PATENTOWY</text:p>
          </table:table-cell>
          <table:table-cell office:value-type="string">
            <text:p>ul. Rycerska 79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966-037-18-65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29];&quot;,'&quot;;[.C529];&quot;','&quot;;[.D529];&quot;','&quot;;[.E529];&quot;','&quot;;[.F529];&quot;','&quot;;[.G529];&quot;','&quot;;[.H529];&quot;','&quot;;[.I529];&quot;','&quot;;[.J529];&quot;','&quot;;[.O529];&quot;'),&quot;)" office:value-type="string" office:string-value="(552,'Rycerska 81','Samosiuk Paweł','ul. Rycerska 81','15-157','Białystok','','','','NIE'),">
            <text:p>(552,'Rycerska 81','Samosiuk Paweł','ul. Rycerska 81','15-157','Białystok','','','','NIE'),</text:p>
          </table:table-cell>
          <table:table-cell office:value-type="float" office:value="552">
            <text:p>552</text:p>
          </table:table-cell>
          <table:table-cell office:value-type="string">
            <text:p>Rycerska 81</text:p>
          </table:table-cell>
          <table:table-cell office:value-type="string">
            <text:p>Samosiuk Paweł</text:p>
          </table:table-cell>
          <table:table-cell office:value-type="string">
            <text:p>ul. Rycerska 8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30];&quot;,'&quot;;[.C530];&quot;','&quot;;[.D530];&quot;','&quot;;[.E530];&quot;','&quot;;[.F530];&quot;','&quot;;[.G530];&quot;','&quot;;[.H530];&quot;','&quot;;[.I530];&quot;','&quot;;[.J530];&quot;','&quot;;[.O530];&quot;'),&quot;)" office:value-type="string" office:string-value="(492,'Rycerska 83','Toczydłowski Dariusz','ul. Rycerska 83','15-157','Białystok','','','','NIE'),">
            <text:p>(492,'Rycerska 83','Toczydłowski Dariusz','ul. Rycerska 83','15-157','Białystok','','','','NIE'),</text:p>
          </table:table-cell>
          <table:table-cell office:value-type="float" office:value="492">
            <text:p>492</text:p>
          </table:table-cell>
          <table:table-cell office:value-type="string">
            <text:p>Rycerska 83</text:p>
          </table:table-cell>
          <table:table-cell office:value-type="string">
            <text:p>Toczydłowski Dariusz</text:p>
          </table:table-cell>
          <table:table-cell office:value-type="string">
            <text:p>ul. Rycerska 8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31];&quot;,'&quot;;[.C531];&quot;','&quot;;[.D531];&quot;','&quot;;[.E531];&quot;','&quot;;[.F531];&quot;','&quot;;[.G531];&quot;','&quot;;[.H531];&quot;','&quot;;[.I531];&quot;','&quot;;[.J531];&quot;','&quot;;[.O531];&quot;'),&quot;)" office:value-type="string" office:string-value="(32,'Rycerska 85','Barszczewska Weronika Barszczewski Ryszard','ul. Rycerska 85','15-157','Białystok','','','','NIE'),">
            <text:p>(32,'Rycerska 85','Barszczewska Weronika Barszczewski Ryszard','ul. Rycerska 85','15-157','Białystok','','','','NIE'),</text:p>
          </table:table-cell>
          <table:table-cell office:value-type="float" office:value="32">
            <text:p>32</text:p>
          </table:table-cell>
          <table:table-cell office:value-type="string">
            <text:p>Rycerska 85</text:p>
          </table:table-cell>
          <table:table-cell office:value-type="string">
            <text:p>Barszczewska Weronika Barszczewski Ryszard</text:p>
          </table:table-cell>
          <table:table-cell office:value-type="string">
            <text:p>ul. Rycerska 8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32];&quot;,'&quot;;[.C532];&quot;','&quot;;[.D532];&quot;','&quot;;[.E532];&quot;','&quot;;[.F532];&quot;','&quot;;[.G532];&quot;','&quot;;[.H532];&quot;','&quot;;[.I532];&quot;','&quot;;[.J532];&quot;','&quot;;[.O532];&quot;'),&quot;)" office:value-type="string" office:string-value="(130,'Rycerska 87','Wierzbicki Gerard','ul. Rycerska 87','15-157','Białystok','','','','NIE'),">
            <text:p>(130,'Rycerska 87','Wierzbicki Gerard','ul. Rycerska 87','15-157','Białystok','','','','NIE'),</text:p>
          </table:table-cell>
          <table:table-cell office:value-type="float" office:value="130">
            <text:p>130</text:p>
          </table:table-cell>
          <table:table-cell office:value-type="string">
            <text:p>Rycerska 87</text:p>
          </table:table-cell>
          <table:table-cell office:value-type="string">
            <text:p>Wierzbicki Gerard</text:p>
          </table:table-cell>
          <table:table-cell office:value-type="string">
            <text:p>ul. Rycerska 87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33];&quot;,'&quot;;[.C533];&quot;','&quot;;[.D533];&quot;','&quot;;[.E533];&quot;','&quot;;[.F533];&quot;','&quot;;[.G533];&quot;','&quot;;[.H533];&quot;','&quot;;[.I533];&quot;','&quot;;[.J533];&quot;','&quot;;[.O533];&quot;'),&quot;)" office:value-type="string" office:string-value="(161,'Rycerska 91','Kołodziejczyk Halina','ul. Rycerska 91','15-157','Białystok','','','','NIE'),">
            <text:p>(161,'Rycerska 91','Kołodziejczyk Halina','ul. Rycerska 91','15-157','Białystok','','','','NIE'),</text:p>
          </table:table-cell>
          <table:table-cell office:value-type="float" office:value="161">
            <text:p>161</text:p>
          </table:table-cell>
          <table:table-cell office:value-type="string">
            <text:p>Rycerska 91</text:p>
          </table:table-cell>
          <table:table-cell office:value-type="string">
            <text:p>Kołodziejczyk Halina</text:p>
          </table:table-cell>
          <table:table-cell office:value-type="string">
            <text:p>ul. Rycerska 9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34];&quot;,'&quot;;[.C534];&quot;','&quot;;[.D534];&quot;','&quot;;[.E534];&quot;','&quot;;[.F534];&quot;','&quot;;[.G534];&quot;','&quot;;[.H534];&quot;','&quot;;[.I534];&quot;','&quot;;[.J534];&quot;','&quot;;[.O534];&quot;'),&quot;)" office:value-type="string" office:string-value="(195,'Rycerska 91b','Wiśniewski Mateusz','ul. Rycerska 91b','15-157','Białystok','','','','NIE'),">
            <text:p>(195,'Rycerska 91b','Wiśniewski Mateusz','ul. Rycerska 91b','15-157','Białystok','','','','NIE'),</text:p>
          </table:table-cell>
          <table:table-cell office:value-type="float" office:value="195">
            <text:p>195</text:p>
          </table:table-cell>
          <table:table-cell office:value-type="string">
            <text:p>Rycerska 91b</text:p>
          </table:table-cell>
          <table:table-cell office:value-type="string">
            <text:p>Wiśniewski Mateusz</text:p>
          </table:table-cell>
          <table:table-cell office:value-type="string">
            <text:p>ul. Rycerska 91b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35];&quot;,'&quot;;[.C535];&quot;','&quot;;[.D535];&quot;','&quot;;[.E535];&quot;','&quot;;[.F535];&quot;','&quot;;[.G535];&quot;','&quot;;[.H535];&quot;','&quot;;[.I535];&quot;','&quot;;[.J535];&quot;','&quot;;[.O535];&quot;'),&quot;)" office:value-type="string" office:string-value="(111,'Rycerska 93','Wiśniewski Andrzej','ul. Rycerska 93','15-157','Białystok','','','','NIE'),">
            <text:p>(111,'Rycerska 93','Wiśniewski Andrzej','ul. Rycerska 93','15-157','Białystok','','','','NIE'),</text:p>
          </table:table-cell>
          <table:table-cell office:value-type="float" office:value="111">
            <text:p>111</text:p>
          </table:table-cell>
          <table:table-cell office:value-type="string">
            <text:p>Rycerska 93</text:p>
          </table:table-cell>
          <table:table-cell office:value-type="string">
            <text:p>Wiśniewski Andrzej</text:p>
          </table:table-cell>
          <table:table-cell office:value-type="string">
            <text:p>ul. Rycerska 9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36];&quot;,'&quot;;[.C536];&quot;','&quot;;[.D536];&quot;','&quot;;[.E536];&quot;','&quot;;[.F536];&quot;','&quot;;[.G536];&quot;','&quot;;[.H536];&quot;','&quot;;[.I536];&quot;','&quot;;[.J536];&quot;','&quot;;[.O536];&quot;'),&quot;)" office:value-type="string" office:string-value="(404,'Rycerska 95','Jurczuk Krzysztof','ul. Rycerska 95','15-157','Białystok','','','','NIE'),">
            <text:p>(404,'Rycerska 95','Jurczuk Krzysztof','ul. Rycerska 95','15-157','Białystok','','','','NIE'),</text:p>
          </table:table-cell>
          <table:table-cell office:value-type="float" office:value="404">
            <text:p>404</text:p>
          </table:table-cell>
          <table:table-cell office:value-type="string">
            <text:p>Rycerska 95</text:p>
          </table:table-cell>
          <table:table-cell office:value-type="string">
            <text:p>Jurczuk Krzysztof</text:p>
          </table:table-cell>
          <table:table-cell office:value-type="string">
            <text:p>ul. Rycerska 9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37];&quot;,'&quot;;[.C537];&quot;','&quot;;[.D537];&quot;','&quot;;[.E537];&quot;','&quot;;[.F537];&quot;','&quot;;[.G537];&quot;','&quot;;[.H537];&quot;','&quot;;[.I537];&quot;','&quot;;[.J537];&quot;','&quot;;[.O537];&quot;'),&quot;)" office:value-type="string" office:string-value="(5,'SANTECH','SANTECH  Sławomir Radulski','ul. Niedźwiedzia 69','15-531','Białystok','542-123-57-66','','','NIE'),">
            <text:p>(5,'SANTECH','SANTECH <text:s/>Sławomir Radulski','ul. Niedźwiedzia 69','15-531','Białystok','542-123-57-66','','','NIE'),</text:p>
          </table:table-cell>
          <table:table-cell office:value-type="float" office:value="5">
            <text:p>5</text:p>
          </table:table-cell>
          <table:table-cell office:value-type="string">
            <text:p>SANTECH</text:p>
          </table:table-cell>
          <table:table-cell office:value-type="string">
            <text:p>SANTECH <text:s/>Sławomir Radulski</text:p>
          </table:table-cell>
          <table:table-cell office:value-type="string">
            <text:p>ul. Niedźwiedzia 69</text:p>
          </table:table-cell>
          <table:table-cell office:value-type="string">
            <text:p>15-531</text:p>
          </table:table-cell>
          <table:table-cell office:value-type="string">
            <text:p>Białystok</text:p>
          </table:table-cell>
          <table:table-cell office:value-type="string">
            <text:p>542-123-57-66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38];&quot;,'&quot;;[.C538];&quot;','&quot;;[.D538];&quot;','&quot;;[.E538];&quot;','&quot;;[.F538];&quot;','&quot;;[.G538];&quot;','&quot;;[.H538];&quot;','&quot;;[.I538];&quot;','&quot;;[.J538];&quot;','&quot;;[.O538];&quot;'),&quot;)" office:value-type="string" office:string-value="(549,'sarosiek','POŚREDNICTWO HANDLOWO-USŁUGOWE TOMASZ SAROSIEK','Dobki 1','16-080','Tykocin','542-239-92-92','','','NIE'),">
            <text:p>(549,'sarosiek','POŚREDNICTWO HANDLOWO-USŁUGOWE TOMASZ SAROSIEK','Dobki 1','16-080','Tykocin','542-239-92-92','','','NIE'),</text:p>
          </table:table-cell>
          <table:table-cell office:value-type="float" office:value="549">
            <text:p>549</text:p>
          </table:table-cell>
          <table:table-cell office:value-type="string">
            <text:p>sarosiek</text:p>
          </table:table-cell>
          <table:table-cell office:value-type="string">
            <text:p>POŚREDNICTWO HANDLOWO-USŁUGOWE TOMASZ SAROSIEK</text:p>
          </table:table-cell>
          <table:table-cell office:value-type="string">
            <text:p>Dobki 1</text:p>
          </table:table-cell>
          <table:table-cell office:value-type="string">
            <text:p>16-080</text:p>
          </table:table-cell>
          <table:table-cell office:value-type="string">
            <text:p>Tykocin</text:p>
          </table:table-cell>
          <table:table-cell office:value-type="string">
            <text:p>542-239-92-92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39];&quot;,'&quot;;[.C539];&quot;','&quot;;[.D539];&quot;','&quot;;[.E539];&quot;','&quot;;[.F539];&quot;','&quot;;[.G539];&quot;','&quot;;[.H539];&quot;','&quot;;[.I539];&quot;','&quot;;[.J539];&quot;','&quot;;[.O539];&quot;'),&quot;)" office:value-type="string" office:string-value="(240,'Saturna 41','\&quot;HUBERTUS\&quot;\&quot;\&quot;  mgr Roman Tołczyk\&quot;','ul. Saturna 41','15-680','Białystok','542-010-17-85','','','TAK'),">
            <text:p>(240,'Saturna 41','\"HUBERTUS\"\"\" <text:s/>mgr Roman Tołczyk\"','ul. Saturna 41','15-680','Białystok','542-010-17-85','','','TAK'),</text:p>
          </table:table-cell>
          <table:table-cell office:value-type="float" office:value="240">
            <text:p>240</text:p>
          </table:table-cell>
          <table:table-cell office:value-type="string">
            <text:p>Saturna 41</text:p>
          </table:table-cell>
          <table:table-cell office:value-type="string">
            <text:p>\"HUBERTUS\"\"\" <text:s/>mgr Roman Tołczyk\"</text:p>
          </table:table-cell>
          <table:table-cell office:value-type="string">
            <text:p>ul. Saturna 41</text:p>
          </table:table-cell>
          <table:table-cell office:value-type="string">
            <text:p>15-680</text:p>
          </table:table-cell>
          <table:table-cell office:value-type="string">
            <text:p>Białystok</text:p>
          </table:table-cell>
          <table:table-cell office:value-type="string">
            <text:p>542-010-17-85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40];&quot;,'&quot;;[.C540];&quot;','&quot;;[.D540];&quot;','&quot;;[.E540];&quot;','&quot;;[.F540];&quot;','&quot;;[.G540];&quot;','&quot;;[.H540];&quot;','&quot;;[.I540];&quot;','&quot;;[.J540];&quot;','&quot;;[.O540];&quot;'),&quot;)" office:value-type="string" office:string-value="(92,'Sebastian Pietraszko','Sebastian Pietraszko','ul. Parkowa 4/9','17-200','Hajnówka','','','','NIE'),">
            <text:p>(92,'Sebastian Pietraszko','Sebastian Pietraszko','ul. Parkowa 4/9','17-200','Hajnówka','','','','NIE'),</text:p>
          </table:table-cell>
          <table:table-cell office:value-type="float" office:value="92">
            <text:p>92</text:p>
          </table:table-cell>
          <table:table-cell office:value-type="string">
            <text:p>Sebastian Pietraszko</text:p>
          </table:table-cell>
          <table:table-cell office:value-type="string">
            <text:p>Sebastian Pietraszko</text:p>
          </table:table-cell>
          <table:table-cell office:value-type="string">
            <text:p>ul. Parkowa 4/9</text:p>
          </table:table-cell>
          <table:table-cell office:value-type="string">
            <text:p>17-200</text:p>
          </table:table-cell>
          <table:table-cell office:value-type="string">
            <text:p>Hajnówka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41];&quot;,'&quot;;[.C541];&quot;','&quot;;[.D541];&quot;','&quot;;[.E541];&quot;','&quot;;[.F541];&quot;','&quot;;[.G541];&quot;','&quot;;[.H541];&quot;','&quot;;[.I541];&quot;','&quot;;[.J541];&quot;','&quot;;[.O541];&quot;'),&quot;)" office:value-type="string" office:string-value="(359,'Sienio(Łukasz)','Józef Drozd','ul. Buska 1m5','15-864','Białystok','','','','NIE'),">
            <text:p>(359,'Sienio(Łukasz)','Józef Drozd','ul. Buska 1m5','15-864','Białystok','','','','NIE'),</text:p>
          </table:table-cell>
          <table:table-cell office:value-type="float" office:value="359">
            <text:p>359</text:p>
          </table:table-cell>
          <table:table-cell office:value-type="string">
            <text:p>Sienio(Łukasz)</text:p>
          </table:table-cell>
          <table:table-cell office:value-type="string">
            <text:p>Józef Drozd</text:p>
          </table:table-cell>
          <table:table-cell office:value-type="string">
            <text:p>ul. Buska 1m5</text:p>
          </table:table-cell>
          <table:table-cell office:value-type="string">
            <text:p>15-86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42];&quot;,'&quot;;[.C542];&quot;','&quot;;[.D542];&quot;','&quot;;[.E542];&quot;','&quot;;[.F542];&quot;','&quot;;[.G542];&quot;','&quot;;[.H542];&quot;','&quot;;[.I542];&quot;','&quot;;[.J542];&quot;','&quot;;[.O542];&quot;'),&quot;)" office:value-type="string" office:string-value="(60,'SK- i','PPUH SK - i  Maria Struniawska','ul. Marczukowska 33 A','15-724','Białystok','542-011-47-30','','','TAK'),">
            <text:p>(60,'SK- i','PPUH SK - i <text:s/>Maria Struniawska','ul. Marczukowska 33 A','15-724','Białystok','542-011-47-30','','','TAK'),</text:p>
          </table:table-cell>
          <table:table-cell office:value-type="float" office:value="60">
            <text:p>60</text:p>
          </table:table-cell>
          <table:table-cell office:value-type="string">
            <text:p>SK- i</text:p>
          </table:table-cell>
          <table:table-cell office:value-type="string">
            <text:p>PPUH SK - i <text:s/>Maria Struniawska</text:p>
          </table:table-cell>
          <table:table-cell office:value-type="string">
            <text:p>ul. Marczukowska 33 A</text:p>
          </table:table-cell>
          <table:table-cell office:value-type="string">
            <text:p>15-724</text:p>
          </table:table-cell>
          <table:table-cell office:value-type="string">
            <text:p>Białystok</text:p>
          </table:table-cell>
          <table:table-cell office:value-type="string">
            <text:p>542-011-47-30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43];&quot;,'&quot;;[.C543];&quot;','&quot;;[.D543];&quot;','&quot;;[.E543];&quot;','&quot;;[.F543];&quot;','&quot;;[.G543];&quot;','&quot;;[.H543];&quot;','&quot;;[.I543];&quot;','&quot;;[.J543];&quot;','&quot;;[.O543];&quot;'),&quot;)" office:value-type="string" office:string-value="(519,'Skarżyńskiego 4','Zaworska Elżbieta','ul. Skarżyńskiego 4','15-165','Białystok','','','','NIE'),">
            <text:p>(519,'Skarżyńskiego 4','Zaworska Elżbieta','ul. Skarżyńskiego 4','15-165','Białystok','','','','NIE'),</text:p>
          </table:table-cell>
          <table:table-cell office:value-type="float" office:value="519">
            <text:p>519</text:p>
          </table:table-cell>
          <table:table-cell office:value-type="string">
            <text:p>Skarżyńskiego 4</text:p>
          </table:table-cell>
          <table:table-cell office:value-type="string">
            <text:p>Zaworska Elżbieta</text:p>
          </table:table-cell>
          <table:table-cell office:value-type="string">
            <text:p>ul. Skarżyńskiego 4</text:p>
          </table:table-cell>
          <table:table-cell office:value-type="string">
            <text:p>15-16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44];&quot;,'&quot;;[.C544];&quot;','&quot;;[.D544];&quot;','&quot;;[.E544];&quot;','&quot;;[.F544];&quot;','&quot;;[.G544];&quot;','&quot;;[.H544];&quot;','&quot;;[.I544];&quot;','&quot;;[.J544];&quot;','&quot;;[.O544];&quot;'),&quot;)" office:value-type="string" office:string-value="(618,'Skarżyńskiego 5','Krukiel Krzysztof','ul. Skarżyńskiego 5','15-164','Białystok','','','','NIE'),">
            <text:p>(618,'Skarżyńskiego 5','Krukiel Krzysztof','ul. Skarżyńskiego 5','15-164','Białystok','','','','NIE'),</text:p>
          </table:table-cell>
          <table:table-cell office:value-type="float" office:value="618">
            <text:p>618</text:p>
          </table:table-cell>
          <table:table-cell office:value-type="string">
            <text:p>Skarżyńskiego 5</text:p>
          </table:table-cell>
          <table:table-cell office:value-type="string">
            <text:p>Krukiel Krzysztof</text:p>
          </table:table-cell>
          <table:table-cell office:value-type="string">
            <text:p>ul. Skarżyńskiego 5</text:p>
          </table:table-cell>
          <table:table-cell office:value-type="string">
            <text:p>15-16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45];&quot;,'&quot;;[.C545];&quot;','&quot;;[.D545];&quot;','&quot;;[.E545];&quot;','&quot;;[.F545];&quot;','&quot;;[.G545];&quot;','&quot;;[.H545];&quot;','&quot;;[.I545];&quot;','&quot;;[.J545];&quot;','&quot;;[.O545];&quot;'),&quot;)" office:value-type="string" office:string-value="(545,'Skarżyńskiego 6','Jadwiga Arciszewska','ul. Skarżyńskiego 6','15-165','Białystok','','','','NIE'),">
            <text:p>(545,'Skarżyńskiego 6','Jadwiga Arciszewska','ul. Skarżyńskiego 6','15-165','Białystok','','','','NIE'),</text:p>
          </table:table-cell>
          <table:table-cell office:value-type="float" office:value="545">
            <text:p>545</text:p>
          </table:table-cell>
          <table:table-cell office:value-type="string">
            <text:p>Skarżyńskiego 6</text:p>
          </table:table-cell>
          <table:table-cell office:value-type="string">
            <text:p>Jadwiga Arciszewska</text:p>
          </table:table-cell>
          <table:table-cell office:value-type="string">
            <text:p>ul. Skarżyńskiego 6</text:p>
          </table:table-cell>
          <table:table-cell office:value-type="string">
            <text:p>15-16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46];&quot;,'&quot;;[.C546];&quot;','&quot;;[.D546];&quot;','&quot;;[.E546];&quot;','&quot;;[.F546];&quot;','&quot;;[.G546];&quot;','&quot;;[.H546];&quot;','&quot;;[.I546];&quot;','&quot;;[.J546];&quot;','&quot;;[.O546];&quot;'),&quot;)" office:value-type="string" office:string-value="(507,'Skrzatów 19','Oleksza Światosław i Nina','ul. Skrzatów 19','15-156','Białystok','','','','NIE'),">
            <text:p>(507,'Skrzatów 19','Oleksza Światosław i Nina','ul. Skrzatów 19','15-156','Białystok','','','','NIE'),</text:p>
          </table:table-cell>
          <table:table-cell office:value-type="float" office:value="507">
            <text:p>507</text:p>
          </table:table-cell>
          <table:table-cell office:value-type="string">
            <text:p>Skrzatów 19</text:p>
          </table:table-cell>
          <table:table-cell office:value-type="string">
            <text:p>Oleksza Światosław i Nina</text:p>
          </table:table-cell>
          <table:table-cell office:value-type="string">
            <text:p>ul. Skrzatów 19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47];&quot;,'&quot;;[.C547];&quot;','&quot;;[.D547];&quot;','&quot;;[.E547];&quot;','&quot;;[.F547];&quot;','&quot;;[.G547];&quot;','&quot;;[.H547];&quot;','&quot;;[.I547];&quot;','&quot;;[.J547];&quot;','&quot;;[.O547];&quot;'),&quot;)" office:value-type="string" office:string-value="(491,'Skrzatów 49a','Siemieńska Urszula','ul. Skrzatów 49a','15-156','Białystok','','','','NIE'),">
            <text:p>(491,'Skrzatów 49a','Siemieńska Urszula','ul. Skrzatów 49a','15-156','Białystok','','','','NIE'),</text:p>
          </table:table-cell>
          <table:table-cell office:value-type="float" office:value="491">
            <text:p>491</text:p>
          </table:table-cell>
          <table:table-cell office:value-type="string">
            <text:p>Skrzatów 49a</text:p>
          </table:table-cell>
          <table:table-cell office:value-type="string">
            <text:p>Siemieńska Urszula</text:p>
          </table:table-cell>
          <table:table-cell office:value-type="string">
            <text:p>ul. Skrzatów 49a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48];&quot;,'&quot;;[.C548];&quot;','&quot;;[.D548];&quot;','&quot;;[.E548];&quot;','&quot;;[.F548];&quot;','&quot;;[.G548];&quot;','&quot;;[.H548];&quot;','&quot;;[.I548];&quot;','&quot;;[.J548];&quot;','&quot;;[.O548];&quot;'),&quot;)" office:value-type="string" office:string-value="(113,'Słonecznikowa 32','Grzegorz Bartoszewicz','ul. Słonecznikowa 32','16-420','Raczki','','','','NIE'),">
            <text:p>(113,'Słonecznikowa 32','Grzegorz Bartoszewicz','ul. Słonecznikowa 32','16-420','Raczki','','','','NIE'),</text:p>
          </table:table-cell>
          <table:table-cell office:value-type="float" office:value="113">
            <text:p>113</text:p>
          </table:table-cell>
          <table:table-cell office:value-type="string">
            <text:p>Słonecznikowa 32</text:p>
          </table:table-cell>
          <table:table-cell office:value-type="string">
            <text:p>Grzegorz Bartoszewicz</text:p>
          </table:table-cell>
          <table:table-cell office:value-type="string">
            <text:p>ul. Słonecznikowa 32</text:p>
          </table:table-cell>
          <table:table-cell office:value-type="string">
            <text:p>16-420</text:p>
          </table:table-cell>
          <table:table-cell office:value-type="string">
            <text:p>Raczki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49];&quot;,'&quot;;[.C549];&quot;','&quot;;[.D549];&quot;','&quot;;[.E549];&quot;','&quot;;[.F549];&quot;','&quot;;[.G549];&quot;','&quot;;[.H549];&quot;','&quot;;[.I549];&quot;','&quot;;[.J549];&quot;','&quot;;[.O549];&quot;'),&quot;)" office:value-type="string" office:string-value="(478,'Snarski','Snarski Wojciech','ul. Świerkowa 9B','16-020','Czarna Białostocka','','','','NIE'),">
            <text:p>(478,'Snarski','Snarski Wojciech','ul. Świerkowa 9B','16-020','Czarna Białostocka','','','','NIE'),</text:p>
          </table:table-cell>
          <table:table-cell office:value-type="float" office:value="478">
            <text:p>478</text:p>
          </table:table-cell>
          <table:table-cell office:value-type="string">
            <text:p>Snarski</text:p>
          </table:table-cell>
          <table:table-cell office:value-type="string">
            <text:p>Snarski Wojciech</text:p>
          </table:table-cell>
          <table:table-cell office:value-type="string">
            <text:p>ul. Świerkowa 9B</text:p>
          </table:table-cell>
          <table:table-cell office:value-type="string">
            <text:p>16-020</text:p>
          </table:table-cell>
          <table:table-cell office:value-type="string">
            <text:p>Czarna Białostocka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50];&quot;,'&quot;;[.C550];&quot;','&quot;;[.D550];&quot;','&quot;;[.E550];&quot;','&quot;;[.F550];&quot;','&quot;;[.G550];&quot;','&quot;;[.H550];&quot;','&quot;;[.I550];&quot;','&quot;;[.J550];&quot;','&quot;;[.O550];&quot;'),&quot;)" office:value-type="string" office:string-value="(588,'Staffa2','Pikuła Krzysztof Robert','ul. Leopolda Staffa 2','15-175','Białystok','','','','NIE'),">
            <text:p>(588,'Staffa2','Pikuła Krzysztof Robert','ul. Leopolda Staffa 2','15-175','Białystok','','','','NIE'),</text:p>
          </table:table-cell>
          <table:table-cell office:value-type="float" office:value="588">
            <text:p>588</text:p>
          </table:table-cell>
          <table:table-cell office:value-type="string">
            <text:p>Staffa2</text:p>
          </table:table-cell>
          <table:table-cell office:value-type="string">
            <text:p>Pikuła Krzysztof Robert</text:p>
          </table:table-cell>
          <table:table-cell office:value-type="string">
            <text:p>ul. Leopolda Staffa 2</text:p>
          </table:table-cell>
          <table:table-cell office:value-type="string">
            <text:p>15-17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51];&quot;,'&quot;;[.C551];&quot;','&quot;;[.D551];&quot;','&quot;;[.E551];&quot;','&quot;;[.F551];&quot;','&quot;;[.G551];&quot;','&quot;;[.H551];&quot;','&quot;;[.I551];&quot;','&quot;;[.J551];&quot;','&quot;;[.O551];&quot;'),&quot;)" office:value-type="string" office:string-value="(560,'Stepowa 17A','Danuta Gryko','ul. Stepowa 17A','15-161','Białystok','','','','NIE'),">
            <text:p>(560,'Stepowa 17A','Danuta Gryko','ul. Stepowa 17A','15-161','Białystok','','','','NIE'),</text:p>
          </table:table-cell>
          <table:table-cell office:value-type="float" office:value="560">
            <text:p>560</text:p>
          </table:table-cell>
          <table:table-cell office:value-type="string">
            <text:p>Stepowa 17A</text:p>
          </table:table-cell>
          <table:table-cell office:value-type="string">
            <text:p>Danuta Gryko</text:p>
          </table:table-cell>
          <table:table-cell office:value-type="string">
            <text:p>ul. Stepowa 17A</text:p>
          </table:table-cell>
          <table:table-cell office:value-type="string">
            <text:p>15-16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52];&quot;,'&quot;;[.C552];&quot;','&quot;;[.D552];&quot;','&quot;;[.E552];&quot;','&quot;;[.F552];&quot;','&quot;;[.G552];&quot;','&quot;;[.H552];&quot;','&quot;;[.I552];&quot;','&quot;;[.J552];&quot;','&quot;;[.O552];&quot;'),&quot;)" office:value-type="string" office:string-value="(271,'Stepowa 2','Grabowski Marcin','ul. Stepowa 2','15-161','Białystok','','','','NIE'),">
            <text:p>(271,'Stepowa 2','Grabowski Marcin','ul. Stepowa 2','15-161','Białystok','','','','NIE'),</text:p>
          </table:table-cell>
          <table:table-cell office:value-type="float" office:value="271">
            <text:p>271</text:p>
          </table:table-cell>
          <table:table-cell office:value-type="string">
            <text:p>Stepowa 2</text:p>
          </table:table-cell>
          <table:table-cell office:value-type="string">
            <text:p>Grabowski Marcin</text:p>
          </table:table-cell>
          <table:table-cell office:value-type="string">
            <text:p>ul. Stepowa 2</text:p>
          </table:table-cell>
          <table:table-cell office:value-type="string">
            <text:p>15-16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53];&quot;,'&quot;;[.C553];&quot;','&quot;;[.D553];&quot;','&quot;;[.E553];&quot;','&quot;;[.F553];&quot;','&quot;;[.G553];&quot;','&quot;;[.H553];&quot;','&quot;;[.I553];&quot;','&quot;;[.J553];&quot;','&quot;;[.O553];&quot;'),&quot;)" office:value-type="string" office:string-value="(342,'Storczykowa 10/11','Jacek Sarosiek','ul. Storczykowa 10/11','15-644','Białystok','','','','NIE'),">
            <text:p>(342,'Storczykowa 10/11','Jacek Sarosiek','ul. Storczykowa 10/11','15-644','Białystok','','','','NIE'),</text:p>
          </table:table-cell>
          <table:table-cell office:value-type="float" office:value="342">
            <text:p>342</text:p>
          </table:table-cell>
          <table:table-cell office:value-type="string">
            <text:p>Storczykowa 10/11</text:p>
          </table:table-cell>
          <table:table-cell office:value-type="string">
            <text:p>Jacek Sarosiek</text:p>
          </table:table-cell>
          <table:table-cell office:value-type="string">
            <text:p>ul. Storczykowa 10/11</text:p>
          </table:table-cell>
          <table:table-cell office:value-type="string">
            <text:p>15-64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54];&quot;,'&quot;;[.C554];&quot;','&quot;;[.D554];&quot;','&quot;;[.E554];&quot;','&quot;;[.F554];&quot;','&quot;;[.G554];&quot;','&quot;;[.H554];&quot;','&quot;;[.I554];&quot;','&quot;;[.J554];&quot;','&quot;;[.O554];&quot;'),&quot;)" office:value-type="string" office:string-value="(293,'SUKIENNA 9/17','Renata Dobiecka','ul. Sukienna 9 m 17','15-881','Białystok','','','','NIE'),">
            <text:p>(293,'SUKIENNA 9/17','Renata Dobiecka','ul. Sukienna 9 m 17','15-881','Białystok','','','','NIE'),</text:p>
          </table:table-cell>
          <table:table-cell office:value-type="float" office:value="293">
            <text:p>293</text:p>
          </table:table-cell>
          <table:table-cell office:value-type="string">
            <text:p>SUKIENNA 9/17</text:p>
          </table:table-cell>
          <table:table-cell office:value-type="string">
            <text:p>Renata Dobiecka</text:p>
          </table:table-cell>
          <table:table-cell office:value-type="string">
            <text:p>ul. Sukienna 9 m 17</text:p>
          </table:table-cell>
          <table:table-cell office:value-type="string">
            <text:p>15-88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55];&quot;,'&quot;;[.C555];&quot;','&quot;;[.D555];&quot;','&quot;;[.E555];&quot;','&quot;;[.F555];&quot;','&quot;;[.G555];&quot;','&quot;;[.H555];&quot;','&quot;;[.I555];&quot;','&quot;;[.J555];&quot;','&quot;;[.O555];&quot;'),&quot;)" office:value-type="string" office:string-value="(528,'Supraślska 70','Borowska Ewa','ul. Supraślska 70','16-010','Nowodworce','','','','NIE'),">
            <text:p>(528,'Supraślska 70','Borowska Ewa','ul. Supraślska 70','16-010','Nowodworce','','','','NIE'),</text:p>
          </table:table-cell>
          <table:table-cell office:value-type="float" office:value="528">
            <text:p>528</text:p>
          </table:table-cell>
          <table:table-cell office:value-type="string">
            <text:p>Supraślska 70</text:p>
          </table:table-cell>
          <table:table-cell office:value-type="string">
            <text:p>Borowska Ewa</text:p>
          </table:table-cell>
          <table:table-cell office:value-type="string">
            <text:p>ul. Supraślska 70</text:p>
          </table:table-cell>
          <table:table-cell office:value-type="string">
            <text:p>16-010</text:p>
          </table:table-cell>
          <table:table-cell office:value-type="string">
            <text:p>Nowodworce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56];&quot;,'&quot;;[.C556];&quot;','&quot;;[.D556];&quot;','&quot;;[.E556];&quot;','&quot;;[.F556];&quot;','&quot;;[.G556];&quot;','&quot;;[.H556];&quot;','&quot;;[.I556];&quot;','&quot;;[.J556];&quot;','&quot;;[.O556];&quot;'),&quot;)" office:value-type="string" office:string-value="(544,'Supraślska 70a','Łapińska Aneta i Dariusz','ul. Supraślska 70a','16-010','Nowodworce','','','','NIE'),">
            <text:p>(544,'Supraślska 70a','Łapińska Aneta i Dariusz','ul. Supraślska 70a','16-010','Nowodworce','','','','NIE'),</text:p>
          </table:table-cell>
          <table:table-cell office:value-type="float" office:value="544">
            <text:p>544</text:p>
          </table:table-cell>
          <table:table-cell office:value-type="string">
            <text:p>Supraślska 70a</text:p>
          </table:table-cell>
          <table:table-cell office:value-type="string">
            <text:p>Łapińska Aneta i Dariusz</text:p>
          </table:table-cell>
          <table:table-cell office:value-type="string">
            <text:p>ul. Supraślska 70a</text:p>
          </table:table-cell>
          <table:table-cell office:value-type="string">
            <text:p>16-010</text:p>
          </table:table-cell>
          <table:table-cell office:value-type="string">
            <text:p>Nowodworce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57];&quot;,'&quot;;[.C557];&quot;','&quot;;[.D557];&quot;','&quot;;[.E557];&quot;','&quot;;[.F557];&quot;','&quot;;[.G557];&quot;','&quot;;[.H557];&quot;','&quot;;[.I557];&quot;','&quot;;[.J557];&quot;','&quot;;[.O557];&quot;'),&quot;)" office:value-type="string" office:string-value="(527,'Supraślska 70b','Panasiuk Adam','ul. Supraślska 70b','16-010','Nowodworce','','','','NIE'),">
            <text:p>(527,'Supraślska 70b','Panasiuk Adam','ul. Supraślska 70b','16-010','Nowodworce','','','','NIE'),</text:p>
          </table:table-cell>
          <table:table-cell office:value-type="float" office:value="527">
            <text:p>527</text:p>
          </table:table-cell>
          <table:table-cell office:value-type="string">
            <text:p>Supraślska 70b</text:p>
          </table:table-cell>
          <table:table-cell office:value-type="string">
            <text:p>Panasiuk Adam</text:p>
          </table:table-cell>
          <table:table-cell office:value-type="string">
            <text:p>ul. Supraślska 70b</text:p>
          </table:table-cell>
          <table:table-cell office:value-type="string">
            <text:p>16-010</text:p>
          </table:table-cell>
          <table:table-cell office:value-type="string">
            <text:p>Nowodworce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58];&quot;,'&quot;;[.C558];&quot;','&quot;;[.D558];&quot;','&quot;;[.E558];&quot;','&quot;;[.F558];&quot;','&quot;;[.G558];&quot;','&quot;;[.H558];&quot;','&quot;;[.I558];&quot;','&quot;;[.J558];&quot;','&quot;;[.O558];&quot;'),&quot;)" office:value-type="string" office:string-value="(253,'Suweren','P.H SUWEREN','ul. Legionowa 9/1 lok. 29','15-281','Białystok','542-172-43-82','','','TAK'),">
            <text:p>(253,'Suweren','P.H SUWEREN','ul. Legionowa 9/1 lok. 29','15-281','Białystok','542-172-43-82','','','TAK'),</text:p>
          </table:table-cell>
          <table:table-cell office:value-type="float" office:value="253">
            <text:p>253</text:p>
          </table:table-cell>
          <table:table-cell office:value-type="string">
            <text:p>Suweren</text:p>
          </table:table-cell>
          <table:table-cell office:value-type="string">
            <text:p>P.H SUWEREN</text:p>
          </table:table-cell>
          <table:table-cell office:value-type="string">
            <text:p>ul. Legionowa 9/1 lok. 29</text:p>
          </table:table-cell>
          <table:table-cell office:value-type="string">
            <text:p>15-281</text:p>
          </table:table-cell>
          <table:table-cell office:value-type="string">
            <text:p>Białystok</text:p>
          </table:table-cell>
          <table:table-cell office:value-type="string">
            <text:p>542-172-43-82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59];&quot;,'&quot;;[.C559];&quot;','&quot;;[.D559];&quot;','&quot;;[.E559];&quot;','&quot;;[.F559];&quot;','&quot;;[.G559];&quot;','&quot;;[.H559];&quot;','&quot;;[.I559];&quot;','&quot;;[.J559];&quot;','&quot;;[.O559];&quot;'),&quot;)" office:value-type="string" office:string-value="(100,'Szczęśliwa 1','Niewiński Andrzej','ul. Szczęśliwa 1','15-157','Białystok','','','','NIE'),">
            <text:p>(100,'Szczęśliwa 1','Niewiński Andrzej','ul. Szczęśliwa 1','15-157','Białystok','','','','NIE'),</text:p>
          </table:table-cell>
          <table:table-cell office:value-type="float" office:value="100">
            <text:p>100</text:p>
          </table:table-cell>
          <table:table-cell office:value-type="string">
            <text:p>Szczęśliwa 1</text:p>
          </table:table-cell>
          <table:table-cell office:value-type="string">
            <text:p>Niewiński Andrzej</text:p>
          </table:table-cell>
          <table:table-cell office:value-type="string">
            <text:p>ul. Szczęśliwa 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60];&quot;,'&quot;;[.C560];&quot;','&quot;;[.D560];&quot;','&quot;;[.E560];&quot;','&quot;;[.F560];&quot;','&quot;;[.G560];&quot;','&quot;;[.H560];&quot;','&quot;;[.I560];&quot;','&quot;;[.J560];&quot;','&quot;;[.O560];&quot;'),&quot;)" office:value-type="string" office:string-value="(509,'Szczęśliwa 2','Andrzejczuk Krystyna','ul. Szczęśliwa 2','15-157','Białystok','','','','NIE'),">
            <text:p>(509,'Szczęśliwa 2','Andrzejczuk Krystyna','ul. Szczęśliwa 2','15-157','Białystok','','','','NIE'),</text:p>
          </table:table-cell>
          <table:table-cell office:value-type="float" office:value="509">
            <text:p>509</text:p>
          </table:table-cell>
          <table:table-cell office:value-type="string">
            <text:p>Szczęśliwa 2</text:p>
          </table:table-cell>
          <table:table-cell office:value-type="string">
            <text:p>Andrzejczuk Krystyna</text:p>
          </table:table-cell>
          <table:table-cell office:value-type="string">
            <text:p>ul. Szczęśliwa 2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61];&quot;,'&quot;;[.C561];&quot;','&quot;;[.D561];&quot;','&quot;;[.E561];&quot;','&quot;;[.F561];&quot;','&quot;;[.G561];&quot;','&quot;;[.H561];&quot;','&quot;;[.I561];&quot;','&quot;;[.J561];&quot;','&quot;;[.O561];&quot;'),&quot;)" office:value-type="string" office:string-value="(189,'Szczęśliwa 3','Dolida Józef','ul. Szczęśliwa 3','15-157','Białystok','','','','NIE'),">
            <text:p>(189,'Szczęśliwa 3','Dolida Józef','ul. Szczęśliwa 3','15-157','Białystok','','','','NIE'),</text:p>
          </table:table-cell>
          <table:table-cell office:value-type="float" office:value="189">
            <text:p>189</text:p>
          </table:table-cell>
          <table:table-cell office:value-type="string">
            <text:p>Szczęśliwa 3</text:p>
          </table:table-cell>
          <table:table-cell office:value-type="string">
            <text:p>Dolida Józef</text:p>
          </table:table-cell>
          <table:table-cell office:value-type="string">
            <text:p>ul. Szczęśliwa 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62];&quot;,'&quot;;[.C562];&quot;','&quot;;[.D562];&quot;','&quot;;[.E562];&quot;','&quot;;[.F562];&quot;','&quot;;[.G562];&quot;','&quot;;[.H562];&quot;','&quot;;[.I562];&quot;','&quot;;[.J562];&quot;','&quot;;[.O562];&quot;'),&quot;)" office:value-type="string" office:string-value="(152,'Szczęśliwa 5','Gliński Stanisław','ul. Szczęśliwa 5','15-157','Białystok','','','','NIE'),">
            <text:p>(152,'Szczęśliwa 5','Gliński Stanisław','ul. Szczęśliwa 5','15-157','Białystok','','','','NIE'),</text:p>
          </table:table-cell>
          <table:table-cell office:value-type="float" office:value="152">
            <text:p>152</text:p>
          </table:table-cell>
          <table:table-cell office:value-type="string">
            <text:p>Szczęśliwa 5</text:p>
          </table:table-cell>
          <table:table-cell office:value-type="string">
            <text:p>Gliński Stanisław</text:p>
          </table:table-cell>
          <table:table-cell office:value-type="string">
            <text:p>ul. Szczęśliwa 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63];&quot;,'&quot;;[.C563];&quot;','&quot;;[.D563];&quot;','&quot;;[.E563];&quot;','&quot;;[.F563];&quot;','&quot;;[.G563];&quot;','&quot;;[.H563];&quot;','&quot;;[.I563];&quot;','&quot;;[.J563];&quot;','&quot;;[.O563];&quot;'),&quot;)" office:value-type="string" office:string-value="(137,'Szczęśliwa 8','Ośrodek Szkolenia Kierowców \&quot;WiR\&quot;\&quot;\&quot; Magdalena Rzepiejewska\&quot;','ul. Szczęśliwa 8','15-156','Białystok','966-168-01-89','','','TAK'),">
            <text:p>(137,'Szczęśliwa 8','Ośrodek Szkolenia Kierowców \"WiR\"\"\" Magdalena Rzepiejewska\"','ul. Szczęśliwa 8','15-156','Białystok','966-168-01-89','','','TAK'),</text:p>
          </table:table-cell>
          <table:table-cell office:value-type="float" office:value="137">
            <text:p>137</text:p>
          </table:table-cell>
          <table:table-cell office:value-type="string">
            <text:p>Szczęśliwa 8</text:p>
          </table:table-cell>
          <table:table-cell office:value-type="string">
            <text:p>Ośrodek Szkolenia Kierowców \"WiR\"\"\" Magdalena Rzepiejewska\"</text:p>
          </table:table-cell>
          <table:table-cell office:value-type="string">
            <text:p>ul. Szczęśliwa 8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office:value-type="string">
            <text:p>966-168-01-89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64];&quot;,'&quot;;[.C564];&quot;','&quot;;[.D564];&quot;','&quot;;[.E564];&quot;','&quot;;[.F564];&quot;','&quot;;[.G564];&quot;','&quot;;[.H564];&quot;','&quot;;[.I564];&quot;','&quot;;[.J564];&quot;','&quot;;[.O564];&quot;'),&quot;)" office:value-type="string" office:string-value="(90,'Tokarzewski &amp; Szałański','Kancelaria Radców Prawnych  Tokarzewski &amp; Szałański','ul. Warszawska 1 A','15-062','Białystok','966-16-92-560','','','TAK'),">
            <text:p>(90,'Tokarzewski &amp; Szałański','Kancelaria Radców Prawnych <text:s/>Tokarzewski &amp; Szałański','ul. Warszawska 1 A','15-062','Białystok','966-16-92-560','','','TAK'),</text:p>
          </table:table-cell>
          <table:table-cell office:value-type="float" office:value="90">
            <text:p>90</text:p>
          </table:table-cell>
          <table:table-cell office:value-type="string">
            <text:p>Tokarzewski &amp; Szałański</text:p>
          </table:table-cell>
          <table:table-cell office:value-type="string">
            <text:p>Kancelaria Radców Prawnych <text:s/>Tokarzewski &amp; Szałański</text:p>
          </table:table-cell>
          <table:table-cell office:value-type="string">
            <text:p>ul. Warszawska 1 A</text:p>
          </table:table-cell>
          <table:table-cell office:value-type="string">
            <text:p>15-062</text:p>
          </table:table-cell>
          <table:table-cell office:value-type="string">
            <text:p>Białystok</text:p>
          </table:table-cell>
          <table:table-cell office:value-type="string">
            <text:p>966-16-92-560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65];&quot;,'&quot;;[.C565];&quot;','&quot;;[.D565];&quot;','&quot;;[.E565];&quot;','&quot;;[.F565];&quot;','&quot;;[.G565];&quot;','&quot;;[.H565];&quot;','&quot;;[.I565];&quot;','&quot;;[.J565];&quot;','&quot;;[.O565];&quot;'),&quot;)" office:value-type="string" office:string-value="(455,'Tuwima 1 m 8','Gut Krzysztof','ul. Tuwima 1 m 8','15-746','Białystok','','','','NIE'),">
            <text:p>(455,'Tuwima 1 m 8','Gut Krzysztof','ul. Tuwima 1 m 8','15-746','Białystok','','','','NIE'),</text:p>
          </table:table-cell>
          <table:table-cell office:value-type="float" office:value="455">
            <text:p>455</text:p>
          </table:table-cell>
          <table:table-cell office:value-type="string">
            <text:p>Tuwima 1 m 8</text:p>
          </table:table-cell>
          <table:table-cell office:value-type="string">
            <text:p>Gut Krzysztof</text:p>
          </table:table-cell>
          <table:table-cell office:value-type="string">
            <text:p>ul. Tuwima 1 m 8</text:p>
          </table:table-cell>
          <table:table-cell office:value-type="string">
            <text:p>15-74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66];&quot;,'&quot;;[.C566];&quot;','&quot;;[.D566];&quot;','&quot;;[.E566];&quot;','&quot;;[.F566];&quot;','&quot;;[.G566];&quot;','&quot;;[.H566];&quot;','&quot;;[.I566];&quot;','&quot;;[.J566];&quot;','&quot;;[.O566];&quot;'),&quot;)" office:value-type="string" office:string-value="(457,'Ustronna 11','Krawel Zdzisław','ul. Ustronna 11','15-161','Białystok','','','','NIE'),">
            <text:p>(457,'Ustronna 11','Krawel Zdzisław','ul. Ustronna 11','15-161','Białystok','','','','NIE'),</text:p>
          </table:table-cell>
          <table:table-cell office:value-type="float" office:value="457">
            <text:p>457</text:p>
          </table:table-cell>
          <table:table-cell office:value-type="string">
            <text:p>Ustronna 11</text:p>
          </table:table-cell>
          <table:table-cell office:value-type="string">
            <text:p>Krawel Zdzisław</text:p>
          </table:table-cell>
          <table:table-cell office:value-type="string">
            <text:p>ul. Ustronna 11</text:p>
          </table:table-cell>
          <table:table-cell office:value-type="string">
            <text:p>15-16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67];&quot;,'&quot;;[.C567];&quot;','&quot;;[.D567];&quot;','&quot;;[.E567];&quot;','&quot;;[.F567];&quot;','&quot;;[.G567];&quot;','&quot;;[.H567];&quot;','&quot;;[.I567];&quot;','&quot;;[.J567];&quot;','&quot;;[.O567];&quot;'),&quot;)" office:value-type="string" office:string-value="(296,'Ustronna 18','Poznański Piotr','ul. Ustronna 18','15-161','Białystok','','','','NIE'),">
            <text:p>(296,'Ustronna 18','Poznański Piotr','ul. Ustronna 18','15-161','Białystok','','','','NIE'),</text:p>
          </table:table-cell>
          <table:table-cell office:value-type="float" office:value="296">
            <text:p>296</text:p>
          </table:table-cell>
          <table:table-cell office:value-type="string">
            <text:p>Ustronna 18</text:p>
          </table:table-cell>
          <table:table-cell office:value-type="string">
            <text:p>Poznański Piotr</text:p>
          </table:table-cell>
          <table:table-cell office:value-type="string">
            <text:p>ul. Ustronna 18</text:p>
          </table:table-cell>
          <table:table-cell office:value-type="string">
            <text:p>15-16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68];&quot;,'&quot;;[.C568];&quot;','&quot;;[.D568];&quot;','&quot;;[.E568];&quot;','&quot;;[.F568];&quot;','&quot;;[.G568];&quot;','&quot;;[.H568];&quot;','&quot;;[.I568];&quot;','&quot;;[.J568];&quot;','&quot;;[.O568];&quot;'),&quot;)" office:value-type="string" office:string-value="(616,'Ustronna 29','Makowski Henryk','ul. Ustronna 29','15-161','Białystok','','','','NIE'),">
            <text:p>(616,'Ustronna 29','Makowski Henryk','ul. Ustronna 29','15-161','Białystok','','','','NIE'),</text:p>
          </table:table-cell>
          <table:table-cell office:value-type="float" office:value="616">
            <text:p>616</text:p>
          </table:table-cell>
          <table:table-cell office:value-type="string">
            <text:p>Ustronna 29</text:p>
          </table:table-cell>
          <table:table-cell office:value-type="string">
            <text:p>Makowski Henryk</text:p>
          </table:table-cell>
          <table:table-cell office:value-type="string">
            <text:p>ul. Ustronna 29</text:p>
          </table:table-cell>
          <table:table-cell office:value-type="string">
            <text:p>15-16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69];&quot;,'&quot;;[.C569];&quot;','&quot;;[.D569];&quot;','&quot;;[.E569];&quot;','&quot;;[.F569];&quot;','&quot;;[.G569];&quot;','&quot;;[.H569];&quot;','&quot;;[.I569];&quot;','&quot;;[.J569];&quot;','&quot;;[.O569];&quot;'),&quot;)" office:value-type="string" office:string-value="(514,'Ustronna 31','Anna Sylwia Karecka','ul. Ustronna 31','15-161','Białystok','','','','NIE'),">
            <text:p>(514,'Ustronna 31','Anna Sylwia Karecka','ul. Ustronna 31','15-161','Białystok','','','','NIE'),</text:p>
          </table:table-cell>
          <table:table-cell office:value-type="float" office:value="514">
            <text:p>514</text:p>
          </table:table-cell>
          <table:table-cell office:value-type="string">
            <text:p>Ustronna 31</text:p>
          </table:table-cell>
          <table:table-cell office:value-type="string">
            <text:p>Anna Sylwia Karecka</text:p>
          </table:table-cell>
          <table:table-cell office:value-type="string">
            <text:p>ul. Ustronna 31</text:p>
          </table:table-cell>
          <table:table-cell office:value-type="string">
            <text:p>15-16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70];&quot;,'&quot;;[.C570];&quot;','&quot;;[.D570];&quot;','&quot;;[.E570];&quot;','&quot;;[.F570];&quot;','&quot;;[.G570];&quot;','&quot;;[.H570];&quot;','&quot;;[.I570];&quot;','&quot;;[.J570];&quot;','&quot;;[.O570];&quot;'),&quot;)" office:value-type="string" office:string-value="(562,'Ustronna 49a','Bieluczyk Ewa','ul. Ustronna 49a','15-161','Białystok','','','','NIE'),">
            <text:p>(562,'Ustronna 49a','Bieluczyk Ewa','ul. Ustronna 49a','15-161','Białystok','','','','NIE'),</text:p>
          </table:table-cell>
          <table:table-cell office:value-type="float" office:value="562">
            <text:p>562</text:p>
          </table:table-cell>
          <table:table-cell office:value-type="string">
            <text:p>Ustronna 49a</text:p>
          </table:table-cell>
          <table:table-cell office:value-type="string">
            <text:p>Bieluczyk Ewa</text:p>
          </table:table-cell>
          <table:table-cell office:value-type="string">
            <text:p>ul. Ustronna 49a</text:p>
          </table:table-cell>
          <table:table-cell office:value-type="string">
            <text:p>15-161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71];&quot;,'&quot;;[.C571];&quot;','&quot;;[.D571];&quot;','&quot;;[.E571];&quot;','&quot;;[.F571];&quot;','&quot;;[.G571];&quot;','&quot;;[.H571];&quot;','&quot;;[.I571];&quot;','&quot;;[.J571];&quot;','&quot;;[.O571];&quot;'),&quot;)" office:value-type="string" office:string-value="(448,'Waszyngtona 12 m 15','Darek Borysewicz','ul. Waszyngtona 12 m 15','15-269','Białystok','','','','NIE'),">
            <text:p>(448,'Waszyngtona 12 m 15','Darek Borysewicz','ul. Waszyngtona 12 m 15','15-269','Białystok','','','','NIE'),</text:p>
          </table:table-cell>
          <table:table-cell office:value-type="float" office:value="448">
            <text:p>448</text:p>
          </table:table-cell>
          <table:table-cell office:value-type="string">
            <text:p>Waszyngtona 12 m 15</text:p>
          </table:table-cell>
          <table:table-cell office:value-type="string">
            <text:p>Darek Borysewicz</text:p>
          </table:table-cell>
          <table:table-cell office:value-type="string">
            <text:p>ul. Waszyngtona 12 m 15</text:p>
          </table:table-cell>
          <table:table-cell office:value-type="string">
            <text:p>15-269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72];&quot;,'&quot;;[.C572];&quot;','&quot;;[.D572];&quot;','&quot;;[.E572];&quot;','&quot;;[.F572];&quot;','&quot;;[.G572];&quot;','&quot;;[.H572];&quot;','&quot;;[.I572];&quot;','&quot;;[.J572];&quot;','&quot;;[.O572];&quot;'),&quot;)" office:value-type="string" office:string-value="(314,'Węgierki','Ewa Pazulak','ul. Węgierki 30','15-175','Białystok','','','','NIE'),">
            <text:p>(314,'Węgierki','Ewa Pazulak','ul. Węgierki 30','15-175','Białystok','','','','NIE'),</text:p>
          </table:table-cell>
          <table:table-cell office:value-type="float" office:value="314">
            <text:p>314</text:p>
          </table:table-cell>
          <table:table-cell office:value-type="string">
            <text:p>Węgierki</text:p>
          </table:table-cell>
          <table:table-cell office:value-type="string">
            <text:p>Ewa Pazulak</text:p>
          </table:table-cell>
          <table:table-cell office:value-type="string">
            <text:p>ul. Węgierki 30</text:p>
          </table:table-cell>
          <table:table-cell office:value-type="string">
            <text:p>15-17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73];&quot;,'&quot;;[.C573];&quot;','&quot;;[.D573];&quot;','&quot;;[.E573];&quot;','&quot;;[.F573];&quot;','&quot;;[.G573];&quot;','&quot;;[.H573];&quot;','&quot;;[.I573];&quot;','&quot;;[.J573];&quot;','&quot;;[.O573];&quot;'),&quot;)" office:value-type="string" office:string-value="(597,'Węgierki 11','Szapiel Aleksander','ul. Węgierki 11','15-175','Białystok','','','','NIE'),">
            <text:p>(597,'Węgierki 11','Szapiel Aleksander','ul. Węgierki 11','15-175','Białystok','','','','NIE'),</text:p>
          </table:table-cell>
          <table:table-cell office:value-type="float" office:value="597">
            <text:p>597</text:p>
          </table:table-cell>
          <table:table-cell office:value-type="string">
            <text:p>Węgierki 11</text:p>
          </table:table-cell>
          <table:table-cell office:value-type="string">
            <text:p>Szapiel Aleksander</text:p>
          </table:table-cell>
          <table:table-cell office:value-type="string">
            <text:p>ul. Węgierki 11</text:p>
          </table:table-cell>
          <table:table-cell office:value-type="string">
            <text:p>15-17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74];&quot;,'&quot;;[.C574];&quot;','&quot;;[.D574];&quot;','&quot;;[.E574];&quot;','&quot;;[.F574];&quot;','&quot;;[.G574];&quot;','&quot;;[.H574];&quot;','&quot;;[.I574];&quot;','&quot;;[.J574];&quot;','&quot;;[.O574];&quot;'),&quot;)" office:value-type="string" office:string-value="(601,'Węgierki 17','Michał Czyżewski','ul. Węgierki 17','15-175','Białystok','','','','NIE'),">
            <text:p>(601,'Węgierki 17','Michał Czyżewski','ul. Węgierki 17','15-175','Białystok','','','','NIE'),</text:p>
          </table:table-cell>
          <table:table-cell office:value-type="float" office:value="601">
            <text:p>601</text:p>
          </table:table-cell>
          <table:table-cell office:value-type="string">
            <text:p>Węgierki 17</text:p>
          </table:table-cell>
          <table:table-cell office:value-type="string">
            <text:p>Michał Czyżewski</text:p>
          </table:table-cell>
          <table:table-cell office:value-type="string">
            <text:p>ul. Węgierki 17</text:p>
          </table:table-cell>
          <table:table-cell office:value-type="string">
            <text:p>15-17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75];&quot;,'&quot;;[.C575];&quot;','&quot;;[.D575];&quot;','&quot;;[.E575];&quot;','&quot;;[.F575];&quot;','&quot;;[.G575];&quot;','&quot;;[.H575];&quot;','&quot;;[.I575];&quot;','&quot;;[.J575];&quot;','&quot;;[.O575];&quot;'),&quot;)" office:value-type="string" office:string-value="(387,'Węgierki 20','Konopko Krystyna','ul. Węgierki 20','15-175','Białystok','','','','NIE'),">
            <text:p>(387,'Węgierki 20','Konopko Krystyna','ul. Węgierki 20','15-175','Białystok','','','','NIE'),</text:p>
          </table:table-cell>
          <table:table-cell office:value-type="float" office:value="387">
            <text:p>387</text:p>
          </table:table-cell>
          <table:table-cell office:value-type="string">
            <text:p>Węgierki 20</text:p>
          </table:table-cell>
          <table:table-cell office:value-type="string">
            <text:p>Konopko Krystyna</text:p>
          </table:table-cell>
          <table:table-cell office:value-type="string">
            <text:p>ul. Węgierki 20</text:p>
          </table:table-cell>
          <table:table-cell office:value-type="string">
            <text:p>15-17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76];&quot;,'&quot;;[.C576];&quot;','&quot;;[.D576];&quot;','&quot;;[.E576];&quot;','&quot;;[.F576];&quot;','&quot;;[.G576];&quot;','&quot;;[.H576];&quot;','&quot;;[.I576];&quot;','&quot;;[.J576];&quot;','&quot;;[.O576];&quot;'),&quot;)" office:value-type="string" office:string-value="(559,'Węgierki 22','Maciej Grześ','ul. Węgierki 22','15-175','Białystok','','','','NIE'),">
            <text:p>(559,'Węgierki 22','Maciej Grześ','ul. Węgierki 22','15-175','Białystok','','','','NIE'),</text:p>
          </table:table-cell>
          <table:table-cell office:value-type="float" office:value="559">
            <text:p>559</text:p>
          </table:table-cell>
          <table:table-cell office:value-type="string">
            <text:p>Węgierki 22</text:p>
          </table:table-cell>
          <table:table-cell office:value-type="string">
            <text:p>Maciej Grześ</text:p>
          </table:table-cell>
          <table:table-cell office:value-type="string">
            <text:p>ul. Węgierki 22</text:p>
          </table:table-cell>
          <table:table-cell office:value-type="string">
            <text:p>15-17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77];&quot;,'&quot;;[.C577];&quot;','&quot;;[.D577];&quot;','&quot;;[.E577];&quot;','&quot;;[.F577];&quot;','&quot;;[.G577];&quot;','&quot;;[.H577];&quot;','&quot;;[.I577];&quot;','&quot;;[.J577];&quot;','&quot;;[.O577];&quot;'),&quot;)" office:value-type="string" office:string-value="(332,'Węgierki 22/1','Mierzyński Piotr Mierzyńska Barbara','ul. Węgierki 22/1','15-175','Białystok','','','','NIE'),">
            <text:p>(332,'Węgierki 22/1','Mierzyński Piotr Mierzyńska Barbara','ul. Węgierki 22/1','15-175','Białystok','','','','NIE'),</text:p>
          </table:table-cell>
          <table:table-cell office:value-type="float" office:value="332">
            <text:p>332</text:p>
          </table:table-cell>
          <table:table-cell office:value-type="string">
            <text:p>Węgierki 22/1</text:p>
          </table:table-cell>
          <table:table-cell office:value-type="string">
            <text:p>Mierzyński Piotr Mierzyńska Barbara</text:p>
          </table:table-cell>
          <table:table-cell office:value-type="string">
            <text:p>ul. Węgierki 22/1</text:p>
          </table:table-cell>
          <table:table-cell office:value-type="string">
            <text:p>15-17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78];&quot;,'&quot;;[.C578];&quot;','&quot;;[.D578];&quot;','&quot;;[.E578];&quot;','&quot;;[.F578];&quot;','&quot;;[.G578];&quot;','&quot;;[.H578];&quot;','&quot;;[.I578];&quot;','&quot;;[.J578];&quot;','&quot;;[.O578];&quot;'),&quot;)" office:value-type="string" office:string-value="(439,'Węgierki 24','Fliszkiewicz Katarzyna','ul. Węgierki 24','15-175','Białystok','','','','NIE'),">
            <text:p>(439,'Węgierki 24','Fliszkiewicz Katarzyna','ul. Węgierki 24','15-175','Białystok','','','','NIE'),</text:p>
          </table:table-cell>
          <table:table-cell office:value-type="float" office:value="439">
            <text:p>439</text:p>
          </table:table-cell>
          <table:table-cell office:value-type="string">
            <text:p>Węgierki 24</text:p>
          </table:table-cell>
          <table:table-cell office:value-type="string">
            <text:p>Fliszkiewicz Katarzyna</text:p>
          </table:table-cell>
          <table:table-cell office:value-type="string">
            <text:p>ul. Węgierki 24</text:p>
          </table:table-cell>
          <table:table-cell office:value-type="string">
            <text:p>15-17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79];&quot;,'&quot;;[.C579];&quot;','&quot;;[.D579];&quot;','&quot;;[.E579];&quot;','&quot;;[.F579];&quot;','&quot;;[.G579];&quot;','&quot;;[.H579];&quot;','&quot;;[.I579];&quot;','&quot;;[.J579];&quot;','&quot;;[.O579];&quot;'),&quot;)" office:value-type="string" office:string-value="(375,'Węgierki 28','Dzieszkowski Wojciech Dzieszkowska Agata','ul. Węgierki 28','15-175','Białystok','','','','NIE'),">
            <text:p>(375,'Węgierki 28','Dzieszkowski Wojciech Dzieszkowska Agata','ul. Węgierki 28','15-175','Białystok','','','','NIE'),</text:p>
          </table:table-cell>
          <table:table-cell office:value-type="float" office:value="375">
            <text:p>375</text:p>
          </table:table-cell>
          <table:table-cell office:value-type="string">
            <text:p>Węgierki 28</text:p>
          </table:table-cell>
          <table:table-cell office:value-type="string">
            <text:p>Dzieszkowski Wojciech Dzieszkowska Agata</text:p>
          </table:table-cell>
          <table:table-cell office:value-type="string">
            <text:p>ul. Węgierki 28</text:p>
          </table:table-cell>
          <table:table-cell office:value-type="string">
            <text:p>15-17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80];&quot;,'&quot;;[.C580];&quot;','&quot;;[.D580];&quot;','&quot;;[.E580];&quot;','&quot;;[.F580];&quot;','&quot;;[.G580];&quot;','&quot;;[.H580];&quot;','&quot;;[.I580];&quot;','&quot;;[.J580];&quot;','&quot;;[.O580];&quot;'),&quot;)" office:value-type="string" office:string-value="(599,'Węgierki 3','Koszewnik Agnieszka','ul. Węgierki 3','15-175','Białystok','','','','NIE'),">
            <text:p>(599,'Węgierki 3','Koszewnik Agnieszka','ul. Węgierki 3','15-175','Białystok','','','','NIE'),</text:p>
          </table:table-cell>
          <table:table-cell office:value-type="float" office:value="599">
            <text:p>599</text:p>
          </table:table-cell>
          <table:table-cell office:value-type="string">
            <text:p>Węgierki 3</text:p>
          </table:table-cell>
          <table:table-cell office:value-type="string">
            <text:p>Koszewnik Agnieszka</text:p>
          </table:table-cell>
          <table:table-cell office:value-type="string">
            <text:p>ul. Węgierki 3</text:p>
          </table:table-cell>
          <table:table-cell office:value-type="string">
            <text:p>15-17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81];&quot;,'&quot;;[.C581];&quot;','&quot;;[.D581];&quot;','&quot;;[.E581];&quot;','&quot;;[.F581];&quot;','&quot;;[.G581];&quot;','&quot;;[.H581];&quot;','&quot;;[.I581];&quot;','&quot;;[.J581];&quot;','&quot;;[.O581];&quot;'),&quot;)" office:value-type="string" office:string-value="(313,'Węgierki 30','Ewa Pazulak','ul. Węgierki 30 ','15-175','Białystok','','','','NIE'),">
            <text:p>(313,'Węgierki 30','Ewa Pazulak','ul. Węgierki 30 ','15-175','Białystok','','','','NIE'),</text:p>
          </table:table-cell>
          <table:table-cell office:value-type="float" office:value="313">
            <text:p>313</text:p>
          </table:table-cell>
          <table:table-cell office:value-type="string">
            <text:p>Węgierki 30</text:p>
          </table:table-cell>
          <table:table-cell office:value-type="string">
            <text:p>Ewa Pazulak</text:p>
          </table:table-cell>
          <table:table-cell office:value-type="string">
            <text:p>ul. Węgierki 30 </text:p>
          </table:table-cell>
          <table:table-cell office:value-type="string">
            <text:p>15-17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82];&quot;,'&quot;;[.C582];&quot;','&quot;;[.D582];&quot;','&quot;;[.E582];&quot;','&quot;;[.F582];&quot;','&quot;;[.G582];&quot;','&quot;;[.H582];&quot;','&quot;;[.I582];&quot;','&quot;;[.J582];&quot;','&quot;;[.O582];&quot;'),&quot;)" office:value-type="string" office:string-value="(612,'Węgierki 32','Fiszka Katarzyna','ul. Węgierki 32','15-175','Białystok','','','','NIE'),">
            <text:p>(612,'Węgierki 32','Fiszka Katarzyna','ul. Węgierki 32','15-175','Białystok','','','','NIE'),</text:p>
          </table:table-cell>
          <table:table-cell office:value-type="float" office:value="612">
            <text:p>612</text:p>
          </table:table-cell>
          <table:table-cell office:value-type="string">
            <text:p>Węgierki 32</text:p>
          </table:table-cell>
          <table:table-cell office:value-type="string">
            <text:p>Fiszka Katarzyna</text:p>
          </table:table-cell>
          <table:table-cell office:value-type="string">
            <text:p>ul. Węgierki 32</text:p>
          </table:table-cell>
          <table:table-cell office:value-type="string">
            <text:p>15-17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83];&quot;,'&quot;;[.C583];&quot;','&quot;;[.D583];&quot;','&quot;;[.E583];&quot;','&quot;;[.F583];&quot;','&quot;;[.G583];&quot;','&quot;;[.H583];&quot;','&quot;;[.I583];&quot;','&quot;;[.J583];&quot;','&quot;;[.O583];&quot;'),&quot;)" office:value-type="string" office:string-value="(604,'Węgierki 38','Domanowska Izabela','ul. Węgierki 38','15-175','Białystok','','','','NIE'),">
            <text:p>(604,'Węgierki 38','Domanowska Izabela','ul. Węgierki 38','15-175','Białystok','','','','NIE'),</text:p>
          </table:table-cell>
          <table:table-cell office:value-type="float" office:value="604">
            <text:p>604</text:p>
          </table:table-cell>
          <table:table-cell office:value-type="string">
            <text:p>Węgierki 38</text:p>
          </table:table-cell>
          <table:table-cell office:value-type="string">
            <text:p>Domanowska Izabela</text:p>
          </table:table-cell>
          <table:table-cell office:value-type="string">
            <text:p>ul. Węgierki 38</text:p>
          </table:table-cell>
          <table:table-cell office:value-type="string">
            <text:p>15-17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84];&quot;,'&quot;;[.C584];&quot;','&quot;;[.D584];&quot;','&quot;;[.E584];&quot;','&quot;;[.F584];&quot;','&quot;;[.G584];&quot;','&quot;;[.H584];&quot;','&quot;;[.I584];&quot;','&quot;;[.J584];&quot;','&quot;;[.O584];&quot;'),&quot;)" office:value-type="string" office:string-value="(598,'Węgierki 4','Bożena Teresa Młodzianowska','ul. Węgierki 4','15-175','Białystok','','','','NIE'),">
            <text:p>(598,'Węgierki 4','Bożena Teresa Młodzianowska','ul. Węgierki 4','15-175','Białystok','','','','NIE'),</text:p>
          </table:table-cell>
          <table:table-cell office:value-type="float" office:value="598">
            <text:p>598</text:p>
          </table:table-cell>
          <table:table-cell office:value-type="string">
            <text:p>Węgierki 4</text:p>
          </table:table-cell>
          <table:table-cell office:value-type="string">
            <text:p>Bożena Teresa Młodzianowska</text:p>
          </table:table-cell>
          <table:table-cell office:value-type="string">
            <text:p>ul. Węgierki 4</text:p>
          </table:table-cell>
          <table:table-cell office:value-type="string">
            <text:p>15-17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85];&quot;,'&quot;;[.C585];&quot;','&quot;;[.D585];&quot;','&quot;;[.E585];&quot;','&quot;;[.F585];&quot;','&quot;;[.G585];&quot;','&quot;;[.H585];&quot;','&quot;;[.I585];&quot;','&quot;;[.J585];&quot;','&quot;;[.O585];&quot;'),&quot;)" office:value-type="string" office:string-value="(602,'Węgierki 9','Radziszewska Joanna','ul. Węgierki 9','15-175','Białystok','','','','NIE'),">
            <text:p>(602,'Węgierki 9','Radziszewska Joanna','ul. Węgierki 9','15-175','Białystok','','','','NIE'),</text:p>
          </table:table-cell>
          <table:table-cell office:value-type="float" office:value="602">
            <text:p>602</text:p>
          </table:table-cell>
          <table:table-cell office:value-type="string">
            <text:p>Węgierki 9</text:p>
          </table:table-cell>
          <table:table-cell office:value-type="string">
            <text:p>Radziszewska Joanna</text:p>
          </table:table-cell>
          <table:table-cell office:value-type="string">
            <text:p>ul. Węgierki 9</text:p>
          </table:table-cell>
          <table:table-cell office:value-type="string">
            <text:p>15-175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86];&quot;,'&quot;;[.C586];&quot;','&quot;;[.D586];&quot;','&quot;;[.E586];&quot;','&quot;;[.F586];&quot;','&quot;;[.G586];&quot;','&quot;;[.H586];&quot;','&quot;;[.I586];&quot;','&quot;;[.J586];&quot;','&quot;;[.O586];&quot;'),&quot;)" office:value-type="string" office:string-value="(505,'wibial','WIBIAL - Ś. Oleksza i Spółka S.J. w Białymstoku','ul. Skrzatów 19','15-156','Białystok','542-10-16-225','','','NIE'),">
            <text:p>(505,'wibial','WIBIAL - Ś. Oleksza i Spółka S.J. w Białymstoku','ul. Skrzatów 19','15-156','Białystok','542-10-16-225','','','NIE'),</text:p>
          </table:table-cell>
          <table:table-cell office:value-type="float" office:value="505">
            <text:p>505</text:p>
          </table:table-cell>
          <table:table-cell office:value-type="string">
            <text:p>wibial</text:p>
          </table:table-cell>
          <table:table-cell office:value-type="string">
            <text:p>WIBIAL - Ś. Oleksza i Spółka S.J. w Białymstoku</text:p>
          </table:table-cell>
          <table:table-cell office:value-type="string">
            <text:p>ul. Skrzatów 19</text:p>
          </table:table-cell>
          <table:table-cell office:value-type="string">
            <text:p>15-156</text:p>
          </table:table-cell>
          <table:table-cell office:value-type="string">
            <text:p>Białystok</text:p>
          </table:table-cell>
          <table:table-cell office:value-type="string">
            <text:p>542-10-16-225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87];&quot;,'&quot;;[.C587];&quot;','&quot;;[.D587];&quot;','&quot;;[.E587];&quot;','&quot;;[.F587];&quot;','&quot;;[.G587];&quot;','&quot;;[.H587];&quot;','&quot;;[.I587];&quot;','&quot;;[.J587];&quot;','&quot;;[.O587];&quot;'),&quot;)" office:value-type="string" office:string-value="(582,'wik30','Wacław Królewski','ul. Wiklinowa 30','15-157','Białystok','','','','NIE'),">
            <text:p>(582,'wik30','Wacław Królewski','ul. Wiklinowa 30','15-157','Białystok','','','','NIE'),</text:p>
          </table:table-cell>
          <table:table-cell office:value-type="float" office:value="582">
            <text:p>582</text:p>
          </table:table-cell>
          <table:table-cell office:value-type="string">
            <text:p>wik30</text:p>
          </table:table-cell>
          <table:table-cell office:value-type="string">
            <text:p>Wacław Królewski</text:p>
          </table:table-cell>
          <table:table-cell office:value-type="string">
            <text:p>ul. Wiklinowa 30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88];&quot;,'&quot;;[.C588];&quot;','&quot;;[.D588];&quot;','&quot;;[.E588];&quot;','&quot;;[.F588];&quot;','&quot;;[.G588];&quot;','&quot;;[.H588];&quot;','&quot;;[.I588];&quot;','&quot;;[.J588];&quot;','&quot;;[.O588];&quot;'),&quot;)" office:value-type="string" office:string-value="(503,'Wiklinowa 1','Wiszowaty Cezary','ul. Waszyngtona 25D m 29','15-304','Białystok','','','','NIE'),">
            <text:p>(503,'Wiklinowa 1','Wiszowaty Cezary','ul. Waszyngtona 25D m 29','15-304','Białystok','','','','NIE'),</text:p>
          </table:table-cell>
          <table:table-cell office:value-type="float" office:value="503">
            <text:p>503</text:p>
          </table:table-cell>
          <table:table-cell office:value-type="string">
            <text:p>Wiklinowa 1</text:p>
          </table:table-cell>
          <table:table-cell office:value-type="string">
            <text:p>Wiszowaty Cezary</text:p>
          </table:table-cell>
          <table:table-cell office:value-type="string">
            <text:p>ul. Waszyngtona 25D m 29</text:p>
          </table:table-cell>
          <table:table-cell office:value-type="string">
            <text:p>15-304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89];&quot;,'&quot;;[.C589];&quot;','&quot;;[.D589];&quot;','&quot;;[.E589];&quot;','&quot;;[.F589];&quot;','&quot;;[.G589];&quot;','&quot;;[.H589];&quot;','&quot;;[.I589];&quot;','&quot;;[.J589];&quot;','&quot;;[.O589];&quot;'),&quot;)" office:value-type="string" office:string-value="(435,'Wiklinowa 10','Przedsiębiorstwo handlowo-usługowo  \&quot;J.M.K\&quot;\&quot;\&quot; s.c.  Maria Bzura Józef Bzura\&quot;','ul. Wiklinowa 10','15-157','Białystok','966-13-97-045','','','TAK'),">
            <text:p>(435,'Wiklinowa 10','Przedsiębiorstwo handlowo-usługowo <text:s/>\"J.M.K\"\"\" s.c. <text:s/>Maria Bzura Józef Bzura\"','ul. Wiklinowa 10','15-157','Białystok','966-13-97-045','','','TAK'),</text:p>
          </table:table-cell>
          <table:table-cell office:value-type="float" office:value="435">
            <text:p>435</text:p>
          </table:table-cell>
          <table:table-cell office:value-type="string">
            <text:p>Wiklinowa 10</text:p>
          </table:table-cell>
          <table:table-cell office:value-type="string">
            <text:p>Przedsiębiorstwo handlowo-usługowo <text:s/>\"J.M.K\"\"\" s.c. <text:s/>Maria Bzura Józef Bzura\"</text:p>
          </table:table-cell>
          <table:table-cell office:value-type="string">
            <text:p>ul. Wiklinowa 10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office:value-type="string">
            <text:p>966-13-97-045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590];&quot;,'&quot;;[.C590];&quot;','&quot;;[.D590];&quot;','&quot;;[.E590];&quot;','&quot;;[.F590];&quot;','&quot;;[.G590];&quot;','&quot;;[.H590];&quot;','&quot;;[.I590];&quot;','&quot;;[.J590];&quot;','&quot;;[.O590];&quot;'),&quot;)" office:value-type="string" office:string-value="(366,'WSFIZ','Wyższa Szkoła Finansów i Zarządzania','ul. Ciepła 40','15-472','Białystok','542-10-18-448','','','TAK'),">
            <text:p>(366,'WSFIZ','Wyższa Szkoła Finansów i Zarządzania','ul. Ciepła 40','15-472','Białystok','542-10-18-448','','','TAK'),</text:p>
          </table:table-cell>
          <table:table-cell office:value-type="float" office:value="366">
            <text:p>366</text:p>
          </table:table-cell>
          <table:table-cell office:value-type="string">
            <text:p>WSFIZ</text:p>
          </table:table-cell>
          <table:table-cell office:value-type="string">
            <text:p>Wyższa Szkoła Finansów i Zarządzania</text:p>
          </table:table-cell>
          <table:table-cell office:value-type="string">
            <text:p>ul. Ciepła 40</text:p>
          </table:table-cell>
          <table:table-cell office:value-type="string">
            <text:p>15-472</text:p>
          </table:table-cell>
          <table:table-cell office:value-type="string">
            <text:p>Białystok</text:p>
          </table:table-cell>
          <table:table-cell office:value-type="string">
            <text:p>542-10-18-448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91];&quot;,'&quot;;[.C591];&quot;','&quot;;[.D591];&quot;','&quot;;[.E591];&quot;','&quot;;[.F591];&quot;','&quot;;[.G591];&quot;','&quot;;[.H591];&quot;','&quot;;[.I591];&quot;','&quot;;[.J591];&quot;','&quot;;[.O591];&quot;'),&quot;)" office:value-type="string" office:string-value="(220,'Wybickiego 5','Z.H.U CDF  Cezary Furmaniak','ul. Wybickiego 5','15-177','Białystok','966-060-49-09','','','TAK'),">
            <text:p>(220,'Wybickiego 5','Z.H.U CDF <text:s/>Cezary Furmaniak','ul. Wybickiego 5','15-177','Białystok','966-060-49-09','','','TAK'),</text:p>
          </table:table-cell>
          <table:table-cell office:value-type="float" office:value="220">
            <text:p>220</text:p>
          </table:table-cell>
          <table:table-cell office:value-type="string">
            <text:p>Wybickiego 5</text:p>
          </table:table-cell>
          <table:table-cell office:value-type="string">
            <text:p>Z.H.U CDF <text:s/>Cezary Furmaniak</text:p>
          </table:table-cell>
          <table:table-cell office:value-type="string">
            <text:p>ul. Wybickiego 5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office:value-type="string">
            <text:p>966-060-49-09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92];&quot;,'&quot;;[.C592];&quot;','&quot;;[.D592];&quot;','&quot;;[.E592];&quot;','&quot;;[.F592];&quot;','&quot;;[.G592];&quot;','&quot;;[.H592];&quot;','&quot;;[.I592];&quot;','&quot;;[.J592];&quot;','&quot;;[.O592];&quot;'),&quot;)" office:value-type="string" office:string-value="(430,'Wybickiego 6','Kraszyńska Marta','ul. Wybickiego 6','15-177','Białystok','','','','NIE'),">
            <text:p>(430,'Wybickiego 6','Kraszyńska Marta','ul. Wybickiego 6','15-177','Białystok','','','','NIE'),</text:p>
          </table:table-cell>
          <table:table-cell office:value-type="float" office:value="430">
            <text:p>430</text:p>
          </table:table-cell>
          <table:table-cell office:value-type="string">
            <text:p>Wybickiego 6</text:p>
          </table:table-cell>
          <table:table-cell office:value-type="string">
            <text:p>Kraszyńska Marta</text:p>
          </table:table-cell>
          <table:table-cell office:value-type="string">
            <text:p>ul. Wybickiego 6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93];&quot;,'&quot;;[.C593];&quot;','&quot;;[.D593];&quot;','&quot;;[.E593];&quot;','&quot;;[.F593];&quot;','&quot;;[.G593];&quot;','&quot;;[.H593];&quot;','&quot;;[.I593];&quot;','&quot;;[.J593];&quot;','&quot;;[.O593];&quot;'),&quot;)" office:value-type="string" office:string-value="(266,'Wybickiego 7','Rudziak Krzysztof','ul. Wybickiego 7 ','15-177','Białystok','','','','NIE'),">
            <text:p>(266,'Wybickiego 7','Rudziak Krzysztof','ul. Wybickiego 7 ','15-177','Białystok','','','','NIE'),</text:p>
          </table:table-cell>
          <table:table-cell office:value-type="float" office:value="266">
            <text:p>266</text:p>
          </table:table-cell>
          <table:table-cell office:value-type="string">
            <text:p>Wybickiego 7</text:p>
          </table:table-cell>
          <table:table-cell office:value-type="string">
            <text:p>Rudziak Krzysztof</text:p>
          </table:table-cell>
          <table:table-cell office:value-type="string">
            <text:p>ul. Wybickiego 7 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94];&quot;,'&quot;;[.C594];&quot;','&quot;;[.D594];&quot;','&quot;;[.E594];&quot;','&quot;;[.F594];&quot;','&quot;;[.G594];&quot;','&quot;;[.H594];&quot;','&quot;;[.I594];&quot;','&quot;;[.J594];&quot;','&quot;;[.O594];&quot;'),&quot;)" office:value-type="string" office:string-value="(249,'Wymarzona 11','Kraszyńska Bogumiła','ul. Wymarzona 11','15-157','Białystok','','','','NIE'),">
            <text:p>(249,'Wymarzona 11','Kraszyńska Bogumiła','ul. Wymarzona 11','15-157','Białystok','','','','NIE'),</text:p>
          </table:table-cell>
          <table:table-cell office:value-type="float" office:value="249">
            <text:p>249</text:p>
          </table:table-cell>
          <table:table-cell office:value-type="string">
            <text:p>Wymarzona 11</text:p>
          </table:table-cell>
          <table:table-cell office:value-type="string">
            <text:p>Kraszyńska Bogumiła</text:p>
          </table:table-cell>
          <table:table-cell office:value-type="string">
            <text:p>ul. Wymarzona 11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95];&quot;,'&quot;;[.C595];&quot;','&quot;;[.D595];&quot;','&quot;;[.E595];&quot;','&quot;;[.F595];&quot;','&quot;;[.G595];&quot;','&quot;;[.H595];&quot;','&quot;;[.I595];&quot;','&quot;;[.J595];&quot;','&quot;;[.O595];&quot;'),&quot;)" office:value-type="string" office:string-value="(267,'Wymarzona 13','Janina Rosińska','ul. Wymarzona 13','15-157','Białystok','','','','NIE'),">
            <text:p>(267,'Wymarzona 13','Janina Rosińska','ul. Wymarzona 13','15-157','Białystok','','','','NIE'),</text:p>
          </table:table-cell>
          <table:table-cell office:value-type="float" office:value="267">
            <text:p>267</text:p>
          </table:table-cell>
          <table:table-cell office:value-type="string">
            <text:p>Wymarzona 13</text:p>
          </table:table-cell>
          <table:table-cell office:value-type="string">
            <text:p>Janina Rosińska</text:p>
          </table:table-cell>
          <table:table-cell office:value-type="string">
            <text:p>ul. Wymarzona 1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96];&quot;,'&quot;;[.C596];&quot;','&quot;;[.D596];&quot;','&quot;;[.E596];&quot;','&quot;;[.F596];&quot;','&quot;;[.G596];&quot;','&quot;;[.H596];&quot;','&quot;;[.I596];&quot;','&quot;;[.J596];&quot;','&quot;;[.O596];&quot;'),&quot;)" office:value-type="string" office:string-value="(587,'Wymarzona 3','Olifieruk Jan','ul. Wymarzona 3','15-157','Białystok','','','','NIE'),">
            <text:p>(587,'Wymarzona 3','Olifieruk Jan','ul. Wymarzona 3','15-157','Białystok','','','','NIE'),</text:p>
          </table:table-cell>
          <table:table-cell office:value-type="float" office:value="587">
            <text:p>587</text:p>
          </table:table-cell>
          <table:table-cell office:value-type="string">
            <text:p>Wymarzona 3</text:p>
          </table:table-cell>
          <table:table-cell office:value-type="string">
            <text:p>Olifieruk Jan</text:p>
          </table:table-cell>
          <table:table-cell office:value-type="string">
            <text:p>ul. Wymarzona 3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97];&quot;,'&quot;;[.C597];&quot;','&quot;;[.D597];&quot;','&quot;;[.E597];&quot;','&quot;;[.F597];&quot;','&quot;;[.G597];&quot;','&quot;;[.H597];&quot;','&quot;;[.I597];&quot;','&quot;;[.J597];&quot;','&quot;;[.O597];&quot;'),&quot;)" office:value-type="string" office:string-value="(453,'Wymarzona 8','Józef Kryński Elwira Kryńska','ul. Wymarzona 8','15-157','Białystok','','','','NIE'),">
            <text:p>(453,'Wymarzona 8','Józef Kryński Elwira Kryńska','ul. Wymarzona 8','15-157','Białystok','','','','NIE'),</text:p>
          </table:table-cell>
          <table:table-cell office:value-type="float" office:value="453">
            <text:p>453</text:p>
          </table:table-cell>
          <table:table-cell office:value-type="string">
            <text:p>Wymarzona 8</text:p>
          </table:table-cell>
          <table:table-cell office:value-type="string">
            <text:p>Józef Kryński Elwira Kryńska</text:p>
          </table:table-cell>
          <table:table-cell office:value-type="string">
            <text:p>ul. Wymarzona 8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98];&quot;,'&quot;;[.C598];&quot;','&quot;;[.D598];&quot;','&quot;;[.E598];&quot;','&quot;;[.F598];&quot;','&quot;;[.G598];&quot;','&quot;;[.H598];&quot;','&quot;;[.I598];&quot;','&quot;;[.J598];&quot;','&quot;;[.O598];&quot;'),&quot;)" office:value-type="string" office:string-value="(506,'Wysockiego 126/2','Kaliszewicz Ewa Jolanta','ul. Wysockiego 126/2','15-167','Białystok','','','','NIE'),">
            <text:p>(506,'Wysockiego 126/2','Kaliszewicz Ewa Jolanta','ul. Wysockiego 126/2','15-167','Białystok','','','','NIE'),</text:p>
          </table:table-cell>
          <table:table-cell office:value-type="float" office:value="506">
            <text:p>506</text:p>
          </table:table-cell>
          <table:table-cell office:value-type="string">
            <text:p>Wysockiego 126/2</text:p>
          </table:table-cell>
          <table:table-cell office:value-type="string">
            <text:p>Kaliszewicz Ewa Jolanta</text:p>
          </table:table-cell>
          <table:table-cell office:value-type="string">
            <text:p>ul. Wysockiego 126/2</text:p>
          </table:table-cell>
          <table:table-cell office:value-type="string">
            <text:p>15-16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599];&quot;,'&quot;;[.C599];&quot;','&quot;;[.D599];&quot;','&quot;;[.E599];&quot;','&quot;;[.F599];&quot;','&quot;;[.G599];&quot;','&quot;;[.H599];&quot;','&quot;;[.I599];&quot;','&quot;;[.J599];&quot;','&quot;;[.O599];&quot;'),&quot;)" office:value-type="string" office:string-value="(610,'Wysockiego 14/1a','Sidoruk Artur','ul. Wysockiego 14/1a','15-167','Białystok','','','','NIE'),">
            <text:p>(610,'Wysockiego 14/1a','Sidoruk Artur','ul. Wysockiego 14/1a','15-167','Białystok','','','','NIE'),</text:p>
          </table:table-cell>
          <table:table-cell office:value-type="float" office:value="610">
            <text:p>610</text:p>
          </table:table-cell>
          <table:table-cell office:value-type="string">
            <text:p>Wysockiego 14/1a</text:p>
          </table:table-cell>
          <table:table-cell office:value-type="string">
            <text:p>Sidoruk Artur</text:p>
          </table:table-cell>
          <table:table-cell office:value-type="string">
            <text:p>ul. Wysockiego 14/1a</text:p>
          </table:table-cell>
          <table:table-cell office:value-type="string">
            <text:p>15-16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00];&quot;,'&quot;;[.C600];&quot;','&quot;;[.D600];&quot;','&quot;;[.E600];&quot;','&quot;;[.F600];&quot;','&quot;;[.G600];&quot;','&quot;;[.H600];&quot;','&quot;;[.I600];&quot;','&quot;;[.J600];&quot;','&quot;;[.O600];&quot;'),&quot;)" office:value-type="string" office:string-value="(468,'Wysockiego 16','Proskiniuk Tomasz','ul. Wysockiego 16','15-167','Białystok','','','','NIE'),">
            <text:p>(468,'Wysockiego 16','Proskiniuk Tomasz','ul. Wysockiego 16','15-167','Białystok','','','','NIE'),</text:p>
          </table:table-cell>
          <table:table-cell office:value-type="float" office:value="468">
            <text:p>468</text:p>
          </table:table-cell>
          <table:table-cell office:value-type="string">
            <text:p>Wysockiego 16</text:p>
          </table:table-cell>
          <table:table-cell office:value-type="string">
            <text:p>Proskiniuk Tomasz</text:p>
          </table:table-cell>
          <table:table-cell office:value-type="string">
            <text:p>ul. Wysockiego 16</text:p>
          </table:table-cell>
          <table:table-cell office:value-type="string">
            <text:p>15-16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01];&quot;,'&quot;;[.C601];&quot;','&quot;;[.D601];&quot;','&quot;;[.E601];&quot;','&quot;;[.F601];&quot;','&quot;;[.G601];&quot;','&quot;;[.H601];&quot;','&quot;;[.I601];&quot;','&quot;;[.J601];&quot;','&quot;;[.O601];&quot;'),&quot;)" office:value-type="string" office:string-value="(500,'Wysockiego 16/1','Rymaszewska Elżbieta Bernarda','ul. Wysockiego 16/1','15-167','Białystok','','','','NIE'),">
            <text:p>(500,'Wysockiego 16/1','Rymaszewska Elżbieta Bernarda','ul. Wysockiego 16/1','15-167','Białystok','','','','NIE'),</text:p>
          </table:table-cell>
          <table:table-cell office:value-type="float" office:value="500">
            <text:p>500</text:p>
          </table:table-cell>
          <table:table-cell office:value-type="string">
            <text:p>Wysockiego 16/1</text:p>
          </table:table-cell>
          <table:table-cell office:value-type="string">
            <text:p>Rymaszewska Elżbieta Bernarda</text:p>
          </table:table-cell>
          <table:table-cell office:value-type="string">
            <text:p>ul. Wysockiego 16/1</text:p>
          </table:table-cell>
          <table:table-cell office:value-type="string">
            <text:p>15-16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02];&quot;,'&quot;;[.C602];&quot;','&quot;;[.D602];&quot;','&quot;;[.E602];&quot;','&quot;;[.F602];&quot;','&quot;;[.G602];&quot;','&quot;;[.H602];&quot;','&quot;;[.I602];&quot;','&quot;;[.J602];&quot;','&quot;;[.O602];&quot;'),&quot;)" office:value-type="string" office:string-value="(548,'Wysockiego 36','Świerzbiński Łukasz','ul. Wysockiego 36','15-167','Białystok','','','','NIE'),">
            <text:p>(548,'Wysockiego 36','Świerzbiński Łukasz','ul. Wysockiego 36','15-167','Białystok','','','','NIE'),</text:p>
          </table:table-cell>
          <table:table-cell office:value-type="float" office:value="548">
            <text:p>548</text:p>
          </table:table-cell>
          <table:table-cell office:value-type="string">
            <text:p>Wysockiego 36</text:p>
          </table:table-cell>
          <table:table-cell office:value-type="string">
            <text:p>Świerzbiński Łukasz</text:p>
          </table:table-cell>
          <table:table-cell office:value-type="string">
            <text:p>ul. Wysockiego 36</text:p>
          </table:table-cell>
          <table:table-cell office:value-type="string">
            <text:p>15-16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03];&quot;,'&quot;;[.C603];&quot;','&quot;;[.D603];&quot;','&quot;;[.E603];&quot;','&quot;;[.F603];&quot;','&quot;;[.G603];&quot;','&quot;;[.H603];&quot;','&quot;;[.I603];&quot;','&quot;;[.J603];&quot;','&quot;;[.O603];&quot;'),&quot;)" office:value-type="string" office:string-value="(566,'Wysockiego 38','Tichoniuk Mirosława','ul. Narewska 2 m 67','15-840','Białystok','','','','NIE'),">
            <text:p>(566,'Wysockiego 38','Tichoniuk Mirosława','ul. Narewska 2 m 67','15-840','Białystok','','','','NIE'),</text:p>
          </table:table-cell>
          <table:table-cell office:value-type="float" office:value="566">
            <text:p>566</text:p>
          </table:table-cell>
          <table:table-cell office:value-type="string">
            <text:p>Wysockiego 38</text:p>
          </table:table-cell>
          <table:table-cell office:value-type="string">
            <text:p>Tichoniuk Mirosława</text:p>
          </table:table-cell>
          <table:table-cell office:value-type="string">
            <text:p>ul. Narewska 2 m 67</text:p>
          </table:table-cell>
          <table:table-cell office:value-type="string">
            <text:p>15-84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04];&quot;,'&quot;;[.C604];&quot;','&quot;;[.D604];&quot;','&quot;;[.E604];&quot;','&quot;;[.F604];&quot;','&quot;;[.G604];&quot;','&quot;;[.H604];&quot;','&quot;;[.I604];&quot;','&quot;;[.J604];&quot;','&quot;;[.O604];&quot;'),&quot;)" office:value-type="string" office:string-value="(471,'Wysockiego 48','Kiriaka Marian','ul. Wysockiego 48','15-167','Białystok','','','','NIE'),">
            <text:p>(471,'Wysockiego 48','Kiriaka Marian','ul. Wysockiego 48','15-167','Białystok','','','','NIE'),</text:p>
          </table:table-cell>
          <table:table-cell office:value-type="float" office:value="471">
            <text:p>471</text:p>
          </table:table-cell>
          <table:table-cell office:value-type="string">
            <text:p>Wysockiego 48</text:p>
          </table:table-cell>
          <table:table-cell office:value-type="string">
            <text:p>Kiriaka Marian</text:p>
          </table:table-cell>
          <table:table-cell office:value-type="string">
            <text:p>ul. Wysockiego 48</text:p>
          </table:table-cell>
          <table:table-cell office:value-type="string">
            <text:p>15-16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605];&quot;,'&quot;;[.C605];&quot;','&quot;;[.D605];&quot;','&quot;;[.E605];&quot;','&quot;;[.F605];&quot;','&quot;;[.G605];&quot;','&quot;;[.H605];&quot;','&quot;;[.I605];&quot;','&quot;;[.J605];&quot;','&quot;;[.O605];&quot;'),&quot;)" office:value-type="string" office:string-value="(550,'Wysockiego 5','Pogorzelska Bożena','ul. Wysockiego 5','15-126','Białystok','','','','NIE'),">
            <text:p>(550,'Wysockiego 5','Pogorzelska Bożena','ul. Wysockiego 5','15-126','Białystok','','','','NIE'),</text:p>
          </table:table-cell>
          <table:table-cell office:value-type="float" office:value="550">
            <text:p>550</text:p>
          </table:table-cell>
          <table:table-cell office:value-type="string">
            <text:p>Wysockiego 5</text:p>
          </table:table-cell>
          <table:table-cell office:value-type="string">
            <text:p>Pogorzelska Bożena</text:p>
          </table:table-cell>
          <table:table-cell office:value-type="string">
            <text:p>ul. Wysockiego 5</text:p>
          </table:table-cell>
          <table:table-cell office:value-type="string">
            <text:p>15-126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06];&quot;,'&quot;;[.C606];&quot;','&quot;;[.D606];&quot;','&quot;;[.E606];&quot;','&quot;;[.F606];&quot;','&quot;;[.G606];&quot;','&quot;;[.H606];&quot;','&quot;;[.I606];&quot;','&quot;;[.J606];&quot;','&quot;;[.O606];&quot;'),&quot;)" office:value-type="string" office:string-value="(187,'Wysockiego 52/4','Guzowska Dorota','ul. Wysockiego 52/4','15-167','Białystok','','','','NIE'),">
            <text:p>(187,'Wysockiego 52/4','Guzowska Dorota','ul. Wysockiego 52/4','15-167','Białystok','','','','NIE'),</text:p>
          </table:table-cell>
          <table:table-cell office:value-type="float" office:value="187">
            <text:p>187</text:p>
          </table:table-cell>
          <table:table-cell office:value-type="string">
            <text:p>Wysockiego 52/4</text:p>
          </table:table-cell>
          <table:table-cell office:value-type="string">
            <text:p>Guzowska Dorota</text:p>
          </table:table-cell>
          <table:table-cell office:value-type="string">
            <text:p>ul. Wysockiego 52/4</text:p>
          </table:table-cell>
          <table:table-cell office:value-type="string">
            <text:p>15-16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607];&quot;,'&quot;;[.C607];&quot;','&quot;;[.D607];&quot;','&quot;;[.E607];&quot;','&quot;;[.F607];&quot;','&quot;;[.G607];&quot;','&quot;;[.H607];&quot;','&quot;;[.I607];&quot;','&quot;;[.J607];&quot;','&quot;;[.O607];&quot;'),&quot;)" office:value-type="string" office:string-value="(239,'Wysockiego 72','PRZEDSIĘBIORSTWO  REMONTOWO- BUDOWLANE ANBUD Anna Zwoleńska','ul. Wysockiego 72','15-167','Białystok','966-048-21-22','','','NIE'),">
            <text:p>(239,'Wysockiego 72','PRZEDSIĘBIORSTWO <text:s/>REMONTOWO- BUDOWLANE ANBUD Anna Zwoleńska','ul. Wysockiego 72','15-167','Białystok','966-048-21-22','','','NIE'),</text:p>
          </table:table-cell>
          <table:table-cell office:value-type="float" office:value="239">
            <text:p>239</text:p>
          </table:table-cell>
          <table:table-cell office:value-type="string">
            <text:p>Wysockiego 72</text:p>
          </table:table-cell>
          <table:table-cell office:value-type="string">
            <text:p>PRZEDSIĘBIORSTWO <text:s/>REMONTOWO- BUDOWLANE ANBUD Anna Zwoleńska</text:p>
          </table:table-cell>
          <table:table-cell office:value-type="string">
            <text:p>ul. Wysockiego 72</text:p>
          </table:table-cell>
          <table:table-cell office:value-type="string">
            <text:p>15-167</text:p>
          </table:table-cell>
          <table:table-cell office:value-type="string">
            <text:p>Białystok</text:p>
          </table:table-cell>
          <table:table-cell office:value-type="string">
            <text:p>966-048-21-22</text:p>
          </table:table-cell>
          <table:table-cell table:number-columns-repeated="2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608];&quot;,'&quot;;[.C608];&quot;','&quot;;[.D608];&quot;','&quot;;[.E608];&quot;','&quot;;[.F608];&quot;','&quot;;[.G608];&quot;','&quot;;[.H608];&quot;','&quot;;[.I608];&quot;','&quot;;[.J608];&quot;','&quot;;[.O608];&quot;'),&quot;)" office:value-type="string" office:string-value="(257,'Wysockiego 74','Borys Izabela','ul. Wysockiego 74','15-167','Białystok','','','','NIE'),">
            <text:p>(257,'Wysockiego 74','Borys Izabela','ul. Wysockiego 74','15-167','Białystok','','','','NIE'),</text:p>
          </table:table-cell>
          <table:table-cell office:value-type="float" office:value="257">
            <text:p>257</text:p>
          </table:table-cell>
          <table:table-cell office:value-type="string">
            <text:p>Wysockiego 74</text:p>
          </table:table-cell>
          <table:table-cell office:value-type="string">
            <text:p>Borys Izabela</text:p>
          </table:table-cell>
          <table:table-cell office:value-type="string">
            <text:p>ul. Wysockiego 74</text:p>
          </table:table-cell>
          <table:table-cell office:value-type="string">
            <text:p>15-16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09];&quot;,'&quot;;[.C609];&quot;','&quot;;[.D609];&quot;','&quot;;[.E609];&quot;','&quot;;[.F609];&quot;','&quot;;[.G609];&quot;','&quot;;[.H609];&quot;','&quot;;[.I609];&quot;','&quot;;[.J609];&quot;','&quot;;[.O609];&quot;'),&quot;)" office:value-type="string" office:string-value="(258,'Wysockiego 74/1','Borys Anetta','ul. Wysockiego 74/1','15-167','Białystok','','','','NIE'),">
            <text:p>(258,'Wysockiego 74/1','Borys Anetta','ul. Wysockiego 74/1','15-167','Białystok','','','','NIE'),</text:p>
          </table:table-cell>
          <table:table-cell office:value-type="float" office:value="258">
            <text:p>258</text:p>
          </table:table-cell>
          <table:table-cell office:value-type="string">
            <text:p>Wysockiego 74/1</text:p>
          </table:table-cell>
          <table:table-cell office:value-type="string">
            <text:p>Borys Anetta</text:p>
          </table:table-cell>
          <table:table-cell office:value-type="string">
            <text:p>ul. Wysockiego 74/1</text:p>
          </table:table-cell>
          <table:table-cell office:value-type="string">
            <text:p>15-16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10];&quot;,'&quot;;[.C610];&quot;','&quot;;[.D610];&quot;','&quot;;[.E610];&quot;','&quot;;[.F610];&quot;','&quot;;[.G610];&quot;','&quot;;[.H610];&quot;','&quot;;[.I610];&quot;','&quot;;[.J610];&quot;','&quot;;[.O610];&quot;'),&quot;)" office:value-type="string" office:string-value="(355,'Wysockiego 76/1','Godlewski Czesław','ul. Wysockiego 76/1','15-167','Białystok','','','','NIE'),">
            <text:p>(355,'Wysockiego 76/1','Godlewski Czesław','ul. Wysockiego 76/1','15-167','Białystok','','','','NIE'),</text:p>
          </table:table-cell>
          <table:table-cell office:value-type="float" office:value="355">
            <text:p>355</text:p>
          </table:table-cell>
          <table:table-cell office:value-type="string">
            <text:p>Wysockiego 76/1</text:p>
          </table:table-cell>
          <table:table-cell office:value-type="string">
            <text:p>Godlewski Czesław</text:p>
          </table:table-cell>
          <table:table-cell office:value-type="string">
            <text:p>ul. Wysockiego 76/1</text:p>
          </table:table-cell>
          <table:table-cell office:value-type="string">
            <text:p>15-16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11];&quot;,'&quot;;[.C611];&quot;','&quot;;[.D611];&quot;','&quot;;[.E611];&quot;','&quot;;[.F611];&quot;','&quot;;[.G611];&quot;','&quot;;[.H611];&quot;','&quot;;[.I611];&quot;','&quot;;[.J611];&quot;','&quot;;[.O611];&quot;'),&quot;)" office:value-type="string" office:string-value="(54,'Zapolskiej 10','Wasilewski Daniel','ul. Gabrielii Zapolskiej 10','15-177','Białystok','','','','NIE'),">
            <text:p>(54,'Zapolskiej 10','Wasilewski Daniel','ul. Gabrielii Zapolskiej 10','15-177','Białystok','','','','NIE'),</text:p>
          </table:table-cell>
          <table:table-cell office:value-type="float" office:value="54">
            <text:p>54</text:p>
          </table:table-cell>
          <table:table-cell office:value-type="string">
            <text:p>Zapolskiej 10</text:p>
          </table:table-cell>
          <table:table-cell office:value-type="string">
            <text:p>Wasilewski Daniel</text:p>
          </table:table-cell>
          <table:table-cell office:value-type="string">
            <text:p>ul. Gabrielii Zapolskiej 10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12];&quot;,'&quot;;[.C612];&quot;','&quot;;[.D612];&quot;','&quot;;[.E612];&quot;','&quot;;[.F612];&quot;','&quot;;[.G612];&quot;','&quot;;[.H612];&quot;','&quot;;[.I612];&quot;','&quot;;[.J612];&quot;','&quot;;[.O612];&quot;'),&quot;)" office:value-type="string" office:string-value="(210,'Zapolskiej 11','Sieńko Joanna','ul. Zapolskiej 11','15-177','Białystok','','','','NIE'),">
            <text:p>(210,'Zapolskiej 11','Sieńko Joanna','ul. Zapolskiej 11','15-177','Białystok','','','','NIE'),</text:p>
          </table:table-cell>
          <table:table-cell office:value-type="float" office:value="210">
            <text:p>210</text:p>
          </table:table-cell>
          <table:table-cell office:value-type="string">
            <text:p>Zapolskiej 11</text:p>
          </table:table-cell>
          <table:table-cell office:value-type="string">
            <text:p>Sieńko Joanna</text:p>
          </table:table-cell>
          <table:table-cell office:value-type="string">
            <text:p>ul. Zapolskiej 11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13];&quot;,'&quot;;[.C613];&quot;','&quot;;[.D613];&quot;','&quot;;[.E613];&quot;','&quot;;[.F613];&quot;','&quot;;[.G613];&quot;','&quot;;[.H613];&quot;','&quot;;[.I613];&quot;','&quot;;[.J613];&quot;','&quot;;[.O613];&quot;'),&quot;)" office:value-type="string" office:string-value="(325,'Zapolskiej 14','Matys Katarzyna','ul. Zapolskiej 14','15-177','Białystok','','','','NIE'),">
            <text:p>(325,'Zapolskiej 14','Matys Katarzyna','ul. Zapolskiej 14','15-177','Białystok','','','','NIE'),</text:p>
          </table:table-cell>
          <table:table-cell office:value-type="float" office:value="325">
            <text:p>325</text:p>
          </table:table-cell>
          <table:table-cell office:value-type="string">
            <text:p>Zapolskiej 14</text:p>
          </table:table-cell>
          <table:table-cell office:value-type="string">
            <text:p>Matys Katarzyna</text:p>
          </table:table-cell>
          <table:table-cell office:value-type="string">
            <text:p>ul. Zapolskiej 14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14];&quot;,'&quot;;[.C614];&quot;','&quot;;[.D614];&quot;','&quot;;[.E614];&quot;','&quot;;[.F614];&quot;','&quot;;[.G614];&quot;','&quot;;[.H614];&quot;','&quot;;[.I614];&quot;','&quot;;[.J614];&quot;','&quot;;[.O614];&quot;'),&quot;)" office:value-type="string" office:string-value="(140,'Zapolskiej 18','Habas Marek','ul. Zapolskiej 18','15-177','Białystok','','','','NIE'),">
            <text:p>(140,'Zapolskiej 18','Habas Marek','ul. Zapolskiej 18','15-177','Białystok','','','','NIE'),</text:p>
          </table:table-cell>
          <table:table-cell office:value-type="float" office:value="140">
            <text:p>140</text:p>
          </table:table-cell>
          <table:table-cell office:value-type="string">
            <text:p>Zapolskiej 18</text:p>
          </table:table-cell>
          <table:table-cell office:value-type="string">
            <text:p>Habas Marek</text:p>
          </table:table-cell>
          <table:table-cell office:value-type="string">
            <text:p>ul. Zapolskiej 18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15];&quot;,'&quot;;[.C615];&quot;','&quot;;[.D615];&quot;','&quot;;[.E615];&quot;','&quot;;[.F615];&quot;','&quot;;[.G615];&quot;','&quot;;[.H615];&quot;','&quot;;[.I615];&quot;','&quot;;[.J615];&quot;','&quot;;[.O615];&quot;'),&quot;)" office:value-type="string" office:string-value="(153,'Zapolskiej 18/1','Wasilczyk Dorota','ul. Zapolskiej 18/1','15-177','Białystok','','','','NIE'),">
            <text:p>(153,'Zapolskiej 18/1','Wasilczyk Dorota','ul. Zapolskiej 18/1','15-177','Białystok','','','','NIE'),</text:p>
          </table:table-cell>
          <table:table-cell office:value-type="float" office:value="153">
            <text:p>153</text:p>
          </table:table-cell>
          <table:table-cell office:value-type="string">
            <text:p>Zapolskiej 18/1</text:p>
          </table:table-cell>
          <table:table-cell office:value-type="string">
            <text:p>Wasilczyk Dorota</text:p>
          </table:table-cell>
          <table:table-cell office:value-type="string">
            <text:p>ul. Zapolskiej 18/1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16];&quot;,'&quot;;[.C616];&quot;','&quot;;[.D616];&quot;','&quot;;[.E616];&quot;','&quot;;[.F616];&quot;','&quot;;[.G616];&quot;','&quot;;[.H616];&quot;','&quot;;[.I616];&quot;','&quot;;[.J616];&quot;','&quot;;[.O616];&quot;'),&quot;)" office:value-type="string" office:string-value="(41,'Zapolskiej 5','\&quot;TOBACCO\&quot;\&quot;\&quot; Mirosław Maliszewski\&quot;','ul. Gabrielii Zapolskiej 5','15-177','Białystok','966-161-14-32','','','TAK'),">
            <text:p>(41,'Zapolskiej 5','\"TOBACCO\"\"\" Mirosław Maliszewski\"','ul. Gabrielii Zapolskiej 5','15-177','Białystok','966-161-14-32','','','TAK'),</text:p>
          </table:table-cell>
          <table:table-cell office:value-type="float" office:value="41">
            <text:p>41</text:p>
          </table:table-cell>
          <table:table-cell office:value-type="string">
            <text:p>Zapolskiej 5</text:p>
          </table:table-cell>
          <table:table-cell office:value-type="string">
            <text:p>\"TOBACCO\"\"\" Mirosław Maliszewski\"</text:p>
          </table:table-cell>
          <table:table-cell office:value-type="string">
            <text:p>ul. Gabrielii Zapolskiej 5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office:value-type="string">
            <text:p>966-161-14-32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17];&quot;,'&quot;;[.C617];&quot;','&quot;;[.D617];&quot;','&quot;;[.E617];&quot;','&quot;;[.F617];&quot;','&quot;;[.G617];&quot;','&quot;;[.H617];&quot;','&quot;;[.I617];&quot;','&quot;;[.J617];&quot;','&quot;;[.O617];&quot;'),&quot;)" office:value-type="string" office:string-value="(254,'Zapolskiej 7','Sztachański Andrzej','ul. Gabrielii Zapolskiej 7','15-177','Białystok','','','','NIE'),">
            <text:p>(254,'Zapolskiej 7','Sztachański Andrzej','ul. Gabrielii Zapolskiej 7','15-177','Białystok','','','','NIE'),</text:p>
          </table:table-cell>
          <table:table-cell office:value-type="float" office:value="254">
            <text:p>254</text:p>
          </table:table-cell>
          <table:table-cell office:value-type="string">
            <text:p>Zapolskiej 7</text:p>
          </table:table-cell>
          <table:table-cell office:value-type="string">
            <text:p>Sztachański Andrzej</text:p>
          </table:table-cell>
          <table:table-cell office:value-type="string">
            <text:p>ul. Gabrielii Zapolskiej 7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18];&quot;,'&quot;;[.C618];&quot;','&quot;;[.D618];&quot;','&quot;;[.E618];&quot;','&quot;;[.F618];&quot;','&quot;;[.G618];&quot;','&quot;;[.H618];&quot;','&quot;;[.I618];&quot;','&quot;;[.J618];&quot;','&quot;;[.O618];&quot;'),&quot;)" office:value-type="string" office:string-value="(148,'Zapolskiej 8','Borysewicz Daniel','ul. Zapolskiej 8','15-177','Białystok','','','','NIE'),">
            <text:p>(148,'Zapolskiej 8','Borysewicz Daniel','ul. Zapolskiej 8','15-177','Białystok','','','','NIE'),</text:p>
          </table:table-cell>
          <table:table-cell office:value-type="float" office:value="148">
            <text:p>148</text:p>
          </table:table-cell>
          <table:table-cell office:value-type="string">
            <text:p>Zapolskiej 8</text:p>
          </table:table-cell>
          <table:table-cell office:value-type="string">
            <text:p>Borysewicz Daniel</text:p>
          </table:table-cell>
          <table:table-cell office:value-type="string">
            <text:p>ul. Zapolskiej 8</text:p>
          </table:table-cell>
          <table:table-cell office:value-type="string">
            <text:p>15-17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619];&quot;,'&quot;;[.C619];&quot;','&quot;;[.D619];&quot;','&quot;;[.E619];&quot;','&quot;;[.F619];&quot;','&quot;;[.G619];&quot;','&quot;;[.H619];&quot;','&quot;;[.I619];&quot;','&quot;;[.J619];&quot;','&quot;;[.O619];&quot;'),&quot;)" office:value-type="string" office:string-value="(122,'Zgoda 1','Czeremcha Marek','ul. Zgoda 1','15-160','Białystok','','','','NIE'),">
            <text:p>(122,'Zgoda 1','Czeremcha Marek','ul. Zgoda 1','15-160','Białystok','','','','NIE'),</text:p>
          </table:table-cell>
          <table:table-cell office:value-type="float" office:value="122">
            <text:p>122</text:p>
          </table:table-cell>
          <table:table-cell office:value-type="string">
            <text:p>Zgoda 1</text:p>
          </table:table-cell>
          <table:table-cell office:value-type="string">
            <text:p>Czeremcha Marek</text:p>
          </table:table-cell>
          <table:table-cell office:value-type="string">
            <text:p>ul. Zgoda 1</text:p>
          </table:table-cell>
          <table:table-cell office:value-type="string">
            <text:p>15-16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20];&quot;,'&quot;;[.C620];&quot;','&quot;;[.D620];&quot;','&quot;;[.E620];&quot;','&quot;;[.F620];&quot;','&quot;;[.G620];&quot;','&quot;;[.H620];&quot;','&quot;;[.I620];&quot;','&quot;;[.J620];&quot;','&quot;;[.O620];&quot;'),&quot;)" office:value-type="string" office:string-value="(556,'Zgoda 15','Serafiński Zbigniew','ul. Zgoda 15','15-160','Białystok','','','','NIE'),">
            <text:p>(556,'Zgoda 15','Serafiński Zbigniew','ul. Zgoda 15','15-160','Białystok','','','','NIE'),</text:p>
          </table:table-cell>
          <table:table-cell office:value-type="float" office:value="556">
            <text:p>556</text:p>
          </table:table-cell>
          <table:table-cell office:value-type="string">
            <text:p>Zgoda 15</text:p>
          </table:table-cell>
          <table:table-cell office:value-type="string">
            <text:p>Serafiński Zbigniew</text:p>
          </table:table-cell>
          <table:table-cell office:value-type="string">
            <text:p>ul. Zgoda 15</text:p>
          </table:table-cell>
          <table:table-cell office:value-type="string">
            <text:p>15-16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21];&quot;,'&quot;;[.C621];&quot;','&quot;;[.D621];&quot;','&quot;;[.E621];&quot;','&quot;;[.F621];&quot;','&quot;;[.G621];&quot;','&quot;;[.H621];&quot;','&quot;;[.I621];&quot;','&quot;;[.J621];&quot;','&quot;;[.O621];&quot;'),&quot;)" office:value-type="string" office:string-value="(454,'Zgoda 26 m.1','Sawoń Kazimierz','ul. Zgoda 26 m. 1','15-160','Białystok','','','','NIE'),">
            <text:p>(454,'Zgoda 26 m.1','Sawoń Kazimierz','ul. Zgoda 26 m. 1','15-160','Białystok','','','','NIE'),</text:p>
          </table:table-cell>
          <table:table-cell office:value-type="float" office:value="454">
            <text:p>454</text:p>
          </table:table-cell>
          <table:table-cell office:value-type="string">
            <text:p>Zgoda 26 m.1</text:p>
          </table:table-cell>
          <table:table-cell office:value-type="string">
            <text:p>Sawoń Kazimierz</text:p>
          </table:table-cell>
          <table:table-cell office:value-type="string">
            <text:p>ul. Zgoda 26 m. 1</text:p>
          </table:table-cell>
          <table:table-cell office:value-type="string">
            <text:p>15-16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22];&quot;,'&quot;;[.C622];&quot;','&quot;;[.D622];&quot;','&quot;;[.E622];&quot;','&quot;;[.F622];&quot;','&quot;;[.G622];&quot;','&quot;;[.H622];&quot;','&quot;;[.I622];&quot;','&quot;;[.J622];&quot;','&quot;;[.O622];&quot;'),&quot;)" office:value-type="string" office:string-value="(173,'Zgoda 5','Bogdanowicz Anna','ul. Zgoda 5','15-160','Białystok','','','','NIE'),">
            <text:p>(173,'Zgoda 5','Bogdanowicz Anna','ul. Zgoda 5','15-160','Białystok','','','','NIE'),</text:p>
          </table:table-cell>
          <table:table-cell office:value-type="float" office:value="173">
            <text:p>173</text:p>
          </table:table-cell>
          <table:table-cell office:value-type="string">
            <text:p>Zgoda 5</text:p>
          </table:table-cell>
          <table:table-cell office:value-type="string">
            <text:p>Bogdanowicz Anna</text:p>
          </table:table-cell>
          <table:table-cell office:value-type="string">
            <text:p>ul. Zgoda 5</text:p>
          </table:table-cell>
          <table:table-cell office:value-type="string">
            <text:p>15-16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2">
          <table:table-cell table:formula="oooc:=CONCATENATE(&quot;(&quot;;[.B623];&quot;,'&quot;;[.C623];&quot;','&quot;;[.D623];&quot;','&quot;;[.E623];&quot;','&quot;;[.F623];&quot;','&quot;;[.G623];&quot;','&quot;;[.H623];&quot;','&quot;;[.I623];&quot;','&quot;;[.J623];&quot;','&quot;;[.O623];&quot;'),&quot;)" office:value-type="string" office:string-value="(405,'Zgoda 8/1','Zawinowski Zbigniew','ul. Zgoda 8/1','15-160','Białystok','','','','NIE'),">
            <text:p>(405,'Zgoda 8/1','Zawinowski Zbigniew','ul. Zgoda 8/1','15-160','Białystok','','','','NIE'),</text:p>
          </table:table-cell>
          <table:table-cell office:value-type="float" office:value="405">
            <text:p>405</text:p>
          </table:table-cell>
          <table:table-cell office:value-type="string">
            <text:p>Zgoda 8/1</text:p>
          </table:table-cell>
          <table:table-cell office:value-type="string">
            <text:p>Zawinowski Zbigniew</text:p>
          </table:table-cell>
          <table:table-cell office:value-type="string">
            <text:p>ul. Zgoda 8/1</text:p>
          </table:table-cell>
          <table:table-cell office:value-type="string">
            <text:p>15-160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624];&quot;,'&quot;;[.C624];&quot;','&quot;;[.D624];&quot;','&quot;;[.E624];&quot;','&quot;;[.F624];&quot;','&quot;;[.G624];&quot;','&quot;;[.H624];&quot;','&quot;;[.I624];&quot;','&quot;;[.J624];&quot;','&quot;;[.O624];&quot;'),&quot;)" office:value-type="string" office:string-value="(327,'ZWIĄZEK ','Zakładowy Związek Zawodowy  Maszynistów Kolejowych w Polsce w Zakładzie Taboru','ul. Grunwaldzka 76','15-893','Białystok','542-27-14-078','','','TAK'),">
            <text:p>(327,'ZWIĄZEK ','Zakładowy Związek Zawodowy <text:s/>Maszynistów Kolejowych w Polsce w Zakładzie Taboru','ul. Grunwaldzka 76','15-893','Białystok','542-27-14-078','','','TAK'),</text:p>
          </table:table-cell>
          <table:table-cell office:value-type="float" office:value="327">
            <text:p>327</text:p>
          </table:table-cell>
          <table:table-cell office:value-type="string">
            <text:p>ZWIĄZEK </text:p>
          </table:table-cell>
          <table:table-cell office:value-type="string">
            <text:p>Zakładowy Związek Zawodowy <text:s/>Maszynistów Kolejowych w Polsce w Zakładzie Taboru</text:p>
          </table:table-cell>
          <table:table-cell office:value-type="string">
            <text:p>ul. Grunwaldzka 76</text:p>
          </table:table-cell>
          <table:table-cell office:value-type="string">
            <text:p>15-893</text:p>
          </table:table-cell>
          <table:table-cell office:value-type="string">
            <text:p>Białystok</text:p>
          </table:table-cell>
          <table:table-cell office:value-type="string">
            <text:p>542-27-14-078</text:p>
          </table:table-cell>
          <table:table-cell table:number-columns-repeated="2"/>
          <table:table-cell table:number-columns-repeated="4"/>
          <table:table-cell office:value-type="string">
            <text:p>TAK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  <table:table-row table:style-name="ro1">
          <table:table-cell table:formula="oooc:=CONCATENATE(&quot;(&quot;;[.B625];&quot;,'&quot;;[.C625];&quot;','&quot;;[.D625];&quot;','&quot;;[.E625];&quot;','&quot;;[.F625];&quot;','&quot;;[.G625];&quot;','&quot;;[.H625];&quot;','&quot;;[.I625];&quot;','&quot;;[.J625];&quot;','&quot;;[.O625];&quot;');&quot;)" office:value-type="string" office:string-value="(126,'zzzzzGościnna 5','Łazewski Tomasz','ul. Gościnna 5','15-157','Białystok','','','','NIE');">
            <text:p>(126,'zzzzzGościnna 5','Łazewski Tomasz','ul. Gościnna 5','15-157','Białystok','','','','NIE');</text:p>
          </table:table-cell>
          <table:table-cell office:value-type="float" office:value="126">
            <text:p>126</text:p>
          </table:table-cell>
          <table:table-cell office:value-type="string">
            <text:p>zzzzzGościnna 5</text:p>
          </table:table-cell>
          <table:table-cell office:value-type="string">
            <text:p>Łazewski Tomasz</text:p>
          </table:table-cell>
          <table:table-cell office:value-type="string">
            <text:p>ul. Gościnna 5</text:p>
          </table:table-cell>
          <table:table-cell office:value-type="string">
            <text:p>15-157</text:p>
          </table:table-cell>
          <table:table-cell office:value-type="string">
            <text:p>Białystok</text:p>
          </table:table-cell>
          <table:table-cell table:number-columns-repeated="3"/>
          <table:table-cell table:number-columns-repeated="4"/>
          <table:table-cell office:value-type="string">
            <text:p>NIE</text:p>
          </table:table-cell>
          <table:table-cell office:value-type="string">
            <text:p>Ceny 1</text:p>
          </table:table-cell>
          <table:table-cell office:value-type="string">
            <text:p>0.0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pl" style:country-asian="PL" style:font-name-complex="Tahoma" style:language-complex="pl" style:country-complex="PL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4">2007-05-14</text:date>, <text:time>17:00:5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7$Build-9044</meta:generator>
    <meta:creation-date>2007-05-07T14:07:41</meta:creation-date>
    <dc:creator>Cezary Nietupski</dc:creator>
    <dc:date>2007-05-14T17:00:51</dc:date>
    <dc:language>pl-PL</dc:language>
    <meta:editing-cycles>11</meta:editing-cycles>
    <meta:editing-duration>PT2H16M58S</meta:editing-duration>
    <meta:user-defined meta:name="Info 1"/>
    <meta:user-defined meta:name="Info 2"/>
    <meta:user-defined meta:name="Info 3"/>
    <meta:user-defined meta:name="Info 4"/>
    <meta:document-statistic meta:table-count="1" meta:cell-count="8133"/>
  </office:meta>
</office:document-meta>
</file>